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1.89pt"/>
    </style:style>
    <style:style style:name="co3" style:family="table-column">
      <style:table-column-properties fo:break-before="auto" style:column-width="167.4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Visualization">
      <style:table-properties table:display="true" style:writing-mode="lr-tb"/>
    </style:style>
    <style:style style:name="ta2" style:family="table" style:master-page-name="PageStyle_5f_minio.data.2021-02-06.disk.scheduler.test">
      <style:table-properties table:display="true" style:writing-mode="lr-tb"/>
    </style:style>
    <style:style style:name="ta3" style:family="table" style:master-page-name="PageStyle_5f_PivotTabl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 style:data-style-name="N100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2.01pt solid #000000" fo:border-left="0.99pt solid #000000" fo:border-right="none" fo:border-top="0.99pt solid #000000"/>
    </style:style>
    <style:style style:name="ce1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2" style:family="table-cell" style:parent-style-name="Pivot_20_Table_20_Value">
      <style:table-cell-properties fo:border-bottom="2.01pt solid #000000" fo:border-left="none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" style:family="table-cell" style:parent-style-name="Pivot_20_Table_20_Value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sualizatio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8"/>
          <table:table-cell>
            <draw:frame table:end-cell-address="Visualization.Q23" table:end-x="12.78pt" table:end-y="2.24pt" draw:z-index="0" draw:name="Chart 1" draw:style-name="gr1" draw:text-style-name="P1" svg:width="629.23pt" svg:height="348.72pt" svg:x="24.75pt" svg:y="0pt">
              <draw:object draw:notify-on-update-of-ranges="PivotTables.L2:PivotTables.R2 PivotTables.K3:PivotTables.K3 PivotTables.L3:PivotTables.R3 PivotTables.K4:PivotTables.K4 PivotTables.L4:PivotTables.R4 PivotTables.K5:PivotTables.K5 PivotTables.L5:PivotTables.R5 PivotTables.K6:PivotTables.K6 PivotTables.L6:PivotTables.R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frame table:end-cell-address="Visualization.H47" table:end-x="69.68pt" table:end-y="2.21pt" draw:z-index="1" draw:name="Chart 2" draw:style-name="gr1" draw:text-style-name="P1" svg:width="630.71pt" svg:height="376.47pt" svg:x="0pt" svg:y="3.74pt">
              <draw:object draw:notify-on-update-of-ranges="PivotTables.B31:PivotTables.H31 PivotTables.A32:PivotTables.A32 PivotTables.B32:PivotTables.H32 PivotTables.A33:PivotTables.A33 PivotTables.B33:PivotTables.H33 PivotTables.A34:PivotTables.A34 PivotTables.B34:PivotTables.H34 PivotTables.A35:PivotTables.A35 PivotTables.B35:PivotTables.H3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Visualization.Q47" table:end-x="12.76pt" table:end-y="2.21pt" draw:z-index="2" draw:name="Chart 3" draw:style-name="gr1" draw:text-style-name="P1" svg:width="630.71pt" svg:height="376.47pt" svg:x="23.24pt" svg:y="3.74pt">
              <draw:object draw:notify-on-update-of-ranges="PivotTables.L31:PivotTables.R31 PivotTables.K32:PivotTables.K32 PivotTables.L32:PivotTables.R32 PivotTables.K33:PivotTables.K33 PivotTables.L33:PivotTables.R33 PivotTables.K34:PivotTables.K34 PivotTables.L34:PivotTables.R34 PivotTables.K35:PivotTables.K35 PivotTables.L35:PivotTables.R3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>
            <draw:frame table:end-cell-address="Visualization.H71" table:end-x="69.68pt" table:end-y="0.71pt" draw:z-index="3" draw:name="Chart 4" draw:style-name="gr1" draw:text-style-name="P1" svg:width="630.71pt" svg:height="376.47pt" svg:x="0pt" svg:y="2.24pt">
              <draw:object draw:notify-on-update-of-ranges="PivotTables.B61:PivotTables.H61 PivotTables.A62:PivotTables.A62 PivotTables.B62:PivotTables.H62 PivotTables.A63:PivotTables.A63 PivotTables.B63:PivotTables.H63 PivotTables.A64:PivotTables.A64 PivotTables.B64:PivotTables.H64 PivotTables.A65:PivotTables.A65 PivotTables.B65:PivotTables.H6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Visualization.Q71" table:end-x="12.76pt" table:end-y="2.21pt" draw:z-index="4" draw:name="Chart 5" draw:style-name="gr1" draw:text-style-name="P1" svg:width="630.71pt" svg:height="376.47pt" svg:x="23.24pt" svg:y="3.74pt">
              <draw:object draw:notify-on-update-of-ranges="PivotTables.L61:PivotTables.R61 PivotTables.K62:PivotTables.K62 PivotTables.L62:PivotTables.R62 PivotTables.K63:PivotTables.K63 PivotTables.L63:PivotTables.R63 PivotTables.K64:PivotTables.K64 PivotTables.L64:PivotTables.R64 PivotTables.K65:PivotTables.K65 PivotTables.L65:PivotTables.R6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>
            <draw:frame table:end-cell-address="Visualization.H94" table:end-x="68.2pt" table:end-y="8.93pt" draw:z-index="5" draw:name="Chart 6" draw:style-name="gr1" draw:text-style-name="P1" svg:width="629.23pt" svg:height="370.46pt" svg:x="0pt" svg:y="0.74pt">
              <draw:object draw:notify-on-update-of-ranges="PivotTables.B91:PivotTables.H91 PivotTables.A92:PivotTables.A92 PivotTables.B92:PivotTables.H92 PivotTables.A93:PivotTables.A93 PivotTables.B93:PivotTables.H93 PivotTables.A94:PivotTables.A94 PivotTables.B94:PivotTables.H94 PivotTables.A95:PivotTables.A95 PivotTables.B95:PivotTables.H9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Visualization.Q94" table:end-x="12.05pt" table:end-y="8.93pt" draw:z-index="6" draw:name="Chart 7" draw:style-name="gr1" draw:text-style-name="P1" svg:width="629.23pt" svg:height="370.46pt" svg:x="24.01pt" svg:y="0.74pt">
              <draw:object draw:notify-on-update-of-ranges="PivotTables.L91:PivotTables.R91 PivotTables.K92:PivotTables.K92 PivotTables.L92:PivotTables.R92 PivotTables.K93:PivotTables.K93 PivotTables.L93:PivotTables.R93 PivotTables.K94:PivotTables.K94 PivotTables.L94:PivotTables.R94 PivotTables.K95:PivotTables.K95 PivotTables.L95:PivotTables.R9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o.data.2021-02-06.disk.scheduler.test" table:style-name="ta2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hreadsPerClient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otalThreadCount</text:p>
          </table:table-cell>
          <table:table-cell table:style-name="ce1" office:value-type="string" calcext:value-type="string">
            <text:p>ObjectSize(MB)</text:p>
          </table:table-cell>
          <table:table-cell table:style-name="ce1" office:value-type="string" calcext:value-type="string">
            <text:p>Disk Scheduler</text:p>
          </table:table-cell>
          <table:table-cell table:style-name="ce1" office:value-type="string" calcext:value-type="string">
            <text:p>SchedulerTest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ects/Sec</text:p>
          </table:table-cell>
          <table:table-cell/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hreadsPerClient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otalThreadCount</text:p>
          </table:table-cell>
          <table:table-cell table:style-name="ce1" office:value-type="string" calcext:value-type="string">
            <text:p>ObjectSize(MB)</text:p>
          </table:table-cell>
          <table:table-cell table:style-name="ce1" office:value-type="string" calcext:value-type="string">
            <text:p>Disk Scheduler</text:p>
          </table:table-cell>
          <table:table-cell table:style-name="ce1" office:value-type="string" calcext:value-type="string">
            <text:p>SchedulerTest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ects/Sec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2]; concat(&quot; &quot;; concat([.F2]; concat(concat(&quot; object: &quot;;[.E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131072-bfq.csv.zst</text:p>
          </table:table-cell>
          <table:table-cell table:style-name="ce2" office:value-type="float" office:value="360.03" calcext:value-type="float">
            <text:p>360.03</text:p>
          </table:table-cell>
          <table:table-cell table:style-name="ce2" office:value-type="float" office:value="2880.26" calcext:value-type="float">
            <text:p>2880.2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2]; concat(&quot; &quot;; concat([.Q2]; concat(concat(&quot; object: &quot;;[.P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131072-bfq.csv.zst</text:p>
          </table:table-cell>
          <table:table-cell table:style-name="ce2" office:value-type="float" office:value="13.33" calcext:value-type="float">
            <text:p>13.33</text:p>
          </table:table-cell>
          <table:table-cell table:style-name="ce2" office:value-type="float" office:value="106.61" calcext:value-type="float">
            <text:p>106.6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3]; concat(&quot; &quot;; concat([.F3]; concat(concat(&quot; object: &quot;;[.E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131072-kyber.csv.zst</text:p>
          </table:table-cell>
          <table:table-cell table:style-name="ce2" office:value-type="float" office:value="368.29" calcext:value-type="float">
            <text:p>368.29</text:p>
          </table:table-cell>
          <table:table-cell table:style-name="ce2" office:value-type="float" office:value="2946.34" calcext:value-type="float">
            <text:p>2946.3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3]; concat(&quot; &quot;; concat([.Q3]; concat(concat(&quot; object: &quot;;[.P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131072-kyber.csv.zst</text:p>
          </table:table-cell>
          <table:table-cell table:style-name="ce2" office:value-type="float" office:value="13.49" calcext:value-type="float">
            <text:p>13.49</text:p>
          </table:table-cell>
          <table:table-cell table:style-name="ce2" office:value-type="float" office:value="107.9" calcext:value-type="float">
            <text:p>107.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4]; concat(&quot; &quot;; concat([.F4]; concat(concat(&quot; object: &quot;;[.E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131072-mq-deadline.csv.zst</text:p>
          </table:table-cell>
          <table:table-cell table:style-name="ce2" office:value-type="float" office:value="368.5" calcext:value-type="float">
            <text:p>368.5</text:p>
          </table:table-cell>
          <table:table-cell table:style-name="ce2" office:value-type="float" office:value="2948" calcext:value-type="float">
            <text:p>294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4]; concat(&quot; &quot;; concat([.Q4]; concat(concat(&quot; object: &quot;;[.P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131072-mq-deadline.csv.zst</text:p>
          </table:table-cell>
          <table:table-cell table:style-name="ce2" office:value-type="float" office:value="13.53" calcext:value-type="float">
            <text:p>13.53</text:p>
          </table:table-cell>
          <table:table-cell table:style-name="ce2" office:value-type="float" office:value="108.22" calcext:value-type="float">
            <text:p>108.2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5]; concat(&quot; &quot;; concat([.F5]; concat(concat(&quot; object: &quot;;[.E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131072-none.csv.zst</text:p>
          </table:table-cell>
          <table:table-cell table:style-name="ce2" office:value-type="float" office:value="368.72" calcext:value-type="float">
            <text:p>368.72</text:p>
          </table:table-cell>
          <table:table-cell table:style-name="ce2" office:value-type="float" office:value="2949.77" calcext:value-type="float">
            <text:p>2949.7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5]; concat(&quot; &quot;; concat([.Q5]; concat(concat(&quot; object: &quot;;[.P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131072-none.csv.zst</text:p>
          </table:table-cell>
          <table:table-cell table:style-name="ce2" office:value-type="float" office:value="13.63" calcext:value-type="float">
            <text:p>13.63</text:p>
          </table:table-cell>
          <table:table-cell table:style-name="ce2" office:value-type="float" office:value="109.01" calcext:value-type="float">
            <text:p>109.0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6]; concat(&quot; &quot;; concat([.F6]; concat(concat(&quot; object: &quot;;[.E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131072-bfq.csv.zst</text:p>
          </table:table-cell>
          <table:table-cell table:style-name="ce2" office:value-type="float" office:value="480.22" calcext:value-type="float">
            <text:p>480.22</text:p>
          </table:table-cell>
          <table:table-cell table:style-name="ce2" office:value-type="float" office:value="3841.8" calcext:value-type="float">
            <text:p>3841.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6]; concat(&quot; &quot;; concat([.Q6]; concat(concat(&quot; object: &quot;;[.P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131072-bfq.csv.zst</text:p>
          </table:table-cell>
          <table:table-cell table:style-name="ce2" office:value-type="float" office:value="18.08" calcext:value-type="float">
            <text:p>18.08</text:p>
          </table:table-cell>
          <table:table-cell table:style-name="ce2" office:value-type="float" office:value="144.64" calcext:value-type="float">
            <text:p>144.6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7]; concat(&quot; &quot;; concat([.F7]; concat(concat(&quot; object: &quot;;[.E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131072-kyber.csv.zst</text:p>
          </table:table-cell>
          <table:table-cell table:style-name="ce2" office:value-type="float" office:value="480.43" calcext:value-type="float">
            <text:p>480.43</text:p>
          </table:table-cell>
          <table:table-cell table:style-name="ce2" office:value-type="float" office:value="3843.41" calcext:value-type="float">
            <text:p>3843.4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7]; concat(&quot; &quot;; concat([.Q7]; concat(concat(&quot; object: &quot;;[.P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131072-kyber.csv.zst</text:p>
          </table:table-cell>
          <table:table-cell table:style-name="ce2" office:value-type="float" office:value="18.34" calcext:value-type="float">
            <text:p>18.34</text:p>
          </table:table-cell>
          <table:table-cell table:style-name="ce2" office:value-type="float" office:value="146.71" calcext:value-type="float">
            <text:p>146.7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8]; concat(&quot; &quot;; concat([.F8]; concat(concat(&quot; object: &quot;;[.E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131072-mq-deadline.csv.zst</text:p>
          </table:table-cell>
          <table:table-cell table:style-name="ce2" office:value-type="float" office:value="483.56" calcext:value-type="float">
            <text:p>483.56</text:p>
          </table:table-cell>
          <table:table-cell table:style-name="ce2" office:value-type="float" office:value="3868.46" calcext:value-type="float">
            <text:p>3868.4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8]; concat(&quot; &quot;; concat([.Q8]; concat(concat(&quot; object: &quot;;[.P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131072-mq-deadline.csv.zst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49.62" calcext:value-type="float">
            <text:p>149.6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9]; concat(&quot; &quot;; concat([.F9]; concat(concat(&quot; object: &quot;;[.E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131072-none.csv.zst</text:p>
          </table:table-cell>
          <table:table-cell table:style-name="ce2" office:value-type="float" office:value="476.78" calcext:value-type="float">
            <text:p>476.78</text:p>
          </table:table-cell>
          <table:table-cell table:style-name="ce2" office:value-type="float" office:value="3814.24" calcext:value-type="float">
            <text:p>3814.2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9]; concat(&quot; &quot;; concat([.Q9]; concat(concat(&quot; object: &quot;;[.P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131072-none.csv.zst</text:p>
          </table:table-cell>
          <table:table-cell table:style-name="ce2" office:value-type="float" office:value="17.71" calcext:value-type="float">
            <text:p>17.71</text:p>
          </table:table-cell>
          <table:table-cell table:style-name="ce2" office:value-type="float" office:value="141.66" calcext:value-type="float">
            <text:p>141.6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10]; concat(&quot; &quot;; concat([.F10]; concat(concat(&quot; object: &quot;;[.E1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131072-bfq.csv.zst</text:p>
          </table:table-cell>
          <table:table-cell table:style-name="ce2" office:value-type="float" office:value="499.9" calcext:value-type="float">
            <text:p>499.9</text:p>
          </table:table-cell>
          <table:table-cell table:style-name="ce2" office:value-type="float" office:value="3999.21" calcext:value-type="float">
            <text:p>3999.2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10]; concat(&quot; &quot;; concat([.Q10]; concat(concat(&quot; object: &quot;;[.P1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131072-bfq.csv.zst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170.38" calcext:value-type="float">
            <text:p>170.3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11]; concat(&quot; &quot;; concat([.F11]; concat(concat(&quot; object: &quot;;[.E1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131072-kyber.csv.zst</text:p>
          </table:table-cell>
          <table:table-cell table:style-name="ce2" office:value-type="float" office:value="503.41" calcext:value-type="float">
            <text:p>503.41</text:p>
          </table:table-cell>
          <table:table-cell table:style-name="ce2" office:value-type="float" office:value="4027.3" calcext:value-type="float">
            <text:p>4027.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11]; concat(&quot; &quot;; concat([.Q11]; concat(concat(&quot; object: &quot;;[.P1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131072-kyber.csv.zst</text:p>
          </table:table-cell>
          <table:table-cell table:style-name="ce2" office:value-type="float" office:value="20.97" calcext:value-type="float">
            <text:p>20.97</text:p>
          </table:table-cell>
          <table:table-cell table:style-name="ce2" office:value-type="float" office:value="167.75" calcext:value-type="float">
            <text:p>167.7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12]; concat(&quot; &quot;; concat([.F12]; concat(concat(&quot; object: &quot;;[.E1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131072-mq-deadline.csv.zst</text:p>
          </table:table-cell>
          <table:table-cell table:style-name="ce2" office:value-type="float" office:value="503.26" calcext:value-type="float">
            <text:p>503.26</text:p>
          </table:table-cell>
          <table:table-cell table:style-name="ce2" office:value-type="float" office:value="4026.1" calcext:value-type="float">
            <text:p>4026.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12]; concat(&quot; &quot;; concat([.Q12]; concat(concat(&quot; object: &quot;;[.P1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131072-mq-deadline.csv.zst</text:p>
          </table:table-cell>
          <table:table-cell table:style-name="ce2" office:value-type="float" office:value="21.39" calcext:value-type="float">
            <text:p>21.39</text:p>
          </table:table-cell>
          <table:table-cell table:style-name="ce2" office:value-type="float" office:value="171.08" calcext:value-type="float">
            <text:p>171.0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13]; concat(&quot; &quot;; concat([.F13]; concat(concat(&quot; object: &quot;;[.E1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131072-none.csv.zst</text:p>
          </table:table-cell>
          <table:table-cell table:style-name="ce2" office:value-type="float" office:value="500.83" calcext:value-type="float">
            <text:p>500.83</text:p>
          </table:table-cell>
          <table:table-cell table:style-name="ce2" office:value-type="float" office:value="4006.61" calcext:value-type="float">
            <text:p>4006.6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13]; concat(&quot; &quot;; concat([.Q13]; concat(concat(&quot; object: &quot;;[.P1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131072-none.csv.zst</text:p>
          </table:table-cell>
          <table:table-cell table:style-name="ce2" office:value-type="float" office:value="21.17" calcext:value-type="float">
            <text:p>21.17</text:p>
          </table:table-cell>
          <table:table-cell table:style-name="ce2" office:value-type="float" office:value="169.4" calcext:value-type="float">
            <text:p>169.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14]; concat(&quot; &quot;; concat([.F14]; concat(concat(&quot; object: &quot;;[.E1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131072-bfq.csv.zst</text:p>
          </table:table-cell>
          <table:table-cell table:style-name="ce2" office:value-type="float" office:value="520.35" calcext:value-type="float">
            <text:p>520.35</text:p>
          </table:table-cell>
          <table:table-cell table:style-name="ce2" office:value-type="float" office:value="4162.81" calcext:value-type="float">
            <text:p>4162.8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14]; concat(&quot; &quot;; concat([.Q14]; concat(concat(&quot; object: &quot;;[.P1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131072-bfq.csv.zst</text:p>
          </table:table-cell>
          <table:table-cell table:style-name="ce2" office:value-type="float" office:value="23.29" calcext:value-type="float">
            <text:p>23.29</text:p>
          </table:table-cell>
          <table:table-cell table:style-name="ce2" office:value-type="float" office:value="186.34" calcext:value-type="float">
            <text:p>186.3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15]; concat(&quot; &quot;; concat([.F15]; concat(concat(&quot; object: &quot;;[.E1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131072-kyber.csv.zst</text:p>
          </table:table-cell>
          <table:table-cell table:style-name="ce2" office:value-type="float" office:value="520.35" calcext:value-type="float">
            <text:p>520.35</text:p>
          </table:table-cell>
          <table:table-cell table:style-name="ce2" office:value-type="float" office:value="4162.83" calcext:value-type="float">
            <text:p>4162.8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15]; concat(&quot; &quot;; concat([.Q15]; concat(concat(&quot; object: &quot;;[.P1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131072-kyber.csv.zst</text:p>
          </table:table-cell>
          <table:table-cell table:style-name="ce2" office:value-type="float" office:value="24.6" calcext:value-type="float">
            <text:p>24.6</text:p>
          </table:table-cell>
          <table:table-cell table:style-name="ce2" office:value-type="float" office:value="196.79" calcext:value-type="float">
            <text:p>196.7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16]; concat(&quot; &quot;; concat([.F16]; concat(concat(&quot; object: &quot;;[.E1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131072-mq-deadline.csv.zst</text:p>
          </table:table-cell>
          <table:table-cell table:style-name="ce2" office:value-type="float" office:value="519.62" calcext:value-type="float">
            <text:p>519.62</text:p>
          </table:table-cell>
          <table:table-cell table:style-name="ce2" office:value-type="float" office:value="4156.93" calcext:value-type="float">
            <text:p>4156.9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16]; concat(&quot; &quot;; concat([.Q16]; concat(concat(&quot; object: &quot;;[.P1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131072-mq-deadline.csv.zst</text:p>
          </table:table-cell>
          <table:table-cell table:style-name="ce2" office:value-type="float" office:value="26.78" calcext:value-type="float">
            <text:p>26.78</text:p>
          </table:table-cell>
          <table:table-cell table:style-name="ce2" office:value-type="float" office:value="214.22" calcext:value-type="float">
            <text:p>214.2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17]; concat(&quot; &quot;; concat([.F17]; concat(concat(&quot; object: &quot;;[.E1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131072-none.csv.zst</text:p>
          </table:table-cell>
          <table:table-cell table:style-name="ce2" office:value-type="float" office:value="518.16" calcext:value-type="float">
            <text:p>518.16</text:p>
          </table:table-cell>
          <table:table-cell table:style-name="ce2" office:value-type="float" office:value="4145.28" calcext:value-type="float">
            <text:p>4145.2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17]; concat(&quot; &quot;; concat([.Q17]; concat(concat(&quot; object: &quot;;[.P1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131072-none.csv.zst</text:p>
          </table:table-cell>
          <table:table-cell table:style-name="ce2" office:value-type="float" office:value="25.46" calcext:value-type="float">
            <text:p>25.46</text:p>
          </table:table-cell>
          <table:table-cell table:style-name="ce2" office:value-type="float" office:value="203.69" calcext:value-type="float">
            <text:p>203.6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18]; concat(&quot; &quot;; concat([.F18]; concat(concat(&quot; object: &quot;;[.E1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131072-bfq.csv.zst</text:p>
          </table:table-cell>
          <table:table-cell table:style-name="ce2" office:value-type="float" office:value="518.58" calcext:value-type="float">
            <text:p>518.58</text:p>
          </table:table-cell>
          <table:table-cell table:style-name="ce2" office:value-type="float" office:value="4148.67" calcext:value-type="float">
            <text:p>4148.6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18]; concat(&quot; &quot;; concat([.Q18]; concat(concat(&quot; object: &quot;;[.P1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131072-bfq.csv.zst</text:p>
          </table:table-cell>
          <table:table-cell table:style-name="ce2" office:value-type="float" office:value="28.11" calcext:value-type="float">
            <text:p>28.11</text:p>
          </table:table-cell>
          <table:table-cell table:style-name="ce2" office:value-type="float" office:value="224.88" calcext:value-type="float">
            <text:p>224.8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19]; concat(&quot; &quot;; concat([.F19]; concat(concat(&quot; object: &quot;;[.E1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131072-kyber.csv.zst</text:p>
          </table:table-cell>
          <table:table-cell table:style-name="ce2" office:value-type="float" office:value="519.74" calcext:value-type="float">
            <text:p>519.74</text:p>
          </table:table-cell>
          <table:table-cell table:style-name="ce2" office:value-type="float" office:value="4157.9" calcext:value-type="float">
            <text:p>4157.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19]; concat(&quot; &quot;; concat([.Q19]; concat(concat(&quot; object: &quot;;[.P1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131072-kyber.csv.zst</text:p>
          </table:table-cell>
          <table:table-cell table:style-name="ce2" office:value-type="float" office:value="26.49" calcext:value-type="float">
            <text:p>26.49</text:p>
          </table:table-cell>
          <table:table-cell table:style-name="ce2" office:value-type="float" office:value="211.96" calcext:value-type="float">
            <text:p>211.9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20]; concat(&quot; &quot;; concat([.F20]; concat(concat(&quot; object: &quot;;[.E2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131072-mq-deadline.csv.zst</text:p>
          </table:table-cell>
          <table:table-cell table:style-name="ce2" office:value-type="float" office:value="519.06" calcext:value-type="float">
            <text:p>519.06</text:p>
          </table:table-cell>
          <table:table-cell table:style-name="ce2" office:value-type="float" office:value="4152.48" calcext:value-type="float">
            <text:p>4152.4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20]; concat(&quot; &quot;; concat([.Q20]; concat(concat(&quot; object: &quot;;[.P2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131072-mq-deadline.csv.zst</text:p>
          </table:table-cell>
          <table:table-cell table:style-name="ce2" office:value-type="float" office:value="27.57" calcext:value-type="float">
            <text:p>27.57</text:p>
          </table:table-cell>
          <table:table-cell table:style-name="ce2" office:value-type="float" office:value="220.59" calcext:value-type="float">
            <text:p>220.5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21]; concat(&quot; &quot;; concat([.F21]; concat(concat(&quot; object: &quot;;[.E2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131072-none.csv.zst</text:p>
          </table:table-cell>
          <table:table-cell table:style-name="ce2" office:value-type="float" office:value="514.47" calcext:value-type="float">
            <text:p>514.47</text:p>
          </table:table-cell>
          <table:table-cell table:style-name="ce2" office:value-type="float" office:value="4115.73" calcext:value-type="float">
            <text:p>4115.7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21]; concat(&quot; &quot;; concat([.Q21]; concat(concat(&quot; object: &quot;;[.P2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131072-none.csv.zst</text:p>
          </table:table-cell>
          <table:table-cell table:style-name="ce2" office:value-type="float" office:value="24.32" calcext:value-type="float">
            <text:p>24.32</text:p>
          </table:table-cell>
          <table:table-cell table:style-name="ce2" office:value-type="float" office:value="194.59" calcext:value-type="float">
            <text:p>194.5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22]; concat(&quot; &quot;; concat([.F22]; concat(concat(&quot; object: &quot;;[.E2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131072-bfq.csv.zst</text:p>
          </table:table-cell>
          <table:table-cell table:style-name="ce2" office:value-type="float" office:value="516.68" calcext:value-type="float">
            <text:p>516.68</text:p>
          </table:table-cell>
          <table:table-cell table:style-name="ce2" office:value-type="float" office:value="4133.42" calcext:value-type="float">
            <text:p>4133.4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22]; concat(&quot; &quot;; concat([.Q22]; concat(concat(&quot; object: &quot;;[.P2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131072-bfq.csv.zst</text:p>
          </table:table-cell>
          <table:table-cell table:style-name="ce2" office:value-type="float" office:value="30.17" calcext:value-type="float">
            <text:p>30.17</text:p>
          </table:table-cell>
          <table:table-cell table:style-name="ce2" office:value-type="float" office:value="241.33" calcext:value-type="float">
            <text:p>241.3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23]; concat(&quot; &quot;; concat([.F23]; concat(concat(&quot; object: &quot;;[.E2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131072-kyber.csv.zst</text:p>
          </table:table-cell>
          <table:table-cell table:style-name="ce2" office:value-type="float" office:value="517.25" calcext:value-type="float">
            <text:p>517.25</text:p>
          </table:table-cell>
          <table:table-cell table:style-name="ce2" office:value-type="float" office:value="4138" calcext:value-type="float">
            <text:p>413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23]; concat(&quot; &quot;; concat([.Q23]; concat(concat(&quot; object: &quot;;[.P2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131072-kyber.csv.zst</text:p>
          </table:table-cell>
          <table:table-cell table:style-name="ce2" office:value-type="float" office:value="29.29" calcext:value-type="float">
            <text:p>29.29</text:p>
          </table:table-cell>
          <table:table-cell table:style-name="ce2" office:value-type="float" office:value="234.31" calcext:value-type="float">
            <text:p>234.3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24]; concat(&quot; &quot;; concat([.F24]; concat(concat(&quot; object: &quot;;[.E2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131072-mq-deadline.csv.zst</text:p>
          </table:table-cell>
          <table:table-cell table:style-name="ce2" office:value-type="float" office:value="514.54" calcext:value-type="float">
            <text:p>514.54</text:p>
          </table:table-cell>
          <table:table-cell table:style-name="ce2" office:value-type="float" office:value="4116.31" calcext:value-type="float">
            <text:p>4116.3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24]; concat(&quot; &quot;; concat([.Q24]; concat(concat(&quot; object: &quot;;[.P2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131072-mq-deadline.csv.zst</text:p>
          </table:table-cell>
          <table:table-cell table:style-name="ce2" office:value-type="float" office:value="29.51" calcext:value-type="float">
            <text:p>29.51</text:p>
          </table:table-cell>
          <table:table-cell table:style-name="ce2" office:value-type="float" office:value="236.07" calcext:value-type="float">
            <text:p>236.0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25]; concat(&quot; &quot;; concat([.F25]; concat(concat(&quot; object: &quot;;[.E2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131072-none.csv.zst</text:p>
          </table:table-cell>
          <table:table-cell table:style-name="ce2" office:value-type="float" office:value="513.98" calcext:value-type="float">
            <text:p>513.98</text:p>
          </table:table-cell>
          <table:table-cell table:style-name="ce2" office:value-type="float" office:value="4111.86" calcext:value-type="float">
            <text:p>4111.8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25]; concat(&quot; &quot;; concat([.Q25]; concat(concat(&quot; object: &quot;;[.P2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131072-none.csv.zst</text:p>
          </table:table-cell>
          <table:table-cell table:style-name="ce2" office:value-type="float" office:value="28.55" calcext:value-type="float">
            <text:p>28.55</text:p>
          </table:table-cell>
          <table:table-cell table:style-name="ce2" office:value-type="float" office:value="228.37" calcext:value-type="float">
            <text:p>228.3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26]; concat(&quot; &quot;; concat([.F26]; concat(concat(&quot; object: &quot;;[.E2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131072-kyber.csv.zst</text:p>
          </table:table-cell>
          <table:table-cell table:style-name="ce2" office:value-type="float" office:value="513.46" calcext:value-type="float">
            <text:p>513.46</text:p>
          </table:table-cell>
          <table:table-cell table:style-name="ce2" office:value-type="float" office:value="4107.64" calcext:value-type="float">
            <text:p>4107.6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26]; concat(&quot; &quot;; concat([.Q26]; concat(concat(&quot; object: &quot;;[.P2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131072-bfq.csv.zst</text:p>
          </table:table-cell>
          <table:table-cell table:style-name="ce2" office:value-type="float" office:value="31.75" calcext:value-type="float">
            <text:p>31.75</text:p>
          </table:table-cell>
          <table:table-cell table:style-name="ce2" office:value-type="float" office:value="254.01" calcext:value-type="float">
            <text:p>254.0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27]; concat(&quot; &quot;; concat([.F27]; concat(concat(&quot; object: &quot;;[.E2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131072-mq-deadline.csv.zst</text:p>
          </table:table-cell>
          <table:table-cell table:style-name="ce2" office:value-type="float" office:value="512.05" calcext:value-type="float">
            <text:p>512.05</text:p>
          </table:table-cell>
          <table:table-cell table:style-name="ce2" office:value-type="float" office:value="4096.43" calcext:value-type="float">
            <text:p>4096.4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27]; concat(&quot; &quot;; concat([.Q27]; concat(concat(&quot; object: &quot;;[.P2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131072-kyber.csv.zst</text:p>
          </table:table-cell>
          <table:table-cell table:style-name="ce2" office:value-type="float" office:value="28.45" calcext:value-type="float">
            <text:p>28.45</text:p>
          </table:table-cell>
          <table:table-cell table:style-name="ce2" office:value-type="float" office:value="227.6" calcext:value-type="float">
            <text:p>227.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28]; concat(&quot; &quot;; concat([.F28]; concat(concat(&quot; object: &quot;;[.E2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131072-none.csv.zst</text:p>
          </table:table-cell>
          <table:table-cell table:style-name="ce2" office:value-type="float" office:value="512.14" calcext:value-type="float">
            <text:p>512.14</text:p>
          </table:table-cell>
          <table:table-cell table:style-name="ce2" office:value-type="float" office:value="4097.09" calcext:value-type="float">
            <text:p>4097.0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28]; concat(&quot; &quot;; concat([.Q28]; concat(concat(&quot; object: &quot;;[.P2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131072-mq-deadline.csv.zst</text:p>
          </table:table-cell>
          <table:table-cell table:style-name="ce2" office:value-type="float" office:value="29.42" calcext:value-type="float">
            <text:p>29.42</text:p>
          </table:table-cell>
          <table:table-cell table:style-name="ce2" office:value-type="float" office:value="235.39" calcext:value-type="float">
            <text:p>235.3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29]; concat(&quot; &quot;; concat([.F29]; concat(concat(&quot; object: &quot;;[.E2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524288-bfq.csv.zst</text:p>
          </table:table-cell>
          <table:table-cell table:style-name="ce2" office:value-type="float" office:value="1383.04" calcext:value-type="float">
            <text:p>1383.04</text:p>
          </table:table-cell>
          <table:table-cell table:style-name="ce2" office:value-type="float" office:value="2766.07" calcext:value-type="float">
            <text:p>2766.0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29]; concat(&quot; &quot;; concat([.Q29]; concat(concat(&quot; object: &quot;;[.P2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131072-none.csv.zst</text:p>
          </table:table-cell>
          <table:table-cell table:style-name="ce2" office:value-type="float" office:value="30.27" calcext:value-type="float">
            <text:p>30.27</text:p>
          </table:table-cell>
          <table:table-cell table:style-name="ce2" office:value-type="float" office:value="242.18" calcext:value-type="float">
            <text:p>242.1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30]; concat(&quot; &quot;; concat([.F30]; concat(concat(&quot; object: &quot;;[.E3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524288-kyber.csv.zst</text:p>
          </table:table-cell>
          <table:table-cell table:style-name="ce2" office:value-type="float" office:value="1381.43" calcext:value-type="float">
            <text:p>1381.43</text:p>
          </table:table-cell>
          <table:table-cell table:style-name="ce2" office:value-type="float" office:value="2762.86" calcext:value-type="float">
            <text:p>2762.8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30]; concat(&quot; &quot;; concat([.Q30]; concat(concat(&quot; object: &quot;;[.P3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524288-bfq.csv.zst</text:p>
          </table:table-cell>
          <table:table-cell table:style-name="ce2" office:value-type="float" office:value="44.14" calcext:value-type="float">
            <text:p>44.14</text:p>
          </table:table-cell>
          <table:table-cell table:style-name="ce2" office:value-type="float" office:value="88.28" calcext:value-type="float">
            <text:p>88.2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31]; concat(&quot; &quot;; concat([.F31]; concat(concat(&quot; object: &quot;;[.E3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524288-mq-deadline.csv.zst</text:p>
          </table:table-cell>
          <table:table-cell table:style-name="ce2" office:value-type="float" office:value="1380.43" calcext:value-type="float">
            <text:p>1380.43</text:p>
          </table:table-cell>
          <table:table-cell table:style-name="ce2" office:value-type="float" office:value="2760.86" calcext:value-type="float">
            <text:p>2760.8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31]; concat(&quot; &quot;; concat([.Q31]; concat(concat(&quot; object: &quot;;[.P3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524288-kyber.csv.zst</text:p>
          </table:table-cell>
          <table:table-cell table:style-name="ce2" office:value-type="float" office:value="41.33" calcext:value-type="float">
            <text:p>41.33</text:p>
          </table:table-cell>
          <table:table-cell table:style-name="ce2" office:value-type="float" office:value="82.66" calcext:value-type="float">
            <text:p>82.6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32]; concat(&quot; &quot;; concat([.F32]; concat(concat(&quot; object: &quot;;[.E3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524288-none.csv.zst</text:p>
          </table:table-cell>
          <table:table-cell table:style-name="ce2" office:value-type="float" office:value="1378.29" calcext:value-type="float">
            <text:p>1378.29</text:p>
          </table:table-cell>
          <table:table-cell table:style-name="ce2" office:value-type="float" office:value="2756.57" calcext:value-type="float">
            <text:p>2756.5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32]; concat(&quot; &quot;; concat([.Q32]; concat(concat(&quot; object: &quot;;[.P3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524288-mq-deadline.csv.zst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90.4" calcext:value-type="float">
            <text:p>90.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33]; concat(&quot; &quot;; concat([.F33]; concat(concat(&quot; object: &quot;;[.E3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524288-bfq.csv.zst</text:p>
          </table:table-cell>
          <table:table-cell table:style-name="ce2" office:value-type="float" office:value="1802.23" calcext:value-type="float">
            <text:p>1802.23</text:p>
          </table:table-cell>
          <table:table-cell table:style-name="ce2" office:value-type="float" office:value="3604.47" calcext:value-type="float">
            <text:p>3604.4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33]; concat(&quot; &quot;; concat([.Q33]; concat(concat(&quot; object: &quot;;[.P3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524288-none.csv.zst</text:p>
          </table:table-cell>
          <table:table-cell table:style-name="ce2" office:value-type="float" office:value="45.23" calcext:value-type="float">
            <text:p>45.23</text:p>
          </table:table-cell>
          <table:table-cell table:style-name="ce2" office:value-type="float" office:value="90.46" calcext:value-type="float">
            <text:p>90.4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34]; concat(&quot; &quot;; concat([.F34]; concat(concat(&quot; object: &quot;;[.E3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524288-kyber.csv.zst</text:p>
          </table:table-cell>
          <table:table-cell table:style-name="ce2" office:value-type="float" office:value="1794.32" calcext:value-type="float">
            <text:p>1794.32</text:p>
          </table:table-cell>
          <table:table-cell table:style-name="ce2" office:value-type="float" office:value="3588.63" calcext:value-type="float">
            <text:p>3588.6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34]; concat(&quot; &quot;; concat([.Q34]; concat(concat(&quot; object: &quot;;[.P3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524288-bfq.csv.zst</text:p>
          </table:table-cell>
          <table:table-cell table:style-name="ce2" office:value-type="float" office:value="54.34" calcext:value-type="float">
            <text:p>54.34</text:p>
          </table:table-cell>
          <table:table-cell table:style-name="ce2" office:value-type="float" office:value="108.69" calcext:value-type="float">
            <text:p>108.6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35]; concat(&quot; &quot;; concat([.F35]; concat(concat(&quot; object: &quot;;[.E3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524288-mq-deadline.csv.zst</text:p>
          </table:table-cell>
          <table:table-cell table:style-name="ce2" office:value-type="float" office:value="1804.2" calcext:value-type="float">
            <text:p>1804.2</text:p>
          </table:table-cell>
          <table:table-cell table:style-name="ce2" office:value-type="float" office:value="3608.4" calcext:value-type="float">
            <text:p>3608.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35]; concat(&quot; &quot;; concat([.Q35]; concat(concat(&quot; object: &quot;;[.P3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524288-kyber.csv.zst</text:p>
          </table:table-cell>
          <table:table-cell table:style-name="ce2" office:value-type="float" office:value="54.13" calcext:value-type="float">
            <text:p>54.13</text:p>
          </table:table-cell>
          <table:table-cell table:style-name="ce2" office:value-type="float" office:value="108.27" calcext:value-type="float">
            <text:p>108.2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36]; concat(&quot; &quot;; concat([.F36]; concat(concat(&quot; object: &quot;;[.E3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524288-none.csv.zst</text:p>
          </table:table-cell>
          <table:table-cell table:style-name="ce2" office:value-type="float" office:value="1801.92" calcext:value-type="float">
            <text:p>1801.92</text:p>
          </table:table-cell>
          <table:table-cell table:style-name="ce2" office:value-type="float" office:value="3603.84" calcext:value-type="float">
            <text:p>3603.8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36]; concat(&quot; &quot;; concat([.Q36]; concat(concat(&quot; object: &quot;;[.P3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524288-mq-deadline.csv.zst</text:p>
          </table:table-cell>
          <table:table-cell table:style-name="ce2" office:value-type="float" office:value="53.77" calcext:value-type="float">
            <text:p>53.77</text:p>
          </table:table-cell>
          <table:table-cell table:style-name="ce2" office:value-type="float" office:value="107.55" calcext:value-type="float">
            <text:p>107.5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37]; concat(&quot; &quot;; concat([.F37]; concat(concat(&quot; object: &quot;;[.E3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524288-bfq.csv.zst</text:p>
          </table:table-cell>
          <table:table-cell table:style-name="ce2" office:value-type="float" office:value="1872.04" calcext:value-type="float">
            <text:p>1872.04</text:p>
          </table:table-cell>
          <table:table-cell table:style-name="ce2" office:value-type="float" office:value="3744.09" calcext:value-type="float">
            <text:p>3744.0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37]; concat(&quot; &quot;; concat([.Q37]; concat(concat(&quot; object: &quot;;[.P3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524288-none.csv.zst</text:p>
          </table:table-cell>
          <table:table-cell table:style-name="ce2" office:value-type="float" office:value="51.79" calcext:value-type="float">
            <text:p>51.79</text:p>
          </table:table-cell>
          <table:table-cell table:style-name="ce2" office:value-type="float" office:value="103.59" calcext:value-type="float">
            <text:p>103.5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38]; concat(&quot; &quot;; concat([.F38]; concat(concat(&quot; object: &quot;;[.E3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524288-kyber.csv.zst</text:p>
          </table:table-cell>
          <table:table-cell table:style-name="ce2" office:value-type="float" office:value="1886.86" calcext:value-type="float">
            <text:p>1886.86</text:p>
          </table:table-cell>
          <table:table-cell table:style-name="ce2" office:value-type="float" office:value="3773.73" calcext:value-type="float">
            <text:p>3773.7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38]; concat(&quot; &quot;; concat([.Q38]; concat(concat(&quot; object: &quot;;[.P3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524288-bfq.csv.zst</text:p>
          </table:table-cell>
          <table:table-cell table:style-name="ce2" office:value-type="float" office:value="57.85" calcext:value-type="float">
            <text:p>57.85</text:p>
          </table:table-cell>
          <table:table-cell table:style-name="ce2" office:value-type="float" office:value="115.71" calcext:value-type="float">
            <text:p>115.7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39]; concat(&quot; &quot;; concat([.F39]; concat(concat(&quot; object: &quot;;[.E3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524288-mq-deadline.csv.zst</text:p>
          </table:table-cell>
          <table:table-cell table:style-name="ce2" office:value-type="float" office:value="1894.67" calcext:value-type="float">
            <text:p>1894.67</text:p>
          </table:table-cell>
          <table:table-cell table:style-name="ce2" office:value-type="float" office:value="3789.34" calcext:value-type="float">
            <text:p>3789.3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39]; concat(&quot; &quot;; concat([.Q39]; concat(concat(&quot; object: &quot;;[.P3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524288-kyber.csv.zst</text:p>
          </table:table-cell>
          <table:table-cell table:style-name="ce2" office:value-type="float" office:value="59.65" calcext:value-type="float">
            <text:p>59.65</text:p>
          </table:table-cell>
          <table:table-cell table:style-name="ce2" office:value-type="float" office:value="119.31" calcext:value-type="float">
            <text:p>119.3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40]; concat(&quot; &quot;; concat([.F40]; concat(concat(&quot; object: &quot;;[.E4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524288-none.csv.zst</text:p>
          </table:table-cell>
          <table:table-cell table:style-name="ce2" office:value-type="float" office:value="1880.68" calcext:value-type="float">
            <text:p>1880.68</text:p>
          </table:table-cell>
          <table:table-cell table:style-name="ce2" office:value-type="float" office:value="3761.36" calcext:value-type="float">
            <text:p>3761.3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40]; concat(&quot; &quot;; concat([.Q40]; concat(concat(&quot; object: &quot;;[.P4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524288-mq-deadline.csv.zst</text:p>
          </table:table-cell>
          <table:table-cell table:style-name="ce2" office:value-type="float" office:value="65.19" calcext:value-type="float">
            <text:p>65.19</text:p>
          </table:table-cell>
          <table:table-cell table:style-name="ce2" office:value-type="float" office:value="130.38" calcext:value-type="float">
            <text:p>130.3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41]; concat(&quot; &quot;; concat([.F41]; concat(concat(&quot; object: &quot;;[.E4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524288-bfq.csv.zst</text:p>
          </table:table-cell>
          <table:table-cell table:style-name="ce2" office:value-type="float" office:value="1914.27" calcext:value-type="float">
            <text:p>1914.27</text:p>
          </table:table-cell>
          <table:table-cell table:style-name="ce2" office:value-type="float" office:value="3828.55" calcext:value-type="float">
            <text:p>3828.5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41]; concat(&quot; &quot;; concat([.Q41]; concat(concat(&quot; object: &quot;;[.P4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524288-none.csv.zst</text:p>
          </table:table-cell>
          <table:table-cell table:style-name="ce2" office:value-type="float" office:value="66.12" calcext:value-type="float">
            <text:p>66.12</text:p>
          </table:table-cell>
          <table:table-cell table:style-name="ce2" office:value-type="float" office:value="132.23" calcext:value-type="float">
            <text:p>132.2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42]; concat(&quot; &quot;; concat([.F42]; concat(concat(&quot; object: &quot;;[.E4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524288-kyber.csv.zst</text:p>
          </table:table-cell>
          <table:table-cell table:style-name="ce2" office:value-type="float" office:value="1918.73" calcext:value-type="float">
            <text:p>1918.73</text:p>
          </table:table-cell>
          <table:table-cell table:style-name="ce2" office:value-type="float" office:value="3837.47" calcext:value-type="float">
            <text:p>3837.4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42]; concat(&quot; &quot;; concat([.Q42]; concat(concat(&quot; object: &quot;;[.P4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524288-bfq.csv.zst</text:p>
          </table:table-cell>
          <table:table-cell table:style-name="ce2" office:value-type="float" office:value="70.93" calcext:value-type="float">
            <text:p>70.93</text:p>
          </table:table-cell>
          <table:table-cell table:style-name="ce2" office:value-type="float" office:value="141.85" calcext:value-type="float">
            <text:p>141.8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43]; concat(&quot; &quot;; concat([.F43]; concat(concat(&quot; object: &quot;;[.E4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524288-mq-deadline.csv.zst</text:p>
          </table:table-cell>
          <table:table-cell table:style-name="ce2" office:value-type="float" office:value="1921.53" calcext:value-type="float">
            <text:p>1921.53</text:p>
          </table:table-cell>
          <table:table-cell table:style-name="ce2" office:value-type="float" office:value="3843.07" calcext:value-type="float">
            <text:p>3843.0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43]; concat(&quot; &quot;; concat([.Q43]; concat(concat(&quot; object: &quot;;[.P4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524288-kyber.csv.zst</text:p>
          </table:table-cell>
          <table:table-cell table:style-name="ce2" office:value-type="float" office:value="79.93" calcext:value-type="float">
            <text:p>79.93</text:p>
          </table:table-cell>
          <table:table-cell table:style-name="ce2" office:value-type="float" office:value="159.86" calcext:value-type="float">
            <text:p>159.8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44]; concat(&quot; &quot;; concat([.F44]; concat(concat(&quot; object: &quot;;[.E4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524288-none.csv.zst</text:p>
          </table:table-cell>
          <table:table-cell table:style-name="ce2" office:value-type="float" office:value="1945.19" calcext:value-type="float">
            <text:p>1945.19</text:p>
          </table:table-cell>
          <table:table-cell table:style-name="ce2" office:value-type="float" office:value="3890.39" calcext:value-type="float">
            <text:p>3890.3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44]; concat(&quot; &quot;; concat([.Q44]; concat(concat(&quot; object: &quot;;[.P4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524288-mq-deadline.csv.zst</text:p>
          </table:table-cell>
          <table:table-cell table:style-name="ce2" office:value-type="float" office:value="76.57" calcext:value-type="float">
            <text:p>76.57</text:p>
          </table:table-cell>
          <table:table-cell table:style-name="ce2" office:value-type="float" office:value="153.15" calcext:value-type="float">
            <text:p>153.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45]; concat(&quot; &quot;; concat([.F45]; concat(concat(&quot; object: &quot;;[.E4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524288-bfq.csv.zst</text:p>
          </table:table-cell>
          <table:table-cell table:style-name="ce2" office:value-type="float" office:value="1922.61" calcext:value-type="float">
            <text:p>1922.61</text:p>
          </table:table-cell>
          <table:table-cell table:style-name="ce2" office:value-type="float" office:value="3845.22" calcext:value-type="float">
            <text:p>3845.2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45]; concat(&quot; &quot;; concat([.Q45]; concat(concat(&quot; object: &quot;;[.P4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524288-none.csv.zst</text:p>
          </table:table-cell>
          <table:table-cell table:style-name="ce2" office:value-type="float" office:value="80.26" calcext:value-type="float">
            <text:p>80.26</text:p>
          </table:table-cell>
          <table:table-cell table:style-name="ce2" office:value-type="float" office:value="160.51" calcext:value-type="float">
            <text:p>160.5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46]; concat(&quot; &quot;; concat([.F46]; concat(concat(&quot; object: &quot;;[.E4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524288-kyber.csv.zst</text:p>
          </table:table-cell>
          <table:table-cell table:style-name="ce2" office:value-type="float" office:value="1901.56" calcext:value-type="float">
            <text:p>1901.56</text:p>
          </table:table-cell>
          <table:table-cell table:style-name="ce2" office:value-type="float" office:value="3803.13" calcext:value-type="float">
            <text:p>3803.1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46]; concat(&quot; &quot;; concat([.Q46]; concat(concat(&quot; object: &quot;;[.P4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524288-bfq.csv.zst</text:p>
          </table:table-cell>
          <table:table-cell table:style-name="ce2" office:value-type="float" office:value="77.97" calcext:value-type="float">
            <text:p>77.97</text:p>
          </table:table-cell>
          <table:table-cell table:style-name="ce2" office:value-type="float" office:value="155.94" calcext:value-type="float">
            <text:p>155.9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47]; concat(&quot; &quot;; concat([.F47]; concat(concat(&quot; object: &quot;;[.E4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524288-mq-deadline.csv.zst</text:p>
          </table:table-cell>
          <table:table-cell table:style-name="ce2" office:value-type="float" office:value="1911.57" calcext:value-type="float">
            <text:p>1911.57</text:p>
          </table:table-cell>
          <table:table-cell table:style-name="ce2" office:value-type="float" office:value="3823.14" calcext:value-type="float">
            <text:p>3823.1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47]; concat(&quot; &quot;; concat([.Q47]; concat(concat(&quot; object: &quot;;[.P4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524288-kyber.csv.zst</text:p>
          </table:table-cell>
          <table:table-cell table:style-name="ce2" office:value-type="float" office:value="88.27" calcext:value-type="float">
            <text:p>88.27</text:p>
          </table:table-cell>
          <table:table-cell table:style-name="ce2" office:value-type="float" office:value="176.54" calcext:value-type="float">
            <text:p>176.5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48]; concat(&quot; &quot;; concat([.F48]; concat(concat(&quot; object: &quot;;[.E4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524288-none.csv.zst</text:p>
          </table:table-cell>
          <table:table-cell table:style-name="ce2" office:value-type="float" office:value="1939.48" calcext:value-type="float">
            <text:p>1939.48</text:p>
          </table:table-cell>
          <table:table-cell table:style-name="ce2" office:value-type="float" office:value="3878.96" calcext:value-type="float">
            <text:p>3878.9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48]; concat(&quot; &quot;; concat([.Q48]; concat(concat(&quot; object: &quot;;[.P4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524288-mq-deadline.csv.zst</text:p>
          </table:table-cell>
          <table:table-cell table:style-name="ce2" office:value-type="float" office:value="84.75" calcext:value-type="float">
            <text:p>84.75</text:p>
          </table:table-cell>
          <table:table-cell table:style-name="ce2" office:value-type="float" office:value="169.49" calcext:value-type="float">
            <text:p>169.4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49]; concat(&quot; &quot;; concat([.F49]; concat(concat(&quot; object: &quot;;[.E4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524288-bfq.csv.zst</text:p>
          </table:table-cell>
          <table:table-cell table:style-name="ce2" office:value-type="float" office:value="1924.92" calcext:value-type="float">
            <text:p>1924.92</text:p>
          </table:table-cell>
          <table:table-cell table:style-name="ce2" office:value-type="float" office:value="3849.84" calcext:value-type="float">
            <text:p>3849.8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49]; concat(&quot; &quot;; concat([.Q49]; concat(concat(&quot; object: &quot;;[.P4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524288-none.csv.zst</text:p>
          </table:table-cell>
          <table:table-cell table:style-name="ce2" office:value-type="float" office:value="86.76" calcext:value-type="float">
            <text:p>86.76</text:p>
          </table:table-cell>
          <table:table-cell table:style-name="ce2" office:value-type="float" office:value="173.53" calcext:value-type="float">
            <text:p>173.5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50]; concat(&quot; &quot;; concat([.F50]; concat(concat(&quot; object: &quot;;[.E5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524288-kyber.csv.zst</text:p>
          </table:table-cell>
          <table:table-cell table:style-name="ce2" office:value-type="float" office:value="1915.72" calcext:value-type="float">
            <text:p>1915.72</text:p>
          </table:table-cell>
          <table:table-cell table:style-name="ce2" office:value-type="float" office:value="3831.44" calcext:value-type="float">
            <text:p>3831.4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50]; concat(&quot; &quot;; concat([.Q50]; concat(concat(&quot; object: &quot;;[.P5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524288-bfq.csv.zst</text:p>
          </table:table-cell>
          <table:table-cell table:style-name="ce2" office:value-type="float" office:value="96.08" calcext:value-type="float">
            <text:p>96.08</text:p>
          </table:table-cell>
          <table:table-cell table:style-name="ce2" office:value-type="float" office:value="192.16" calcext:value-type="float">
            <text:p>192.1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51]; concat(&quot; &quot;; concat([.F51]; concat(concat(&quot; object: &quot;;[.E5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524288-mq-deadline.csv.zst</text:p>
          </table:table-cell>
          <table:table-cell table:style-name="ce2" office:value-type="float" office:value="1941.63" calcext:value-type="float">
            <text:p>1941.63</text:p>
          </table:table-cell>
          <table:table-cell table:style-name="ce2" office:value-type="float" office:value="3883.26" calcext:value-type="float">
            <text:p>3883.2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51]; concat(&quot; &quot;; concat([.Q51]; concat(concat(&quot; object: &quot;;[.P5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524288-kyber.csv.zst</text:p>
          </table:table-cell>
          <table:table-cell table:style-name="ce2" office:value-type="float" office:value="97.78" calcext:value-type="float">
            <text:p>97.78</text:p>
          </table:table-cell>
          <table:table-cell table:style-name="ce2" office:value-type="float" office:value="195.55" calcext:value-type="float">
            <text:p>195.5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52]; concat(&quot; &quot;; concat([.F52]; concat(concat(&quot; object: &quot;;[.E5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524288-none.csv.zst</text:p>
          </table:table-cell>
          <table:table-cell table:style-name="ce2" office:value-type="float" office:value="1941.78" calcext:value-type="float">
            <text:p>1941.78</text:p>
          </table:table-cell>
          <table:table-cell table:style-name="ce2" office:value-type="float" office:value="3883.55" calcext:value-type="float">
            <text:p>3883.5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52]; concat(&quot; &quot;; concat([.Q52]; concat(concat(&quot; object: &quot;;[.P5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524288-mq-deadline.csv.zst</text:p>
          </table:table-cell>
          <table:table-cell table:style-name="ce2" office:value-type="float" office:value="101.66" calcext:value-type="float">
            <text:p>101.66</text:p>
          </table:table-cell>
          <table:table-cell table:style-name="ce2" office:value-type="float" office:value="203.31" calcext:value-type="float">
            <text:p>203.3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53]; concat(&quot; &quot;; concat([.F53]; concat(concat(&quot; object: &quot;;[.E5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524288-bfq.csv.zst</text:p>
          </table:table-cell>
          <table:table-cell table:style-name="ce2" office:value-type="float" office:value="1962.24" calcext:value-type="float">
            <text:p>1962.24</text:p>
          </table:table-cell>
          <table:table-cell table:style-name="ce2" office:value-type="float" office:value="3924.48" calcext:value-type="float">
            <text:p>3924.4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53]; concat(&quot; &quot;; concat([.Q53]; concat(concat(&quot; object: &quot;;[.P5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524288-none.csv.zst</text:p>
          </table:table-cell>
          <table:table-cell table:style-name="ce2" office:value-type="float" office:value="94.87" calcext:value-type="float">
            <text:p>94.87</text:p>
          </table:table-cell>
          <table:table-cell table:style-name="ce2" office:value-type="float" office:value="189.73" calcext:value-type="float">
            <text:p>189.7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54]; concat(&quot; &quot;; concat([.F54]; concat(concat(&quot; object: &quot;;[.E5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524288-kyber.csv.zst</text:p>
          </table:table-cell>
          <table:table-cell table:style-name="ce2" office:value-type="float" office:value="1899.19" calcext:value-type="float">
            <text:p>1899.19</text:p>
          </table:table-cell>
          <table:table-cell table:style-name="ce2" office:value-type="float" office:value="3798.38" calcext:value-type="float">
            <text:p>3798.3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54]; concat(&quot; &quot;; concat([.Q54]; concat(concat(&quot; object: &quot;;[.P5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524288-bfq.csv.zst</text:p>
          </table:table-cell>
          <table:table-cell table:style-name="ce2" office:value-type="float" office:value="113.7" calcext:value-type="float">
            <text:p>113.7</text:p>
          </table:table-cell>
          <table:table-cell table:style-name="ce2" office:value-type="float" office:value="227.4" calcext:value-type="float">
            <text:p>227.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55]; concat(&quot; &quot;; concat([.F55]; concat(concat(&quot; object: &quot;;[.E5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524288-mq-deadline.csv.zst</text:p>
          </table:table-cell>
          <table:table-cell table:style-name="ce2" office:value-type="float" office:value="1948.51" calcext:value-type="float">
            <text:p>1948.51</text:p>
          </table:table-cell>
          <table:table-cell table:style-name="ce2" office:value-type="float" office:value="3897.02" calcext:value-type="float">
            <text:p>3897.0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55]; concat(&quot; &quot;; concat([.Q55]; concat(concat(&quot; object: &quot;;[.P5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524288-kyber.csv.zst</text:p>
          </table:table-cell>
          <table:table-cell table:style-name="ce2" office:value-type="float" office:value="106.07" calcext:value-type="float">
            <text:p>106.07</text:p>
          </table:table-cell>
          <table:table-cell table:style-name="ce2" office:value-type="float" office:value="212.14" calcext:value-type="float">
            <text:p>212.1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56]; concat(&quot; &quot;; concat([.F56]; concat(concat(&quot; object: &quot;;[.E5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524288-none.csv.zst</text:p>
          </table:table-cell>
          <table:table-cell table:style-name="ce2" office:value-type="float" office:value="1905.98" calcext:value-type="float">
            <text:p>1905.98</text:p>
          </table:table-cell>
          <table:table-cell table:style-name="ce2" office:value-type="float" office:value="3811.96" calcext:value-type="float">
            <text:p>3811.9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56]; concat(&quot; &quot;; concat([.Q56]; concat(concat(&quot; object: &quot;;[.P5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524288-mq-deadline.csv.zst</text:p>
          </table:table-cell>
          <table:table-cell table:style-name="ce2" office:value-type="float" office:value="112.72" calcext:value-type="float">
            <text:p>112.72</text:p>
          </table:table-cell>
          <table:table-cell table:style-name="ce2" office:value-type="float" office:value="225.44" calcext:value-type="float">
            <text:p>225.4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57]; concat(&quot; &quot;; concat([.F57]; concat(concat(&quot; object: &quot;;[.E5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1048576-bfq.csv.zst</text:p>
          </table:table-cell>
          <table:table-cell table:number-columns-repeated="2" table:style-name="ce2" office:value-type="float" office:value="2519.78" calcext:value-type="float">
            <text:p>2519.7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57]; concat(&quot; &quot;; concat([.Q57]; concat(concat(&quot; object: &quot;;[.P5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524288-none.csv.zst</text:p>
          </table:table-cell>
          <table:table-cell table:style-name="ce2" office:value-type="float" office:value="105.82" calcext:value-type="float">
            <text:p>105.82</text:p>
          </table:table-cell>
          <table:table-cell table:style-name="ce2" office:value-type="float" office:value="211.63" calcext:value-type="float">
            <text:p>211.6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58]; concat(&quot; &quot;; concat([.F58]; concat(concat(&quot; object: &quot;;[.E5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1048576-kyber.csv.zst</text:p>
          </table:table-cell>
          <table:table-cell table:number-columns-repeated="2" table:style-name="ce2" office:value-type="float" office:value="2558.48" calcext:value-type="float">
            <text:p>2558.4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58]; concat(&quot; &quot;; concat([.Q58]; concat(concat(&quot; object: &quot;;[.P5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1048576-bfq.csv.zst</text:p>
          </table:table-cell>
          <table:table-cell table:number-columns-repeated="2" table:style-name="ce2" office:value-type="float" office:value="86" calcext:value-type="float">
            <text:p>8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59]; concat(&quot; &quot;; concat([.F59]; concat(concat(&quot; object: &quot;;[.E5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1048576-mq-deadline.csv.zst</text:p>
          </table:table-cell>
          <table:table-cell table:number-columns-repeated="2" table:style-name="ce2" office:value-type="float" office:value="2551.63" calcext:value-type="float">
            <text:p>2551.6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59]; concat(&quot; &quot;; concat([.Q59]; concat(concat(&quot; object: &quot;;[.P5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1048576-kyber.csv.zst</text:p>
          </table:table-cell>
          <table:table-cell table:number-columns-repeated="2" table:style-name="ce2" office:value-type="float" office:value="82.99" calcext:value-type="float">
            <text:p>82.9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60]; concat(&quot; &quot;; concat([.F60]; concat(concat(&quot; object: &quot;;[.E6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1048576-none.csv.zst</text:p>
          </table:table-cell>
          <table:table-cell table:number-columns-repeated="2" table:style-name="ce2" office:value-type="float" office:value="2532.47" calcext:value-type="float">
            <text:p>2532.4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60]; concat(&quot; &quot;; concat([.Q60]; concat(concat(&quot; object: &quot;;[.P6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1048576-mq-deadline.csv.zst</text:p>
          </table:table-cell>
          <table:table-cell table:number-columns-repeated="2" table:style-name="ce2" office:value-type="float" office:value="84.79" calcext:value-type="float">
            <text:p>84.7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61]; concat(&quot; &quot;; concat([.F61]; concat(concat(&quot; object: &quot;;[.E6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1048576-bfq.csv.zst</text:p>
          </table:table-cell>
          <table:table-cell table:number-columns-repeated="2" table:style-name="ce2" office:value-type="float" office:value="3402.51" calcext:value-type="float">
            <text:p>3402.5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61]; concat(&quot; &quot;; concat([.Q61]; concat(concat(&quot; object: &quot;;[.P6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1048576-none.csv.zst</text:p>
          </table:table-cell>
          <table:table-cell table:number-columns-repeated="2" table:style-name="ce2" office:value-type="float" office:value="86.54" calcext:value-type="float">
            <text:p>86.5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62]; concat(&quot; &quot;; concat([.F62]; concat(concat(&quot; object: &quot;;[.E6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1048576-kyber.csv.zst</text:p>
          </table:table-cell>
          <table:table-cell table:number-columns-repeated="2" table:style-name="ce2" office:value-type="float" office:value="3448.01" calcext:value-type="float">
            <text:p>3448.0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62]; concat(&quot; &quot;; concat([.Q62]; concat(concat(&quot; object: &quot;;[.P6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1048576-bfq.csv.zst</text:p>
          </table:table-cell>
          <table:table-cell table:number-columns-repeated="2" table:style-name="ce2" office:value-type="float" office:value="97.48" calcext:value-type="float">
            <text:p>97.4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63]; concat(&quot; &quot;; concat([.F63]; concat(concat(&quot; object: &quot;;[.E6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1048576-mq-deadline.csv.zst</text:p>
          </table:table-cell>
          <table:table-cell table:number-columns-repeated="2" table:style-name="ce2" office:value-type="float" office:value="3392.25" calcext:value-type="float">
            <text:p>3392.2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63]; concat(&quot; &quot;; concat([.Q63]; concat(concat(&quot; object: &quot;;[.P6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1048576-kyber.csv.zst</text:p>
          </table:table-cell>
          <table:table-cell table:number-columns-repeated="2" table:style-name="ce2" office:value-type="float" office:value="117.22" calcext:value-type="float">
            <text:p>117.2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64]; concat(&quot; &quot;; concat([.F64]; concat(concat(&quot; object: &quot;;[.E6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1048576-none.csv.zst</text:p>
          </table:table-cell>
          <table:table-cell table:number-columns-repeated="2" table:style-name="ce2" office:value-type="float" office:value="3481.42" calcext:value-type="float">
            <text:p>3481.4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64]; concat(&quot; &quot;; concat([.Q64]; concat(concat(&quot; object: &quot;;[.P6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1048576-mq-deadline.csv.zst</text:p>
          </table:table-cell>
          <table:table-cell table:number-columns-repeated="2" table:style-name="ce2" office:value-type="float" office:value="117.53" calcext:value-type="float">
            <text:p>117.5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65]; concat(&quot; &quot;; concat([.F65]; concat(concat(&quot; object: &quot;;[.E6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1048576-bfq.csv.zst</text:p>
          </table:table-cell>
          <table:table-cell table:number-columns-repeated="2" table:style-name="ce2" office:value-type="float" office:value="3576.95" calcext:value-type="float">
            <text:p>3576.9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65]; concat(&quot; &quot;; concat([.Q65]; concat(concat(&quot; object: &quot;;[.P6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1048576-none.csv.zst</text:p>
          </table:table-cell>
          <table:table-cell table:number-columns-repeated="2" table:style-name="ce2" office:value-type="float" office:value="103.97" calcext:value-type="float">
            <text:p>103.9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66]; concat(&quot; &quot;; concat([.F66]; concat(concat(&quot; object: &quot;;[.E6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1048576-kyber.csv.zst</text:p>
          </table:table-cell>
          <table:table-cell table:number-columns-repeated="2" table:style-name="ce2" office:value-type="float" office:value="3574.42" calcext:value-type="float">
            <text:p>3574.4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66]; concat(&quot; &quot;; concat([.Q66]; concat(concat(&quot; object: &quot;;[.P6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1048576-bfq.csv.zst</text:p>
          </table:table-cell>
          <table:table-cell table:number-columns-repeated="2" table:style-name="ce2" office:value-type="float" office:value="128.7" calcext:value-type="float">
            <text:p>128.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67]; concat(&quot; &quot;; concat([.F67]; concat(concat(&quot; object: &quot;;[.E6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1048576-mq-deadline.csv.zst</text:p>
          </table:table-cell>
          <table:table-cell table:number-columns-repeated="2" table:style-name="ce2" office:value-type="float" office:value="3583.67" calcext:value-type="float">
            <text:p>3583.6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67]; concat(&quot; &quot;; concat([.Q67]; concat(concat(&quot; object: &quot;;[.P6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1048576-kyber.csv.zst</text:p>
          </table:table-cell>
          <table:table-cell table:number-columns-repeated="2" table:style-name="ce2" office:value-type="float" office:value="123.59" calcext:value-type="float">
            <text:p>123.5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68]; concat(&quot; &quot;; concat([.F68]; concat(concat(&quot; object: &quot;;[.E6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1048576-none.csv.zst</text:p>
          </table:table-cell>
          <table:table-cell table:number-columns-repeated="2" table:style-name="ce2" office:value-type="float" office:value="3659.92" calcext:value-type="float">
            <text:p>3659.9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68]; concat(&quot; &quot;; concat([.Q68]; concat(concat(&quot; object: &quot;;[.P6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1048576-mq-deadline.csv.zst</text:p>
          </table:table-cell>
          <table:table-cell table:number-columns-repeated="2" table:style-name="ce2" office:value-type="float" office:value="124.2" calcext:value-type="float">
            <text:p>124.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69]; concat(&quot; &quot;; concat([.F69]; concat(concat(&quot; object: &quot;;[.E6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1048576-bfq.csv.zst</text:p>
          </table:table-cell>
          <table:table-cell table:number-columns-repeated="2" table:style-name="ce2" office:value-type="float" office:value="3665.92" calcext:value-type="float">
            <text:p>3665.9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69]; concat(&quot; &quot;; concat([.Q69]; concat(concat(&quot; object: &quot;;[.P6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1048576-none.csv.zst</text:p>
          </table:table-cell>
          <table:table-cell table:number-columns-repeated="2" table:style-name="ce2" office:value-type="float" office:value="136.85" calcext:value-type="float">
            <text:p>136.8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70]; concat(&quot; &quot;; concat([.F70]; concat(concat(&quot; object: &quot;;[.E7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1048576-kyber.csv.zst</text:p>
          </table:table-cell>
          <table:table-cell table:number-columns-repeated="2" table:style-name="ce2" office:value-type="float" office:value="3670.64" calcext:value-type="float">
            <text:p>3670.6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70]; concat(&quot; &quot;; concat([.Q70]; concat(concat(&quot; object: &quot;;[.P7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1048576-bfq.csv.zst</text:p>
          </table:table-cell>
          <table:table-cell table:number-columns-repeated="2" table:style-name="ce2" office:value-type="float" office:value="165.18" calcext:value-type="float">
            <text:p>165.1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71]; concat(&quot; &quot;; concat([.F71]; concat(concat(&quot; object: &quot;;[.E7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1048576-mq-deadline.csv.zst</text:p>
          </table:table-cell>
          <table:table-cell table:number-columns-repeated="2" table:style-name="ce2" office:value-type="float" office:value="3715.68" calcext:value-type="float">
            <text:p>3715.6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71]; concat(&quot; &quot;; concat([.Q71]; concat(concat(&quot; object: &quot;;[.P7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1048576-kyber.csv.zst</text:p>
          </table:table-cell>
          <table:table-cell table:number-columns-repeated="2" table:style-name="ce2" office:value-type="float" office:value="155.02" calcext:value-type="float">
            <text:p>155.0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72]; concat(&quot; &quot;; concat([.F72]; concat(concat(&quot; object: &quot;;[.E7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1048576-none.csv.zst</text:p>
          </table:table-cell>
          <table:table-cell table:number-columns-repeated="2" table:style-name="ce2" office:value-type="float" office:value="3682.21" calcext:value-type="float">
            <text:p>3682.2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72]; concat(&quot; &quot;; concat([.Q72]; concat(concat(&quot; object: &quot;;[.P7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1048576-mq-deadline.csv.zst</text:p>
          </table:table-cell>
          <table:table-cell table:number-columns-repeated="2" table:style-name="ce2" office:value-type="float" office:value="155.82" calcext:value-type="float">
            <text:p>155.8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73]; concat(&quot; &quot;; concat([.F73]; concat(concat(&quot; object: &quot;;[.E7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1048576-bfq.csv.zst</text:p>
          </table:table-cell>
          <table:table-cell table:number-columns-repeated="2" table:style-name="ce2" office:value-type="float" office:value="3715.74" calcext:value-type="float">
            <text:p>3715.7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73]; concat(&quot; &quot;; concat([.Q73]; concat(concat(&quot; object: &quot;;[.P7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1048576-none.csv.zst</text:p>
          </table:table-cell>
          <table:table-cell table:number-columns-repeated="2" table:style-name="ce2" office:value-type="float" office:value="158.46" calcext:value-type="float">
            <text:p>158.4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74]; concat(&quot; &quot;; concat([.F74]; concat(concat(&quot; object: &quot;;[.E7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1048576-kyber.csv.zst</text:p>
          </table:table-cell>
          <table:table-cell table:number-columns-repeated="2" table:style-name="ce2" office:value-type="float" office:value="3669.97" calcext:value-type="float">
            <text:p>3669.9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74]; concat(&quot; &quot;; concat([.Q74]; concat(concat(&quot; object: &quot;;[.P7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1048576-bfq.csv.zst</text:p>
          </table:table-cell>
          <table:table-cell table:number-columns-repeated="2" table:style-name="ce2" office:value-type="float" office:value="179.06" calcext:value-type="float">
            <text:p>179.0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75]; concat(&quot; &quot;; concat([.F75]; concat(concat(&quot; object: &quot;;[.E7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1048576-mq-deadline.csv.zst</text:p>
          </table:table-cell>
          <table:table-cell table:number-columns-repeated="2" table:style-name="ce2" office:value-type="float" office:value="3750.25" calcext:value-type="float">
            <text:p>3750.2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75]; concat(&quot; &quot;; concat([.Q75]; concat(concat(&quot; object: &quot;;[.P7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1048576-kyber.csv.zst</text:p>
          </table:table-cell>
          <table:table-cell table:number-columns-repeated="2" table:style-name="ce2" office:value-type="float" office:value="180.09" calcext:value-type="float">
            <text:p>180.0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76]; concat(&quot; &quot;; concat([.F76]; concat(concat(&quot; object: &quot;;[.E7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1048576-none.csv.zst</text:p>
          </table:table-cell>
          <table:table-cell table:number-columns-repeated="2" table:style-name="ce2" office:value-type="float" office:value="3670.4" calcext:value-type="float">
            <text:p>3670.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76]; concat(&quot; &quot;; concat([.Q76]; concat(concat(&quot; object: &quot;;[.P7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1048576-mq-deadline.csv.zst</text:p>
          </table:table-cell>
          <table:table-cell table:number-columns-repeated="2" table:style-name="ce2" office:value-type="float" office:value="171.38" calcext:value-type="float">
            <text:p>171.3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77]; concat(&quot; &quot;; concat([.F77]; concat(concat(&quot; object: &quot;;[.E7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1048576-bfq.csv.zst</text:p>
          </table:table-cell>
          <table:table-cell table:number-columns-repeated="2" table:style-name="ce2" office:value-type="float" office:value="3668" calcext:value-type="float">
            <text:p>366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77]; concat(&quot; &quot;; concat([.Q77]; concat(concat(&quot; object: &quot;;[.P7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1048576-none.csv.zst</text:p>
          </table:table-cell>
          <table:table-cell table:number-columns-repeated="2" table:style-name="ce2" office:value-type="float" office:value="161.87" calcext:value-type="float">
            <text:p>161.8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78]; concat(&quot; &quot;; concat([.F78]; concat(concat(&quot; object: &quot;;[.E7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1048576-kyber.csv.zst</text:p>
          </table:table-cell>
          <table:table-cell table:number-columns-repeated="2" table:style-name="ce2" office:value-type="float" office:value="3667.65" calcext:value-type="float">
            <text:p>3667.6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78]; concat(&quot; &quot;; concat([.Q78]; concat(concat(&quot; object: &quot;;[.P7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1048576-bfq.csv.zst</text:p>
          </table:table-cell>
          <table:table-cell table:number-columns-repeated="2" table:style-name="ce2" office:value-type="float" office:value="198.59" calcext:value-type="float">
            <text:p>198.5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79]; concat(&quot; &quot;; concat([.F79]; concat(concat(&quot; object: &quot;;[.E7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1048576-mq-deadline.csv.zst</text:p>
          </table:table-cell>
          <table:table-cell table:number-columns-repeated="2" table:style-name="ce2" office:value-type="float" office:value="3854.93" calcext:value-type="float">
            <text:p>3854.9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79]; concat(&quot; &quot;; concat([.Q79]; concat(concat(&quot; object: &quot;;[.P7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1048576-kyber.csv.zst</text:p>
          </table:table-cell>
          <table:table-cell table:number-columns-repeated="2" table:style-name="ce2" office:value-type="float" office:value="209.81" calcext:value-type="float">
            <text:p>209.8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80]; concat(&quot; &quot;; concat([.F80]; concat(concat(&quot; object: &quot;;[.E8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1048576-none.csv.zst</text:p>
          </table:table-cell>
          <table:table-cell table:number-columns-repeated="2" table:style-name="ce2" office:value-type="float" office:value="3688.37" calcext:value-type="float">
            <text:p>3688.3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80]; concat(&quot; &quot;; concat([.Q80]; concat(concat(&quot; object: &quot;;[.P8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1048576-mq-deadline.csv.zst</text:p>
          </table:table-cell>
          <table:table-cell table:number-columns-repeated="2" table:style-name="ce2" office:value-type="float" office:value="216.84" calcext:value-type="float">
            <text:p>216.8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81]; concat(&quot; &quot;; concat([.F81]; concat(concat(&quot; object: &quot;;[.E8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1048576-bfq.csv.zst</text:p>
          </table:table-cell>
          <table:table-cell table:number-columns-repeated="2" table:style-name="ce2" office:value-type="float" office:value="3633.05" calcext:value-type="float">
            <text:p>3633.0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81]; concat(&quot; &quot;; concat([.Q81]; concat(concat(&quot; object: &quot;;[.P8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1048576-none.csv.zst</text:p>
          </table:table-cell>
          <table:table-cell table:number-columns-repeated="2" table:style-name="ce2" office:value-type="float" office:value="177.03" calcext:value-type="float">
            <text:p>177.0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82]; concat(&quot; &quot;; concat([.F82]; concat(concat(&quot; object: &quot;;[.E8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1048576-kyber.csv.zst</text:p>
          </table:table-cell>
          <table:table-cell table:number-columns-repeated="2" table:style-name="ce2" office:value-type="float" office:value="3794.33" calcext:value-type="float">
            <text:p>3794.3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82]; concat(&quot; &quot;; concat([.Q82]; concat(concat(&quot; object: &quot;;[.P8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1048576-bfq.csv.zst</text:p>
          </table:table-cell>
          <table:table-cell table:number-columns-repeated="2" table:style-name="ce2" office:value-type="float" office:value="222.19" calcext:value-type="float">
            <text:p>222.1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83]; concat(&quot; &quot;; concat([.F83]; concat(concat(&quot; object: &quot;;[.E8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1048576-mq-deadline.csv.zst</text:p>
          </table:table-cell>
          <table:table-cell table:number-columns-repeated="2" table:style-name="ce2" office:value-type="float" office:value="3657.54" calcext:value-type="float">
            <text:p>3657.5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83]; concat(&quot; &quot;; concat([.Q83]; concat(concat(&quot; object: &quot;;[.P8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1048576-kyber.csv.zst</text:p>
          </table:table-cell>
          <table:table-cell table:number-columns-repeated="2" table:style-name="ce2" office:value-type="float" office:value="210.86" calcext:value-type="float">
            <text:p>210.8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84]; concat(&quot; &quot;; concat([.F84]; concat(concat(&quot; object: &quot;;[.E8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1048576-none.csv.zst</text:p>
          </table:table-cell>
          <table:table-cell table:number-columns-repeated="2" table:style-name="ce2" office:value-type="float" office:value="3639.22" calcext:value-type="float">
            <text:p>3639.2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84]; concat(&quot; &quot;; concat([.Q84]; concat(concat(&quot; object: &quot;;[.P8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1048576-mq-deadline.csv.zst</text:p>
          </table:table-cell>
          <table:table-cell table:number-columns-repeated="2" table:style-name="ce2" office:value-type="float" office:value="238.23" calcext:value-type="float">
            <text:p>238.2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85]; concat(&quot; &quot;; concat([.F85]; concat(concat(&quot; object: &quot;;[.E8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4194304-bfq.csv.zst</text:p>
          </table:table-cell>
          <table:table-cell table:style-name="ce2" office:value-type="float" office:value="6951.05" calcext:value-type="float">
            <text:p>6951.05</text:p>
          </table:table-cell>
          <table:table-cell table:style-name="ce2" office:value-type="float" office:value="1737.76" calcext:value-type="float">
            <text:p>1737.7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85]; concat(&quot; &quot;; concat([.Q85]; concat(concat(&quot; object: &quot;;[.P8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1048576-none.csv.zst</text:p>
          </table:table-cell>
          <table:table-cell table:number-columns-repeated="2" table:style-name="ce2" office:value-type="float" office:value="198.93" calcext:value-type="float">
            <text:p>198.9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86]; concat(&quot; &quot;; concat([.F86]; concat(concat(&quot; object: &quot;;[.E8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4194304-kyber.csv.zst</text:p>
          </table:table-cell>
          <table:table-cell table:style-name="ce2" office:value-type="float" office:value="6935.73" calcext:value-type="float">
            <text:p>6935.73</text:p>
          </table:table-cell>
          <table:table-cell table:style-name="ce2" office:value-type="float" office:value="1733.93" calcext:value-type="float">
            <text:p>1733.9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86]; concat(&quot; &quot;; concat([.Q86]; concat(concat(&quot; object: &quot;;[.P8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4194304-bfq.csv.zst</text:p>
          </table:table-cell>
          <table:table-cell table:style-name="ce2" office:value-type="float" office:value="273.83" calcext:value-type="float">
            <text:p>273.83</text:p>
          </table:table-cell>
          <table:table-cell table:style-name="ce2" office:value-type="float" office:value="68.46" calcext:value-type="float">
            <text:p>68.4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87]; concat(&quot; &quot;; concat([.F87]; concat(concat(&quot; object: &quot;;[.E8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4194304-mq-deadline.csv.zst</text:p>
          </table:table-cell>
          <table:table-cell table:style-name="ce2" office:value-type="float" office:value="6987.62" calcext:value-type="float">
            <text:p>6987.62</text:p>
          </table:table-cell>
          <table:table-cell table:style-name="ce2" office:value-type="float" office:value="1746.91" calcext:value-type="float">
            <text:p>1746.9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87]; concat(&quot; &quot;; concat([.Q87]; concat(concat(&quot; object: &quot;;[.P8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4194304-kyber.csv.zst</text:p>
          </table:table-cell>
          <table:table-cell table:style-name="ce2" office:value-type="float" office:value="295.58" calcext:value-type="float">
            <text:p>295.58</text:p>
          </table:table-cell>
          <table:table-cell table:style-name="ce2" office:value-type="float" office:value="73.89" calcext:value-type="float">
            <text:p>73.8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88]; concat(&quot; &quot;; concat([.F88]; concat(concat(&quot; object: &quot;;[.E8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4194304-none.csv.zst</text:p>
          </table:table-cell>
          <table:table-cell table:style-name="ce2" office:value-type="float" office:value="6927.69" calcext:value-type="float">
            <text:p>6927.69</text:p>
          </table:table-cell>
          <table:table-cell table:style-name="ce2" office:value-type="float" office:value="1731.92" calcext:value-type="float">
            <text:p>1731.9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88]; concat(&quot; &quot;; concat([.Q88]; concat(concat(&quot; object: &quot;;[.P8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4194304-mq-deadline.csv.zst</text:p>
          </table:table-cell>
          <table:table-cell table:style-name="ce2" office:value-type="float" office:value="307.25" calcext:value-type="float">
            <text:p>307.25</text:p>
          </table:table-cell>
          <table:table-cell table:style-name="ce2" office:value-type="float" office:value="76.81" calcext:value-type="float">
            <text:p>76.8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89]; concat(&quot; &quot;; concat([.F89]; concat(concat(&quot; object: &quot;;[.E8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4194304-bfq.csv.zst</text:p>
          </table:table-cell>
          <table:table-cell table:style-name="ce2" office:value-type="float" office:value="11084.07" calcext:value-type="float">
            <text:p>11084.07</text:p>
          </table:table-cell>
          <table:table-cell table:style-name="ce2" office:value-type="float" office:value="2771.02" calcext:value-type="float">
            <text:p>2771.0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89]; concat(&quot; &quot;; concat([.Q89]; concat(concat(&quot; object: &quot;;[.P8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4194304-none.csv.zst</text:p>
          </table:table-cell>
          <table:table-cell table:style-name="ce2" office:value-type="float" office:value="291.75" calcext:value-type="float">
            <text:p>291.75</text:p>
          </table:table-cell>
          <table:table-cell table:style-name="ce2" office:value-type="float" office:value="72.94" calcext:value-type="float">
            <text:p>72.9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90]; concat(&quot; &quot;; concat([.F90]; concat(concat(&quot; object: &quot;;[.E9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4194304-kyber.csv.zst</text:p>
          </table:table-cell>
          <table:table-cell table:style-name="ce2" office:value-type="float" office:value="10951.31" calcext:value-type="float">
            <text:p>10951.31</text:p>
          </table:table-cell>
          <table:table-cell table:style-name="ce2" office:value-type="float" office:value="2737.83" calcext:value-type="float">
            <text:p>2737.8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90]; concat(&quot; &quot;; concat([.Q90]; concat(concat(&quot; object: &quot;;[.P9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4194304-bfq.csv.zst</text:p>
          </table:table-cell>
          <table:table-cell table:style-name="ce2" office:value-type="float" office:value="479.68" calcext:value-type="float">
            <text:p>479.68</text:p>
          </table:table-cell>
          <table:table-cell table:style-name="ce2" office:value-type="float" office:value="119.92" calcext:value-type="float">
            <text:p>119.9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91]; concat(&quot; &quot;; concat([.F91]; concat(concat(&quot; object: &quot;;[.E9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4194304-mq-deadline.csv.zst</text:p>
          </table:table-cell>
          <table:table-cell table:style-name="ce2" office:value-type="float" office:value="10850.86" calcext:value-type="float">
            <text:p>10850.86</text:p>
          </table:table-cell>
          <table:table-cell table:style-name="ce2" office:value-type="float" office:value="2712.71" calcext:value-type="float">
            <text:p>2712.7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91]; concat(&quot; &quot;; concat([.Q91]; concat(concat(&quot; object: &quot;;[.P9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4194304-kyber.csv.zst</text:p>
          </table:table-cell>
          <table:table-cell table:style-name="ce2" office:value-type="float" office:value="491.62" calcext:value-type="float">
            <text:p>491.62</text:p>
          </table:table-cell>
          <table:table-cell table:style-name="ce2" office:value-type="float" office:value="122.9" calcext:value-type="float">
            <text:p>122.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92]; concat(&quot; &quot;; concat([.F92]; concat(concat(&quot; object: &quot;;[.E9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4194304-none.csv.zst</text:p>
          </table:table-cell>
          <table:table-cell table:style-name="ce2" office:value-type="float" office:value="10907.83" calcext:value-type="float">
            <text:p>10907.83</text:p>
          </table:table-cell>
          <table:table-cell table:style-name="ce2" office:value-type="float" office:value="2726.96" calcext:value-type="float">
            <text:p>2726.9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92]; concat(&quot; &quot;; concat([.Q92]; concat(concat(&quot; object: &quot;;[.P9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4194304-mq-deadline.csv.zst</text:p>
          </table:table-cell>
          <table:table-cell table:style-name="ce2" office:value-type="float" office:value="493.99" calcext:value-type="float">
            <text:p>493.99</text:p>
          </table:table-cell>
          <table:table-cell table:style-name="ce2" office:value-type="float" office:value="123.5" calcext:value-type="float">
            <text:p>123.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93]; concat(&quot; &quot;; concat([.F93]; concat(concat(&quot; object: &quot;;[.E9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4194304-bfq.csv.zst</text:p>
          </table:table-cell>
          <table:table-cell table:style-name="ce2" office:value-type="float" office:value="11911.08" calcext:value-type="float">
            <text:p>11911.08</text:p>
          </table:table-cell>
          <table:table-cell table:style-name="ce2" office:value-type="float" office:value="2977.77" calcext:value-type="float">
            <text:p>2977.7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93]; concat(&quot; &quot;; concat([.Q93]; concat(concat(&quot; object: &quot;;[.P9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4194304-none.csv.zst</text:p>
          </table:table-cell>
          <table:table-cell table:style-name="ce2" office:value-type="float" office:value="468.97" calcext:value-type="float">
            <text:p>468.97</text:p>
          </table:table-cell>
          <table:table-cell table:style-name="ce2" office:value-type="float" office:value="117.24" calcext:value-type="float">
            <text:p>117.2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94]; concat(&quot; &quot;; concat([.F94]; concat(concat(&quot; object: &quot;;[.E9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4194304-kyber.csv.zst</text:p>
          </table:table-cell>
          <table:table-cell table:style-name="ce2" office:value-type="float" office:value="11812.02" calcext:value-type="float">
            <text:p>11812.02</text:p>
          </table:table-cell>
          <table:table-cell table:style-name="ce2" office:value-type="float" office:value="2953.01" calcext:value-type="float">
            <text:p>2953.0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94]; concat(&quot; &quot;; concat([.Q94]; concat(concat(&quot; object: &quot;;[.P9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4194304-bfq.csv.zst</text:p>
          </table:table-cell>
          <table:table-cell table:style-name="ce2" office:value-type="float" office:value="538.47" calcext:value-type="float">
            <text:p>538.47</text:p>
          </table:table-cell>
          <table:table-cell table:style-name="ce2" office:value-type="float" office:value="134.62" calcext:value-type="float">
            <text:p>134.6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95]; concat(&quot; &quot;; concat([.F95]; concat(concat(&quot; object: &quot;;[.E9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4194304-mq-deadline.csv.zst</text:p>
          </table:table-cell>
          <table:table-cell table:style-name="ce2" office:value-type="float" office:value="11843.94" calcext:value-type="float">
            <text:p>11843.94</text:p>
          </table:table-cell>
          <table:table-cell table:style-name="ce2" office:value-type="float" office:value="2960.98" calcext:value-type="float">
            <text:p>2960.9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95]; concat(&quot; &quot;; concat([.Q95]; concat(concat(&quot; object: &quot;;[.P9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4194304-kyber.csv.zst</text:p>
          </table:table-cell>
          <table:table-cell table:style-name="ce2" office:value-type="float" office:value="569.99" calcext:value-type="float">
            <text:p>569.99</text:p>
          </table:table-cell>
          <table:table-cell table:style-name="ce2" office:value-type="float" office:value="142.5" calcext:value-type="float">
            <text:p>142.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96]; concat(&quot; &quot;; concat([.F96]; concat(concat(&quot; object: &quot;;[.E9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4194304-none.csv.zst</text:p>
          </table:table-cell>
          <table:table-cell table:style-name="ce2" office:value-type="float" office:value="11807.67" calcext:value-type="float">
            <text:p>11807.67</text:p>
          </table:table-cell>
          <table:table-cell table:style-name="ce2" office:value-type="float" office:value="2951.92" calcext:value-type="float">
            <text:p>2951.9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96]; concat(&quot; &quot;; concat([.Q96]; concat(concat(&quot; object: &quot;;[.P9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4194304-mq-deadline.csv.zst</text:p>
          </table:table-cell>
          <table:table-cell table:style-name="ce2" office:value-type="float" office:value="581.29" calcext:value-type="float">
            <text:p>581.29</text:p>
          </table:table-cell>
          <table:table-cell table:style-name="ce2" office:value-type="float" office:value="145.32" calcext:value-type="float">
            <text:p>145.3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97]; concat(&quot; &quot;; concat([.F97]; concat(concat(&quot; object: &quot;;[.E9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4194304-bfq.csv.zst</text:p>
          </table:table-cell>
          <table:table-cell table:style-name="ce2" office:value-type="float" office:value="12596.01" calcext:value-type="float">
            <text:p>12596.01</text:p>
          </table:table-cell>
          <table:table-cell table:style-name="ce2" office:value-type="float" office:value="3149" calcext:value-type="float">
            <text:p>314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97]; concat(&quot; &quot;; concat([.Q97]; concat(concat(&quot; object: &quot;;[.P9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4194304-none.csv.zst</text:p>
          </table:table-cell>
          <table:table-cell table:style-name="ce2" office:value-type="float" office:value="559.86" calcext:value-type="float">
            <text:p>559.86</text:p>
          </table:table-cell>
          <table:table-cell table:style-name="ce2" office:value-type="float" office:value="139.96" calcext:value-type="float">
            <text:p>139.9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98]; concat(&quot; &quot;; concat([.F98]; concat(concat(&quot; object: &quot;;[.E9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4194304-kyber.csv.zst</text:p>
          </table:table-cell>
          <table:table-cell table:style-name="ce2" office:value-type="float" office:value="12513.02" calcext:value-type="float">
            <text:p>12513.02</text:p>
          </table:table-cell>
          <table:table-cell table:style-name="ce2" office:value-type="float" office:value="3128.26" calcext:value-type="float">
            <text:p>3128.2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98]; concat(&quot; &quot;; concat([.Q98]; concat(concat(&quot; object: &quot;;[.P9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4194304-bfq.csv.zst</text:p>
          </table:table-cell>
          <table:table-cell table:style-name="ce2" office:value-type="float" office:value="631.58" calcext:value-type="float">
            <text:p>631.58</text:p>
          </table:table-cell>
          <table:table-cell table:style-name="ce2" office:value-type="float" office:value="157.9" calcext:value-type="float">
            <text:p>157.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99]; concat(&quot; &quot;; concat([.F99]; concat(concat(&quot; object: &quot;;[.E9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4194304-mq-deadline.csv.zst</text:p>
          </table:table-cell>
          <table:table-cell table:style-name="ce2" office:value-type="float" office:value="13083.76" calcext:value-type="float">
            <text:p>13083.76</text:p>
          </table:table-cell>
          <table:table-cell table:style-name="ce2" office:value-type="float" office:value="3270.94" calcext:value-type="float">
            <text:p>3270.9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99]; concat(&quot; &quot;; concat([.Q99]; concat(concat(&quot; object: &quot;;[.P9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4194304-kyber.csv.zst</text:p>
          </table:table-cell>
          <table:table-cell table:style-name="ce2" office:value-type="float" office:value="714.51" calcext:value-type="float">
            <text:p>714.51</text:p>
          </table:table-cell>
          <table:table-cell table:style-name="ce2" office:value-type="float" office:value="178.63" calcext:value-type="float">
            <text:p>178.6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100]; concat(&quot; &quot;; concat([.F100]; concat(concat(&quot; object: &quot;;[.E10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4194304-none.csv.zst</text:p>
          </table:table-cell>
          <table:table-cell table:style-name="ce2" office:value-type="float" office:value="12911.04" calcext:value-type="float">
            <text:p>12911.04</text:p>
          </table:table-cell>
          <table:table-cell table:style-name="ce2" office:value-type="float" office:value="3227.76" calcext:value-type="float">
            <text:p>3227.7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100]; concat(&quot; &quot;; concat([.Q100]; concat(concat(&quot; object: &quot;;[.P10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4194304-mq-deadline.csv.zst</text:p>
          </table:table-cell>
          <table:table-cell table:style-name="ce2" office:value-type="float" office:value="750.74" calcext:value-type="float">
            <text:p>750.74</text:p>
          </table:table-cell>
          <table:table-cell table:style-name="ce2" office:value-type="float" office:value="187.68" calcext:value-type="float">
            <text:p>187.6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101]; concat(&quot; &quot;; concat([.F101]; concat(concat(&quot; object: &quot;;[.E10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4194304-bfq.csv.zst</text:p>
          </table:table-cell>
          <table:table-cell table:style-name="ce2" office:value-type="float" office:value="12921.18" calcext:value-type="float">
            <text:p>12921.18</text:p>
          </table:table-cell>
          <table:table-cell table:style-name="ce2" office:value-type="float" office:value="3230.29" calcext:value-type="float">
            <text:p>3230.2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101]; concat(&quot; &quot;; concat([.Q101]; concat(concat(&quot; object: &quot;;[.P10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4194304-none.csv.zst</text:p>
          </table:table-cell>
          <table:table-cell table:style-name="ce2" office:value-type="float" office:value="663.74" calcext:value-type="float">
            <text:p>663.74</text:p>
          </table:table-cell>
          <table:table-cell table:style-name="ce2" office:value-type="float" office:value="165.93" calcext:value-type="float">
            <text:p>165.9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102]; concat(&quot; &quot;; concat([.F102]; concat(concat(&quot; object: &quot;;[.E10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4194304-kyber.csv.zst</text:p>
          </table:table-cell>
          <table:table-cell table:style-name="ce2" office:value-type="float" office:value="12880.37" calcext:value-type="float">
            <text:p>12880.37</text:p>
          </table:table-cell>
          <table:table-cell table:style-name="ce2" office:value-type="float" office:value="3220.09" calcext:value-type="float">
            <text:p>3220.0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102]; concat(&quot; &quot;; concat([.Q102]; concat(concat(&quot; object: &quot;;[.P10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4194304-bfq.csv.zst</text:p>
          </table:table-cell>
          <table:table-cell table:style-name="ce2" office:value-type="float" office:value="628.03" calcext:value-type="float">
            <text:p>628.03</text:p>
          </table:table-cell>
          <table:table-cell table:style-name="ce2" office:value-type="float" office:value="157.01" calcext:value-type="float">
            <text:p>157.0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103]; concat(&quot; &quot;; concat([.F103]; concat(concat(&quot; object: &quot;;[.E10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4194304-mq-deadline.csv.zst</text:p>
          </table:table-cell>
          <table:table-cell table:style-name="ce2" office:value-type="float" office:value="12720.14" calcext:value-type="float">
            <text:p>12720.14</text:p>
          </table:table-cell>
          <table:table-cell table:style-name="ce2" office:value-type="float" office:value="3180.04" calcext:value-type="float">
            <text:p>3180.0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103]; concat(&quot; &quot;; concat([.Q103]; concat(concat(&quot; object: &quot;;[.P10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4194304-kyber.csv.zst</text:p>
          </table:table-cell>
          <table:table-cell table:style-name="ce2" office:value-type="float" office:value="752.07" calcext:value-type="float">
            <text:p>752.07</text:p>
          </table:table-cell>
          <table:table-cell table:style-name="ce2" office:value-type="float" office:value="188.02" calcext:value-type="float">
            <text:p>188.0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104]; concat(&quot; &quot;; concat([.F104]; concat(concat(&quot; object: &quot;;[.E10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64-4194304-none.csv.zst</text:p>
          </table:table-cell>
          <table:table-cell table:style-name="ce2" office:value-type="float" office:value="13106.86" calcext:value-type="float">
            <text:p>13106.86</text:p>
          </table:table-cell>
          <table:table-cell table:style-name="ce2" office:value-type="float" office:value="3276.71" calcext:value-type="float">
            <text:p>3276.7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104]; concat(&quot; &quot;; concat([.Q104]; concat(concat(&quot; object: &quot;;[.P10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4194304-mq-deadline.csv.zst</text:p>
          </table:table-cell>
          <table:table-cell table:style-name="ce2" office:value-type="float" office:value="791.23" calcext:value-type="float">
            <text:p>791.23</text:p>
          </table:table-cell>
          <table:table-cell table:style-name="ce2" office:value-type="float" office:value="197.81" calcext:value-type="float">
            <text:p>197.8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105]; concat(&quot; &quot;; concat([.F105]; concat(concat(&quot; object: &quot;;[.E10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4194304-bfq.csv.zst</text:p>
          </table:table-cell>
          <table:table-cell table:style-name="ce2" office:value-type="float" office:value="13178.32" calcext:value-type="float">
            <text:p>13178.32</text:p>
          </table:table-cell>
          <table:table-cell table:style-name="ce2" office:value-type="float" office:value="3294.58" calcext:value-type="float">
            <text:p>3294.5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105]; concat(&quot; &quot;; concat([.Q105]; concat(concat(&quot; object: &quot;;[.P10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64-4194304-none.csv.zst</text:p>
          </table:table-cell>
          <table:table-cell table:style-name="ce2" office:value-type="float" office:value="712.06" calcext:value-type="float">
            <text:p>712.06</text:p>
          </table:table-cell>
          <table:table-cell table:style-name="ce2" office:value-type="float" office:value="178.01" calcext:value-type="float">
            <text:p>178.0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106]; concat(&quot; &quot;; concat([.F106]; concat(concat(&quot; object: &quot;;[.E10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4194304-kyber.csv.zst</text:p>
          </table:table-cell>
          <table:table-cell table:style-name="ce2" office:value-type="float" office:value="13039.3" calcext:value-type="float">
            <text:p>13039.3</text:p>
          </table:table-cell>
          <table:table-cell table:style-name="ce2" office:value-type="float" office:value="3259.83" calcext:value-type="float">
            <text:p>3259.8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106]; concat(&quot; &quot;; concat([.Q106]; concat(concat(&quot; object: &quot;;[.P10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4194304-bfq.csv.zst</text:p>
          </table:table-cell>
          <table:table-cell table:style-name="ce2" office:value-type="float" office:value="761.35" calcext:value-type="float">
            <text:p>761.35</text:p>
          </table:table-cell>
          <table:table-cell table:style-name="ce2" office:value-type="float" office:value="190.34" calcext:value-type="float">
            <text:p>190.3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107]; concat(&quot; &quot;; concat([.F107]; concat(concat(&quot; object: &quot;;[.E10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4194304-mq-deadline.csv.zst</text:p>
          </table:table-cell>
          <table:table-cell table:style-name="ce2" office:value-type="float" office:value="12943.88" calcext:value-type="float">
            <text:p>12943.88</text:p>
          </table:table-cell>
          <table:table-cell table:style-name="ce2" office:value-type="float" office:value="3235.97" calcext:value-type="float">
            <text:p>3235.9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107]; concat(&quot; &quot;; concat([.Q107]; concat(concat(&quot; object: &quot;;[.P10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4194304-kyber.csv.zst</text:p>
          </table:table-cell>
          <table:table-cell table:style-name="ce2" office:value-type="float" office:value="869.85" calcext:value-type="float">
            <text:p>869.85</text:p>
          </table:table-cell>
          <table:table-cell table:style-name="ce2" office:value-type="float" office:value="217.46" calcext:value-type="float">
            <text:p>217.4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108]; concat(&quot; &quot;; concat([.F108]; concat(concat(&quot; object: &quot;;[.E10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96-4194304-none.csv.zst</text:p>
          </table:table-cell>
          <table:table-cell table:style-name="ce2" office:value-type="float" office:value="13283.19" calcext:value-type="float">
            <text:p>13283.19</text:p>
          </table:table-cell>
          <table:table-cell table:style-name="ce2" office:value-type="float" office:value="3320.8" calcext:value-type="float">
            <text:p>3320.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108]; concat(&quot; &quot;; concat([.Q108]; concat(concat(&quot; object: &quot;;[.P10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4194304-mq-deadline.csv.zst</text:p>
          </table:table-cell>
          <table:table-cell table:style-name="ce2" office:value-type="float" office:value="908.46" calcext:value-type="float">
            <text:p>908.46</text:p>
          </table:table-cell>
          <table:table-cell table:style-name="ce2" office:value-type="float" office:value="227.11" calcext:value-type="float">
            <text:p>227.1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109]; concat(&quot; &quot;; concat([.F109]; concat(concat(&quot; object: &quot;;[.E10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4194304-bfq.csv.zst</text:p>
          </table:table-cell>
          <table:table-cell table:style-name="ce2" office:value-type="float" office:value="13474.99" calcext:value-type="float">
            <text:p>13474.99</text:p>
          </table:table-cell>
          <table:table-cell table:style-name="ce2" office:value-type="float" office:value="3368.75" calcext:value-type="float">
            <text:p>3368.7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109]; concat(&quot; &quot;; concat([.Q109]; concat(concat(&quot; object: &quot;;[.P10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96-4194304-none.csv.zst</text:p>
          </table:table-cell>
          <table:table-cell table:style-name="ce2" office:value-type="float" office:value="781.11" calcext:value-type="float">
            <text:p>781.11</text:p>
          </table:table-cell>
          <table:table-cell table:style-name="ce2" office:value-type="float" office:value="195.28" calcext:value-type="float">
            <text:p>195.2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110]; concat(&quot; &quot;; concat([.F110]; concat(concat(&quot; object: &quot;;[.E11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4194304-kyber.csv.zst</text:p>
          </table:table-cell>
          <table:table-cell table:style-name="ce2" office:value-type="float" office:value="13442.54" calcext:value-type="float">
            <text:p>13442.54</text:p>
          </table:table-cell>
          <table:table-cell table:style-name="ce2" office:value-type="float" office:value="3360.64" calcext:value-type="float">
            <text:p>3360.6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110]; concat(&quot; &quot;; concat([.Q110]; concat(concat(&quot; object: &quot;;[.P11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4194304-bfq.csv.zst</text:p>
          </table:table-cell>
          <table:table-cell table:style-name="ce2" office:value-type="float" office:value="769.68" calcext:value-type="float">
            <text:p>769.68</text:p>
          </table:table-cell>
          <table:table-cell table:style-name="ce2" office:value-type="float" office:value="192.42" calcext:value-type="float">
            <text:p>192.4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111]; concat(&quot; &quot;; concat([.F111]; concat(concat(&quot; object: &quot;;[.E11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4194304-mq-deadline.csv.zst</text:p>
          </table:table-cell>
          <table:table-cell table:style-name="ce2" office:value-type="float" office:value="13272.71" calcext:value-type="float">
            <text:p>13272.71</text:p>
          </table:table-cell>
          <table:table-cell table:style-name="ce2" office:value-type="float" office:value="3318.18" calcext:value-type="float">
            <text:p>3318.1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111]; concat(&quot; &quot;; concat([.Q111]; concat(concat(&quot; object: &quot;;[.P11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4194304-kyber.csv.zst</text:p>
          </table:table-cell>
          <table:table-cell table:style-name="ce2" office:value-type="float" office:value="945.48" calcext:value-type="float">
            <text:p>945.48</text:p>
          </table:table-cell>
          <table:table-cell table:style-name="ce2" office:value-type="float" office:value="236.37" calcext:value-type="float">
            <text:p>236.3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112]; concat(&quot; &quot;; concat([.F112]; concat(concat(&quot; object: &quot;;[.E11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128-4194304-none.csv.zst</text:p>
          </table:table-cell>
          <table:table-cell table:style-name="ce2" office:value-type="float" office:value="13256.9" calcext:value-type="float">
            <text:p>13256.9</text:p>
          </table:table-cell>
          <table:table-cell table:style-name="ce2" office:value-type="float" office:value="3314.22" calcext:value-type="float">
            <text:p>3314.2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112]; concat(&quot; &quot;; concat([.Q112]; concat(concat(&quot; object: &quot;;[.P11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4194304-mq-deadline.csv.zst</text:p>
          </table:table-cell>
          <table:table-cell table:style-name="ce2" office:value-type="float" office:value="1003.28" calcext:value-type="float">
            <text:p>1003.28</text:p>
          </table:table-cell>
          <table:table-cell table:style-name="ce2" office:value-type="float" office:value="250.82" calcext:value-type="float">
            <text:p>250.8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113]; concat(&quot; &quot;; concat([.F113]; concat(concat(&quot; object: &quot;;[.E11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16777216-bfq.csv.zst</text:p>
          </table:table-cell>
          <table:table-cell table:style-name="ce2" office:value-type="float" office:value="9944.76" calcext:value-type="float">
            <text:p>9944.76</text:p>
          </table:table-cell>
          <table:table-cell table:style-name="ce2" office:value-type="float" office:value="621.55" calcext:value-type="float">
            <text:p>621.5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113]; concat(&quot; &quot;; concat([.Q113]; concat(concat(&quot; object: &quot;;[.P11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128-4194304-none.csv.zst</text:p>
          </table:table-cell>
          <table:table-cell table:style-name="ce2" office:value-type="float" office:value="852.43" calcext:value-type="float">
            <text:p>852.43</text:p>
          </table:table-cell>
          <table:table-cell table:style-name="ce2" office:value-type="float" office:value="213.11" calcext:value-type="float">
            <text:p>213.1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114]; concat(&quot; &quot;; concat([.F114]; concat(concat(&quot; object: &quot;;[.E11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16777216-kyber.csv.zst</text:p>
          </table:table-cell>
          <table:table-cell table:style-name="ce2" office:value-type="float" office:value="9839.16" calcext:value-type="float">
            <text:p>9839.16</text:p>
          </table:table-cell>
          <table:table-cell table:style-name="ce2" office:value-type="float" office:value="614.95" calcext:value-type="float">
            <text:p>614.9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114]; concat(&quot; &quot;; concat([.Q114]; concat(concat(&quot; object: &quot;;[.P11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16777216-bfq.csv.zst</text:p>
          </table:table-cell>
          <table:table-cell table:style-name="ce2" office:value-type="float" office:value="932.31" calcext:value-type="float">
            <text:p>932.31</text:p>
          </table:table-cell>
          <table:table-cell table:style-name="ce2" office:value-type="float" office:value="58.27" calcext:value-type="float">
            <text:p>58.2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115]; concat(&quot; &quot;; concat([.F115]; concat(concat(&quot; object: &quot;;[.E11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16777216-mq-deadline.csv.zst</text:p>
          </table:table-cell>
          <table:table-cell table:style-name="ce2" office:value-type="float" office:value="9830.55" calcext:value-type="float">
            <text:p>9830.55</text:p>
          </table:table-cell>
          <table:table-cell table:style-name="ce2" office:value-type="float" office:value="614.41" calcext:value-type="float">
            <text:p>614.4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115]; concat(&quot; &quot;; concat([.Q115]; concat(concat(&quot; object: &quot;;[.P11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16777216-kyber.csv.zst</text:p>
          </table:table-cell>
          <table:table-cell table:style-name="ce2" office:value-type="float" office:value="1002.94" calcext:value-type="float">
            <text:p>1002.94</text:p>
          </table:table-cell>
          <table:table-cell table:style-name="ce2" office:value-type="float" office:value="62.68" calcext:value-type="float">
            <text:p>62.6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116]; concat(&quot; &quot;; concat([.F116]; concat(concat(&quot; object: &quot;;[.E11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08-16777216-none.csv.zst</text:p>
          </table:table-cell>
          <table:table-cell table:style-name="ce2" office:value-type="float" office:value="10197.71" calcext:value-type="float">
            <text:p>10197.71</text:p>
          </table:table-cell>
          <table:table-cell table:style-name="ce2" office:value-type="float" office:value="637.36" calcext:value-type="float">
            <text:p>637.3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116]; concat(&quot; &quot;; concat([.Q116]; concat(concat(&quot; object: &quot;;[.P11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16777216-mq-deadline.csv.zst</text:p>
          </table:table-cell>
          <table:table-cell table:style-name="ce2" office:value-type="float" office:value="1016.48" calcext:value-type="float">
            <text:p>1016.48</text:p>
          </table:table-cell>
          <table:table-cell table:style-name="ce2" office:value-type="float" office:value="63.53" calcext:value-type="float">
            <text:p>63.5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117]; concat(&quot; &quot;; concat([.F117]; concat(concat(&quot; object: &quot;;[.E11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16777216-bfq.csv.zst</text:p>
          </table:table-cell>
          <table:table-cell table:style-name="ce2" office:value-type="float" office:value="15242.99" calcext:value-type="float">
            <text:p>15242.99</text:p>
          </table:table-cell>
          <table:table-cell table:style-name="ce2" office:value-type="float" office:value="952.69" calcext:value-type="float">
            <text:p>952.6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117]; concat(&quot; &quot;; concat([.Q117]; concat(concat(&quot; object: &quot;;[.P11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08-16777216-none.csv.zst</text:p>
          </table:table-cell>
          <table:table-cell table:style-name="ce2" office:value-type="float" office:value="986.81" calcext:value-type="float">
            <text:p>986.81</text:p>
          </table:table-cell>
          <table:table-cell table:style-name="ce2" office:value-type="float" office:value="61.68" calcext:value-type="float">
            <text:p>61.6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118]; concat(&quot; &quot;; concat([.F118]; concat(concat(&quot; object: &quot;;[.E11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16777216-kyber.csv.zst</text:p>
          </table:table-cell>
          <table:table-cell table:style-name="ce2" office:value-type="float" office:value="15206.27" calcext:value-type="float">
            <text:p>15206.27</text:p>
          </table:table-cell>
          <table:table-cell table:style-name="ce2" office:value-type="float" office:value="950.39" calcext:value-type="float">
            <text:p>950.3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118]; concat(&quot; &quot;; concat([.Q118]; concat(concat(&quot; object: &quot;;[.P11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16777216-bfq.csv.zst</text:p>
          </table:table-cell>
          <table:table-cell table:style-name="ce2" office:value-type="float" office:value="1445.9" calcext:value-type="float">
            <text:p>1445.9</text:p>
          </table:table-cell>
          <table:table-cell table:style-name="ce2" office:value-type="float" office:value="90.37" calcext:value-type="float">
            <text:p>90.3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119]; concat(&quot; &quot;; concat([.F119]; concat(concat(&quot; object: &quot;;[.E11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16777216-mq-deadline.csv.zst</text:p>
          </table:table-cell>
          <table:table-cell table:style-name="ce2" office:value-type="float" office:value="15570.39" calcext:value-type="float">
            <text:p>15570.39</text:p>
          </table:table-cell>
          <table:table-cell table:style-name="ce2" office:value-type="float" office:value="973.15" calcext:value-type="float">
            <text:p>973.1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119]; concat(&quot; &quot;; concat([.Q119]; concat(concat(&quot; object: &quot;;[.P11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16777216-kyber.csv.zst</text:p>
          </table:table-cell>
          <table:table-cell table:style-name="ce2" office:value-type="float" office:value="1478.59" calcext:value-type="float">
            <text:p>1478.59</text:p>
          </table:table-cell>
          <table:table-cell table:style-name="ce2" office:value-type="float" office:value="92.41" calcext:value-type="float">
            <text:p>92.41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120]; concat(&quot; &quot;; concat([.F120]; concat(concat(&quot; object: &quot;;[.E12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16-16777216-none.csv.zst</text:p>
          </table:table-cell>
          <table:table-cell table:style-name="ce2" office:value-type="float" office:value="15687.06" calcext:value-type="float">
            <text:p>15687.06</text:p>
          </table:table-cell>
          <table:table-cell table:style-name="ce2" office:value-type="float" office:value="980.44" calcext:value-type="float">
            <text:p>980.4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120]; concat(&quot; &quot;; concat([.Q120]; concat(concat(&quot; object: &quot;;[.P120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16777216-mq-deadline.csv.zst</text:p>
          </table:table-cell>
          <table:table-cell table:style-name="ce2" office:value-type="float" office:value="1546.05" calcext:value-type="float">
            <text:p>1546.05</text:p>
          </table:table-cell>
          <table:table-cell table:style-name="ce2" office:value-type="float" office:value="96.63" calcext:value-type="float">
            <text:p>96.63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121]; concat(&quot; &quot;; concat([.F121]; concat(concat(&quot; object: &quot;;[.E12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16777216-bfq.csv.zst</text:p>
          </table:table-cell>
          <table:table-cell table:style-name="ce2" office:value-type="float" office:value="16164.92" calcext:value-type="float">
            <text:p>16164.92</text:p>
          </table:table-cell>
          <table:table-cell table:style-name="ce2" office:value-type="float" office:value="1010.31" calcext:value-type="float">
            <text:p>1010.3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121]; concat(&quot; &quot;; concat([.Q121]; concat(concat(&quot; object: &quot;;[.P121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16-16777216-none.csv.zst</text:p>
          </table:table-cell>
          <table:table-cell table:style-name="ce2" office:value-type="float" office:value="1521.06" calcext:value-type="float">
            <text:p>1521.06</text:p>
          </table:table-cell>
          <table:table-cell table:style-name="ce2" office:value-type="float" office:value="95.07" calcext:value-type="float">
            <text:p>95.0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122]; concat(&quot; &quot;; concat([.F122]; concat(concat(&quot; object: &quot;;[.E12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16777216-kyber.csv.zst</text:p>
          </table:table-cell>
          <table:table-cell table:style-name="ce2" office:value-type="float" office:value="15988.79" calcext:value-type="float">
            <text:p>15988.79</text:p>
          </table:table-cell>
          <table:table-cell table:style-name="ce2" office:value-type="float" office:value="999.3" calcext:value-type="float">
            <text:p>999.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122]; concat(&quot; &quot;; concat([.Q122]; concat(concat(&quot; object: &quot;;[.P122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16777216-bfq.csv.zst</text:p>
          </table:table-cell>
          <table:table-cell table:style-name="ce2" office:value-type="float" office:value="1564.61" calcext:value-type="float">
            <text:p>1564.61</text:p>
          </table:table-cell>
          <table:table-cell table:style-name="ce2" office:value-type="float" office:value="97.79" calcext:value-type="float">
            <text:p>97.7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123]; concat(&quot; &quot;; concat([.F123]; concat(concat(&quot; object: &quot;;[.E12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16777216-mq-deadline.csv.zst</text:p>
          </table:table-cell>
          <table:table-cell table:style-name="ce2" office:value-type="float" office:value="15734.24" calcext:value-type="float">
            <text:p>15734.24</text:p>
          </table:table-cell>
          <table:table-cell table:style-name="ce2" office:value-type="float" office:value="983.39" calcext:value-type="float">
            <text:p>983.3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123]; concat(&quot; &quot;; concat([.Q123]; concat(concat(&quot; object: &quot;;[.P123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16777216-kyber.csv.zst</text:p>
          </table:table-cell>
          <table:table-cell table:style-name="ce2" office:value-type="float" office:value="1651.22" calcext:value-type="float">
            <text:p>1651.22</text:p>
          </table:table-cell>
          <table:table-cell table:style-name="ce2" office:value-type="float" office:value="103.2" calcext:value-type="float">
            <text:p>103.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124]; concat(&quot; &quot;; concat([.F124]; concat(concat(&quot; object: &quot;;[.E12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24-16777216-none.csv.zst</text:p>
          </table:table-cell>
          <table:table-cell table:style-name="ce2" office:value-type="float" office:value="16622.87" calcext:value-type="float">
            <text:p>16622.87</text:p>
          </table:table-cell>
          <table:table-cell table:style-name="ce2" office:value-type="float" office:value="1038.93" calcext:value-type="float">
            <text:p>1038.9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124]; concat(&quot; &quot;; concat([.Q124]; concat(concat(&quot; object: &quot;;[.P124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16777216-mq-deadline.csv.zst</text:p>
          </table:table-cell>
          <table:table-cell table:style-name="ce2" office:value-type="float" office:value="1727.22" calcext:value-type="float">
            <text:p>1727.22</text:p>
          </table:table-cell>
          <table:table-cell table:style-name="ce2" office:value-type="float" office:value="107.95" calcext:value-type="float">
            <text:p>107.9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A125]; concat(&quot; &quot;; concat([.F125]; concat(concat(&quot; object: &quot;;[.E12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16777216-bfq.csv.zst</text:p>
          </table:table-cell>
          <table:table-cell table:style-name="ce2" office:value-type="float" office:value="18327.37" calcext:value-type="float">
            <text:p>18327.37</text:p>
          </table:table-cell>
          <table:table-cell table:style-name="ce2" office:value-type="float" office:value="1145.46" calcext:value-type="float">
            <text:p>1145.4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125]; concat(&quot; &quot;; concat([.Q125]; concat(concat(&quot; object: &quot;;[.P125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24-16777216-none.csv.zst</text:p>
          </table:table-cell>
          <table:table-cell table:style-name="ce2" office:value-type="float" office:value="1435.89" calcext:value-type="float">
            <text:p>1435.89</text:p>
          </table:table-cell>
          <table:table-cell table:style-name="ce2" office:value-type="float" office:value="89.74" calcext:value-type="float">
            <text:p>89.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A126]; concat(&quot; &quot;; concat([.F126]; concat(concat(&quot; object: &quot;;[.E12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16777216-kyber.csv.zst</text:p>
          </table:table-cell>
          <table:table-cell table:style-name="ce2" office:value-type="float" office:value="18063.68" calcext:value-type="float">
            <text:p>18063.68</text:p>
          </table:table-cell>
          <table:table-cell table:style-name="ce2" office:value-type="float" office:value="1128.98" calcext:value-type="float">
            <text:p>1128.9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fq</text:p>
          </table:table-cell>
          <table:table-cell table:style-name="ce1" table:formula="of:=concat([.L126]; concat(&quot; &quot;; concat([.Q126]; concat(concat(&quot; object: &quot;;[.P126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16777216-bfq.csv.zst</text:p>
          </table:table-cell>
          <table:table-cell table:style-name="ce2" office:value-type="float" office:value="1496.8" calcext:value-type="float">
            <text:p>1496.8</text:p>
          </table:table-cell>
          <table:table-cell table:style-name="ce2" office:value-type="float" office:value="93.55" calcext:value-type="float">
            <text:p>93.5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A127]; concat(&quot; &quot;; concat([.F127]; concat(concat(&quot; object: &quot;;[.E12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16777216-mq-deadline.csv.zst</text:p>
          </table:table-cell>
          <table:table-cell table:style-name="ce2" office:value-type="float" office:value="16654.74" calcext:value-type="float">
            <text:p>16654.74</text:p>
          </table:table-cell>
          <table:table-cell table:style-name="ce2" office:value-type="float" office:value="1040.92" calcext:value-type="float">
            <text:p>1040.9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yber</text:p>
          </table:table-cell>
          <table:table-cell table:style-name="ce1" table:formula="of:=concat([.L127]; concat(&quot; &quot;; concat([.Q127]; concat(concat(&quot; object: &quot;;[.P127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16777216-kyber.csv.zst</text:p>
          </table:table-cell>
          <table:table-cell table:style-name="ce2" office:value-type="float" office:value="1933.51" calcext:value-type="float">
            <text:p>1933.51</text:p>
          </table:table-cell>
          <table:table-cell table:style-name="ce2" office:value-type="float" office:value="120.84" calcext:value-type="float">
            <text:p>120.8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A128]; concat(&quot; &quot;; concat([.F128]; concat(concat(&quot; object: &quot;;[.E12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get-048-16777216-none.csv.zst</text:p>
          </table:table-cell>
          <table:table-cell table:style-name="ce2" office:value-type="float" office:value="16651.95" calcext:value-type="float">
            <text:p>16651.95</text:p>
          </table:table-cell>
          <table:table-cell table:style-name="ce2" office:value-type="float" office:value="1040.75" calcext:value-type="float">
            <text:p>1040.7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1" table:formula="of:=concat([.L128]; concat(&quot; &quot;; concat([.Q128]; concat(concat(&quot; object: &quot;;[.P128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16777216-mq-deadline.csv.zst</text:p>
          </table:table-cell>
          <table:table-cell table:style-name="ce2" office:value-type="float" office:value="2076.12" calcext:value-type="float">
            <text:p>2076.12</text:p>
          </table:table-cell>
          <table:table-cell table:style-name="ce2" office:value-type="float" office:value="129.76" calcext:value-type="float">
            <text:p>129.76</text:p>
          </table:table-cell>
          <table:table-cell table:number-columns-repeated="1003"/>
        </table:table-row>
        <table:table-row table:style-name="ro2">
          <table:table-cell table:number-columns-repeated="11"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one</text:p>
          </table:table-cell>
          <table:table-cell table:style-name="ce1" table:formula="of:=concat([.L129]; concat(&quot; &quot;; concat([.Q129]; concat(concat(&quot; object: &quot;;[.P129]);&quot;MB&quot;))))" office:value-type="string" office:string-value="" calcext:value-type="error">
            <text:p>#NAME?</text:p>
          </table:table-cell>
          <table:table-cell table:style-name="ce2" office:value-type="string" calcext:value-type="string">
            <text:p>put-048-16777216-none.csv.zst</text:p>
          </table:table-cell>
          <table:table-cell table:style-name="ce2" office:value-type="float" office:value="1875.32" calcext:value-type="float">
            <text:p>1875.32</text:p>
          </table:table-cell>
          <table:table-cell table:style-name="ce2" office:value-type="float" office:value="117.21" calcext:value-type="float">
            <text:p>117.21</text:p>
          </table:table-cell>
          <table:table-cell table:number-columns-repeated="1003"/>
        </table:table-row>
        <table:table-row table:style-name="ro1" table:number-rows-repeated="87">
          <table:table-cell table:number-columns-repeated="1024"/>
        </table:table-row>
        <table:table-row table:style-name="ro2">
          <table:table-cell table:number-columns-repeated="10"/>
          <table:table-cell table:style-name="ce2" table:number-columns-repeated="5"/>
          <table:table-cell table:number-columns-repeated="1009"/>
        </table:table-row>
        <table:table-row table:style-name="ro1" table:number-rows-repeated="10483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Tables" table:style-name="ta3">
        <table:table-column table:style-name="co3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2">
          <table:table-cell table:style-name="Pivot_20_Table_20_Field" office:value-type="string" calcext:value-type="string">
            <text:p>ObjectSize(MB)</text:p>
          </table:table-cell>
          <table:table-cell table:style-name="ce6" office:value-type="string" calcext:value-type="string">
            <text:p>0.125</text:p>
          </table:table-cell>
          <table:table-cell table:number-columns-repeated="8"/>
          <table:table-cell table:style-name="Pivot_20_Table_20_Field" office:value-type="string" calcext:value-type="string">
            <text:p>ObjectSize(MB)</text:p>
          </table:table-cell>
          <table:table-cell table:style-name="ce6" office:value-type="string" calcext:value-type="string">
            <text:p>0.125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Average - MiB/Sec</text:p>
          </table:table-cell>
          <table:table-cell table:style-name="ce7" office:value-type="string" calcext:value-type="string">
            <text:p>TotalThreadCount</text:p>
          </table:table-cell>
          <table:table-cell table:style-name="ce10" table:number-columns-repeated="5"/>
          <table:table-cell table:style-name="ce13"/>
          <table:table-cell table:number-columns-repeated="2"/>
          <table:table-cell table:style-name="ce3" office:value-type="string" calcext:value-type="string">
            <text:p>Average - MiB/Sec</text:p>
          </table:table-cell>
          <table:table-cell table:style-name="ce7" office:value-type="string" calcext:value-type="string">
            <text:p>TotalThreadCount</text:p>
          </table:table-cell>
          <table:table-cell table:style-name="ce10" table:number-columns-repeated="5"/>
          <table:table-cell table:style-name="ce13"/>
          <table:table-cell table:number-columns-repeated="1006"/>
        </table:table-row>
        <table:table-row table:style-name="ro2">
          <table:table-cell table:style-name="ce4" office:value-type="string" calcext:value-type="string">
            <text:p>SchedulerTest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384" calcext:value-type="float">
            <text:p>384</text:p>
          </table:table-cell>
          <table:table-cell table:style-name="ce14" office:value-type="float" office:value="512" calcext:value-type="float">
            <text:p>512</text:p>
          </table:table-cell>
          <table:table-cell table:number-columns-repeated="2"/>
          <table:table-cell table:style-name="ce4" office:value-type="string" calcext:value-type="string">
            <text:p>SchedulerTest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384" calcext:value-type="float">
            <text:p>384</text:p>
          </table:table-cell>
          <table:table-cell table:style-name="ce14" office:value-type="float" office:value="512" calcext:value-type="float">
            <text:p>512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#NAME?</text:p>
          </table:table-cell>
          <table:table-cell table:style-name="ce9" office:value-type="float" office:value="366.385" calcext:value-type="float">
            <text:p>366.385</text:p>
          </table:table-cell>
          <table:table-cell table:style-name="ce12" office:value-type="float" office:value="480.2475" calcext:value-type="float">
            <text:p>480.2475</text:p>
          </table:table-cell>
          <table:table-cell table:style-name="ce12" office:value-type="float" office:value="501.85" calcext:value-type="float">
            <text:p>501.85</text:p>
          </table:table-cell>
          <table:table-cell table:style-name="ce12" office:value-type="float" office:value="519.62" calcext:value-type="float">
            <text:p>519.62</text:p>
          </table:table-cell>
          <table:table-cell table:style-name="ce12" office:value-type="float" office:value="517.9625" calcext:value-type="float">
            <text:p>517.9625</text:p>
          </table:table-cell>
          <table:table-cell table:style-name="ce12" office:value-type="float" office:value="515.6125" calcext:value-type="float">
            <text:p>515.6125</text:p>
          </table:table-cell>
          <table:table-cell table:style-name="ce15" office:value-type="float" office:value="512.55" calcext:value-type="float">
            <text:p>512.55</text:p>
          </table:table-cell>
          <table:table-cell table:number-columns-repeated="2"/>
          <table:table-cell table:style-name="ce5" office:value-type="string" calcext:value-type="string">
            <text:p>#NAME?</text:p>
          </table:table-cell>
          <table:table-cell table:style-name="ce9" office:value-type="float" office:value="13.495" calcext:value-type="float">
            <text:p>13.495</text:p>
          </table:table-cell>
          <table:table-cell table:style-name="ce12" office:value-type="float" office:value="18.2075" calcext:value-type="float">
            <text:p>18.2075</text:p>
          </table:table-cell>
          <table:table-cell table:style-name="ce12" office:value-type="float" office:value="21.2075" calcext:value-type="float">
            <text:p>21.2075</text:p>
          </table:table-cell>
          <table:table-cell table:style-name="ce12" office:value-type="float" office:value="25.0325" calcext:value-type="float">
            <text:p>25.0325</text:p>
          </table:table-cell>
          <table:table-cell table:style-name="ce12" office:value-type="float" office:value="26.6225" calcext:value-type="float">
            <text:p>26.6225</text:p>
          </table:table-cell>
          <table:table-cell table:style-name="ce12" office:value-type="float" office:value="29.38" calcext:value-type="float">
            <text:p>29.38</text:p>
          </table:table-cell>
          <table:table-cell table:style-name="ce15" office:value-type="float" office:value="29.9725" calcext:value-type="float">
            <text:p>29.9725</text:p>
          </table:table-cell>
          <table:table-cell table:number-columns-repeated="1006"/>
        </table:table-row>
        <table:table-row table:style-name="ro2">
          <table:table-cell table:number-columns-repeated="9"/>
          <table:table-cell>
            <draw:frame table:end-cell-address="PivotTables.R29" table:end-x="34.53pt" table:end-y="14.97pt" draw:z-index="4" draw:name="Chart 12" draw:style-name="gr1" draw:text-style-name="P1" svg:width="683.23pt" svg:height="363.71pt" svg:x="74.24pt" svg:y="13.49pt">
              <draw:object draw:notify-on-update-of-ranges="PivotTables.L2:PivotTables.R2 PivotTables.K3:PivotTables.K3 PivotTables.L3:PivotTables.R3 PivotTables.K4:PivotTables.K4 PivotTables.L4:PivotTables.R4 PivotTables.K5:PivotTables.K5 PivotTables.L5:PivotTables.R5 PivotTables.K6:PivotTables.K6 PivotTables.L6:PivotTables.R6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Pivot_20_Table_20_Field" office:value-type="string" calcext:value-type="string">
            <text:p>ObjectSize(MB)</text:p>
          </table:table-cell>
          <table:table-cell table:style-name="ce6" office:value-type="string" calcext:value-type="string">
            <text:p>0.5</text:p>
          </table:table-cell>
          <table:table-cell table:number-columns-repeated="8"/>
          <table:table-cell table:style-name="Pivot_20_Table_20_Field" office:value-type="string" calcext:value-type="string">
            <text:p>ObjectSize(MB)</text:p>
          </table:table-cell>
          <table:table-cell table:style-name="ce6" office:value-type="string" calcext:value-type="string">
            <text:p>0.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verage - MiB/Sec</text:p>
          </table:table-cell>
          <table:table-cell table:style-name="ce7" office:value-type="string" calcext:value-type="string">
            <text:p>TotalThreadCount</text:p>
          </table:table-cell>
          <table:table-cell table:style-name="ce10" table:number-columns-repeated="5"/>
          <table:table-cell table:style-name="ce13"/>
          <table:table-cell table:number-columns-repeated="2"/>
          <table:table-cell table:style-name="ce3" office:value-type="string" calcext:value-type="string">
            <text:p>Average - MiB/Sec</text:p>
          </table:table-cell>
          <table:table-cell table:style-name="ce7" office:value-type="string" calcext:value-type="string">
            <text:p>TotalThreadCount</text:p>
          </table:table-cell>
          <table:table-cell table:style-name="ce10" table:number-columns-repeated="5"/>
          <table:table-cell table:style-name="ce13"/>
          <table:table-cell table:number-columns-repeated="1006"/>
        </table:table-row>
        <table:table-row table:style-name="ro2">
          <table:table-cell table:style-name="ce4" office:value-type="string" calcext:value-type="string">
            <text:p>SchedulerTest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384" calcext:value-type="float">
            <text:p>384</text:p>
          </table:table-cell>
          <table:table-cell table:style-name="ce14" office:value-type="float" office:value="512" calcext:value-type="float">
            <text:p>512</text:p>
          </table:table-cell>
          <table:table-cell table:number-columns-repeated="2"/>
          <table:table-cell table:style-name="ce4" office:value-type="string" calcext:value-type="string">
            <text:p>SchedulerTest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384" calcext:value-type="float">
            <text:p>384</text:p>
          </table:table-cell>
          <table:table-cell table:style-name="ce14" office:value-type="float" office:value="512" calcext:value-type="float">
            <text:p>512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#NAME?</text:p>
          </table:table-cell>
          <table:table-cell table:style-name="ce9" office:value-type="float" office:value="1380.7975" calcext:value-type="float">
            <text:p>1380.7975</text:p>
          </table:table-cell>
          <table:table-cell table:style-name="ce12" office:value-type="float" office:value="1800.6675" calcext:value-type="float">
            <text:p>1800.6675</text:p>
          </table:table-cell>
          <table:table-cell table:style-name="ce12" office:value-type="float" office:value="1883.5625" calcext:value-type="float">
            <text:p>1883.5625</text:p>
          </table:table-cell>
          <table:table-cell table:style-name="ce12" office:value-type="float" office:value="1924.93" calcext:value-type="float">
            <text:p>1924.93</text:p>
          </table:table-cell>
          <table:table-cell table:style-name="ce12" office:value-type="float" office:value="1918.805" calcext:value-type="float">
            <text:p>1918.805</text:p>
          </table:table-cell>
          <table:table-cell table:style-name="ce12" office:value-type="float" office:value="1931.0125" calcext:value-type="float">
            <text:p>1931.0125</text:p>
          </table:table-cell>
          <table:table-cell table:style-name="ce15" office:value-type="float" office:value="1928.98" calcext:value-type="float">
            <text:p>1928.98</text:p>
          </table:table-cell>
          <table:table-cell table:number-columns-repeated="2"/>
          <table:table-cell table:style-name="ce5" office:value-type="string" calcext:value-type="string">
            <text:p>#NAME?</text:p>
          </table:table-cell>
          <table:table-cell table:style-name="ce9" office:value-type="float" office:value="43.975" calcext:value-type="float">
            <text:p>43.975</text:p>
          </table:table-cell>
          <table:table-cell table:style-name="ce12" office:value-type="float" office:value="53.5075" calcext:value-type="float">
            <text:p>53.5075</text:p>
          </table:table-cell>
          <table:table-cell table:style-name="ce12" office:value-type="float" office:value="62.2025" calcext:value-type="float">
            <text:p>62.2025</text:p>
          </table:table-cell>
          <table:table-cell table:style-name="ce12" office:value-type="float" office:value="76.9225" calcext:value-type="float">
            <text:p>76.9225</text:p>
          </table:table-cell>
          <table:table-cell table:style-name="ce12" office:value-type="float" office:value="84.4375" calcext:value-type="float">
            <text:p>84.4375</text:p>
          </table:table-cell>
          <table:table-cell table:style-name="ce12" office:value-type="float" office:value="97.5975" calcext:value-type="float">
            <text:p>97.5975</text:p>
          </table:table-cell>
          <table:table-cell table:style-name="ce15" office:value-type="float" office:value="109.5775" calcext:value-type="float">
            <text:p>109.5775</text:p>
          </table:table-cell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PivotTables.H59" table:end-x="37.87pt" table:end-y="12.73pt" draw:z-index="0" draw:name="Chart 8" draw:style-name="gr1" draw:text-style-name="P1" svg:width="686.21pt" svg:height="376.47pt" svg:x="0pt" svg:y="14.26pt">
              <draw:object draw:notify-on-update-of-ranges="PivotTables.B31:PivotTables.H31 PivotTables.A32:PivotTables.A32 PivotTables.B32:PivotTables.H32 PivotTables.A33:PivotTables.A33 PivotTables.B33:PivotTables.H33 PivotTables.A34:PivotTables.A34 PivotTables.B34:PivotTables.H34 PivotTables.A35:PivotTables.A35 PivotTables.B35:PivotTables.H3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"/>
          <table:table-cell>
            <draw:frame table:end-cell-address="PivotTables.R59" table:end-x="42.66pt" table:end-y="12.73pt" draw:z-index="3" draw:name="Chart 11" draw:style-name="gr1" draw:text-style-name="P1" svg:width="683.23pt" svg:height="376.47pt" svg:x="2.24pt" svg:y="14.26pt">
              <draw:object draw:notify-on-update-of-ranges="PivotTables.L31:PivotTables.R31 PivotTables.K32:PivotTables.K32 PivotTables.L32:PivotTables.R32 PivotTables.K33:PivotTables.K33 PivotTables.L33:PivotTables.R33 PivotTables.K34:PivotTables.K34 PivotTables.L34:PivotTables.R34 PivotTables.K35:PivotTables.K35 PivotTables.L35:PivotTables.R35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Pivot_20_Table_20_Field" office:value-type="string" calcext:value-type="string">
            <text:p>ObjectSize(MB)</text:p>
          </table:table-cell>
          <table:table-cell table:style-name="ce6" office:value-type="string" calcext:value-type="string">
            <text:p>1</text:p>
          </table:table-cell>
          <table:table-cell table:number-columns-repeated="8"/>
          <table:table-cell table:style-name="Pivot_20_Table_20_Field" office:value-type="string" calcext:value-type="string">
            <text:p>ObjectSize(MB)</text:p>
          </table:table-cell>
          <table:table-cell table:style-name="ce6" office:value-type="string" calcext:value-type="string">
            <text:p>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verage - MiB/Sec</text:p>
          </table:table-cell>
          <table:table-cell table:style-name="ce7" office:value-type="string" calcext:value-type="string">
            <text:p>TotalThreadCount</text:p>
          </table:table-cell>
          <table:table-cell table:style-name="ce10" table:number-columns-repeated="5"/>
          <table:table-cell table:style-name="ce13"/>
          <table:table-cell table:number-columns-repeated="2"/>
          <table:table-cell table:style-name="ce3" office:value-type="string" calcext:value-type="string">
            <text:p>Average - MiB/Sec</text:p>
          </table:table-cell>
          <table:table-cell table:style-name="ce7" office:value-type="string" calcext:value-type="string">
            <text:p>TotalThreadCount</text:p>
          </table:table-cell>
          <table:table-cell table:style-name="ce10" table:number-columns-repeated="5"/>
          <table:table-cell table:style-name="ce13"/>
          <table:table-cell table:number-columns-repeated="1006"/>
        </table:table-row>
        <table:table-row table:style-name="ro2">
          <table:table-cell table:style-name="ce4" office:value-type="string" calcext:value-type="string">
            <text:p>SchedulerTest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384" calcext:value-type="float">
            <text:p>384</text:p>
          </table:table-cell>
          <table:table-cell table:style-name="ce14" office:value-type="float" office:value="512" calcext:value-type="float">
            <text:p>512</text:p>
          </table:table-cell>
          <table:table-cell table:number-columns-repeated="2"/>
          <table:table-cell table:style-name="ce4" office:value-type="string" calcext:value-type="string">
            <text:p>SchedulerTest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384" calcext:value-type="float">
            <text:p>384</text:p>
          </table:table-cell>
          <table:table-cell table:style-name="ce14" office:value-type="float" office:value="512" calcext:value-type="float">
            <text:p>512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#NAME?</text:p>
          </table:table-cell>
          <table:table-cell table:style-name="ce9" office:value-type="float" office:value="2540.59" calcext:value-type="float">
            <text:p>2540.59</text:p>
          </table:table-cell>
          <table:table-cell table:style-name="ce12" office:value-type="float" office:value="3431.0475" calcext:value-type="float">
            <text:p>3431.0475</text:p>
          </table:table-cell>
          <table:table-cell table:style-name="ce12" office:value-type="float" office:value="3598.74" calcext:value-type="float">
            <text:p>3598.74</text:p>
          </table:table-cell>
          <table:table-cell table:style-name="ce12" office:value-type="float" office:value="3683.6125" calcext:value-type="float">
            <text:p>3683.6125</text:p>
          </table:table-cell>
          <table:table-cell table:style-name="ce12" office:value-type="float" office:value="3701.59" calcext:value-type="float">
            <text:p>3701.59</text:p>
          </table:table-cell>
          <table:table-cell table:style-name="ce12" office:value-type="float" office:value="3719.7375" calcext:value-type="float">
            <text:p>3719.7375</text:p>
          </table:table-cell>
          <table:table-cell table:style-name="ce15" office:value-type="float" office:value="3681.035" calcext:value-type="float">
            <text:p>3681.035</text:p>
          </table:table-cell>
          <table:table-cell table:number-columns-repeated="2"/>
          <table:table-cell table:style-name="ce5" office:value-type="string" calcext:value-type="string">
            <text:p>#NAME?</text:p>
          </table:table-cell>
          <table:table-cell table:style-name="ce9" office:value-type="float" office:value="85.08" calcext:value-type="float">
            <text:p>85.08</text:p>
          </table:table-cell>
          <table:table-cell table:style-name="ce12" office:value-type="float" office:value="109.05" calcext:value-type="float">
            <text:p>109.05</text:p>
          </table:table-cell>
          <table:table-cell table:style-name="ce12" office:value-type="float" office:value="128.335" calcext:value-type="float">
            <text:p>128.335</text:p>
          </table:table-cell>
          <table:table-cell table:style-name="ce12" office:value-type="float" office:value="158.62" calcext:value-type="float">
            <text:p>158.62</text:p>
          </table:table-cell>
          <table:table-cell table:style-name="ce12" office:value-type="float" office:value="173.1" calcext:value-type="float">
            <text:p>173.1</text:p>
          </table:table-cell>
          <table:table-cell table:style-name="ce12" office:value-type="float" office:value="200.5675" calcext:value-type="float">
            <text:p>200.5675</text:p>
          </table:table-cell>
          <table:table-cell table:style-name="ce15" office:value-type="float" office:value="217.5525" calcext:value-type="float">
            <text:p>217.5525</text:p>
          </table:table-cell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>
            <draw:frame table:end-cell-address="PivotTables.H89" table:end-x="37.87pt" table:end-y="14.94pt" draw:z-index="1" draw:name="Chart 9" draw:style-name="gr1" draw:text-style-name="P1" svg:width="686.21pt" svg:height="376.47pt" svg:x="0pt" svg:y="0.74pt">
              <draw:object draw:notify-on-update-of-ranges="PivotTables.B61:PivotTables.H61 PivotTables.A62:PivotTables.A62 PivotTables.B62:PivotTables.H62 PivotTables.A63:PivotTables.A63 PivotTables.B63:PivotTables.H63 PivotTables.A64:PivotTables.A64 PivotTables.B64:PivotTables.H64 PivotTables.A65:PivotTables.A65 PivotTables.B65:PivotTables.H6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"/>
          <table:table-cell>
            <draw:frame table:end-cell-address="PivotTables.R89" table:end-x="38.89pt" table:end-y="8.93pt" draw:z-index="2" draw:name="Chart 10" draw:style-name="gr1" draw:text-style-name="P1" svg:width="679.46pt" svg:height="370.46pt" svg:x="2.24pt" svg:y="0.74pt">
              <draw:object draw:notify-on-update-of-ranges="PivotTables.L61:PivotTables.R61 PivotTables.K62:PivotTables.K62 PivotTables.L62:PivotTables.R62 PivotTables.K63:PivotTables.K63 PivotTables.L63:PivotTables.R63 PivotTables.K64:PivotTables.K64 PivotTables.L64:PivotTables.R64 PivotTables.K65:PivotTables.K65 PivotTables.L65:PivotTables.R6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Pivot_20_Table_20_Field" office:value-type="string" calcext:value-type="string">
            <text:p>ObjectSize(MB)</text:p>
          </table:table-cell>
          <table:table-cell table:style-name="ce6" office:value-type="string" calcext:value-type="string">
            <text:p>4</text:p>
          </table:table-cell>
          <table:table-cell table:number-columns-repeated="8"/>
          <table:table-cell table:style-name="Pivot_20_Table_20_Field" office:value-type="string" calcext:value-type="string">
            <text:p>ObjectSize(MB)</text:p>
          </table:table-cell>
          <table:table-cell table:style-name="ce6" office:value-type="string" calcext:value-type="string">
            <text:p>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verage - MiB/Sec</text:p>
          </table:table-cell>
          <table:table-cell table:style-name="ce7" office:value-type="string" calcext:value-type="string">
            <text:p>TotalThreadCount</text:p>
          </table:table-cell>
          <table:table-cell table:style-name="ce10" table:number-columns-repeated="5"/>
          <table:table-cell table:style-name="ce13"/>
          <table:table-cell table:number-columns-repeated="2"/>
          <table:table-cell table:style-name="ce3" office:value-type="string" calcext:value-type="string">
            <text:p>Average - MiB/Sec</text:p>
          </table:table-cell>
          <table:table-cell table:style-name="ce7" office:value-type="string" calcext:value-type="string">
            <text:p>TotalThreadCount</text:p>
          </table:table-cell>
          <table:table-cell table:style-name="ce10" table:number-columns-repeated="5"/>
          <table:table-cell table:style-name="ce13"/>
          <table:table-cell table:number-columns-repeated="1006"/>
        </table:table-row>
        <table:table-row table:style-name="ro2">
          <table:table-cell table:style-name="ce4" office:value-type="string" calcext:value-type="string">
            <text:p>SchedulerTest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384" calcext:value-type="float">
            <text:p>384</text:p>
          </table:table-cell>
          <table:table-cell table:style-name="ce14" office:value-type="float" office:value="512" calcext:value-type="float">
            <text:p>512</text:p>
          </table:table-cell>
          <table:table-cell table:number-columns-repeated="2"/>
          <table:table-cell table:style-name="ce4" office:value-type="string" calcext:value-type="string">
            <text:p>SchedulerTest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384" calcext:value-type="float">
            <text:p>384</text:p>
          </table:table-cell>
          <table:table-cell table:style-name="ce14" office:value-type="float" office:value="512" calcext:value-type="float">
            <text:p>512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#NAME?</text:p>
          </table:table-cell>
          <table:table-cell table:style-name="ce9" office:value-type="float" office:value="6950.5225" calcext:value-type="float">
            <text:p>6950.5225</text:p>
          </table:table-cell>
          <table:table-cell table:style-name="ce12" office:value-type="float" office:value="10948.5175" calcext:value-type="float">
            <text:p>10948.5175</text:p>
          </table:table-cell>
          <table:table-cell table:style-name="ce12" office:value-type="float" office:value="11843.6775" calcext:value-type="float">
            <text:p>11843.6775</text:p>
          </table:table-cell>
          <table:table-cell table:style-name="ce12" office:value-type="float" office:value="12775.9575" calcext:value-type="float">
            <text:p>12775.9575</text:p>
          </table:table-cell>
          <table:table-cell table:style-name="ce12" office:value-type="float" office:value="12907.1375" calcext:value-type="float">
            <text:p>12907.1375</text:p>
          </table:table-cell>
          <table:table-cell table:style-name="ce12" office:value-type="float" office:value="13111.1725" calcext:value-type="float">
            <text:p>13111.1725</text:p>
          </table:table-cell>
          <table:table-cell table:style-name="ce15" office:value-type="float" office:value="13361.785" calcext:value-type="float">
            <text:p>13361.785</text:p>
          </table:table-cell>
          <table:table-cell table:number-columns-repeated="2"/>
          <table:table-cell table:style-name="ce5" office:value-type="string" calcext:value-type="string">
            <text:p>#NAME?</text:p>
          </table:table-cell>
          <table:table-cell table:style-name="ce9" office:value-type="float" office:value="292.1025" calcext:value-type="float">
            <text:p>292.1025</text:p>
          </table:table-cell>
          <table:table-cell table:style-name="ce12" office:value-type="float" office:value="483.565" calcext:value-type="float">
            <text:p>483.565</text:p>
          </table:table-cell>
          <table:table-cell table:style-name="ce12" office:value-type="float" office:value="562.4025" calcext:value-type="float">
            <text:p>562.4025</text:p>
          </table:table-cell>
          <table:table-cell table:style-name="ce12" office:value-type="float" office:value="690.1425" calcext:value-type="float">
            <text:p>690.1425</text:p>
          </table:table-cell>
          <table:table-cell table:style-name="ce12" office:value-type="float" office:value="720.8475" calcext:value-type="float">
            <text:p>720.8475</text:p>
          </table:table-cell>
          <table:table-cell table:style-name="ce12" office:value-type="float" office:value="830.1925" calcext:value-type="float">
            <text:p>830.1925</text:p>
          </table:table-cell>
          <table:table-cell table:style-name="ce15" office:value-type="float" office:value="892.7175" calcext:value-type="float">
            <text:p>892.7175</text:p>
          </table:table-cell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>
            <draw:frame table:end-cell-address="PivotTables.H119" table:end-x="37.87pt" table:end-y="8.96pt" draw:z-index="6" draw:name="Chart 14" draw:style-name="gr1" draw:text-style-name="P1" svg:width="686.21pt" svg:height="370.46pt" svg:x="0pt" svg:y="0.74pt">
              <draw:object draw:notify-on-update-of-ranges="PivotTables.B91:PivotTables.H91 PivotTables.A92:PivotTables.A92 PivotTables.B92:PivotTables.H92 PivotTables.A93:PivotTables.A93 PivotTables.B93:PivotTables.H93 PivotTables.A94:PivotTables.A94 PivotTables.B94:PivotTables.H94 PivotTables.A95:PivotTables.A95 PivotTables.B95:PivotTables.H95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9"/>
          <table:table-cell>
            <draw:frame table:end-cell-address="PivotTables.R119" table:end-x="38.89pt" table:end-y="8.96pt" draw:z-index="5" draw:name="Chart 13" draw:style-name="gr1" draw:text-style-name="P1" svg:width="679.46pt" svg:height="370.46pt" svg:x="2.24pt" svg:y="0.74pt">
              <draw:object draw:notify-on-update-of-ranges="PivotTables.L91:PivotTables.R91 PivotTables.K92:PivotTables.K92 PivotTables.L92:PivotTables.R92 PivotTables.K93:PivotTables.K93 PivotTables.L93:PivotTables.R93 PivotTables.K94:PivotTables.K94 PivotTables.L94:PivotTables.R94 PivotTables.K95:PivotTables.K95 PivotTables.L95:PivotTables.R95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PivotTables" table:application-data="" table:target-range-address="PivotTables.A1:PivotTables.H5" table:buttons="PivotTables.A1 PivotTables.A4 PivotTables.B3" table:grand-total="none" table:show-filter-button="false">
          <table:source-cell-range table:cell-range-address="'minio.data.2021-02-06.disk.scheduler.test'.A1:'minio.data.2021-02-06.disk.scheduler.test'.J128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-bfq.csv.zst" table:display="true" table:show-details="true"/>
                <table:data-pilot-member table:name="get-008-131072-kyber.csv.zst" table:display="true" table:show-details="true"/>
                <table:data-pilot-member table:name="get-008-131072-mq-deadline.csv.zst" table:display="true" table:show-details="true"/>
                <table:data-pilot-member table:name="get-008-131072-none.csv.zst" table:display="true" table:show-details="true"/>
                <table:data-pilot-member table:name="get-016-131072-bfq.csv.zst" table:display="true" table:show-details="true"/>
                <table:data-pilot-member table:name="get-016-131072-kyber.csv.zst" table:display="true" table:show-details="true"/>
                <table:data-pilot-member table:name="get-016-131072-mq-deadline.csv.zst" table:display="true" table:show-details="true"/>
                <table:data-pilot-member table:name="get-016-131072-none.csv.zst" table:display="true" table:show-details="true"/>
                <table:data-pilot-member table:name="get-024-131072-bfq.csv.zst" table:display="true" table:show-details="true"/>
                <table:data-pilot-member table:name="get-024-131072-kyber.csv.zst" table:display="true" table:show-details="true"/>
                <table:data-pilot-member table:name="get-024-131072-mq-deadline.csv.zst" table:display="true" table:show-details="true"/>
                <table:data-pilot-member table:name="get-024-131072-none.csv.zst" table:display="true" table:show-details="true"/>
                <table:data-pilot-member table:name="get-048-131072-bfq.csv.zst" table:display="true" table:show-details="true"/>
                <table:data-pilot-member table:name="get-048-131072-kyber.csv.zst" table:display="true" table:show-details="true"/>
                <table:data-pilot-member table:name="get-048-131072-mq-deadline.csv.zst" table:display="true" table:show-details="true"/>
                <table:data-pilot-member table:name="get-048-131072-none.csv.zst" table:display="true" table:show-details="true"/>
                <table:data-pilot-member table:name="get-064-131072-bfq.csv.zst" table:display="true" table:show-details="true"/>
                <table:data-pilot-member table:name="get-064-131072-kyber.csv.zst" table:display="true" table:show-details="true"/>
                <table:data-pilot-member table:name="get-064-131072-mq-deadline.csv.zst" table:display="true" table:show-details="true"/>
                <table:data-pilot-member table:name="get-064-131072-none.csv.zst" table:display="true" table:show-details="true"/>
                <table:data-pilot-member table:name="get-096-131072-bfq.csv.zst" table:display="true" table:show-details="true"/>
                <table:data-pilot-member table:name="get-096-131072-kyber.csv.zst" table:display="true" table:show-details="true"/>
                <table:data-pilot-member table:name="get-096-131072-mq-deadline.csv.zst" table:display="true" table:show-details="true"/>
                <table:data-pilot-member table:name="get-096-131072-none.csv.zst" table:display="true" table:show-details="true"/>
                <table:data-pilot-member table:name="get-128-131072-kyber.csv.zst" table:display="true" table:show-details="true"/>
                <table:data-pilot-member table:name="get-128-131072-mq-deadline.csv.zst" table:display="true" table:show-details="true"/>
                <table:data-pilot-member table:name="get-128-131072-none.csv.zst" table:display="true" table:show-details="true"/>
                <table:data-pilot-member table:name="get-008-524288-bfq.csv.zst" table:display="true" table:show-details="true"/>
                <table:data-pilot-member table:name="get-008-524288-kyber.csv.zst" table:display="true" table:show-details="true"/>
                <table:data-pilot-member table:name="get-008-524288-mq-deadline.csv.zst" table:display="true" table:show-details="true"/>
                <table:data-pilot-member table:name="get-008-524288-none.csv.zst" table:display="true" table:show-details="true"/>
                <table:data-pilot-member table:name="get-016-524288-bfq.csv.zst" table:display="true" table:show-details="true"/>
                <table:data-pilot-member table:name="get-016-524288-kyber.csv.zst" table:display="true" table:show-details="true"/>
                <table:data-pilot-member table:name="get-016-524288-mq-deadline.csv.zst" table:display="true" table:show-details="true"/>
                <table:data-pilot-member table:name="get-016-524288-none.csv.zst" table:display="true" table:show-details="true"/>
                <table:data-pilot-member table:name="get-024-524288-bfq.csv.zst" table:display="true" table:show-details="true"/>
                <table:data-pilot-member table:name="get-024-524288-kyber.csv.zst" table:display="true" table:show-details="true"/>
                <table:data-pilot-member table:name="get-024-524288-mq-deadline.csv.zst" table:display="true" table:show-details="true"/>
                <table:data-pilot-member table:name="get-024-524288-none.csv.zst" table:display="true" table:show-details="true"/>
                <table:data-pilot-member table:name="get-048-524288-bfq.csv.zst" table:display="true" table:show-details="true"/>
                <table:data-pilot-member table:name="get-048-524288-kyber.csv.zst" table:display="true" table:show-details="true"/>
                <table:data-pilot-member table:name="get-048-524288-mq-deadline.csv.zst" table:display="true" table:show-details="true"/>
                <table:data-pilot-member table:name="get-048-524288-none.csv.zst" table:display="true" table:show-details="true"/>
                <table:data-pilot-member table:name="get-064-524288-bfq.csv.zst" table:display="true" table:show-details="true"/>
                <table:data-pilot-member table:name="get-064-524288-kyber.csv.zst" table:display="true" table:show-details="true"/>
                <table:data-pilot-member table:name="get-064-524288-mq-deadline.csv.zst" table:display="true" table:show-details="true"/>
                <table:data-pilot-member table:name="get-064-524288-none.csv.zst" table:display="true" table:show-details="true"/>
                <table:data-pilot-member table:name="get-096-524288-bfq.csv.zst" table:display="true" table:show-details="true"/>
                <table:data-pilot-member table:name="get-096-524288-kyber.csv.zst" table:display="true" table:show-details="true"/>
                <table:data-pilot-member table:name="get-096-524288-mq-deadline.csv.zst" table:display="true" table:show-details="true"/>
                <table:data-pilot-member table:name="get-096-524288-none.csv.zst" table:display="true" table:show-details="true"/>
                <table:data-pilot-member table:name="get-128-524288-bfq.csv.zst" table:display="true" table:show-details="true"/>
                <table:data-pilot-member table:name="get-128-524288-kyber.csv.zst" table:display="true" table:show-details="true"/>
                <table:data-pilot-member table:name="get-128-524288-mq-deadline.csv.zst" table:display="true" table:show-details="true"/>
                <table:data-pilot-member table:name="get-128-524288-none.csv.zst" table:display="true" table:show-details="true"/>
                <table:data-pilot-member table:name="get-008-1048576-bfq.csv.zst" table:display="true" table:show-details="true"/>
                <table:data-pilot-member table:name="get-008-1048576-kyber.csv.zst" table:display="true" table:show-details="true"/>
                <table:data-pilot-member table:name="get-008-1048576-mq-deadline.csv.zst" table:display="true" table:show-details="true"/>
                <table:data-pilot-member table:name="get-008-1048576-none.csv.zst" table:display="true" table:show-details="true"/>
                <table:data-pilot-member table:name="get-016-1048576-bfq.csv.zst" table:display="true" table:show-details="true"/>
                <table:data-pilot-member table:name="get-016-1048576-kyber.csv.zst" table:display="true" table:show-details="true"/>
                <table:data-pilot-member table:name="get-016-1048576-mq-deadline.csv.zst" table:display="true" table:show-details="true"/>
                <table:data-pilot-member table:name="get-016-1048576-none.csv.zst" table:display="true" table:show-details="true"/>
                <table:data-pilot-member table:name="get-024-1048576-bfq.csv.zst" table:display="true" table:show-details="true"/>
                <table:data-pilot-member table:name="get-024-1048576-kyber.csv.zst" table:display="true" table:show-details="true"/>
                <table:data-pilot-member table:name="get-024-1048576-mq-deadline.csv.zst" table:display="true" table:show-details="true"/>
                <table:data-pilot-member table:name="get-024-1048576-none.csv.zst" table:display="true" table:show-details="true"/>
                <table:data-pilot-member table:name="get-048-1048576-bfq.csv.zst" table:display="true" table:show-details="true"/>
                <table:data-pilot-member table:name="get-048-1048576-kyber.csv.zst" table:display="true" table:show-details="true"/>
                <table:data-pilot-member table:name="get-048-1048576-mq-deadline.csv.zst" table:display="true" table:show-details="true"/>
                <table:data-pilot-member table:name="get-048-1048576-none.csv.zst" table:display="true" table:show-details="true"/>
                <table:data-pilot-member table:name="get-064-1048576-bfq.csv.zst" table:display="true" table:show-details="true"/>
                <table:data-pilot-member table:name="get-064-1048576-kyber.csv.zst" table:display="true" table:show-details="true"/>
                <table:data-pilot-member table:name="get-064-1048576-mq-deadline.csv.zst" table:display="true" table:show-details="true"/>
                <table:data-pilot-member table:name="get-064-1048576-none.csv.zst" table:display="true" table:show-details="true"/>
                <table:data-pilot-member table:name="get-096-1048576-bfq.csv.zst" table:display="true" table:show-details="true"/>
                <table:data-pilot-member table:name="get-096-1048576-kyber.csv.zst" table:display="true" table:show-details="true"/>
                <table:data-pilot-member table:name="get-096-1048576-mq-deadline.csv.zst" table:display="true" table:show-details="true"/>
                <table:data-pilot-member table:name="get-096-1048576-none.csv.zst" table:display="true" table:show-details="true"/>
                <table:data-pilot-member table:name="get-128-1048576-bfq.csv.zst" table:display="true" table:show-details="true"/>
                <table:data-pilot-member table:name="get-128-1048576-kyber.csv.zst" table:display="true" table:show-details="true"/>
                <table:data-pilot-member table:name="get-128-1048576-mq-deadline.csv.zst" table:display="true" table:show-details="true"/>
                <table:data-pilot-member table:name="get-128-1048576-none.csv.zst" table:display="true" table:show-details="true"/>
                <table:data-pilot-member table:name="get-008-4194304-bfq.csv.zst" table:display="true" table:show-details="true"/>
                <table:data-pilot-member table:name="get-008-4194304-kyber.csv.zst" table:display="true" table:show-details="true"/>
                <table:data-pilot-member table:name="get-008-4194304-mq-deadline.csv.zst" table:display="true" table:show-details="true"/>
                <table:data-pilot-member table:name="get-008-4194304-none.csv.zst" table:display="true" table:show-details="true"/>
                <table:data-pilot-member table:name="get-016-4194304-bfq.csv.zst" table:display="true" table:show-details="true"/>
                <table:data-pilot-member table:name="get-016-4194304-kyber.csv.zst" table:display="true" table:show-details="true"/>
                <table:data-pilot-member table:name="get-016-4194304-mq-deadline.csv.zst" table:display="true" table:show-details="true"/>
                <table:data-pilot-member table:name="get-016-4194304-none.csv.zst" table:display="true" table:show-details="true"/>
                <table:data-pilot-member table:name="get-024-4194304-bfq.csv.zst" table:display="true" table:show-details="true"/>
                <table:data-pilot-member table:name="get-024-4194304-kyber.csv.zst" table:display="true" table:show-details="true"/>
                <table:data-pilot-member table:name="get-024-4194304-mq-deadline.csv.zst" table:display="true" table:show-details="true"/>
                <table:data-pilot-member table:name="get-024-4194304-none.csv.zst" table:display="true" table:show-details="true"/>
                <table:data-pilot-member table:name="get-048-4194304-bfq.csv.zst" table:display="true" table:show-details="true"/>
                <table:data-pilot-member table:name="get-048-4194304-kyber.csv.zst" table:display="true" table:show-details="true"/>
                <table:data-pilot-member table:name="get-048-4194304-mq-deadline.csv.zst" table:display="true" table:show-details="true"/>
                <table:data-pilot-member table:name="get-048-4194304-none.csv.zst" table:display="true" table:show-details="true"/>
                <table:data-pilot-member table:name="get-064-4194304-bfq.csv.zst" table:display="true" table:show-details="true"/>
                <table:data-pilot-member table:name="get-064-4194304-kyber.csv.zst" table:display="true" table:show-details="true"/>
                <table:data-pilot-member table:name="get-064-4194304-mq-deadline.csv.zst" table:display="true" table:show-details="true"/>
                <table:data-pilot-member table:name="get-064-4194304-none.csv.zst" table:display="true" table:show-details="true"/>
                <table:data-pilot-member table:name="get-096-4194304-bfq.csv.zst" table:display="true" table:show-details="true"/>
                <table:data-pilot-member table:name="get-096-4194304-kyber.csv.zst" table:display="true" table:show-details="true"/>
                <table:data-pilot-member table:name="get-096-4194304-mq-deadline.csv.zst" table:display="true" table:show-details="true"/>
                <table:data-pilot-member table:name="get-096-4194304-none.csv.zst" table:display="true" table:show-details="true"/>
                <table:data-pilot-member table:name="get-128-4194304-bfq.csv.zst" table:display="true" table:show-details="true"/>
                <table:data-pilot-member table:name="get-128-4194304-kyber.csv.zst" table:display="true" table:show-details="true"/>
                <table:data-pilot-member table:name="get-128-4194304-mq-deadline.csv.zst" table:display="true" table:show-details="true"/>
                <table:data-pilot-member table:name="get-128-4194304-none.csv.zst" table:display="true" table:show-details="true"/>
                <table:data-pilot-member table:name="get-008-16777216-bfq.csv.zst" table:display="true" table:show-details="true"/>
                <table:data-pilot-member table:name="get-008-16777216-kyber.csv.zst" table:display="true" table:show-details="true"/>
                <table:data-pilot-member table:name="get-008-16777216-mq-deadline.csv.zst" table:display="true" table:show-details="true"/>
                <table:data-pilot-member table:name="get-008-16777216-none.csv.zst" table:display="true" table:show-details="true"/>
                <table:data-pilot-member table:name="get-016-16777216-bfq.csv.zst" table:display="true" table:show-details="true"/>
                <table:data-pilot-member table:name="get-016-16777216-kyber.csv.zst" table:display="true" table:show-details="true"/>
                <table:data-pilot-member table:name="get-016-16777216-mq-deadline.csv.zst" table:display="true" table:show-details="true"/>
                <table:data-pilot-member table:name="get-016-16777216-none.csv.zst" table:display="true" table:show-details="true"/>
                <table:data-pilot-member table:name="get-024-16777216-bfq.csv.zst" table:display="true" table:show-details="true"/>
                <table:data-pilot-member table:name="get-024-16777216-kyber.csv.zst" table:display="true" table:show-details="true"/>
                <table:data-pilot-member table:name="get-024-16777216-mq-deadline.csv.zst" table:display="true" table:show-details="true"/>
                <table:data-pilot-member table:name="get-024-16777216-none.csv.zst" table:display="true" table:show-details="true"/>
                <table:data-pilot-member table:name="get-048-16777216-bfq.csv.zst" table:display="true" table:show-details="true"/>
                <table:data-pilot-member table:name="get-048-16777216-kyber.csv.zst" table:display="true" table:show-details="true"/>
                <table:data-pilot-member table:name="get-048-16777216-mq-deadline.csv.zst" table:display="true" table:show-details="true"/>
                <table:data-pilot-member table:name="get-048-16777216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880.26" table:display="true" table:show-details="true"/>
                <table:data-pilot-member table:name="2946.34" table:display="true" table:show-details="true"/>
                <table:data-pilot-member table:name="2948" table:display="true" table:show-details="true"/>
                <table:data-pilot-member table:name="2949.77" table:display="true" table:show-details="true"/>
                <table:data-pilot-member table:name="3841.8" table:display="true" table:show-details="true"/>
                <table:data-pilot-member table:name="3843.41" table:display="true" table:show-details="true"/>
                <table:data-pilot-member table:name="3868.46" table:display="true" table:show-details="true"/>
                <table:data-pilot-member table:name="3814.24" table:display="true" table:show-details="true"/>
                <table:data-pilot-member table:name="3999.21" table:display="true" table:show-details="true"/>
                <table:data-pilot-member table:name="4027.3" table:display="true" table:show-details="true"/>
                <table:data-pilot-member table:name="4026.1" table:display="true" table:show-details="true"/>
                <table:data-pilot-member table:name="4006.61" table:display="true" table:show-details="true"/>
                <table:data-pilot-member table:name="4162.81" table:display="true" table:show-details="true"/>
                <table:data-pilot-member table:name="4162.83" table:display="true" table:show-details="true"/>
                <table:data-pilot-member table:name="4156.93" table:display="true" table:show-details="true"/>
                <table:data-pilot-member table:name="4145.28" table:display="true" table:show-details="true"/>
                <table:data-pilot-member table:name="4148.67" table:display="true" table:show-details="true"/>
                <table:data-pilot-member table:name="4157.9" table:display="true" table:show-details="true"/>
                <table:data-pilot-member table:name="4152.48" table:display="true" table:show-details="true"/>
                <table:data-pilot-member table:name="4115.73" table:display="true" table:show-details="true"/>
                <table:data-pilot-member table:name="4133.42" table:display="true" table:show-details="true"/>
                <table:data-pilot-member table:name="4138" table:display="true" table:show-details="true"/>
                <table:data-pilot-member table:name="4116.31" table:display="true" table:show-details="true"/>
                <table:data-pilot-member table:name="4111.86" table:display="true" table:show-details="true"/>
                <table:data-pilot-member table:name="4107.64" table:display="true" table:show-details="true"/>
                <table:data-pilot-member table:name="4096.43" table:display="true" table:show-details="true"/>
                <table:data-pilot-member table:name="4097.09" table:display="true" table:show-details="true"/>
                <table:data-pilot-member table:name="2766.07" table:display="true" table:show-details="true"/>
                <table:data-pilot-member table:name="2762.86" table:display="true" table:show-details="true"/>
                <table:data-pilot-member table:name="2760.86" table:display="true" table:show-details="true"/>
                <table:data-pilot-member table:name="2756.57" table:display="true" table:show-details="true"/>
                <table:data-pilot-member table:name="3604.47" table:display="true" table:show-details="true"/>
                <table:data-pilot-member table:name="3588.63" table:display="true" table:show-details="true"/>
                <table:data-pilot-member table:name="3608.4" table:display="true" table:show-details="true"/>
                <table:data-pilot-member table:name="3603.84" table:display="true" table:show-details="true"/>
                <table:data-pilot-member table:name="3744.09" table:display="true" table:show-details="true"/>
                <table:data-pilot-member table:name="3773.73" table:display="true" table:show-details="true"/>
                <table:data-pilot-member table:name="3789.34" table:display="true" table:show-details="true"/>
                <table:data-pilot-member table:name="3761.36" table:display="true" table:show-details="true"/>
                <table:data-pilot-member table:name="3828.55" table:display="true" table:show-details="true"/>
                <table:data-pilot-member table:name="3837.47" table:display="true" table:show-details="true"/>
                <table:data-pilot-member table:name="3843.07" table:display="true" table:show-details="true"/>
                <table:data-pilot-member table:name="3890.39" table:display="true" table:show-details="true"/>
                <table:data-pilot-member table:name="3845.22" table:display="true" table:show-details="true"/>
                <table:data-pilot-member table:name="3803.13" table:display="true" table:show-details="true"/>
                <table:data-pilot-member table:name="3823.14" table:display="true" table:show-details="true"/>
                <table:data-pilot-member table:name="3878.96" table:display="true" table:show-details="true"/>
                <table:data-pilot-member table:name="3849.84" table:display="true" table:show-details="true"/>
                <table:data-pilot-member table:name="3831.44" table:display="true" table:show-details="true"/>
                <table:data-pilot-member table:name="3883.26" table:display="true" table:show-details="true"/>
                <table:data-pilot-member table:name="3883.55" table:display="true" table:show-details="true"/>
                <table:data-pilot-member table:name="3924.48" table:display="true" table:show-details="true"/>
                <table:data-pilot-member table:name="3798.38" table:display="true" table:show-details="true"/>
                <table:data-pilot-member table:name="3897.02" table:display="true" table:show-details="true"/>
                <table:data-pilot-member table:name="3811.96" table:display="true" table:show-details="true"/>
                <table:data-pilot-member table:name="2519.78" table:display="true" table:show-details="true"/>
                <table:data-pilot-member table:name="2558.48" table:display="true" table:show-details="true"/>
                <table:data-pilot-member table:name="2551.63" table:display="true" table:show-details="true"/>
                <table:data-pilot-member table:name="2532.47" table:display="true" table:show-details="true"/>
                <table:data-pilot-member table:name="3402.51" table:display="true" table:show-details="true"/>
                <table:data-pilot-member table:name="3448.01" table:display="true" table:show-details="true"/>
                <table:data-pilot-member table:name="3392.25" table:display="true" table:show-details="true"/>
                <table:data-pilot-member table:name="3481.42" table:display="true" table:show-details="true"/>
                <table:data-pilot-member table:name="3576.95" table:display="true" table:show-details="true"/>
                <table:data-pilot-member table:name="3574.42" table:display="true" table:show-details="true"/>
                <table:data-pilot-member table:name="3583.67" table:display="true" table:show-details="true"/>
                <table:data-pilot-member table:name="3659.92" table:display="true" table:show-details="true"/>
                <table:data-pilot-member table:name="3665.92" table:display="true" table:show-details="true"/>
                <table:data-pilot-member table:name="3670.64" table:display="true" table:show-details="true"/>
                <table:data-pilot-member table:name="3715.68" table:display="true" table:show-details="true"/>
                <table:data-pilot-member table:name="3682.21" table:display="true" table:show-details="true"/>
                <table:data-pilot-member table:name="3715.74" table:display="true" table:show-details="true"/>
                <table:data-pilot-member table:name="3669.97" table:display="true" table:show-details="true"/>
                <table:data-pilot-member table:name="3750.25" table:display="true" table:show-details="true"/>
                <table:data-pilot-member table:name="3670.4" table:display="true" table:show-details="true"/>
                <table:data-pilot-member table:name="3668" table:display="true" table:show-details="true"/>
                <table:data-pilot-member table:name="3667.65" table:display="true" table:show-details="true"/>
                <table:data-pilot-member table:name="3854.93" table:display="true" table:show-details="true"/>
                <table:data-pilot-member table:name="3688.37" table:display="true" table:show-details="true"/>
                <table:data-pilot-member table:name="3633.05" table:display="true" table:show-details="true"/>
                <table:data-pilot-member table:name="3794.33" table:display="true" table:show-details="true"/>
                <table:data-pilot-member table:name="3657.54" table:display="true" table:show-details="true"/>
                <table:data-pilot-member table:name="3639.22" table:display="true" table:show-details="true"/>
                <table:data-pilot-member table:name="1737.76" table:display="true" table:show-details="true"/>
                <table:data-pilot-member table:name="1733.93" table:display="true" table:show-details="true"/>
                <table:data-pilot-member table:name="1746.91" table:display="true" table:show-details="true"/>
                <table:data-pilot-member table:name="1731.92" table:display="true" table:show-details="true"/>
                <table:data-pilot-member table:name="2771.02" table:display="true" table:show-details="true"/>
                <table:data-pilot-member table:name="2737.83" table:display="true" table:show-details="true"/>
                <table:data-pilot-member table:name="2712.71" table:display="true" table:show-details="true"/>
                <table:data-pilot-member table:name="2726.96" table:display="true" table:show-details="true"/>
                <table:data-pilot-member table:name="2977.77" table:display="true" table:show-details="true"/>
                <table:data-pilot-member table:name="2953.01" table:display="true" table:show-details="true"/>
                <table:data-pilot-member table:name="2960.98" table:display="true" table:show-details="true"/>
                <table:data-pilot-member table:name="2951.92" table:display="true" table:show-details="true"/>
                <table:data-pilot-member table:name="3149" table:display="true" table:show-details="true"/>
                <table:data-pilot-member table:name="3128.26" table:display="true" table:show-details="true"/>
                <table:data-pilot-member table:name="3270.94" table:display="true" table:show-details="true"/>
                <table:data-pilot-member table:name="3227.76" table:display="true" table:show-details="true"/>
                <table:data-pilot-member table:name="3230.29" table:display="true" table:show-details="true"/>
                <table:data-pilot-member table:name="3220.09" table:display="true" table:show-details="true"/>
                <table:data-pilot-member table:name="3180.04" table:display="true" table:show-details="true"/>
                <table:data-pilot-member table:name="3276.71" table:display="true" table:show-details="true"/>
                <table:data-pilot-member table:name="3294.58" table:display="true" table:show-details="true"/>
                <table:data-pilot-member table:name="3259.83" table:display="true" table:show-details="true"/>
                <table:data-pilot-member table:name="3235.97" table:display="true" table:show-details="true"/>
                <table:data-pilot-member table:name="3320.8" table:display="true" table:show-details="true"/>
                <table:data-pilot-member table:name="3368.75" table:display="true" table:show-details="true"/>
                <table:data-pilot-member table:name="3360.64" table:display="true" table:show-details="true"/>
                <table:data-pilot-member table:name="3318.18" table:display="true" table:show-details="true"/>
                <table:data-pilot-member table:name="3314.22" table:display="true" table:show-details="true"/>
                <table:data-pilot-member table:name="621.55" table:display="true" table:show-details="true"/>
                <table:data-pilot-member table:name="614.95" table:display="true" table:show-details="true"/>
                <table:data-pilot-member table:name="614.41" table:display="true" table:show-details="true"/>
                <table:data-pilot-member table:name="637.36" table:display="true" table:show-details="true"/>
                <table:data-pilot-member table:name="952.69" table:display="true" table:show-details="true"/>
                <table:data-pilot-member table:name="950.39" table:display="true" table:show-details="true"/>
                <table:data-pilot-member table:name="973.15" table:display="true" table:show-details="true"/>
                <table:data-pilot-member table:name="980.44" table:display="true" table:show-details="true"/>
                <table:data-pilot-member table:name="1010.31" table:display="true" table:show-details="true"/>
                <table:data-pilot-member table:name="999.3" table:display="true" table:show-details="true"/>
                <table:data-pilot-member table:name="983.39" table:display="true" table:show-details="true"/>
                <table:data-pilot-member table:name="1038.93" table:display="true" table:show-details="true"/>
                <table:data-pilot-member table:name="1145.46" table:display="true" table:show-details="true"/>
                <table:data-pilot-member table:name="1128.98" table:display="true" table:show-details="true"/>
                <table:data-pilot-member table:name="1040.92" table:display="true" table:show-details="true"/>
                <table:data-pilot-member table:name="1040.7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0.125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false" table:show-details="true"/>
                <table:data-pilot-member table:name="1" table:display="false" table:show-details="true"/>
                <table:data-pilot-member table:name="4" table:display="false" table:show-details="true"/>
                <table:data-pilot-member table:name="16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60.03" table:display="true" table:show-details="true"/>
                <table:data-pilot-member table:name="368.29" table:display="true" table:show-details="true"/>
                <table:data-pilot-member table:name="368.5" table:display="true" table:show-details="true"/>
                <table:data-pilot-member table:name="368.72" table:display="true" table:show-details="true"/>
                <table:data-pilot-member table:name="480.22" table:display="true" table:show-details="true"/>
                <table:data-pilot-member table:name="480.43" table:display="true" table:show-details="true"/>
                <table:data-pilot-member table:name="483.56" table:display="true" table:show-details="true"/>
                <table:data-pilot-member table:name="476.78" table:display="true" table:show-details="true"/>
                <table:data-pilot-member table:name="499.9" table:display="true" table:show-details="true"/>
                <table:data-pilot-member table:name="503.41" table:display="true" table:show-details="true"/>
                <table:data-pilot-member table:name="503.26" table:display="true" table:show-details="true"/>
                <table:data-pilot-member table:name="500.83" table:display="true" table:show-details="true"/>
                <table:data-pilot-member table:name="520.35" table:display="true" table:show-details="true"/>
                <table:data-pilot-member table:name="519.62" table:display="true" table:show-details="true"/>
                <table:data-pilot-member table:name="518.16" table:display="true" table:show-details="true"/>
                <table:data-pilot-member table:name="518.58" table:display="true" table:show-details="true"/>
                <table:data-pilot-member table:name="519.74" table:display="true" table:show-details="true"/>
                <table:data-pilot-member table:name="519.06" table:display="true" table:show-details="true"/>
                <table:data-pilot-member table:name="514.47" table:display="true" table:show-details="true"/>
                <table:data-pilot-member table:name="516.68" table:display="true" table:show-details="true"/>
                <table:data-pilot-member table:name="517.25" table:display="true" table:show-details="true"/>
                <table:data-pilot-member table:name="514.54" table:display="true" table:show-details="true"/>
                <table:data-pilot-member table:name="513.98" table:display="true" table:show-details="true"/>
                <table:data-pilot-member table:name="513.46" table:display="true" table:show-details="true"/>
                <table:data-pilot-member table:name="512.05" table:display="true" table:show-details="true"/>
                <table:data-pilot-member table:name="512.14" table:display="true" table:show-details="true"/>
                <table:data-pilot-member table:name="1383.04" table:display="true" table:show-details="true"/>
                <table:data-pilot-member table:name="1381.43" table:display="true" table:show-details="true"/>
                <table:data-pilot-member table:name="1380.43" table:display="true" table:show-details="true"/>
                <table:data-pilot-member table:name="1378.29" table:display="true" table:show-details="true"/>
                <table:data-pilot-member table:name="1802.23" table:display="true" table:show-details="true"/>
                <table:data-pilot-member table:name="1794.32" table:display="true" table:show-details="true"/>
                <table:data-pilot-member table:name="1804.2" table:display="true" table:show-details="true"/>
                <table:data-pilot-member table:name="1801.92" table:display="true" table:show-details="true"/>
                <table:data-pilot-member table:name="1872.04" table:display="true" table:show-details="true"/>
                <table:data-pilot-member table:name="1886.86" table:display="true" table:show-details="true"/>
                <table:data-pilot-member table:name="1894.67" table:display="true" table:show-details="true"/>
                <table:data-pilot-member table:name="1880.68" table:display="true" table:show-details="true"/>
                <table:data-pilot-member table:name="1914.27" table:display="true" table:show-details="true"/>
                <table:data-pilot-member table:name="1918.73" table:display="true" table:show-details="true"/>
                <table:data-pilot-member table:name="1921.53" table:display="true" table:show-details="true"/>
                <table:data-pilot-member table:name="1945.19" table:display="true" table:show-details="true"/>
                <table:data-pilot-member table:name="1922.61" table:display="true" table:show-details="true"/>
                <table:data-pilot-member table:name="1901.56" table:display="true" table:show-details="true"/>
                <table:data-pilot-member table:name="1911.57" table:display="true" table:show-details="true"/>
                <table:data-pilot-member table:name="1939.48" table:display="true" table:show-details="true"/>
                <table:data-pilot-member table:name="1924.92" table:display="true" table:show-details="true"/>
                <table:data-pilot-member table:name="1915.72" table:display="true" table:show-details="true"/>
                <table:data-pilot-member table:name="1941.63" table:display="true" table:show-details="true"/>
                <table:data-pilot-member table:name="1941.78" table:display="true" table:show-details="true"/>
                <table:data-pilot-member table:name="1962.24" table:display="true" table:show-details="true"/>
                <table:data-pilot-member table:name="1899.19" table:display="true" table:show-details="true"/>
                <table:data-pilot-member table:name="1948.51" table:display="true" table:show-details="true"/>
                <table:data-pilot-member table:name="1905.98" table:display="true" table:show-details="true"/>
                <table:data-pilot-member table:name="2519.78" table:display="true" table:show-details="true"/>
                <table:data-pilot-member table:name="2558.48" table:display="true" table:show-details="true"/>
                <table:data-pilot-member table:name="2551.63" table:display="true" table:show-details="true"/>
                <table:data-pilot-member table:name="2532.47" table:display="true" table:show-details="true"/>
                <table:data-pilot-member table:name="3402.51" table:display="true" table:show-details="true"/>
                <table:data-pilot-member table:name="3448.01" table:display="true" table:show-details="true"/>
                <table:data-pilot-member table:name="3392.25" table:display="true" table:show-details="true"/>
                <table:data-pilot-member table:name="3481.42" table:display="true" table:show-details="true"/>
                <table:data-pilot-member table:name="3576.95" table:display="true" table:show-details="true"/>
                <table:data-pilot-member table:name="3574.42" table:display="true" table:show-details="true"/>
                <table:data-pilot-member table:name="3583.67" table:display="true" table:show-details="true"/>
                <table:data-pilot-member table:name="3659.92" table:display="true" table:show-details="true"/>
                <table:data-pilot-member table:name="3665.92" table:display="true" table:show-details="true"/>
                <table:data-pilot-member table:name="3670.64" table:display="true" table:show-details="true"/>
                <table:data-pilot-member table:name="3715.68" table:display="true" table:show-details="true"/>
                <table:data-pilot-member table:name="3682.21" table:display="true" table:show-details="true"/>
                <table:data-pilot-member table:name="3715.74" table:display="true" table:show-details="true"/>
                <table:data-pilot-member table:name="3669.97" table:display="true" table:show-details="true"/>
                <table:data-pilot-member table:name="3750.25" table:display="true" table:show-details="true"/>
                <table:data-pilot-member table:name="3670.4" table:display="true" table:show-details="true"/>
                <table:data-pilot-member table:name="3668" table:display="true" table:show-details="true"/>
                <table:data-pilot-member table:name="3667.65" table:display="true" table:show-details="true"/>
                <table:data-pilot-member table:name="3854.93" table:display="true" table:show-details="true"/>
                <table:data-pilot-member table:name="3688.37" table:display="true" table:show-details="true"/>
                <table:data-pilot-member table:name="3633.05" table:display="true" table:show-details="true"/>
                <table:data-pilot-member table:name="3794.33" table:display="true" table:show-details="true"/>
                <table:data-pilot-member table:name="3657.54" table:display="true" table:show-details="true"/>
                <table:data-pilot-member table:name="3639.22" table:display="true" table:show-details="true"/>
                <table:data-pilot-member table:name="6951.05" table:display="true" table:show-details="true"/>
                <table:data-pilot-member table:name="6935.73" table:display="true" table:show-details="true"/>
                <table:data-pilot-member table:name="6987.62" table:display="true" table:show-details="true"/>
                <table:data-pilot-member table:name="6927.69" table:display="true" table:show-details="true"/>
                <table:data-pilot-member table:name="11084.07" table:display="true" table:show-details="true"/>
                <table:data-pilot-member table:name="10951.31" table:display="true" table:show-details="true"/>
                <table:data-pilot-member table:name="10850.86" table:display="true" table:show-details="true"/>
                <table:data-pilot-member table:name="10907.83" table:display="true" table:show-details="true"/>
                <table:data-pilot-member table:name="11911.08" table:display="true" table:show-details="true"/>
                <table:data-pilot-member table:name="11812.02" table:display="true" table:show-details="true"/>
                <table:data-pilot-member table:name="11843.94" table:display="true" table:show-details="true"/>
                <table:data-pilot-member table:name="11807.67" table:display="true" table:show-details="true"/>
                <table:data-pilot-member table:name="12596.01" table:display="true" table:show-details="true"/>
                <table:data-pilot-member table:name="12513.02" table:display="true" table:show-details="true"/>
                <table:data-pilot-member table:name="13083.76" table:display="true" table:show-details="true"/>
                <table:data-pilot-member table:name="12911.04" table:display="true" table:show-details="true"/>
                <table:data-pilot-member table:name="12921.18" table:display="true" table:show-details="true"/>
                <table:data-pilot-member table:name="12880.37" table:display="true" table:show-details="true"/>
                <table:data-pilot-member table:name="12720.14" table:display="true" table:show-details="true"/>
                <table:data-pilot-member table:name="13106.86" table:display="true" table:show-details="true"/>
                <table:data-pilot-member table:name="13178.32" table:display="true" table:show-details="true"/>
                <table:data-pilot-member table:name="13039.3" table:display="true" table:show-details="true"/>
                <table:data-pilot-member table:name="12943.88" table:display="true" table:show-details="true"/>
                <table:data-pilot-member table:name="13283.19" table:display="true" table:show-details="true"/>
                <table:data-pilot-member table:name="13474.99" table:display="true" table:show-details="true"/>
                <table:data-pilot-member table:name="13442.54" table:display="true" table:show-details="true"/>
                <table:data-pilot-member table:name="13272.71" table:display="true" table:show-details="true"/>
                <table:data-pilot-member table:name="13256.9" table:display="true" table:show-details="true"/>
                <table:data-pilot-member table:name="9944.76" table:display="true" table:show-details="true"/>
                <table:data-pilot-member table:name="9839.16" table:display="true" table:show-details="true"/>
                <table:data-pilot-member table:name="9830.55" table:display="true" table:show-details="true"/>
                <table:data-pilot-member table:name="10197.71" table:display="true" table:show-details="true"/>
                <table:data-pilot-member table:name="15242.99" table:display="true" table:show-details="true"/>
                <table:data-pilot-member table:name="15206.27" table:display="true" table:show-details="true"/>
                <table:data-pilot-member table:name="15570.39" table:display="true" table:show-details="true"/>
                <table:data-pilot-member table:name="15687.06" table:display="true" table:show-details="true"/>
                <table:data-pilot-member table:name="16164.92" table:display="true" table:show-details="true"/>
                <table:data-pilot-member table:name="15988.79" table:display="true" table:show-details="true"/>
                <table:data-pilot-member table:name="15734.24" table:display="true" table:show-details="true"/>
                <table:data-pilot-member table:name="16622.87" table:display="true" table:show-details="true"/>
                <table:data-pilot-member table:name="18327.37" table:display="true" table:show-details="true"/>
                <table:data-pilot-member table:name="18063.68" table:display="true" table:show-details="true"/>
                <table:data-pilot-member table:name="16654.74" table:display="true" table:show-details="true"/>
                <table:data-pilot-member table:name="16651.9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2" table:application-data="" table:target-range-address="PivotTables.K1:PivotTables.R5" table:buttons="PivotTables.K1 PivotTables.K4 PivotTables.L3" table:grand-total="none" table:show-filter-button="false">
          <table:source-cell-range table:cell-range-address="'minio.data.2021-02-06.disk.scheduler.test'.L1:'minio.data.2021-02-06.disk.scheduler.test'.U129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08-131072-bfq.csv.zst" table:display="true" table:show-details="true"/>
                <table:data-pilot-member table:name="put-008-131072-kyber.csv.zst" table:display="true" table:show-details="true"/>
                <table:data-pilot-member table:name="put-008-131072-mq-deadline.csv.zst" table:display="true" table:show-details="true"/>
                <table:data-pilot-member table:name="put-008-131072-none.csv.zst" table:display="true" table:show-details="true"/>
                <table:data-pilot-member table:name="put-016-131072-bfq.csv.zst" table:display="true" table:show-details="true"/>
                <table:data-pilot-member table:name="put-016-131072-kyber.csv.zst" table:display="true" table:show-details="true"/>
                <table:data-pilot-member table:name="put-016-131072-mq-deadline.csv.zst" table:display="true" table:show-details="true"/>
                <table:data-pilot-member table:name="put-016-131072-none.csv.zst" table:display="true" table:show-details="true"/>
                <table:data-pilot-member table:name="put-024-131072-bfq.csv.zst" table:display="true" table:show-details="true"/>
                <table:data-pilot-member table:name="put-024-131072-kyber.csv.zst" table:display="true" table:show-details="true"/>
                <table:data-pilot-member table:name="put-024-131072-mq-deadline.csv.zst" table:display="true" table:show-details="true"/>
                <table:data-pilot-member table:name="put-024-131072-none.csv.zst" table:display="true" table:show-details="true"/>
                <table:data-pilot-member table:name="put-048-131072-bfq.csv.zst" table:display="true" table:show-details="true"/>
                <table:data-pilot-member table:name="put-048-131072-kyber.csv.zst" table:display="true" table:show-details="true"/>
                <table:data-pilot-member table:name="put-048-131072-mq-deadline.csv.zst" table:display="true" table:show-details="true"/>
                <table:data-pilot-member table:name="put-048-131072-none.csv.zst" table:display="true" table:show-details="true"/>
                <table:data-pilot-member table:name="put-064-131072-bfq.csv.zst" table:display="true" table:show-details="true"/>
                <table:data-pilot-member table:name="put-064-131072-kyber.csv.zst" table:display="true" table:show-details="true"/>
                <table:data-pilot-member table:name="put-064-131072-mq-deadline.csv.zst" table:display="true" table:show-details="true"/>
                <table:data-pilot-member table:name="put-064-131072-none.csv.zst" table:display="true" table:show-details="true"/>
                <table:data-pilot-member table:name="put-096-131072-bfq.csv.zst" table:display="true" table:show-details="true"/>
                <table:data-pilot-member table:name="put-096-131072-kyber.csv.zst" table:display="true" table:show-details="true"/>
                <table:data-pilot-member table:name="put-096-131072-mq-deadline.csv.zst" table:display="true" table:show-details="true"/>
                <table:data-pilot-member table:name="put-096-131072-none.csv.zst" table:display="true" table:show-details="true"/>
                <table:data-pilot-member table:name="put-128-131072-bfq.csv.zst" table:display="true" table:show-details="true"/>
                <table:data-pilot-member table:name="put-128-131072-kyber.csv.zst" table:display="true" table:show-details="true"/>
                <table:data-pilot-member table:name="put-128-131072-mq-deadline.csv.zst" table:display="true" table:show-details="true"/>
                <table:data-pilot-member table:name="put-128-131072-none.csv.zst" table:display="true" table:show-details="true"/>
                <table:data-pilot-member table:name="put-008-524288-bfq.csv.zst" table:display="true" table:show-details="true"/>
                <table:data-pilot-member table:name="put-008-524288-kyber.csv.zst" table:display="true" table:show-details="true"/>
                <table:data-pilot-member table:name="put-008-524288-mq-deadline.csv.zst" table:display="true" table:show-details="true"/>
                <table:data-pilot-member table:name="put-008-524288-none.csv.zst" table:display="true" table:show-details="true"/>
                <table:data-pilot-member table:name="put-016-524288-bfq.csv.zst" table:display="true" table:show-details="true"/>
                <table:data-pilot-member table:name="put-016-524288-kyber.csv.zst" table:display="true" table:show-details="true"/>
                <table:data-pilot-member table:name="put-016-524288-mq-deadline.csv.zst" table:display="true" table:show-details="true"/>
                <table:data-pilot-member table:name="put-016-524288-none.csv.zst" table:display="true" table:show-details="true"/>
                <table:data-pilot-member table:name="put-024-524288-bfq.csv.zst" table:display="true" table:show-details="true"/>
                <table:data-pilot-member table:name="put-024-524288-kyber.csv.zst" table:display="true" table:show-details="true"/>
                <table:data-pilot-member table:name="put-024-524288-mq-deadline.csv.zst" table:display="true" table:show-details="true"/>
                <table:data-pilot-member table:name="put-024-524288-none.csv.zst" table:display="true" table:show-details="true"/>
                <table:data-pilot-member table:name="put-048-524288-bfq.csv.zst" table:display="true" table:show-details="true"/>
                <table:data-pilot-member table:name="put-048-524288-kyber.csv.zst" table:display="true" table:show-details="true"/>
                <table:data-pilot-member table:name="put-048-524288-mq-deadline.csv.zst" table:display="true" table:show-details="true"/>
                <table:data-pilot-member table:name="put-048-524288-none.csv.zst" table:display="true" table:show-details="true"/>
                <table:data-pilot-member table:name="put-064-524288-bfq.csv.zst" table:display="true" table:show-details="true"/>
                <table:data-pilot-member table:name="put-064-524288-kyber.csv.zst" table:display="true" table:show-details="true"/>
                <table:data-pilot-member table:name="put-064-524288-mq-deadline.csv.zst" table:display="true" table:show-details="true"/>
                <table:data-pilot-member table:name="put-064-524288-none.csv.zst" table:display="true" table:show-details="true"/>
                <table:data-pilot-member table:name="put-096-524288-bfq.csv.zst" table:display="true" table:show-details="true"/>
                <table:data-pilot-member table:name="put-096-524288-kyber.csv.zst" table:display="true" table:show-details="true"/>
                <table:data-pilot-member table:name="put-096-524288-mq-deadline.csv.zst" table:display="true" table:show-details="true"/>
                <table:data-pilot-member table:name="put-096-524288-none.csv.zst" table:display="true" table:show-details="true"/>
                <table:data-pilot-member table:name="put-128-524288-bfq.csv.zst" table:display="true" table:show-details="true"/>
                <table:data-pilot-member table:name="put-128-524288-kyber.csv.zst" table:display="true" table:show-details="true"/>
                <table:data-pilot-member table:name="put-128-524288-mq-deadline.csv.zst" table:display="true" table:show-details="true"/>
                <table:data-pilot-member table:name="put-128-524288-none.csv.zst" table:display="true" table:show-details="true"/>
                <table:data-pilot-member table:name="put-008-1048576-bfq.csv.zst" table:display="true" table:show-details="true"/>
                <table:data-pilot-member table:name="put-008-1048576-kyber.csv.zst" table:display="true" table:show-details="true"/>
                <table:data-pilot-member table:name="put-008-1048576-mq-deadline.csv.zst" table:display="true" table:show-details="true"/>
                <table:data-pilot-member table:name="put-008-1048576-none.csv.zst" table:display="true" table:show-details="true"/>
                <table:data-pilot-member table:name="put-016-1048576-bfq.csv.zst" table:display="true" table:show-details="true"/>
                <table:data-pilot-member table:name="put-016-1048576-kyber.csv.zst" table:display="true" table:show-details="true"/>
                <table:data-pilot-member table:name="put-016-1048576-mq-deadline.csv.zst" table:display="true" table:show-details="true"/>
                <table:data-pilot-member table:name="put-016-1048576-none.csv.zst" table:display="true" table:show-details="true"/>
                <table:data-pilot-member table:name="put-024-1048576-bfq.csv.zst" table:display="true" table:show-details="true"/>
                <table:data-pilot-member table:name="put-024-1048576-kyber.csv.zst" table:display="true" table:show-details="true"/>
                <table:data-pilot-member table:name="put-024-1048576-mq-deadline.csv.zst" table:display="true" table:show-details="true"/>
                <table:data-pilot-member table:name="put-024-1048576-none.csv.zst" table:display="true" table:show-details="true"/>
                <table:data-pilot-member table:name="put-048-1048576-bfq.csv.zst" table:display="true" table:show-details="true"/>
                <table:data-pilot-member table:name="put-048-1048576-kyber.csv.zst" table:display="true" table:show-details="true"/>
                <table:data-pilot-member table:name="put-048-1048576-mq-deadline.csv.zst" table:display="true" table:show-details="true"/>
                <table:data-pilot-member table:name="put-048-1048576-none.csv.zst" table:display="true" table:show-details="true"/>
                <table:data-pilot-member table:name="put-064-1048576-bfq.csv.zst" table:display="true" table:show-details="true"/>
                <table:data-pilot-member table:name="put-064-1048576-kyber.csv.zst" table:display="true" table:show-details="true"/>
                <table:data-pilot-member table:name="put-064-1048576-mq-deadline.csv.zst" table:display="true" table:show-details="true"/>
                <table:data-pilot-member table:name="put-064-1048576-none.csv.zst" table:display="true" table:show-details="true"/>
                <table:data-pilot-member table:name="put-096-1048576-bfq.csv.zst" table:display="true" table:show-details="true"/>
                <table:data-pilot-member table:name="put-096-1048576-kyber.csv.zst" table:display="true" table:show-details="true"/>
                <table:data-pilot-member table:name="put-096-1048576-mq-deadline.csv.zst" table:display="true" table:show-details="true"/>
                <table:data-pilot-member table:name="put-096-1048576-none.csv.zst" table:display="true" table:show-details="true"/>
                <table:data-pilot-member table:name="put-128-1048576-bfq.csv.zst" table:display="true" table:show-details="true"/>
                <table:data-pilot-member table:name="put-128-1048576-kyber.csv.zst" table:display="true" table:show-details="true"/>
                <table:data-pilot-member table:name="put-128-1048576-mq-deadline.csv.zst" table:display="true" table:show-details="true"/>
                <table:data-pilot-member table:name="put-128-1048576-none.csv.zst" table:display="true" table:show-details="true"/>
                <table:data-pilot-member table:name="put-008-4194304-bfq.csv.zst" table:display="true" table:show-details="true"/>
                <table:data-pilot-member table:name="put-008-4194304-kyber.csv.zst" table:display="true" table:show-details="true"/>
                <table:data-pilot-member table:name="put-008-4194304-mq-deadline.csv.zst" table:display="true" table:show-details="true"/>
                <table:data-pilot-member table:name="put-008-4194304-none.csv.zst" table:display="true" table:show-details="true"/>
                <table:data-pilot-member table:name="put-016-4194304-bfq.csv.zst" table:display="true" table:show-details="true"/>
                <table:data-pilot-member table:name="put-016-4194304-kyber.csv.zst" table:display="true" table:show-details="true"/>
                <table:data-pilot-member table:name="put-016-4194304-mq-deadline.csv.zst" table:display="true" table:show-details="true"/>
                <table:data-pilot-member table:name="put-016-4194304-none.csv.zst" table:display="true" table:show-details="true"/>
                <table:data-pilot-member table:name="put-024-4194304-bfq.csv.zst" table:display="true" table:show-details="true"/>
                <table:data-pilot-member table:name="put-024-4194304-kyber.csv.zst" table:display="true" table:show-details="true"/>
                <table:data-pilot-member table:name="put-024-4194304-mq-deadline.csv.zst" table:display="true" table:show-details="true"/>
                <table:data-pilot-member table:name="put-024-4194304-none.csv.zst" table:display="true" table:show-details="true"/>
                <table:data-pilot-member table:name="put-048-4194304-bfq.csv.zst" table:display="true" table:show-details="true"/>
                <table:data-pilot-member table:name="put-048-4194304-kyber.csv.zst" table:display="true" table:show-details="true"/>
                <table:data-pilot-member table:name="put-048-4194304-mq-deadline.csv.zst" table:display="true" table:show-details="true"/>
                <table:data-pilot-member table:name="put-048-4194304-none.csv.zst" table:display="true" table:show-details="true"/>
                <table:data-pilot-member table:name="put-064-4194304-bfq.csv.zst" table:display="true" table:show-details="true"/>
                <table:data-pilot-member table:name="put-064-4194304-kyber.csv.zst" table:display="true" table:show-details="true"/>
                <table:data-pilot-member table:name="put-064-4194304-mq-deadline.csv.zst" table:display="true" table:show-details="true"/>
                <table:data-pilot-member table:name="put-064-4194304-none.csv.zst" table:display="true" table:show-details="true"/>
                <table:data-pilot-member table:name="put-096-4194304-bfq.csv.zst" table:display="true" table:show-details="true"/>
                <table:data-pilot-member table:name="put-096-4194304-kyber.csv.zst" table:display="true" table:show-details="true"/>
                <table:data-pilot-member table:name="put-096-4194304-mq-deadline.csv.zst" table:display="true" table:show-details="true"/>
                <table:data-pilot-member table:name="put-096-4194304-none.csv.zst" table:display="true" table:show-details="true"/>
                <table:data-pilot-member table:name="put-128-4194304-bfq.csv.zst" table:display="true" table:show-details="true"/>
                <table:data-pilot-member table:name="put-128-4194304-kyber.csv.zst" table:display="true" table:show-details="true"/>
                <table:data-pilot-member table:name="put-128-4194304-mq-deadline.csv.zst" table:display="true" table:show-details="true"/>
                <table:data-pilot-member table:name="put-128-4194304-none.csv.zst" table:display="true" table:show-details="true"/>
                <table:data-pilot-member table:name="put-008-16777216-bfq.csv.zst" table:display="true" table:show-details="true"/>
                <table:data-pilot-member table:name="put-008-16777216-kyber.csv.zst" table:display="true" table:show-details="true"/>
                <table:data-pilot-member table:name="put-008-16777216-mq-deadline.csv.zst" table:display="true" table:show-details="true"/>
                <table:data-pilot-member table:name="put-008-16777216-none.csv.zst" table:display="true" table:show-details="true"/>
                <table:data-pilot-member table:name="put-016-16777216-bfq.csv.zst" table:display="true" table:show-details="true"/>
                <table:data-pilot-member table:name="put-016-16777216-kyber.csv.zst" table:display="true" table:show-details="true"/>
                <table:data-pilot-member table:name="put-016-16777216-mq-deadline.csv.zst" table:display="true" table:show-details="true"/>
                <table:data-pilot-member table:name="put-016-16777216-none.csv.zst" table:display="true" table:show-details="true"/>
                <table:data-pilot-member table:name="put-024-16777216-bfq.csv.zst" table:display="true" table:show-details="true"/>
                <table:data-pilot-member table:name="put-024-16777216-kyber.csv.zst" table:display="true" table:show-details="true"/>
                <table:data-pilot-member table:name="put-024-16777216-mq-deadline.csv.zst" table:display="true" table:show-details="true"/>
                <table:data-pilot-member table:name="put-024-16777216-none.csv.zst" table:display="true" table:show-details="true"/>
                <table:data-pilot-member table:name="put-048-16777216-bfq.csv.zst" table:display="true" table:show-details="true"/>
                <table:data-pilot-member table:name="put-048-16777216-kyber.csv.zst" table:display="true" table:show-details="true"/>
                <table:data-pilot-member table:name="put-048-16777216-mq-deadline.csv.zst" table:display="true" table:show-details="true"/>
                <table:data-pilot-member table:name="put-048-16777216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06.61" table:display="true" table:show-details="true"/>
                <table:data-pilot-member table:name="107.9" table:display="true" table:show-details="true"/>
                <table:data-pilot-member table:name="108.22" table:display="true" table:show-details="true"/>
                <table:data-pilot-member table:name="109.01" table:display="true" table:show-details="true"/>
                <table:data-pilot-member table:name="144.64" table:display="true" table:show-details="true"/>
                <table:data-pilot-member table:name="146.71" table:display="true" table:show-details="true"/>
                <table:data-pilot-member table:name="149.62" table:display="true" table:show-details="true"/>
                <table:data-pilot-member table:name="141.66" table:display="true" table:show-details="true"/>
                <table:data-pilot-member table:name="170.38" table:display="true" table:show-details="true"/>
                <table:data-pilot-member table:name="167.75" table:display="true" table:show-details="true"/>
                <table:data-pilot-member table:name="171.08" table:display="true" table:show-details="true"/>
                <table:data-pilot-member table:name="169.4" table:display="true" table:show-details="true"/>
                <table:data-pilot-member table:name="186.34" table:display="true" table:show-details="true"/>
                <table:data-pilot-member table:name="196.79" table:display="true" table:show-details="true"/>
                <table:data-pilot-member table:name="214.22" table:display="true" table:show-details="true"/>
                <table:data-pilot-member table:name="203.69" table:display="true" table:show-details="true"/>
                <table:data-pilot-member table:name="224.88" table:display="true" table:show-details="true"/>
                <table:data-pilot-member table:name="211.96" table:display="true" table:show-details="true"/>
                <table:data-pilot-member table:name="220.59" table:display="true" table:show-details="true"/>
                <table:data-pilot-member table:name="194.59" table:display="true" table:show-details="true"/>
                <table:data-pilot-member table:name="241.33" table:display="true" table:show-details="true"/>
                <table:data-pilot-member table:name="234.31" table:display="true" table:show-details="true"/>
                <table:data-pilot-member table:name="236.07" table:display="true" table:show-details="true"/>
                <table:data-pilot-member table:name="228.37" table:display="true" table:show-details="true"/>
                <table:data-pilot-member table:name="254.01" table:display="true" table:show-details="true"/>
                <table:data-pilot-member table:name="227.6" table:display="true" table:show-details="true"/>
                <table:data-pilot-member table:name="235.39" table:display="true" table:show-details="true"/>
                <table:data-pilot-member table:name="242.18" table:display="true" table:show-details="true"/>
                <table:data-pilot-member table:name="88.28" table:display="true" table:show-details="true"/>
                <table:data-pilot-member table:name="82.66" table:display="true" table:show-details="true"/>
                <table:data-pilot-member table:name="90.4" table:display="true" table:show-details="true"/>
                <table:data-pilot-member table:name="90.46" table:display="true" table:show-details="true"/>
                <table:data-pilot-member table:name="108.69" table:display="true" table:show-details="true"/>
                <table:data-pilot-member table:name="108.27" table:display="true" table:show-details="true"/>
                <table:data-pilot-member table:name="107.55" table:display="true" table:show-details="true"/>
                <table:data-pilot-member table:name="103.59" table:display="true" table:show-details="true"/>
                <table:data-pilot-member table:name="115.71" table:display="true" table:show-details="true"/>
                <table:data-pilot-member table:name="119.31" table:display="true" table:show-details="true"/>
                <table:data-pilot-member table:name="130.38" table:display="true" table:show-details="true"/>
                <table:data-pilot-member table:name="132.23" table:display="true" table:show-details="true"/>
                <table:data-pilot-member table:name="141.85" table:display="true" table:show-details="true"/>
                <table:data-pilot-member table:name="159.86" table:display="true" table:show-details="true"/>
                <table:data-pilot-member table:name="153.15" table:display="true" table:show-details="true"/>
                <table:data-pilot-member table:name="160.51" table:display="true" table:show-details="true"/>
                <table:data-pilot-member table:name="155.94" table:display="true" table:show-details="true"/>
                <table:data-pilot-member table:name="176.54" table:display="true" table:show-details="true"/>
                <table:data-pilot-member table:name="169.49" table:display="true" table:show-details="true"/>
                <table:data-pilot-member table:name="173.53" table:display="true" table:show-details="true"/>
                <table:data-pilot-member table:name="192.16" table:display="true" table:show-details="true"/>
                <table:data-pilot-member table:name="195.55" table:display="true" table:show-details="true"/>
                <table:data-pilot-member table:name="203.31" table:display="true" table:show-details="true"/>
                <table:data-pilot-member table:name="189.73" table:display="true" table:show-details="true"/>
                <table:data-pilot-member table:name="227.4" table:display="true" table:show-details="true"/>
                <table:data-pilot-member table:name="212.14" table:display="true" table:show-details="true"/>
                <table:data-pilot-member table:name="225.44" table:display="true" table:show-details="true"/>
                <table:data-pilot-member table:name="211.63" table:display="true" table:show-details="true"/>
                <table:data-pilot-member table:name="86" table:display="true" table:show-details="true"/>
                <table:data-pilot-member table:name="82.99" table:display="true" table:show-details="true"/>
                <table:data-pilot-member table:name="84.79" table:display="true" table:show-details="true"/>
                <table:data-pilot-member table:name="86.54" table:display="true" table:show-details="true"/>
                <table:data-pilot-member table:name="97.48" table:display="true" table:show-details="true"/>
                <table:data-pilot-member table:name="117.22" table:display="true" table:show-details="true"/>
                <table:data-pilot-member table:name="117.53" table:display="true" table:show-details="true"/>
                <table:data-pilot-member table:name="103.97" table:display="true" table:show-details="true"/>
                <table:data-pilot-member table:name="128.7" table:display="true" table:show-details="true"/>
                <table:data-pilot-member table:name="123.59" table:display="true" table:show-details="true"/>
                <table:data-pilot-member table:name="124.2" table:display="true" table:show-details="true"/>
                <table:data-pilot-member table:name="136.85" table:display="true" table:show-details="true"/>
                <table:data-pilot-member table:name="165.18" table:display="true" table:show-details="true"/>
                <table:data-pilot-member table:name="155.02" table:display="true" table:show-details="true"/>
                <table:data-pilot-member table:name="155.82" table:display="true" table:show-details="true"/>
                <table:data-pilot-member table:name="158.46" table:display="true" table:show-details="true"/>
                <table:data-pilot-member table:name="179.06" table:display="true" table:show-details="true"/>
                <table:data-pilot-member table:name="180.09" table:display="true" table:show-details="true"/>
                <table:data-pilot-member table:name="171.38" table:display="true" table:show-details="true"/>
                <table:data-pilot-member table:name="161.87" table:display="true" table:show-details="true"/>
                <table:data-pilot-member table:name="198.59" table:display="true" table:show-details="true"/>
                <table:data-pilot-member table:name="209.81" table:display="true" table:show-details="true"/>
                <table:data-pilot-member table:name="216.84" table:display="true" table:show-details="true"/>
                <table:data-pilot-member table:name="177.03" table:display="true" table:show-details="true"/>
                <table:data-pilot-member table:name="222.19" table:display="true" table:show-details="true"/>
                <table:data-pilot-member table:name="210.86" table:display="true" table:show-details="true"/>
                <table:data-pilot-member table:name="238.23" table:display="true" table:show-details="true"/>
                <table:data-pilot-member table:name="198.93" table:display="true" table:show-details="true"/>
                <table:data-pilot-member table:name="68.46" table:display="true" table:show-details="true"/>
                <table:data-pilot-member table:name="73.89" table:display="true" table:show-details="true"/>
                <table:data-pilot-member table:name="76.81" table:display="true" table:show-details="true"/>
                <table:data-pilot-member table:name="72.94" table:display="true" table:show-details="true"/>
                <table:data-pilot-member table:name="119.92" table:display="true" table:show-details="true"/>
                <table:data-pilot-member table:name="122.9" table:display="true" table:show-details="true"/>
                <table:data-pilot-member table:name="123.5" table:display="true" table:show-details="true"/>
                <table:data-pilot-member table:name="117.24" table:display="true" table:show-details="true"/>
                <table:data-pilot-member table:name="134.62" table:display="true" table:show-details="true"/>
                <table:data-pilot-member table:name="142.5" table:display="true" table:show-details="true"/>
                <table:data-pilot-member table:name="145.32" table:display="true" table:show-details="true"/>
                <table:data-pilot-member table:name="139.96" table:display="true" table:show-details="true"/>
                <table:data-pilot-member table:name="157.9" table:display="true" table:show-details="true"/>
                <table:data-pilot-member table:name="178.63" table:display="true" table:show-details="true"/>
                <table:data-pilot-member table:name="187.68" table:display="true" table:show-details="true"/>
                <table:data-pilot-member table:name="165.93" table:display="true" table:show-details="true"/>
                <table:data-pilot-member table:name="157.01" table:display="true" table:show-details="true"/>
                <table:data-pilot-member table:name="188.02" table:display="true" table:show-details="true"/>
                <table:data-pilot-member table:name="197.81" table:display="true" table:show-details="true"/>
                <table:data-pilot-member table:name="178.01" table:display="true" table:show-details="true"/>
                <table:data-pilot-member table:name="190.34" table:display="true" table:show-details="true"/>
                <table:data-pilot-member table:name="217.46" table:display="true" table:show-details="true"/>
                <table:data-pilot-member table:name="227.11" table:display="true" table:show-details="true"/>
                <table:data-pilot-member table:name="195.28" table:display="true" table:show-details="true"/>
                <table:data-pilot-member table:name="192.42" table:display="true" table:show-details="true"/>
                <table:data-pilot-member table:name="236.37" table:display="true" table:show-details="true"/>
                <table:data-pilot-member table:name="250.82" table:display="true" table:show-details="true"/>
                <table:data-pilot-member table:name="213.11" table:display="true" table:show-details="true"/>
                <table:data-pilot-member table:name="58.27" table:display="true" table:show-details="true"/>
                <table:data-pilot-member table:name="62.68" table:display="true" table:show-details="true"/>
                <table:data-pilot-member table:name="63.53" table:display="true" table:show-details="true"/>
                <table:data-pilot-member table:name="61.68" table:display="true" table:show-details="true"/>
                <table:data-pilot-member table:name="90.37" table:display="true" table:show-details="true"/>
                <table:data-pilot-member table:name="92.41" table:display="true" table:show-details="true"/>
                <table:data-pilot-member table:name="96.63" table:display="true" table:show-details="true"/>
                <table:data-pilot-member table:name="95.07" table:display="true" table:show-details="true"/>
                <table:data-pilot-member table:name="97.79" table:display="true" table:show-details="true"/>
                <table:data-pilot-member table:name="103.2" table:display="true" table:show-details="true"/>
                <table:data-pilot-member table:name="107.95" table:display="true" table:show-details="true"/>
                <table:data-pilot-member table:name="89.74" table:display="true" table:show-details="true"/>
                <table:data-pilot-member table:name="93.55" table:display="true" table:show-details="true"/>
                <table:data-pilot-member table:name="120.84" table:display="true" table:show-details="true"/>
                <table:data-pilot-member table:name="129.76" table:display="true" table:show-details="true"/>
                <table:data-pilot-member table:name="117.2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0.125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false" table:show-details="true"/>
                <table:data-pilot-member table:name="1" table:display="false" table:show-details="true"/>
                <table:data-pilot-member table:name="4" table:display="false" table:show-details="true"/>
                <table:data-pilot-member table:name="16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33" table:display="true" table:show-details="true"/>
                <table:data-pilot-member table:name="13.49" table:display="true" table:show-details="true"/>
                <table:data-pilot-member table:name="13.53" table:display="true" table:show-details="true"/>
                <table:data-pilot-member table:name="13.63" table:display="true" table:show-details="true"/>
                <table:data-pilot-member table:name="18.08" table:display="true" table:show-details="true"/>
                <table:data-pilot-member table:name="18.34" table:display="true" table:show-details="true"/>
                <table:data-pilot-member table:name="18.7" table:display="true" table:show-details="true"/>
                <table:data-pilot-member table:name="17.71" table:display="true" table:show-details="true"/>
                <table:data-pilot-member table:name="21.3" table:display="true" table:show-details="true"/>
                <table:data-pilot-member table:name="20.97" table:display="true" table:show-details="true"/>
                <table:data-pilot-member table:name="21.39" table:display="true" table:show-details="true"/>
                <table:data-pilot-member table:name="21.17" table:display="true" table:show-details="true"/>
                <table:data-pilot-member table:name="23.29" table:display="true" table:show-details="true"/>
                <table:data-pilot-member table:name="24.6" table:display="true" table:show-details="true"/>
                <table:data-pilot-member table:name="26.78" table:display="true" table:show-details="true"/>
                <table:data-pilot-member table:name="25.46" table:display="true" table:show-details="true"/>
                <table:data-pilot-member table:name="28.11" table:display="true" table:show-details="true"/>
                <table:data-pilot-member table:name="26.49" table:display="true" table:show-details="true"/>
                <table:data-pilot-member table:name="27.57" table:display="true" table:show-details="true"/>
                <table:data-pilot-member table:name="24.32" table:display="true" table:show-details="true"/>
                <table:data-pilot-member table:name="30.17" table:display="true" table:show-details="true"/>
                <table:data-pilot-member table:name="29.29" table:display="true" table:show-details="true"/>
                <table:data-pilot-member table:name="29.51" table:display="true" table:show-details="true"/>
                <table:data-pilot-member table:name="28.55" table:display="true" table:show-details="true"/>
                <table:data-pilot-member table:name="31.75" table:display="true" table:show-details="true"/>
                <table:data-pilot-member table:name="28.45" table:display="true" table:show-details="true"/>
                <table:data-pilot-member table:name="29.42" table:display="true" table:show-details="true"/>
                <table:data-pilot-member table:name="30.27" table:display="true" table:show-details="true"/>
                <table:data-pilot-member table:name="44.14" table:display="true" table:show-details="true"/>
                <table:data-pilot-member table:name="41.33" table:display="true" table:show-details="true"/>
                <table:data-pilot-member table:name="45.2" table:display="true" table:show-details="true"/>
                <table:data-pilot-member table:name="45.23" table:display="true" table:show-details="true"/>
                <table:data-pilot-member table:name="54.34" table:display="true" table:show-details="true"/>
                <table:data-pilot-member table:name="54.13" table:display="true" table:show-details="true"/>
                <table:data-pilot-member table:name="53.77" table:display="true" table:show-details="true"/>
                <table:data-pilot-member table:name="51.79" table:display="true" table:show-details="true"/>
                <table:data-pilot-member table:name="57.85" table:display="true" table:show-details="true"/>
                <table:data-pilot-member table:name="59.65" table:display="true" table:show-details="true"/>
                <table:data-pilot-member table:name="65.19" table:display="true" table:show-details="true"/>
                <table:data-pilot-member table:name="66.12" table:display="true" table:show-details="true"/>
                <table:data-pilot-member table:name="70.93" table:display="true" table:show-details="true"/>
                <table:data-pilot-member table:name="79.93" table:display="true" table:show-details="true"/>
                <table:data-pilot-member table:name="76.57" table:display="true" table:show-details="true"/>
                <table:data-pilot-member table:name="80.26" table:display="true" table:show-details="true"/>
                <table:data-pilot-member table:name="77.97" table:display="true" table:show-details="true"/>
                <table:data-pilot-member table:name="88.27" table:display="true" table:show-details="true"/>
                <table:data-pilot-member table:name="84.75" table:display="true" table:show-details="true"/>
                <table:data-pilot-member table:name="86.76" table:display="true" table:show-details="true"/>
                <table:data-pilot-member table:name="96.08" table:display="true" table:show-details="true"/>
                <table:data-pilot-member table:name="97.78" table:display="true" table:show-details="true"/>
                <table:data-pilot-member table:name="101.66" table:display="true" table:show-details="true"/>
                <table:data-pilot-member table:name="94.87" table:display="true" table:show-details="true"/>
                <table:data-pilot-member table:name="113.7" table:display="true" table:show-details="true"/>
                <table:data-pilot-member table:name="106.07" table:display="true" table:show-details="true"/>
                <table:data-pilot-member table:name="112.72" table:display="true" table:show-details="true"/>
                <table:data-pilot-member table:name="105.82" table:display="true" table:show-details="true"/>
                <table:data-pilot-member table:name="86" table:display="true" table:show-details="true"/>
                <table:data-pilot-member table:name="82.99" table:display="true" table:show-details="true"/>
                <table:data-pilot-member table:name="84.79" table:display="true" table:show-details="true"/>
                <table:data-pilot-member table:name="86.54" table:display="true" table:show-details="true"/>
                <table:data-pilot-member table:name="97.48" table:display="true" table:show-details="true"/>
                <table:data-pilot-member table:name="117.22" table:display="true" table:show-details="true"/>
                <table:data-pilot-member table:name="117.53" table:display="true" table:show-details="true"/>
                <table:data-pilot-member table:name="103.97" table:display="true" table:show-details="true"/>
                <table:data-pilot-member table:name="128.7" table:display="true" table:show-details="true"/>
                <table:data-pilot-member table:name="123.59" table:display="true" table:show-details="true"/>
                <table:data-pilot-member table:name="124.2" table:display="true" table:show-details="true"/>
                <table:data-pilot-member table:name="136.85" table:display="true" table:show-details="true"/>
                <table:data-pilot-member table:name="165.18" table:display="true" table:show-details="true"/>
                <table:data-pilot-member table:name="155.02" table:display="true" table:show-details="true"/>
                <table:data-pilot-member table:name="155.82" table:display="true" table:show-details="true"/>
                <table:data-pilot-member table:name="158.46" table:display="true" table:show-details="true"/>
                <table:data-pilot-member table:name="179.06" table:display="true" table:show-details="true"/>
                <table:data-pilot-member table:name="180.09" table:display="true" table:show-details="true"/>
                <table:data-pilot-member table:name="171.38" table:display="true" table:show-details="true"/>
                <table:data-pilot-member table:name="161.87" table:display="true" table:show-details="true"/>
                <table:data-pilot-member table:name="198.59" table:display="true" table:show-details="true"/>
                <table:data-pilot-member table:name="209.81" table:display="true" table:show-details="true"/>
                <table:data-pilot-member table:name="216.84" table:display="true" table:show-details="true"/>
                <table:data-pilot-member table:name="177.03" table:display="true" table:show-details="true"/>
                <table:data-pilot-member table:name="222.19" table:display="true" table:show-details="true"/>
                <table:data-pilot-member table:name="210.86" table:display="true" table:show-details="true"/>
                <table:data-pilot-member table:name="238.23" table:display="true" table:show-details="true"/>
                <table:data-pilot-member table:name="198.93" table:display="true" table:show-details="true"/>
                <table:data-pilot-member table:name="273.83" table:display="true" table:show-details="true"/>
                <table:data-pilot-member table:name="295.58" table:display="true" table:show-details="true"/>
                <table:data-pilot-member table:name="307.25" table:display="true" table:show-details="true"/>
                <table:data-pilot-member table:name="291.75" table:display="true" table:show-details="true"/>
                <table:data-pilot-member table:name="479.68" table:display="true" table:show-details="true"/>
                <table:data-pilot-member table:name="491.62" table:display="true" table:show-details="true"/>
                <table:data-pilot-member table:name="493.99" table:display="true" table:show-details="true"/>
                <table:data-pilot-member table:name="468.97" table:display="true" table:show-details="true"/>
                <table:data-pilot-member table:name="538.47" table:display="true" table:show-details="true"/>
                <table:data-pilot-member table:name="569.99" table:display="true" table:show-details="true"/>
                <table:data-pilot-member table:name="581.29" table:display="true" table:show-details="true"/>
                <table:data-pilot-member table:name="559.86" table:display="true" table:show-details="true"/>
                <table:data-pilot-member table:name="631.58" table:display="true" table:show-details="true"/>
                <table:data-pilot-member table:name="714.51" table:display="true" table:show-details="true"/>
                <table:data-pilot-member table:name="750.74" table:display="true" table:show-details="true"/>
                <table:data-pilot-member table:name="663.74" table:display="true" table:show-details="true"/>
                <table:data-pilot-member table:name="628.03" table:display="true" table:show-details="true"/>
                <table:data-pilot-member table:name="752.07" table:display="true" table:show-details="true"/>
                <table:data-pilot-member table:name="791.23" table:display="true" table:show-details="true"/>
                <table:data-pilot-member table:name="712.06" table:display="true" table:show-details="true"/>
                <table:data-pilot-member table:name="761.35" table:display="true" table:show-details="true"/>
                <table:data-pilot-member table:name="869.85" table:display="true" table:show-details="true"/>
                <table:data-pilot-member table:name="908.46" table:display="true" table:show-details="true"/>
                <table:data-pilot-member table:name="781.11" table:display="true" table:show-details="true"/>
                <table:data-pilot-member table:name="769.68" table:display="true" table:show-details="true"/>
                <table:data-pilot-member table:name="945.48" table:display="true" table:show-details="true"/>
                <table:data-pilot-member table:name="1003.28" table:display="true" table:show-details="true"/>
                <table:data-pilot-member table:name="852.43" table:display="true" table:show-details="true"/>
                <table:data-pilot-member table:name="932.31" table:display="true" table:show-details="true"/>
                <table:data-pilot-member table:name="1002.94" table:display="true" table:show-details="true"/>
                <table:data-pilot-member table:name="1016.48" table:display="true" table:show-details="true"/>
                <table:data-pilot-member table:name="986.81" table:display="true" table:show-details="true"/>
                <table:data-pilot-member table:name="1445.9" table:display="true" table:show-details="true"/>
                <table:data-pilot-member table:name="1478.59" table:display="true" table:show-details="true"/>
                <table:data-pilot-member table:name="1546.05" table:display="true" table:show-details="true"/>
                <table:data-pilot-member table:name="1521.06" table:display="true" table:show-details="true"/>
                <table:data-pilot-member table:name="1564.61" table:display="true" table:show-details="true"/>
                <table:data-pilot-member table:name="1651.22" table:display="true" table:show-details="true"/>
                <table:data-pilot-member table:name="1727.22" table:display="true" table:show-details="true"/>
                <table:data-pilot-member table:name="1435.89" table:display="true" table:show-details="true"/>
                <table:data-pilot-member table:name="1496.8" table:display="true" table:show-details="true"/>
                <table:data-pilot-member table:name="1933.51" table:display="true" table:show-details="true"/>
                <table:data-pilot-member table:name="2076.12" table:display="true" table:show-details="true"/>
                <table:data-pilot-member table:name="1875.3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3" table:application-data="" table:target-range-address="PivotTables.A28:PivotTables.H32" table:buttons="PivotTables.A28 PivotTables.A31 PivotTables.B30" table:grand-total="none" table:show-filter-button="false">
          <table:source-cell-range table:cell-range-address="'minio.data.2021-02-06.disk.scheduler.test'.A1:'minio.data.2021-02-06.disk.scheduler.test'.J128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-bfq.csv.zst" table:display="true" table:show-details="true"/>
                <table:data-pilot-member table:name="get-008-131072-kyber.csv.zst" table:display="true" table:show-details="true"/>
                <table:data-pilot-member table:name="get-008-131072-mq-deadline.csv.zst" table:display="true" table:show-details="true"/>
                <table:data-pilot-member table:name="get-008-131072-none.csv.zst" table:display="true" table:show-details="true"/>
                <table:data-pilot-member table:name="get-016-131072-bfq.csv.zst" table:display="true" table:show-details="true"/>
                <table:data-pilot-member table:name="get-016-131072-kyber.csv.zst" table:display="true" table:show-details="true"/>
                <table:data-pilot-member table:name="get-016-131072-mq-deadline.csv.zst" table:display="true" table:show-details="true"/>
                <table:data-pilot-member table:name="get-016-131072-none.csv.zst" table:display="true" table:show-details="true"/>
                <table:data-pilot-member table:name="get-024-131072-bfq.csv.zst" table:display="true" table:show-details="true"/>
                <table:data-pilot-member table:name="get-024-131072-kyber.csv.zst" table:display="true" table:show-details="true"/>
                <table:data-pilot-member table:name="get-024-131072-mq-deadline.csv.zst" table:display="true" table:show-details="true"/>
                <table:data-pilot-member table:name="get-024-131072-none.csv.zst" table:display="true" table:show-details="true"/>
                <table:data-pilot-member table:name="get-048-131072-bfq.csv.zst" table:display="true" table:show-details="true"/>
                <table:data-pilot-member table:name="get-048-131072-kyber.csv.zst" table:display="true" table:show-details="true"/>
                <table:data-pilot-member table:name="get-048-131072-mq-deadline.csv.zst" table:display="true" table:show-details="true"/>
                <table:data-pilot-member table:name="get-048-131072-none.csv.zst" table:display="true" table:show-details="true"/>
                <table:data-pilot-member table:name="get-064-131072-bfq.csv.zst" table:display="true" table:show-details="true"/>
                <table:data-pilot-member table:name="get-064-131072-kyber.csv.zst" table:display="true" table:show-details="true"/>
                <table:data-pilot-member table:name="get-064-131072-mq-deadline.csv.zst" table:display="true" table:show-details="true"/>
                <table:data-pilot-member table:name="get-064-131072-none.csv.zst" table:display="true" table:show-details="true"/>
                <table:data-pilot-member table:name="get-096-131072-bfq.csv.zst" table:display="true" table:show-details="true"/>
                <table:data-pilot-member table:name="get-096-131072-kyber.csv.zst" table:display="true" table:show-details="true"/>
                <table:data-pilot-member table:name="get-096-131072-mq-deadline.csv.zst" table:display="true" table:show-details="true"/>
                <table:data-pilot-member table:name="get-096-131072-none.csv.zst" table:display="true" table:show-details="true"/>
                <table:data-pilot-member table:name="get-128-131072-kyber.csv.zst" table:display="true" table:show-details="true"/>
                <table:data-pilot-member table:name="get-128-131072-mq-deadline.csv.zst" table:display="true" table:show-details="true"/>
                <table:data-pilot-member table:name="get-128-131072-none.csv.zst" table:display="true" table:show-details="true"/>
                <table:data-pilot-member table:name="get-008-524288-bfq.csv.zst" table:display="true" table:show-details="true"/>
                <table:data-pilot-member table:name="get-008-524288-kyber.csv.zst" table:display="true" table:show-details="true"/>
                <table:data-pilot-member table:name="get-008-524288-mq-deadline.csv.zst" table:display="true" table:show-details="true"/>
                <table:data-pilot-member table:name="get-008-524288-none.csv.zst" table:display="true" table:show-details="true"/>
                <table:data-pilot-member table:name="get-016-524288-bfq.csv.zst" table:display="true" table:show-details="true"/>
                <table:data-pilot-member table:name="get-016-524288-kyber.csv.zst" table:display="true" table:show-details="true"/>
                <table:data-pilot-member table:name="get-016-524288-mq-deadline.csv.zst" table:display="true" table:show-details="true"/>
                <table:data-pilot-member table:name="get-016-524288-none.csv.zst" table:display="true" table:show-details="true"/>
                <table:data-pilot-member table:name="get-024-524288-bfq.csv.zst" table:display="true" table:show-details="true"/>
                <table:data-pilot-member table:name="get-024-524288-kyber.csv.zst" table:display="true" table:show-details="true"/>
                <table:data-pilot-member table:name="get-024-524288-mq-deadline.csv.zst" table:display="true" table:show-details="true"/>
                <table:data-pilot-member table:name="get-024-524288-none.csv.zst" table:display="true" table:show-details="true"/>
                <table:data-pilot-member table:name="get-048-524288-bfq.csv.zst" table:display="true" table:show-details="true"/>
                <table:data-pilot-member table:name="get-048-524288-kyber.csv.zst" table:display="true" table:show-details="true"/>
                <table:data-pilot-member table:name="get-048-524288-mq-deadline.csv.zst" table:display="true" table:show-details="true"/>
                <table:data-pilot-member table:name="get-048-524288-none.csv.zst" table:display="true" table:show-details="true"/>
                <table:data-pilot-member table:name="get-064-524288-bfq.csv.zst" table:display="true" table:show-details="true"/>
                <table:data-pilot-member table:name="get-064-524288-kyber.csv.zst" table:display="true" table:show-details="true"/>
                <table:data-pilot-member table:name="get-064-524288-mq-deadline.csv.zst" table:display="true" table:show-details="true"/>
                <table:data-pilot-member table:name="get-064-524288-none.csv.zst" table:display="true" table:show-details="true"/>
                <table:data-pilot-member table:name="get-096-524288-bfq.csv.zst" table:display="true" table:show-details="true"/>
                <table:data-pilot-member table:name="get-096-524288-kyber.csv.zst" table:display="true" table:show-details="true"/>
                <table:data-pilot-member table:name="get-096-524288-mq-deadline.csv.zst" table:display="true" table:show-details="true"/>
                <table:data-pilot-member table:name="get-096-524288-none.csv.zst" table:display="true" table:show-details="true"/>
                <table:data-pilot-member table:name="get-128-524288-bfq.csv.zst" table:display="true" table:show-details="true"/>
                <table:data-pilot-member table:name="get-128-524288-kyber.csv.zst" table:display="true" table:show-details="true"/>
                <table:data-pilot-member table:name="get-128-524288-mq-deadline.csv.zst" table:display="true" table:show-details="true"/>
                <table:data-pilot-member table:name="get-128-524288-none.csv.zst" table:display="true" table:show-details="true"/>
                <table:data-pilot-member table:name="get-008-1048576-bfq.csv.zst" table:display="true" table:show-details="true"/>
                <table:data-pilot-member table:name="get-008-1048576-kyber.csv.zst" table:display="true" table:show-details="true"/>
                <table:data-pilot-member table:name="get-008-1048576-mq-deadline.csv.zst" table:display="true" table:show-details="true"/>
                <table:data-pilot-member table:name="get-008-1048576-none.csv.zst" table:display="true" table:show-details="true"/>
                <table:data-pilot-member table:name="get-016-1048576-bfq.csv.zst" table:display="true" table:show-details="true"/>
                <table:data-pilot-member table:name="get-016-1048576-kyber.csv.zst" table:display="true" table:show-details="true"/>
                <table:data-pilot-member table:name="get-016-1048576-mq-deadline.csv.zst" table:display="true" table:show-details="true"/>
                <table:data-pilot-member table:name="get-016-1048576-none.csv.zst" table:display="true" table:show-details="true"/>
                <table:data-pilot-member table:name="get-024-1048576-bfq.csv.zst" table:display="true" table:show-details="true"/>
                <table:data-pilot-member table:name="get-024-1048576-kyber.csv.zst" table:display="true" table:show-details="true"/>
                <table:data-pilot-member table:name="get-024-1048576-mq-deadline.csv.zst" table:display="true" table:show-details="true"/>
                <table:data-pilot-member table:name="get-024-1048576-none.csv.zst" table:display="true" table:show-details="true"/>
                <table:data-pilot-member table:name="get-048-1048576-bfq.csv.zst" table:display="true" table:show-details="true"/>
                <table:data-pilot-member table:name="get-048-1048576-kyber.csv.zst" table:display="true" table:show-details="true"/>
                <table:data-pilot-member table:name="get-048-1048576-mq-deadline.csv.zst" table:display="true" table:show-details="true"/>
                <table:data-pilot-member table:name="get-048-1048576-none.csv.zst" table:display="true" table:show-details="true"/>
                <table:data-pilot-member table:name="get-064-1048576-bfq.csv.zst" table:display="true" table:show-details="true"/>
                <table:data-pilot-member table:name="get-064-1048576-kyber.csv.zst" table:display="true" table:show-details="true"/>
                <table:data-pilot-member table:name="get-064-1048576-mq-deadline.csv.zst" table:display="true" table:show-details="true"/>
                <table:data-pilot-member table:name="get-064-1048576-none.csv.zst" table:display="true" table:show-details="true"/>
                <table:data-pilot-member table:name="get-096-1048576-bfq.csv.zst" table:display="true" table:show-details="true"/>
                <table:data-pilot-member table:name="get-096-1048576-kyber.csv.zst" table:display="true" table:show-details="true"/>
                <table:data-pilot-member table:name="get-096-1048576-mq-deadline.csv.zst" table:display="true" table:show-details="true"/>
                <table:data-pilot-member table:name="get-096-1048576-none.csv.zst" table:display="true" table:show-details="true"/>
                <table:data-pilot-member table:name="get-128-1048576-bfq.csv.zst" table:display="true" table:show-details="true"/>
                <table:data-pilot-member table:name="get-128-1048576-kyber.csv.zst" table:display="true" table:show-details="true"/>
                <table:data-pilot-member table:name="get-128-1048576-mq-deadline.csv.zst" table:display="true" table:show-details="true"/>
                <table:data-pilot-member table:name="get-128-1048576-none.csv.zst" table:display="true" table:show-details="true"/>
                <table:data-pilot-member table:name="get-008-4194304-bfq.csv.zst" table:display="true" table:show-details="true"/>
                <table:data-pilot-member table:name="get-008-4194304-kyber.csv.zst" table:display="true" table:show-details="true"/>
                <table:data-pilot-member table:name="get-008-4194304-mq-deadline.csv.zst" table:display="true" table:show-details="true"/>
                <table:data-pilot-member table:name="get-008-4194304-none.csv.zst" table:display="true" table:show-details="true"/>
                <table:data-pilot-member table:name="get-016-4194304-bfq.csv.zst" table:display="true" table:show-details="true"/>
                <table:data-pilot-member table:name="get-016-4194304-kyber.csv.zst" table:display="true" table:show-details="true"/>
                <table:data-pilot-member table:name="get-016-4194304-mq-deadline.csv.zst" table:display="true" table:show-details="true"/>
                <table:data-pilot-member table:name="get-016-4194304-none.csv.zst" table:display="true" table:show-details="true"/>
                <table:data-pilot-member table:name="get-024-4194304-bfq.csv.zst" table:display="true" table:show-details="true"/>
                <table:data-pilot-member table:name="get-024-4194304-kyber.csv.zst" table:display="true" table:show-details="true"/>
                <table:data-pilot-member table:name="get-024-4194304-mq-deadline.csv.zst" table:display="true" table:show-details="true"/>
                <table:data-pilot-member table:name="get-024-4194304-none.csv.zst" table:display="true" table:show-details="true"/>
                <table:data-pilot-member table:name="get-048-4194304-bfq.csv.zst" table:display="true" table:show-details="true"/>
                <table:data-pilot-member table:name="get-048-4194304-kyber.csv.zst" table:display="true" table:show-details="true"/>
                <table:data-pilot-member table:name="get-048-4194304-mq-deadline.csv.zst" table:display="true" table:show-details="true"/>
                <table:data-pilot-member table:name="get-048-4194304-none.csv.zst" table:display="true" table:show-details="true"/>
                <table:data-pilot-member table:name="get-064-4194304-bfq.csv.zst" table:display="true" table:show-details="true"/>
                <table:data-pilot-member table:name="get-064-4194304-kyber.csv.zst" table:display="true" table:show-details="true"/>
                <table:data-pilot-member table:name="get-064-4194304-mq-deadline.csv.zst" table:display="true" table:show-details="true"/>
                <table:data-pilot-member table:name="get-064-4194304-none.csv.zst" table:display="true" table:show-details="true"/>
                <table:data-pilot-member table:name="get-096-4194304-bfq.csv.zst" table:display="true" table:show-details="true"/>
                <table:data-pilot-member table:name="get-096-4194304-kyber.csv.zst" table:display="true" table:show-details="true"/>
                <table:data-pilot-member table:name="get-096-4194304-mq-deadline.csv.zst" table:display="true" table:show-details="true"/>
                <table:data-pilot-member table:name="get-096-4194304-none.csv.zst" table:display="true" table:show-details="true"/>
                <table:data-pilot-member table:name="get-128-4194304-bfq.csv.zst" table:display="true" table:show-details="true"/>
                <table:data-pilot-member table:name="get-128-4194304-kyber.csv.zst" table:display="true" table:show-details="true"/>
                <table:data-pilot-member table:name="get-128-4194304-mq-deadline.csv.zst" table:display="true" table:show-details="true"/>
                <table:data-pilot-member table:name="get-128-4194304-none.csv.zst" table:display="true" table:show-details="true"/>
                <table:data-pilot-member table:name="get-008-16777216-bfq.csv.zst" table:display="true" table:show-details="true"/>
                <table:data-pilot-member table:name="get-008-16777216-kyber.csv.zst" table:display="true" table:show-details="true"/>
                <table:data-pilot-member table:name="get-008-16777216-mq-deadline.csv.zst" table:display="true" table:show-details="true"/>
                <table:data-pilot-member table:name="get-008-16777216-none.csv.zst" table:display="true" table:show-details="true"/>
                <table:data-pilot-member table:name="get-016-16777216-bfq.csv.zst" table:display="true" table:show-details="true"/>
                <table:data-pilot-member table:name="get-016-16777216-kyber.csv.zst" table:display="true" table:show-details="true"/>
                <table:data-pilot-member table:name="get-016-16777216-mq-deadline.csv.zst" table:display="true" table:show-details="true"/>
                <table:data-pilot-member table:name="get-016-16777216-none.csv.zst" table:display="true" table:show-details="true"/>
                <table:data-pilot-member table:name="get-024-16777216-bfq.csv.zst" table:display="true" table:show-details="true"/>
                <table:data-pilot-member table:name="get-024-16777216-kyber.csv.zst" table:display="true" table:show-details="true"/>
                <table:data-pilot-member table:name="get-024-16777216-mq-deadline.csv.zst" table:display="true" table:show-details="true"/>
                <table:data-pilot-member table:name="get-024-16777216-none.csv.zst" table:display="true" table:show-details="true"/>
                <table:data-pilot-member table:name="get-048-16777216-bfq.csv.zst" table:display="true" table:show-details="true"/>
                <table:data-pilot-member table:name="get-048-16777216-kyber.csv.zst" table:display="true" table:show-details="true"/>
                <table:data-pilot-member table:name="get-048-16777216-mq-deadline.csv.zst" table:display="true" table:show-details="true"/>
                <table:data-pilot-member table:name="get-048-16777216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880.26" table:display="true" table:show-details="true"/>
                <table:data-pilot-member table:name="2946.34" table:display="true" table:show-details="true"/>
                <table:data-pilot-member table:name="2948" table:display="true" table:show-details="true"/>
                <table:data-pilot-member table:name="2949.77" table:display="true" table:show-details="true"/>
                <table:data-pilot-member table:name="3841.8" table:display="true" table:show-details="true"/>
                <table:data-pilot-member table:name="3843.41" table:display="true" table:show-details="true"/>
                <table:data-pilot-member table:name="3868.46" table:display="true" table:show-details="true"/>
                <table:data-pilot-member table:name="3814.24" table:display="true" table:show-details="true"/>
                <table:data-pilot-member table:name="3999.21" table:display="true" table:show-details="true"/>
                <table:data-pilot-member table:name="4027.3" table:display="true" table:show-details="true"/>
                <table:data-pilot-member table:name="4026.1" table:display="true" table:show-details="true"/>
                <table:data-pilot-member table:name="4006.61" table:display="true" table:show-details="true"/>
                <table:data-pilot-member table:name="4162.81" table:display="true" table:show-details="true"/>
                <table:data-pilot-member table:name="4162.83" table:display="true" table:show-details="true"/>
                <table:data-pilot-member table:name="4156.93" table:display="true" table:show-details="true"/>
                <table:data-pilot-member table:name="4145.28" table:display="true" table:show-details="true"/>
                <table:data-pilot-member table:name="4148.67" table:display="true" table:show-details="true"/>
                <table:data-pilot-member table:name="4157.9" table:display="true" table:show-details="true"/>
                <table:data-pilot-member table:name="4152.48" table:display="true" table:show-details="true"/>
                <table:data-pilot-member table:name="4115.73" table:display="true" table:show-details="true"/>
                <table:data-pilot-member table:name="4133.42" table:display="true" table:show-details="true"/>
                <table:data-pilot-member table:name="4138" table:display="true" table:show-details="true"/>
                <table:data-pilot-member table:name="4116.31" table:display="true" table:show-details="true"/>
                <table:data-pilot-member table:name="4111.86" table:display="true" table:show-details="true"/>
                <table:data-pilot-member table:name="4107.64" table:display="true" table:show-details="true"/>
                <table:data-pilot-member table:name="4096.43" table:display="true" table:show-details="true"/>
                <table:data-pilot-member table:name="4097.09" table:display="true" table:show-details="true"/>
                <table:data-pilot-member table:name="2766.07" table:display="true" table:show-details="true"/>
                <table:data-pilot-member table:name="2762.86" table:display="true" table:show-details="true"/>
                <table:data-pilot-member table:name="2760.86" table:display="true" table:show-details="true"/>
                <table:data-pilot-member table:name="2756.57" table:display="true" table:show-details="true"/>
                <table:data-pilot-member table:name="3604.47" table:display="true" table:show-details="true"/>
                <table:data-pilot-member table:name="3588.63" table:display="true" table:show-details="true"/>
                <table:data-pilot-member table:name="3608.4" table:display="true" table:show-details="true"/>
                <table:data-pilot-member table:name="3603.84" table:display="true" table:show-details="true"/>
                <table:data-pilot-member table:name="3744.09" table:display="true" table:show-details="true"/>
                <table:data-pilot-member table:name="3773.73" table:display="true" table:show-details="true"/>
                <table:data-pilot-member table:name="3789.34" table:display="true" table:show-details="true"/>
                <table:data-pilot-member table:name="3761.36" table:display="true" table:show-details="true"/>
                <table:data-pilot-member table:name="3828.55" table:display="true" table:show-details="true"/>
                <table:data-pilot-member table:name="3837.47" table:display="true" table:show-details="true"/>
                <table:data-pilot-member table:name="3843.07" table:display="true" table:show-details="true"/>
                <table:data-pilot-member table:name="3890.39" table:display="true" table:show-details="true"/>
                <table:data-pilot-member table:name="3845.22" table:display="true" table:show-details="true"/>
                <table:data-pilot-member table:name="3803.13" table:display="true" table:show-details="true"/>
                <table:data-pilot-member table:name="3823.14" table:display="true" table:show-details="true"/>
                <table:data-pilot-member table:name="3878.96" table:display="true" table:show-details="true"/>
                <table:data-pilot-member table:name="3849.84" table:display="true" table:show-details="true"/>
                <table:data-pilot-member table:name="3831.44" table:display="true" table:show-details="true"/>
                <table:data-pilot-member table:name="3883.26" table:display="true" table:show-details="true"/>
                <table:data-pilot-member table:name="3883.55" table:display="true" table:show-details="true"/>
                <table:data-pilot-member table:name="3924.48" table:display="true" table:show-details="true"/>
                <table:data-pilot-member table:name="3798.38" table:display="true" table:show-details="true"/>
                <table:data-pilot-member table:name="3897.02" table:display="true" table:show-details="true"/>
                <table:data-pilot-member table:name="3811.96" table:display="true" table:show-details="true"/>
                <table:data-pilot-member table:name="2519.78" table:display="true" table:show-details="true"/>
                <table:data-pilot-member table:name="2558.48" table:display="true" table:show-details="true"/>
                <table:data-pilot-member table:name="2551.63" table:display="true" table:show-details="true"/>
                <table:data-pilot-member table:name="2532.47" table:display="true" table:show-details="true"/>
                <table:data-pilot-member table:name="3402.51" table:display="true" table:show-details="true"/>
                <table:data-pilot-member table:name="3448.01" table:display="true" table:show-details="true"/>
                <table:data-pilot-member table:name="3392.25" table:display="true" table:show-details="true"/>
                <table:data-pilot-member table:name="3481.42" table:display="true" table:show-details="true"/>
                <table:data-pilot-member table:name="3576.95" table:display="true" table:show-details="true"/>
                <table:data-pilot-member table:name="3574.42" table:display="true" table:show-details="true"/>
                <table:data-pilot-member table:name="3583.67" table:display="true" table:show-details="true"/>
                <table:data-pilot-member table:name="3659.92" table:display="true" table:show-details="true"/>
                <table:data-pilot-member table:name="3665.92" table:display="true" table:show-details="true"/>
                <table:data-pilot-member table:name="3670.64" table:display="true" table:show-details="true"/>
                <table:data-pilot-member table:name="3715.68" table:display="true" table:show-details="true"/>
                <table:data-pilot-member table:name="3682.21" table:display="true" table:show-details="true"/>
                <table:data-pilot-member table:name="3715.74" table:display="true" table:show-details="true"/>
                <table:data-pilot-member table:name="3669.97" table:display="true" table:show-details="true"/>
                <table:data-pilot-member table:name="3750.25" table:display="true" table:show-details="true"/>
                <table:data-pilot-member table:name="3670.4" table:display="true" table:show-details="true"/>
                <table:data-pilot-member table:name="3668" table:display="true" table:show-details="true"/>
                <table:data-pilot-member table:name="3667.65" table:display="true" table:show-details="true"/>
                <table:data-pilot-member table:name="3854.93" table:display="true" table:show-details="true"/>
                <table:data-pilot-member table:name="3688.37" table:display="true" table:show-details="true"/>
                <table:data-pilot-member table:name="3633.05" table:display="true" table:show-details="true"/>
                <table:data-pilot-member table:name="3794.33" table:display="true" table:show-details="true"/>
                <table:data-pilot-member table:name="3657.54" table:display="true" table:show-details="true"/>
                <table:data-pilot-member table:name="3639.22" table:display="true" table:show-details="true"/>
                <table:data-pilot-member table:name="1737.76" table:display="true" table:show-details="true"/>
                <table:data-pilot-member table:name="1733.93" table:display="true" table:show-details="true"/>
                <table:data-pilot-member table:name="1746.91" table:display="true" table:show-details="true"/>
                <table:data-pilot-member table:name="1731.92" table:display="true" table:show-details="true"/>
                <table:data-pilot-member table:name="2771.02" table:display="true" table:show-details="true"/>
                <table:data-pilot-member table:name="2737.83" table:display="true" table:show-details="true"/>
                <table:data-pilot-member table:name="2712.71" table:display="true" table:show-details="true"/>
                <table:data-pilot-member table:name="2726.96" table:display="true" table:show-details="true"/>
                <table:data-pilot-member table:name="2977.77" table:display="true" table:show-details="true"/>
                <table:data-pilot-member table:name="2953.01" table:display="true" table:show-details="true"/>
                <table:data-pilot-member table:name="2960.98" table:display="true" table:show-details="true"/>
                <table:data-pilot-member table:name="2951.92" table:display="true" table:show-details="true"/>
                <table:data-pilot-member table:name="3149" table:display="true" table:show-details="true"/>
                <table:data-pilot-member table:name="3128.26" table:display="true" table:show-details="true"/>
                <table:data-pilot-member table:name="3270.94" table:display="true" table:show-details="true"/>
                <table:data-pilot-member table:name="3227.76" table:display="true" table:show-details="true"/>
                <table:data-pilot-member table:name="3230.29" table:display="true" table:show-details="true"/>
                <table:data-pilot-member table:name="3220.09" table:display="true" table:show-details="true"/>
                <table:data-pilot-member table:name="3180.04" table:display="true" table:show-details="true"/>
                <table:data-pilot-member table:name="3276.71" table:display="true" table:show-details="true"/>
                <table:data-pilot-member table:name="3294.58" table:display="true" table:show-details="true"/>
                <table:data-pilot-member table:name="3259.83" table:display="true" table:show-details="true"/>
                <table:data-pilot-member table:name="3235.97" table:display="true" table:show-details="true"/>
                <table:data-pilot-member table:name="3320.8" table:display="true" table:show-details="true"/>
                <table:data-pilot-member table:name="3368.75" table:display="true" table:show-details="true"/>
                <table:data-pilot-member table:name="3360.64" table:display="true" table:show-details="true"/>
                <table:data-pilot-member table:name="3318.18" table:display="true" table:show-details="true"/>
                <table:data-pilot-member table:name="3314.22" table:display="true" table:show-details="true"/>
                <table:data-pilot-member table:name="621.55" table:display="true" table:show-details="true"/>
                <table:data-pilot-member table:name="614.95" table:display="true" table:show-details="true"/>
                <table:data-pilot-member table:name="614.41" table:display="true" table:show-details="true"/>
                <table:data-pilot-member table:name="637.36" table:display="true" table:show-details="true"/>
                <table:data-pilot-member table:name="952.69" table:display="true" table:show-details="true"/>
                <table:data-pilot-member table:name="950.39" table:display="true" table:show-details="true"/>
                <table:data-pilot-member table:name="973.15" table:display="true" table:show-details="true"/>
                <table:data-pilot-member table:name="980.44" table:display="true" table:show-details="true"/>
                <table:data-pilot-member table:name="1010.31" table:display="true" table:show-details="true"/>
                <table:data-pilot-member table:name="999.3" table:display="true" table:show-details="true"/>
                <table:data-pilot-member table:name="983.39" table:display="true" table:show-details="true"/>
                <table:data-pilot-member table:name="1038.93" table:display="true" table:show-details="true"/>
                <table:data-pilot-member table:name="1145.46" table:display="true" table:show-details="true"/>
                <table:data-pilot-member table:name="1128.98" table:display="true" table:show-details="true"/>
                <table:data-pilot-member table:name="1040.92" table:display="true" table:show-details="true"/>
                <table:data-pilot-member table:name="1040.7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0.5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false" table:show-details="true"/>
                <table:data-pilot-member table:name="0.5" table:display="true" table:show-details="true"/>
                <table:data-pilot-member table:name="1" table:display="false" table:show-details="true"/>
                <table:data-pilot-member table:name="4" table:display="false" table:show-details="true"/>
                <table:data-pilot-member table:name="16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60.03" table:display="true" table:show-details="true"/>
                <table:data-pilot-member table:name="368.29" table:display="true" table:show-details="true"/>
                <table:data-pilot-member table:name="368.5" table:display="true" table:show-details="true"/>
                <table:data-pilot-member table:name="368.72" table:display="true" table:show-details="true"/>
                <table:data-pilot-member table:name="480.22" table:display="true" table:show-details="true"/>
                <table:data-pilot-member table:name="480.43" table:display="true" table:show-details="true"/>
                <table:data-pilot-member table:name="483.56" table:display="true" table:show-details="true"/>
                <table:data-pilot-member table:name="476.78" table:display="true" table:show-details="true"/>
                <table:data-pilot-member table:name="499.9" table:display="true" table:show-details="true"/>
                <table:data-pilot-member table:name="503.41" table:display="true" table:show-details="true"/>
                <table:data-pilot-member table:name="503.26" table:display="true" table:show-details="true"/>
                <table:data-pilot-member table:name="500.83" table:display="true" table:show-details="true"/>
                <table:data-pilot-member table:name="520.35" table:display="true" table:show-details="true"/>
                <table:data-pilot-member table:name="519.62" table:display="true" table:show-details="true"/>
                <table:data-pilot-member table:name="518.16" table:display="true" table:show-details="true"/>
                <table:data-pilot-member table:name="518.58" table:display="true" table:show-details="true"/>
                <table:data-pilot-member table:name="519.74" table:display="true" table:show-details="true"/>
                <table:data-pilot-member table:name="519.06" table:display="true" table:show-details="true"/>
                <table:data-pilot-member table:name="514.47" table:display="true" table:show-details="true"/>
                <table:data-pilot-member table:name="516.68" table:display="true" table:show-details="true"/>
                <table:data-pilot-member table:name="517.25" table:display="true" table:show-details="true"/>
                <table:data-pilot-member table:name="514.54" table:display="true" table:show-details="true"/>
                <table:data-pilot-member table:name="513.98" table:display="true" table:show-details="true"/>
                <table:data-pilot-member table:name="513.46" table:display="true" table:show-details="true"/>
                <table:data-pilot-member table:name="512.05" table:display="true" table:show-details="true"/>
                <table:data-pilot-member table:name="512.14" table:display="true" table:show-details="true"/>
                <table:data-pilot-member table:name="1383.04" table:display="true" table:show-details="true"/>
                <table:data-pilot-member table:name="1381.43" table:display="true" table:show-details="true"/>
                <table:data-pilot-member table:name="1380.43" table:display="true" table:show-details="true"/>
                <table:data-pilot-member table:name="1378.29" table:display="true" table:show-details="true"/>
                <table:data-pilot-member table:name="1802.23" table:display="true" table:show-details="true"/>
                <table:data-pilot-member table:name="1794.32" table:display="true" table:show-details="true"/>
                <table:data-pilot-member table:name="1804.2" table:display="true" table:show-details="true"/>
                <table:data-pilot-member table:name="1801.92" table:display="true" table:show-details="true"/>
                <table:data-pilot-member table:name="1872.04" table:display="true" table:show-details="true"/>
                <table:data-pilot-member table:name="1886.86" table:display="true" table:show-details="true"/>
                <table:data-pilot-member table:name="1894.67" table:display="true" table:show-details="true"/>
                <table:data-pilot-member table:name="1880.68" table:display="true" table:show-details="true"/>
                <table:data-pilot-member table:name="1914.27" table:display="true" table:show-details="true"/>
                <table:data-pilot-member table:name="1918.73" table:display="true" table:show-details="true"/>
                <table:data-pilot-member table:name="1921.53" table:display="true" table:show-details="true"/>
                <table:data-pilot-member table:name="1945.19" table:display="true" table:show-details="true"/>
                <table:data-pilot-member table:name="1922.61" table:display="true" table:show-details="true"/>
                <table:data-pilot-member table:name="1901.56" table:display="true" table:show-details="true"/>
                <table:data-pilot-member table:name="1911.57" table:display="true" table:show-details="true"/>
                <table:data-pilot-member table:name="1939.48" table:display="true" table:show-details="true"/>
                <table:data-pilot-member table:name="1924.92" table:display="true" table:show-details="true"/>
                <table:data-pilot-member table:name="1915.72" table:display="true" table:show-details="true"/>
                <table:data-pilot-member table:name="1941.63" table:display="true" table:show-details="true"/>
                <table:data-pilot-member table:name="1941.78" table:display="true" table:show-details="true"/>
                <table:data-pilot-member table:name="1962.24" table:display="true" table:show-details="true"/>
                <table:data-pilot-member table:name="1899.19" table:display="true" table:show-details="true"/>
                <table:data-pilot-member table:name="1948.51" table:display="true" table:show-details="true"/>
                <table:data-pilot-member table:name="1905.98" table:display="true" table:show-details="true"/>
                <table:data-pilot-member table:name="2519.78" table:display="true" table:show-details="true"/>
                <table:data-pilot-member table:name="2558.48" table:display="true" table:show-details="true"/>
                <table:data-pilot-member table:name="2551.63" table:display="true" table:show-details="true"/>
                <table:data-pilot-member table:name="2532.47" table:display="true" table:show-details="true"/>
                <table:data-pilot-member table:name="3402.51" table:display="true" table:show-details="true"/>
                <table:data-pilot-member table:name="3448.01" table:display="true" table:show-details="true"/>
                <table:data-pilot-member table:name="3392.25" table:display="true" table:show-details="true"/>
                <table:data-pilot-member table:name="3481.42" table:display="true" table:show-details="true"/>
                <table:data-pilot-member table:name="3576.95" table:display="true" table:show-details="true"/>
                <table:data-pilot-member table:name="3574.42" table:display="true" table:show-details="true"/>
                <table:data-pilot-member table:name="3583.67" table:display="true" table:show-details="true"/>
                <table:data-pilot-member table:name="3659.92" table:display="true" table:show-details="true"/>
                <table:data-pilot-member table:name="3665.92" table:display="true" table:show-details="true"/>
                <table:data-pilot-member table:name="3670.64" table:display="true" table:show-details="true"/>
                <table:data-pilot-member table:name="3715.68" table:display="true" table:show-details="true"/>
                <table:data-pilot-member table:name="3682.21" table:display="true" table:show-details="true"/>
                <table:data-pilot-member table:name="3715.74" table:display="true" table:show-details="true"/>
                <table:data-pilot-member table:name="3669.97" table:display="true" table:show-details="true"/>
                <table:data-pilot-member table:name="3750.25" table:display="true" table:show-details="true"/>
                <table:data-pilot-member table:name="3670.4" table:display="true" table:show-details="true"/>
                <table:data-pilot-member table:name="3668" table:display="true" table:show-details="true"/>
                <table:data-pilot-member table:name="3667.65" table:display="true" table:show-details="true"/>
                <table:data-pilot-member table:name="3854.93" table:display="true" table:show-details="true"/>
                <table:data-pilot-member table:name="3688.37" table:display="true" table:show-details="true"/>
                <table:data-pilot-member table:name="3633.05" table:display="true" table:show-details="true"/>
                <table:data-pilot-member table:name="3794.33" table:display="true" table:show-details="true"/>
                <table:data-pilot-member table:name="3657.54" table:display="true" table:show-details="true"/>
                <table:data-pilot-member table:name="3639.22" table:display="true" table:show-details="true"/>
                <table:data-pilot-member table:name="6951.05" table:display="true" table:show-details="true"/>
                <table:data-pilot-member table:name="6935.73" table:display="true" table:show-details="true"/>
                <table:data-pilot-member table:name="6987.62" table:display="true" table:show-details="true"/>
                <table:data-pilot-member table:name="6927.69" table:display="true" table:show-details="true"/>
                <table:data-pilot-member table:name="11084.07" table:display="true" table:show-details="true"/>
                <table:data-pilot-member table:name="10951.31" table:display="true" table:show-details="true"/>
                <table:data-pilot-member table:name="10850.86" table:display="true" table:show-details="true"/>
                <table:data-pilot-member table:name="10907.83" table:display="true" table:show-details="true"/>
                <table:data-pilot-member table:name="11911.08" table:display="true" table:show-details="true"/>
                <table:data-pilot-member table:name="11812.02" table:display="true" table:show-details="true"/>
                <table:data-pilot-member table:name="11843.94" table:display="true" table:show-details="true"/>
                <table:data-pilot-member table:name="11807.67" table:display="true" table:show-details="true"/>
                <table:data-pilot-member table:name="12596.01" table:display="true" table:show-details="true"/>
                <table:data-pilot-member table:name="12513.02" table:display="true" table:show-details="true"/>
                <table:data-pilot-member table:name="13083.76" table:display="true" table:show-details="true"/>
                <table:data-pilot-member table:name="12911.04" table:display="true" table:show-details="true"/>
                <table:data-pilot-member table:name="12921.18" table:display="true" table:show-details="true"/>
                <table:data-pilot-member table:name="12880.37" table:display="true" table:show-details="true"/>
                <table:data-pilot-member table:name="12720.14" table:display="true" table:show-details="true"/>
                <table:data-pilot-member table:name="13106.86" table:display="true" table:show-details="true"/>
                <table:data-pilot-member table:name="13178.32" table:display="true" table:show-details="true"/>
                <table:data-pilot-member table:name="13039.3" table:display="true" table:show-details="true"/>
                <table:data-pilot-member table:name="12943.88" table:display="true" table:show-details="true"/>
                <table:data-pilot-member table:name="13283.19" table:display="true" table:show-details="true"/>
                <table:data-pilot-member table:name="13474.99" table:display="true" table:show-details="true"/>
                <table:data-pilot-member table:name="13442.54" table:display="true" table:show-details="true"/>
                <table:data-pilot-member table:name="13272.71" table:display="true" table:show-details="true"/>
                <table:data-pilot-member table:name="13256.9" table:display="true" table:show-details="true"/>
                <table:data-pilot-member table:name="9944.76" table:display="true" table:show-details="true"/>
                <table:data-pilot-member table:name="9839.16" table:display="true" table:show-details="true"/>
                <table:data-pilot-member table:name="9830.55" table:display="true" table:show-details="true"/>
                <table:data-pilot-member table:name="10197.71" table:display="true" table:show-details="true"/>
                <table:data-pilot-member table:name="15242.99" table:display="true" table:show-details="true"/>
                <table:data-pilot-member table:name="15206.27" table:display="true" table:show-details="true"/>
                <table:data-pilot-member table:name="15570.39" table:display="true" table:show-details="true"/>
                <table:data-pilot-member table:name="15687.06" table:display="true" table:show-details="true"/>
                <table:data-pilot-member table:name="16164.92" table:display="true" table:show-details="true"/>
                <table:data-pilot-member table:name="15988.79" table:display="true" table:show-details="true"/>
                <table:data-pilot-member table:name="15734.24" table:display="true" table:show-details="true"/>
                <table:data-pilot-member table:name="16622.87" table:display="true" table:show-details="true"/>
                <table:data-pilot-member table:name="18327.37" table:display="true" table:show-details="true"/>
                <table:data-pilot-member table:name="18063.68" table:display="true" table:show-details="true"/>
                <table:data-pilot-member table:name="16654.74" table:display="true" table:show-details="true"/>
                <table:data-pilot-member table:name="16651.9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4" table:application-data="" table:target-range-address="PivotTables.K28:PivotTables.R32" table:buttons="PivotTables.K28 PivotTables.K31 PivotTables.L30" table:grand-total="none" table:show-filter-button="false">
          <table:source-cell-range table:cell-range-address="'minio.data.2021-02-06.disk.scheduler.test'.L1:'minio.data.2021-02-06.disk.scheduler.test'.U129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08-131072-bfq.csv.zst" table:display="true" table:show-details="true"/>
                <table:data-pilot-member table:name="put-008-131072-kyber.csv.zst" table:display="true" table:show-details="true"/>
                <table:data-pilot-member table:name="put-008-131072-mq-deadline.csv.zst" table:display="true" table:show-details="true"/>
                <table:data-pilot-member table:name="put-008-131072-none.csv.zst" table:display="true" table:show-details="true"/>
                <table:data-pilot-member table:name="put-016-131072-bfq.csv.zst" table:display="true" table:show-details="true"/>
                <table:data-pilot-member table:name="put-016-131072-kyber.csv.zst" table:display="true" table:show-details="true"/>
                <table:data-pilot-member table:name="put-016-131072-mq-deadline.csv.zst" table:display="true" table:show-details="true"/>
                <table:data-pilot-member table:name="put-016-131072-none.csv.zst" table:display="true" table:show-details="true"/>
                <table:data-pilot-member table:name="put-024-131072-bfq.csv.zst" table:display="true" table:show-details="true"/>
                <table:data-pilot-member table:name="put-024-131072-kyber.csv.zst" table:display="true" table:show-details="true"/>
                <table:data-pilot-member table:name="put-024-131072-mq-deadline.csv.zst" table:display="true" table:show-details="true"/>
                <table:data-pilot-member table:name="put-024-131072-none.csv.zst" table:display="true" table:show-details="true"/>
                <table:data-pilot-member table:name="put-048-131072-bfq.csv.zst" table:display="true" table:show-details="true"/>
                <table:data-pilot-member table:name="put-048-131072-kyber.csv.zst" table:display="true" table:show-details="true"/>
                <table:data-pilot-member table:name="put-048-131072-mq-deadline.csv.zst" table:display="true" table:show-details="true"/>
                <table:data-pilot-member table:name="put-048-131072-none.csv.zst" table:display="true" table:show-details="true"/>
                <table:data-pilot-member table:name="put-064-131072-bfq.csv.zst" table:display="true" table:show-details="true"/>
                <table:data-pilot-member table:name="put-064-131072-kyber.csv.zst" table:display="true" table:show-details="true"/>
                <table:data-pilot-member table:name="put-064-131072-mq-deadline.csv.zst" table:display="true" table:show-details="true"/>
                <table:data-pilot-member table:name="put-064-131072-none.csv.zst" table:display="true" table:show-details="true"/>
                <table:data-pilot-member table:name="put-096-131072-bfq.csv.zst" table:display="true" table:show-details="true"/>
                <table:data-pilot-member table:name="put-096-131072-kyber.csv.zst" table:display="true" table:show-details="true"/>
                <table:data-pilot-member table:name="put-096-131072-mq-deadline.csv.zst" table:display="true" table:show-details="true"/>
                <table:data-pilot-member table:name="put-096-131072-none.csv.zst" table:display="true" table:show-details="true"/>
                <table:data-pilot-member table:name="put-128-131072-bfq.csv.zst" table:display="true" table:show-details="true"/>
                <table:data-pilot-member table:name="put-128-131072-kyber.csv.zst" table:display="true" table:show-details="true"/>
                <table:data-pilot-member table:name="put-128-131072-mq-deadline.csv.zst" table:display="true" table:show-details="true"/>
                <table:data-pilot-member table:name="put-128-131072-none.csv.zst" table:display="true" table:show-details="true"/>
                <table:data-pilot-member table:name="put-008-524288-bfq.csv.zst" table:display="true" table:show-details="true"/>
                <table:data-pilot-member table:name="put-008-524288-kyber.csv.zst" table:display="true" table:show-details="true"/>
                <table:data-pilot-member table:name="put-008-524288-mq-deadline.csv.zst" table:display="true" table:show-details="true"/>
                <table:data-pilot-member table:name="put-008-524288-none.csv.zst" table:display="true" table:show-details="true"/>
                <table:data-pilot-member table:name="put-016-524288-bfq.csv.zst" table:display="true" table:show-details="true"/>
                <table:data-pilot-member table:name="put-016-524288-kyber.csv.zst" table:display="true" table:show-details="true"/>
                <table:data-pilot-member table:name="put-016-524288-mq-deadline.csv.zst" table:display="true" table:show-details="true"/>
                <table:data-pilot-member table:name="put-016-524288-none.csv.zst" table:display="true" table:show-details="true"/>
                <table:data-pilot-member table:name="put-024-524288-bfq.csv.zst" table:display="true" table:show-details="true"/>
                <table:data-pilot-member table:name="put-024-524288-kyber.csv.zst" table:display="true" table:show-details="true"/>
                <table:data-pilot-member table:name="put-024-524288-mq-deadline.csv.zst" table:display="true" table:show-details="true"/>
                <table:data-pilot-member table:name="put-024-524288-none.csv.zst" table:display="true" table:show-details="true"/>
                <table:data-pilot-member table:name="put-048-524288-bfq.csv.zst" table:display="true" table:show-details="true"/>
                <table:data-pilot-member table:name="put-048-524288-kyber.csv.zst" table:display="true" table:show-details="true"/>
                <table:data-pilot-member table:name="put-048-524288-mq-deadline.csv.zst" table:display="true" table:show-details="true"/>
                <table:data-pilot-member table:name="put-048-524288-none.csv.zst" table:display="true" table:show-details="true"/>
                <table:data-pilot-member table:name="put-064-524288-bfq.csv.zst" table:display="true" table:show-details="true"/>
                <table:data-pilot-member table:name="put-064-524288-kyber.csv.zst" table:display="true" table:show-details="true"/>
                <table:data-pilot-member table:name="put-064-524288-mq-deadline.csv.zst" table:display="true" table:show-details="true"/>
                <table:data-pilot-member table:name="put-064-524288-none.csv.zst" table:display="true" table:show-details="true"/>
                <table:data-pilot-member table:name="put-096-524288-bfq.csv.zst" table:display="true" table:show-details="true"/>
                <table:data-pilot-member table:name="put-096-524288-kyber.csv.zst" table:display="true" table:show-details="true"/>
                <table:data-pilot-member table:name="put-096-524288-mq-deadline.csv.zst" table:display="true" table:show-details="true"/>
                <table:data-pilot-member table:name="put-096-524288-none.csv.zst" table:display="true" table:show-details="true"/>
                <table:data-pilot-member table:name="put-128-524288-bfq.csv.zst" table:display="true" table:show-details="true"/>
                <table:data-pilot-member table:name="put-128-524288-kyber.csv.zst" table:display="true" table:show-details="true"/>
                <table:data-pilot-member table:name="put-128-524288-mq-deadline.csv.zst" table:display="true" table:show-details="true"/>
                <table:data-pilot-member table:name="put-128-524288-none.csv.zst" table:display="true" table:show-details="true"/>
                <table:data-pilot-member table:name="put-008-1048576-bfq.csv.zst" table:display="true" table:show-details="true"/>
                <table:data-pilot-member table:name="put-008-1048576-kyber.csv.zst" table:display="true" table:show-details="true"/>
                <table:data-pilot-member table:name="put-008-1048576-mq-deadline.csv.zst" table:display="true" table:show-details="true"/>
                <table:data-pilot-member table:name="put-008-1048576-none.csv.zst" table:display="true" table:show-details="true"/>
                <table:data-pilot-member table:name="put-016-1048576-bfq.csv.zst" table:display="true" table:show-details="true"/>
                <table:data-pilot-member table:name="put-016-1048576-kyber.csv.zst" table:display="true" table:show-details="true"/>
                <table:data-pilot-member table:name="put-016-1048576-mq-deadline.csv.zst" table:display="true" table:show-details="true"/>
                <table:data-pilot-member table:name="put-016-1048576-none.csv.zst" table:display="true" table:show-details="true"/>
                <table:data-pilot-member table:name="put-024-1048576-bfq.csv.zst" table:display="true" table:show-details="true"/>
                <table:data-pilot-member table:name="put-024-1048576-kyber.csv.zst" table:display="true" table:show-details="true"/>
                <table:data-pilot-member table:name="put-024-1048576-mq-deadline.csv.zst" table:display="true" table:show-details="true"/>
                <table:data-pilot-member table:name="put-024-1048576-none.csv.zst" table:display="true" table:show-details="true"/>
                <table:data-pilot-member table:name="put-048-1048576-bfq.csv.zst" table:display="true" table:show-details="true"/>
                <table:data-pilot-member table:name="put-048-1048576-kyber.csv.zst" table:display="true" table:show-details="true"/>
                <table:data-pilot-member table:name="put-048-1048576-mq-deadline.csv.zst" table:display="true" table:show-details="true"/>
                <table:data-pilot-member table:name="put-048-1048576-none.csv.zst" table:display="true" table:show-details="true"/>
                <table:data-pilot-member table:name="put-064-1048576-bfq.csv.zst" table:display="true" table:show-details="true"/>
                <table:data-pilot-member table:name="put-064-1048576-kyber.csv.zst" table:display="true" table:show-details="true"/>
                <table:data-pilot-member table:name="put-064-1048576-mq-deadline.csv.zst" table:display="true" table:show-details="true"/>
                <table:data-pilot-member table:name="put-064-1048576-none.csv.zst" table:display="true" table:show-details="true"/>
                <table:data-pilot-member table:name="put-096-1048576-bfq.csv.zst" table:display="true" table:show-details="true"/>
                <table:data-pilot-member table:name="put-096-1048576-kyber.csv.zst" table:display="true" table:show-details="true"/>
                <table:data-pilot-member table:name="put-096-1048576-mq-deadline.csv.zst" table:display="true" table:show-details="true"/>
                <table:data-pilot-member table:name="put-096-1048576-none.csv.zst" table:display="true" table:show-details="true"/>
                <table:data-pilot-member table:name="put-128-1048576-bfq.csv.zst" table:display="true" table:show-details="true"/>
                <table:data-pilot-member table:name="put-128-1048576-kyber.csv.zst" table:display="true" table:show-details="true"/>
                <table:data-pilot-member table:name="put-128-1048576-mq-deadline.csv.zst" table:display="true" table:show-details="true"/>
                <table:data-pilot-member table:name="put-128-1048576-none.csv.zst" table:display="true" table:show-details="true"/>
                <table:data-pilot-member table:name="put-008-4194304-bfq.csv.zst" table:display="true" table:show-details="true"/>
                <table:data-pilot-member table:name="put-008-4194304-kyber.csv.zst" table:display="true" table:show-details="true"/>
                <table:data-pilot-member table:name="put-008-4194304-mq-deadline.csv.zst" table:display="true" table:show-details="true"/>
                <table:data-pilot-member table:name="put-008-4194304-none.csv.zst" table:display="true" table:show-details="true"/>
                <table:data-pilot-member table:name="put-016-4194304-bfq.csv.zst" table:display="true" table:show-details="true"/>
                <table:data-pilot-member table:name="put-016-4194304-kyber.csv.zst" table:display="true" table:show-details="true"/>
                <table:data-pilot-member table:name="put-016-4194304-mq-deadline.csv.zst" table:display="true" table:show-details="true"/>
                <table:data-pilot-member table:name="put-016-4194304-none.csv.zst" table:display="true" table:show-details="true"/>
                <table:data-pilot-member table:name="put-024-4194304-bfq.csv.zst" table:display="true" table:show-details="true"/>
                <table:data-pilot-member table:name="put-024-4194304-kyber.csv.zst" table:display="true" table:show-details="true"/>
                <table:data-pilot-member table:name="put-024-4194304-mq-deadline.csv.zst" table:display="true" table:show-details="true"/>
                <table:data-pilot-member table:name="put-024-4194304-none.csv.zst" table:display="true" table:show-details="true"/>
                <table:data-pilot-member table:name="put-048-4194304-bfq.csv.zst" table:display="true" table:show-details="true"/>
                <table:data-pilot-member table:name="put-048-4194304-kyber.csv.zst" table:display="true" table:show-details="true"/>
                <table:data-pilot-member table:name="put-048-4194304-mq-deadline.csv.zst" table:display="true" table:show-details="true"/>
                <table:data-pilot-member table:name="put-048-4194304-none.csv.zst" table:display="true" table:show-details="true"/>
                <table:data-pilot-member table:name="put-064-4194304-bfq.csv.zst" table:display="true" table:show-details="true"/>
                <table:data-pilot-member table:name="put-064-4194304-kyber.csv.zst" table:display="true" table:show-details="true"/>
                <table:data-pilot-member table:name="put-064-4194304-mq-deadline.csv.zst" table:display="true" table:show-details="true"/>
                <table:data-pilot-member table:name="put-064-4194304-none.csv.zst" table:display="true" table:show-details="true"/>
                <table:data-pilot-member table:name="put-096-4194304-bfq.csv.zst" table:display="true" table:show-details="true"/>
                <table:data-pilot-member table:name="put-096-4194304-kyber.csv.zst" table:display="true" table:show-details="true"/>
                <table:data-pilot-member table:name="put-096-4194304-mq-deadline.csv.zst" table:display="true" table:show-details="true"/>
                <table:data-pilot-member table:name="put-096-4194304-none.csv.zst" table:display="true" table:show-details="true"/>
                <table:data-pilot-member table:name="put-128-4194304-bfq.csv.zst" table:display="true" table:show-details="true"/>
                <table:data-pilot-member table:name="put-128-4194304-kyber.csv.zst" table:display="true" table:show-details="true"/>
                <table:data-pilot-member table:name="put-128-4194304-mq-deadline.csv.zst" table:display="true" table:show-details="true"/>
                <table:data-pilot-member table:name="put-128-4194304-none.csv.zst" table:display="true" table:show-details="true"/>
                <table:data-pilot-member table:name="put-008-16777216-bfq.csv.zst" table:display="true" table:show-details="true"/>
                <table:data-pilot-member table:name="put-008-16777216-kyber.csv.zst" table:display="true" table:show-details="true"/>
                <table:data-pilot-member table:name="put-008-16777216-mq-deadline.csv.zst" table:display="true" table:show-details="true"/>
                <table:data-pilot-member table:name="put-008-16777216-none.csv.zst" table:display="true" table:show-details="true"/>
                <table:data-pilot-member table:name="put-016-16777216-bfq.csv.zst" table:display="true" table:show-details="true"/>
                <table:data-pilot-member table:name="put-016-16777216-kyber.csv.zst" table:display="true" table:show-details="true"/>
                <table:data-pilot-member table:name="put-016-16777216-mq-deadline.csv.zst" table:display="true" table:show-details="true"/>
                <table:data-pilot-member table:name="put-016-16777216-none.csv.zst" table:display="true" table:show-details="true"/>
                <table:data-pilot-member table:name="put-024-16777216-bfq.csv.zst" table:display="true" table:show-details="true"/>
                <table:data-pilot-member table:name="put-024-16777216-kyber.csv.zst" table:display="true" table:show-details="true"/>
                <table:data-pilot-member table:name="put-024-16777216-mq-deadline.csv.zst" table:display="true" table:show-details="true"/>
                <table:data-pilot-member table:name="put-024-16777216-none.csv.zst" table:display="true" table:show-details="true"/>
                <table:data-pilot-member table:name="put-048-16777216-bfq.csv.zst" table:display="true" table:show-details="true"/>
                <table:data-pilot-member table:name="put-048-16777216-kyber.csv.zst" table:display="true" table:show-details="true"/>
                <table:data-pilot-member table:name="put-048-16777216-mq-deadline.csv.zst" table:display="true" table:show-details="true"/>
                <table:data-pilot-member table:name="put-048-16777216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06.61" table:display="true" table:show-details="true"/>
                <table:data-pilot-member table:name="107.9" table:display="true" table:show-details="true"/>
                <table:data-pilot-member table:name="108.22" table:display="true" table:show-details="true"/>
                <table:data-pilot-member table:name="109.01" table:display="true" table:show-details="true"/>
                <table:data-pilot-member table:name="144.64" table:display="true" table:show-details="true"/>
                <table:data-pilot-member table:name="146.71" table:display="true" table:show-details="true"/>
                <table:data-pilot-member table:name="149.62" table:display="true" table:show-details="true"/>
                <table:data-pilot-member table:name="141.66" table:display="true" table:show-details="true"/>
                <table:data-pilot-member table:name="170.38" table:display="true" table:show-details="true"/>
                <table:data-pilot-member table:name="167.75" table:display="true" table:show-details="true"/>
                <table:data-pilot-member table:name="171.08" table:display="true" table:show-details="true"/>
                <table:data-pilot-member table:name="169.4" table:display="true" table:show-details="true"/>
                <table:data-pilot-member table:name="186.34" table:display="true" table:show-details="true"/>
                <table:data-pilot-member table:name="196.79" table:display="true" table:show-details="true"/>
                <table:data-pilot-member table:name="214.22" table:display="true" table:show-details="true"/>
                <table:data-pilot-member table:name="203.69" table:display="true" table:show-details="true"/>
                <table:data-pilot-member table:name="224.88" table:display="true" table:show-details="true"/>
                <table:data-pilot-member table:name="211.96" table:display="true" table:show-details="true"/>
                <table:data-pilot-member table:name="220.59" table:display="true" table:show-details="true"/>
                <table:data-pilot-member table:name="194.59" table:display="true" table:show-details="true"/>
                <table:data-pilot-member table:name="241.33" table:display="true" table:show-details="true"/>
                <table:data-pilot-member table:name="234.31" table:display="true" table:show-details="true"/>
                <table:data-pilot-member table:name="236.07" table:display="true" table:show-details="true"/>
                <table:data-pilot-member table:name="228.37" table:display="true" table:show-details="true"/>
                <table:data-pilot-member table:name="254.01" table:display="true" table:show-details="true"/>
                <table:data-pilot-member table:name="227.6" table:display="true" table:show-details="true"/>
                <table:data-pilot-member table:name="235.39" table:display="true" table:show-details="true"/>
                <table:data-pilot-member table:name="242.18" table:display="true" table:show-details="true"/>
                <table:data-pilot-member table:name="88.28" table:display="true" table:show-details="true"/>
                <table:data-pilot-member table:name="82.66" table:display="true" table:show-details="true"/>
                <table:data-pilot-member table:name="90.4" table:display="true" table:show-details="true"/>
                <table:data-pilot-member table:name="90.46" table:display="true" table:show-details="true"/>
                <table:data-pilot-member table:name="108.69" table:display="true" table:show-details="true"/>
                <table:data-pilot-member table:name="108.27" table:display="true" table:show-details="true"/>
                <table:data-pilot-member table:name="107.55" table:display="true" table:show-details="true"/>
                <table:data-pilot-member table:name="103.59" table:display="true" table:show-details="true"/>
                <table:data-pilot-member table:name="115.71" table:display="true" table:show-details="true"/>
                <table:data-pilot-member table:name="119.31" table:display="true" table:show-details="true"/>
                <table:data-pilot-member table:name="130.38" table:display="true" table:show-details="true"/>
                <table:data-pilot-member table:name="132.23" table:display="true" table:show-details="true"/>
                <table:data-pilot-member table:name="141.85" table:display="true" table:show-details="true"/>
                <table:data-pilot-member table:name="159.86" table:display="true" table:show-details="true"/>
                <table:data-pilot-member table:name="153.15" table:display="true" table:show-details="true"/>
                <table:data-pilot-member table:name="160.51" table:display="true" table:show-details="true"/>
                <table:data-pilot-member table:name="155.94" table:display="true" table:show-details="true"/>
                <table:data-pilot-member table:name="176.54" table:display="true" table:show-details="true"/>
                <table:data-pilot-member table:name="169.49" table:display="true" table:show-details="true"/>
                <table:data-pilot-member table:name="173.53" table:display="true" table:show-details="true"/>
                <table:data-pilot-member table:name="192.16" table:display="true" table:show-details="true"/>
                <table:data-pilot-member table:name="195.55" table:display="true" table:show-details="true"/>
                <table:data-pilot-member table:name="203.31" table:display="true" table:show-details="true"/>
                <table:data-pilot-member table:name="189.73" table:display="true" table:show-details="true"/>
                <table:data-pilot-member table:name="227.4" table:display="true" table:show-details="true"/>
                <table:data-pilot-member table:name="212.14" table:display="true" table:show-details="true"/>
                <table:data-pilot-member table:name="225.44" table:display="true" table:show-details="true"/>
                <table:data-pilot-member table:name="211.63" table:display="true" table:show-details="true"/>
                <table:data-pilot-member table:name="86" table:display="true" table:show-details="true"/>
                <table:data-pilot-member table:name="82.99" table:display="true" table:show-details="true"/>
                <table:data-pilot-member table:name="84.79" table:display="true" table:show-details="true"/>
                <table:data-pilot-member table:name="86.54" table:display="true" table:show-details="true"/>
                <table:data-pilot-member table:name="97.48" table:display="true" table:show-details="true"/>
                <table:data-pilot-member table:name="117.22" table:display="true" table:show-details="true"/>
                <table:data-pilot-member table:name="117.53" table:display="true" table:show-details="true"/>
                <table:data-pilot-member table:name="103.97" table:display="true" table:show-details="true"/>
                <table:data-pilot-member table:name="128.7" table:display="true" table:show-details="true"/>
                <table:data-pilot-member table:name="123.59" table:display="true" table:show-details="true"/>
                <table:data-pilot-member table:name="124.2" table:display="true" table:show-details="true"/>
                <table:data-pilot-member table:name="136.85" table:display="true" table:show-details="true"/>
                <table:data-pilot-member table:name="165.18" table:display="true" table:show-details="true"/>
                <table:data-pilot-member table:name="155.02" table:display="true" table:show-details="true"/>
                <table:data-pilot-member table:name="155.82" table:display="true" table:show-details="true"/>
                <table:data-pilot-member table:name="158.46" table:display="true" table:show-details="true"/>
                <table:data-pilot-member table:name="179.06" table:display="true" table:show-details="true"/>
                <table:data-pilot-member table:name="180.09" table:display="true" table:show-details="true"/>
                <table:data-pilot-member table:name="171.38" table:display="true" table:show-details="true"/>
                <table:data-pilot-member table:name="161.87" table:display="true" table:show-details="true"/>
                <table:data-pilot-member table:name="198.59" table:display="true" table:show-details="true"/>
                <table:data-pilot-member table:name="209.81" table:display="true" table:show-details="true"/>
                <table:data-pilot-member table:name="216.84" table:display="true" table:show-details="true"/>
                <table:data-pilot-member table:name="177.03" table:display="true" table:show-details="true"/>
                <table:data-pilot-member table:name="222.19" table:display="true" table:show-details="true"/>
                <table:data-pilot-member table:name="210.86" table:display="true" table:show-details="true"/>
                <table:data-pilot-member table:name="238.23" table:display="true" table:show-details="true"/>
                <table:data-pilot-member table:name="198.93" table:display="true" table:show-details="true"/>
                <table:data-pilot-member table:name="68.46" table:display="true" table:show-details="true"/>
                <table:data-pilot-member table:name="73.89" table:display="true" table:show-details="true"/>
                <table:data-pilot-member table:name="76.81" table:display="true" table:show-details="true"/>
                <table:data-pilot-member table:name="72.94" table:display="true" table:show-details="true"/>
                <table:data-pilot-member table:name="119.92" table:display="true" table:show-details="true"/>
                <table:data-pilot-member table:name="122.9" table:display="true" table:show-details="true"/>
                <table:data-pilot-member table:name="123.5" table:display="true" table:show-details="true"/>
                <table:data-pilot-member table:name="117.24" table:display="true" table:show-details="true"/>
                <table:data-pilot-member table:name="134.62" table:display="true" table:show-details="true"/>
                <table:data-pilot-member table:name="142.5" table:display="true" table:show-details="true"/>
                <table:data-pilot-member table:name="145.32" table:display="true" table:show-details="true"/>
                <table:data-pilot-member table:name="139.96" table:display="true" table:show-details="true"/>
                <table:data-pilot-member table:name="157.9" table:display="true" table:show-details="true"/>
                <table:data-pilot-member table:name="178.63" table:display="true" table:show-details="true"/>
                <table:data-pilot-member table:name="187.68" table:display="true" table:show-details="true"/>
                <table:data-pilot-member table:name="165.93" table:display="true" table:show-details="true"/>
                <table:data-pilot-member table:name="157.01" table:display="true" table:show-details="true"/>
                <table:data-pilot-member table:name="188.02" table:display="true" table:show-details="true"/>
                <table:data-pilot-member table:name="197.81" table:display="true" table:show-details="true"/>
                <table:data-pilot-member table:name="178.01" table:display="true" table:show-details="true"/>
                <table:data-pilot-member table:name="190.34" table:display="true" table:show-details="true"/>
                <table:data-pilot-member table:name="217.46" table:display="true" table:show-details="true"/>
                <table:data-pilot-member table:name="227.11" table:display="true" table:show-details="true"/>
                <table:data-pilot-member table:name="195.28" table:display="true" table:show-details="true"/>
                <table:data-pilot-member table:name="192.42" table:display="true" table:show-details="true"/>
                <table:data-pilot-member table:name="236.37" table:display="true" table:show-details="true"/>
                <table:data-pilot-member table:name="250.82" table:display="true" table:show-details="true"/>
                <table:data-pilot-member table:name="213.11" table:display="true" table:show-details="true"/>
                <table:data-pilot-member table:name="58.27" table:display="true" table:show-details="true"/>
                <table:data-pilot-member table:name="62.68" table:display="true" table:show-details="true"/>
                <table:data-pilot-member table:name="63.53" table:display="true" table:show-details="true"/>
                <table:data-pilot-member table:name="61.68" table:display="true" table:show-details="true"/>
                <table:data-pilot-member table:name="90.37" table:display="true" table:show-details="true"/>
                <table:data-pilot-member table:name="92.41" table:display="true" table:show-details="true"/>
                <table:data-pilot-member table:name="96.63" table:display="true" table:show-details="true"/>
                <table:data-pilot-member table:name="95.07" table:display="true" table:show-details="true"/>
                <table:data-pilot-member table:name="97.79" table:display="true" table:show-details="true"/>
                <table:data-pilot-member table:name="103.2" table:display="true" table:show-details="true"/>
                <table:data-pilot-member table:name="107.95" table:display="true" table:show-details="true"/>
                <table:data-pilot-member table:name="89.74" table:display="true" table:show-details="true"/>
                <table:data-pilot-member table:name="93.55" table:display="true" table:show-details="true"/>
                <table:data-pilot-member table:name="120.84" table:display="true" table:show-details="true"/>
                <table:data-pilot-member table:name="129.76" table:display="true" table:show-details="true"/>
                <table:data-pilot-member table:name="117.2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0.5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false" table:show-details="true"/>
                <table:data-pilot-member table:name="0.5" table:display="true" table:show-details="true"/>
                <table:data-pilot-member table:name="1" table:display="false" table:show-details="true"/>
                <table:data-pilot-member table:name="4" table:display="false" table:show-details="true"/>
                <table:data-pilot-member table:name="16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33" table:display="true" table:show-details="true"/>
                <table:data-pilot-member table:name="13.49" table:display="true" table:show-details="true"/>
                <table:data-pilot-member table:name="13.53" table:display="true" table:show-details="true"/>
                <table:data-pilot-member table:name="13.63" table:display="true" table:show-details="true"/>
                <table:data-pilot-member table:name="18.08" table:display="true" table:show-details="true"/>
                <table:data-pilot-member table:name="18.34" table:display="true" table:show-details="true"/>
                <table:data-pilot-member table:name="18.7" table:display="true" table:show-details="true"/>
                <table:data-pilot-member table:name="17.71" table:display="true" table:show-details="true"/>
                <table:data-pilot-member table:name="21.3" table:display="true" table:show-details="true"/>
                <table:data-pilot-member table:name="20.97" table:display="true" table:show-details="true"/>
                <table:data-pilot-member table:name="21.39" table:display="true" table:show-details="true"/>
                <table:data-pilot-member table:name="21.17" table:display="true" table:show-details="true"/>
                <table:data-pilot-member table:name="23.29" table:display="true" table:show-details="true"/>
                <table:data-pilot-member table:name="24.6" table:display="true" table:show-details="true"/>
                <table:data-pilot-member table:name="26.78" table:display="true" table:show-details="true"/>
                <table:data-pilot-member table:name="25.46" table:display="true" table:show-details="true"/>
                <table:data-pilot-member table:name="28.11" table:display="true" table:show-details="true"/>
                <table:data-pilot-member table:name="26.49" table:display="true" table:show-details="true"/>
                <table:data-pilot-member table:name="27.57" table:display="true" table:show-details="true"/>
                <table:data-pilot-member table:name="24.32" table:display="true" table:show-details="true"/>
                <table:data-pilot-member table:name="30.17" table:display="true" table:show-details="true"/>
                <table:data-pilot-member table:name="29.29" table:display="true" table:show-details="true"/>
                <table:data-pilot-member table:name="29.51" table:display="true" table:show-details="true"/>
                <table:data-pilot-member table:name="28.55" table:display="true" table:show-details="true"/>
                <table:data-pilot-member table:name="31.75" table:display="true" table:show-details="true"/>
                <table:data-pilot-member table:name="28.45" table:display="true" table:show-details="true"/>
                <table:data-pilot-member table:name="29.42" table:display="true" table:show-details="true"/>
                <table:data-pilot-member table:name="30.27" table:display="true" table:show-details="true"/>
                <table:data-pilot-member table:name="44.14" table:display="true" table:show-details="true"/>
                <table:data-pilot-member table:name="41.33" table:display="true" table:show-details="true"/>
                <table:data-pilot-member table:name="45.2" table:display="true" table:show-details="true"/>
                <table:data-pilot-member table:name="45.23" table:display="true" table:show-details="true"/>
                <table:data-pilot-member table:name="54.34" table:display="true" table:show-details="true"/>
                <table:data-pilot-member table:name="54.13" table:display="true" table:show-details="true"/>
                <table:data-pilot-member table:name="53.77" table:display="true" table:show-details="true"/>
                <table:data-pilot-member table:name="51.79" table:display="true" table:show-details="true"/>
                <table:data-pilot-member table:name="57.85" table:display="true" table:show-details="true"/>
                <table:data-pilot-member table:name="59.65" table:display="true" table:show-details="true"/>
                <table:data-pilot-member table:name="65.19" table:display="true" table:show-details="true"/>
                <table:data-pilot-member table:name="66.12" table:display="true" table:show-details="true"/>
                <table:data-pilot-member table:name="70.93" table:display="true" table:show-details="true"/>
                <table:data-pilot-member table:name="79.93" table:display="true" table:show-details="true"/>
                <table:data-pilot-member table:name="76.57" table:display="true" table:show-details="true"/>
                <table:data-pilot-member table:name="80.26" table:display="true" table:show-details="true"/>
                <table:data-pilot-member table:name="77.97" table:display="true" table:show-details="true"/>
                <table:data-pilot-member table:name="88.27" table:display="true" table:show-details="true"/>
                <table:data-pilot-member table:name="84.75" table:display="true" table:show-details="true"/>
                <table:data-pilot-member table:name="86.76" table:display="true" table:show-details="true"/>
                <table:data-pilot-member table:name="96.08" table:display="true" table:show-details="true"/>
                <table:data-pilot-member table:name="97.78" table:display="true" table:show-details="true"/>
                <table:data-pilot-member table:name="101.66" table:display="true" table:show-details="true"/>
                <table:data-pilot-member table:name="94.87" table:display="true" table:show-details="true"/>
                <table:data-pilot-member table:name="113.7" table:display="true" table:show-details="true"/>
                <table:data-pilot-member table:name="106.07" table:display="true" table:show-details="true"/>
                <table:data-pilot-member table:name="112.72" table:display="true" table:show-details="true"/>
                <table:data-pilot-member table:name="105.82" table:display="true" table:show-details="true"/>
                <table:data-pilot-member table:name="86" table:display="true" table:show-details="true"/>
                <table:data-pilot-member table:name="82.99" table:display="true" table:show-details="true"/>
                <table:data-pilot-member table:name="84.79" table:display="true" table:show-details="true"/>
                <table:data-pilot-member table:name="86.54" table:display="true" table:show-details="true"/>
                <table:data-pilot-member table:name="97.48" table:display="true" table:show-details="true"/>
                <table:data-pilot-member table:name="117.22" table:display="true" table:show-details="true"/>
                <table:data-pilot-member table:name="117.53" table:display="true" table:show-details="true"/>
                <table:data-pilot-member table:name="103.97" table:display="true" table:show-details="true"/>
                <table:data-pilot-member table:name="128.7" table:display="true" table:show-details="true"/>
                <table:data-pilot-member table:name="123.59" table:display="true" table:show-details="true"/>
                <table:data-pilot-member table:name="124.2" table:display="true" table:show-details="true"/>
                <table:data-pilot-member table:name="136.85" table:display="true" table:show-details="true"/>
                <table:data-pilot-member table:name="165.18" table:display="true" table:show-details="true"/>
                <table:data-pilot-member table:name="155.02" table:display="true" table:show-details="true"/>
                <table:data-pilot-member table:name="155.82" table:display="true" table:show-details="true"/>
                <table:data-pilot-member table:name="158.46" table:display="true" table:show-details="true"/>
                <table:data-pilot-member table:name="179.06" table:display="true" table:show-details="true"/>
                <table:data-pilot-member table:name="180.09" table:display="true" table:show-details="true"/>
                <table:data-pilot-member table:name="171.38" table:display="true" table:show-details="true"/>
                <table:data-pilot-member table:name="161.87" table:display="true" table:show-details="true"/>
                <table:data-pilot-member table:name="198.59" table:display="true" table:show-details="true"/>
                <table:data-pilot-member table:name="209.81" table:display="true" table:show-details="true"/>
                <table:data-pilot-member table:name="216.84" table:display="true" table:show-details="true"/>
                <table:data-pilot-member table:name="177.03" table:display="true" table:show-details="true"/>
                <table:data-pilot-member table:name="222.19" table:display="true" table:show-details="true"/>
                <table:data-pilot-member table:name="210.86" table:display="true" table:show-details="true"/>
                <table:data-pilot-member table:name="238.23" table:display="true" table:show-details="true"/>
                <table:data-pilot-member table:name="198.93" table:display="true" table:show-details="true"/>
                <table:data-pilot-member table:name="273.83" table:display="true" table:show-details="true"/>
                <table:data-pilot-member table:name="295.58" table:display="true" table:show-details="true"/>
                <table:data-pilot-member table:name="307.25" table:display="true" table:show-details="true"/>
                <table:data-pilot-member table:name="291.75" table:display="true" table:show-details="true"/>
                <table:data-pilot-member table:name="479.68" table:display="true" table:show-details="true"/>
                <table:data-pilot-member table:name="491.62" table:display="true" table:show-details="true"/>
                <table:data-pilot-member table:name="493.99" table:display="true" table:show-details="true"/>
                <table:data-pilot-member table:name="468.97" table:display="true" table:show-details="true"/>
                <table:data-pilot-member table:name="538.47" table:display="true" table:show-details="true"/>
                <table:data-pilot-member table:name="569.99" table:display="true" table:show-details="true"/>
                <table:data-pilot-member table:name="581.29" table:display="true" table:show-details="true"/>
                <table:data-pilot-member table:name="559.86" table:display="true" table:show-details="true"/>
                <table:data-pilot-member table:name="631.58" table:display="true" table:show-details="true"/>
                <table:data-pilot-member table:name="714.51" table:display="true" table:show-details="true"/>
                <table:data-pilot-member table:name="750.74" table:display="true" table:show-details="true"/>
                <table:data-pilot-member table:name="663.74" table:display="true" table:show-details="true"/>
                <table:data-pilot-member table:name="628.03" table:display="true" table:show-details="true"/>
                <table:data-pilot-member table:name="752.07" table:display="true" table:show-details="true"/>
                <table:data-pilot-member table:name="791.23" table:display="true" table:show-details="true"/>
                <table:data-pilot-member table:name="712.06" table:display="true" table:show-details="true"/>
                <table:data-pilot-member table:name="761.35" table:display="true" table:show-details="true"/>
                <table:data-pilot-member table:name="869.85" table:display="true" table:show-details="true"/>
                <table:data-pilot-member table:name="908.46" table:display="true" table:show-details="true"/>
                <table:data-pilot-member table:name="781.11" table:display="true" table:show-details="true"/>
                <table:data-pilot-member table:name="769.68" table:display="true" table:show-details="true"/>
                <table:data-pilot-member table:name="945.48" table:display="true" table:show-details="true"/>
                <table:data-pilot-member table:name="1003.28" table:display="true" table:show-details="true"/>
                <table:data-pilot-member table:name="852.43" table:display="true" table:show-details="true"/>
                <table:data-pilot-member table:name="932.31" table:display="true" table:show-details="true"/>
                <table:data-pilot-member table:name="1002.94" table:display="true" table:show-details="true"/>
                <table:data-pilot-member table:name="1016.48" table:display="true" table:show-details="true"/>
                <table:data-pilot-member table:name="986.81" table:display="true" table:show-details="true"/>
                <table:data-pilot-member table:name="1445.9" table:display="true" table:show-details="true"/>
                <table:data-pilot-member table:name="1478.59" table:display="true" table:show-details="true"/>
                <table:data-pilot-member table:name="1546.05" table:display="true" table:show-details="true"/>
                <table:data-pilot-member table:name="1521.06" table:display="true" table:show-details="true"/>
                <table:data-pilot-member table:name="1564.61" table:display="true" table:show-details="true"/>
                <table:data-pilot-member table:name="1651.22" table:display="true" table:show-details="true"/>
                <table:data-pilot-member table:name="1727.22" table:display="true" table:show-details="true"/>
                <table:data-pilot-member table:name="1435.89" table:display="true" table:show-details="true"/>
                <table:data-pilot-member table:name="1496.8" table:display="true" table:show-details="true"/>
                <table:data-pilot-member table:name="1933.51" table:display="true" table:show-details="true"/>
                <table:data-pilot-member table:name="2076.12" table:display="true" table:show-details="true"/>
                <table:data-pilot-member table:name="1875.3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5" table:application-data="" table:target-range-address="PivotTables.A58:PivotTables.H62" table:buttons="PivotTables.A58 PivotTables.A61 PivotTables.B60" table:grand-total="none" table:show-filter-button="false">
          <table:source-cell-range table:cell-range-address="'minio.data.2021-02-06.disk.scheduler.test'.A1:'minio.data.2021-02-06.disk.scheduler.test'.J128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-bfq.csv.zst" table:display="true" table:show-details="true"/>
                <table:data-pilot-member table:name="get-008-131072-kyber.csv.zst" table:display="true" table:show-details="true"/>
                <table:data-pilot-member table:name="get-008-131072-mq-deadline.csv.zst" table:display="true" table:show-details="true"/>
                <table:data-pilot-member table:name="get-008-131072-none.csv.zst" table:display="true" table:show-details="true"/>
                <table:data-pilot-member table:name="get-016-131072-bfq.csv.zst" table:display="true" table:show-details="true"/>
                <table:data-pilot-member table:name="get-016-131072-kyber.csv.zst" table:display="true" table:show-details="true"/>
                <table:data-pilot-member table:name="get-016-131072-mq-deadline.csv.zst" table:display="true" table:show-details="true"/>
                <table:data-pilot-member table:name="get-016-131072-none.csv.zst" table:display="true" table:show-details="true"/>
                <table:data-pilot-member table:name="get-024-131072-bfq.csv.zst" table:display="true" table:show-details="true"/>
                <table:data-pilot-member table:name="get-024-131072-kyber.csv.zst" table:display="true" table:show-details="true"/>
                <table:data-pilot-member table:name="get-024-131072-mq-deadline.csv.zst" table:display="true" table:show-details="true"/>
                <table:data-pilot-member table:name="get-024-131072-none.csv.zst" table:display="true" table:show-details="true"/>
                <table:data-pilot-member table:name="get-048-131072-bfq.csv.zst" table:display="true" table:show-details="true"/>
                <table:data-pilot-member table:name="get-048-131072-kyber.csv.zst" table:display="true" table:show-details="true"/>
                <table:data-pilot-member table:name="get-048-131072-mq-deadline.csv.zst" table:display="true" table:show-details="true"/>
                <table:data-pilot-member table:name="get-048-131072-none.csv.zst" table:display="true" table:show-details="true"/>
                <table:data-pilot-member table:name="get-064-131072-bfq.csv.zst" table:display="true" table:show-details="true"/>
                <table:data-pilot-member table:name="get-064-131072-kyber.csv.zst" table:display="true" table:show-details="true"/>
                <table:data-pilot-member table:name="get-064-131072-mq-deadline.csv.zst" table:display="true" table:show-details="true"/>
                <table:data-pilot-member table:name="get-064-131072-none.csv.zst" table:display="true" table:show-details="true"/>
                <table:data-pilot-member table:name="get-096-131072-bfq.csv.zst" table:display="true" table:show-details="true"/>
                <table:data-pilot-member table:name="get-096-131072-kyber.csv.zst" table:display="true" table:show-details="true"/>
                <table:data-pilot-member table:name="get-096-131072-mq-deadline.csv.zst" table:display="true" table:show-details="true"/>
                <table:data-pilot-member table:name="get-096-131072-none.csv.zst" table:display="true" table:show-details="true"/>
                <table:data-pilot-member table:name="get-128-131072-kyber.csv.zst" table:display="true" table:show-details="true"/>
                <table:data-pilot-member table:name="get-128-131072-mq-deadline.csv.zst" table:display="true" table:show-details="true"/>
                <table:data-pilot-member table:name="get-128-131072-none.csv.zst" table:display="true" table:show-details="true"/>
                <table:data-pilot-member table:name="get-008-524288-bfq.csv.zst" table:display="true" table:show-details="true"/>
                <table:data-pilot-member table:name="get-008-524288-kyber.csv.zst" table:display="true" table:show-details="true"/>
                <table:data-pilot-member table:name="get-008-524288-mq-deadline.csv.zst" table:display="true" table:show-details="true"/>
                <table:data-pilot-member table:name="get-008-524288-none.csv.zst" table:display="true" table:show-details="true"/>
                <table:data-pilot-member table:name="get-016-524288-bfq.csv.zst" table:display="true" table:show-details="true"/>
                <table:data-pilot-member table:name="get-016-524288-kyber.csv.zst" table:display="true" table:show-details="true"/>
                <table:data-pilot-member table:name="get-016-524288-mq-deadline.csv.zst" table:display="true" table:show-details="true"/>
                <table:data-pilot-member table:name="get-016-524288-none.csv.zst" table:display="true" table:show-details="true"/>
                <table:data-pilot-member table:name="get-024-524288-bfq.csv.zst" table:display="true" table:show-details="true"/>
                <table:data-pilot-member table:name="get-024-524288-kyber.csv.zst" table:display="true" table:show-details="true"/>
                <table:data-pilot-member table:name="get-024-524288-mq-deadline.csv.zst" table:display="true" table:show-details="true"/>
                <table:data-pilot-member table:name="get-024-524288-none.csv.zst" table:display="true" table:show-details="true"/>
                <table:data-pilot-member table:name="get-048-524288-bfq.csv.zst" table:display="true" table:show-details="true"/>
                <table:data-pilot-member table:name="get-048-524288-kyber.csv.zst" table:display="true" table:show-details="true"/>
                <table:data-pilot-member table:name="get-048-524288-mq-deadline.csv.zst" table:display="true" table:show-details="true"/>
                <table:data-pilot-member table:name="get-048-524288-none.csv.zst" table:display="true" table:show-details="true"/>
                <table:data-pilot-member table:name="get-064-524288-bfq.csv.zst" table:display="true" table:show-details="true"/>
                <table:data-pilot-member table:name="get-064-524288-kyber.csv.zst" table:display="true" table:show-details="true"/>
                <table:data-pilot-member table:name="get-064-524288-mq-deadline.csv.zst" table:display="true" table:show-details="true"/>
                <table:data-pilot-member table:name="get-064-524288-none.csv.zst" table:display="true" table:show-details="true"/>
                <table:data-pilot-member table:name="get-096-524288-bfq.csv.zst" table:display="true" table:show-details="true"/>
                <table:data-pilot-member table:name="get-096-524288-kyber.csv.zst" table:display="true" table:show-details="true"/>
                <table:data-pilot-member table:name="get-096-524288-mq-deadline.csv.zst" table:display="true" table:show-details="true"/>
                <table:data-pilot-member table:name="get-096-524288-none.csv.zst" table:display="true" table:show-details="true"/>
                <table:data-pilot-member table:name="get-128-524288-bfq.csv.zst" table:display="true" table:show-details="true"/>
                <table:data-pilot-member table:name="get-128-524288-kyber.csv.zst" table:display="true" table:show-details="true"/>
                <table:data-pilot-member table:name="get-128-524288-mq-deadline.csv.zst" table:display="true" table:show-details="true"/>
                <table:data-pilot-member table:name="get-128-524288-none.csv.zst" table:display="true" table:show-details="true"/>
                <table:data-pilot-member table:name="get-008-1048576-bfq.csv.zst" table:display="true" table:show-details="true"/>
                <table:data-pilot-member table:name="get-008-1048576-kyber.csv.zst" table:display="true" table:show-details="true"/>
                <table:data-pilot-member table:name="get-008-1048576-mq-deadline.csv.zst" table:display="true" table:show-details="true"/>
                <table:data-pilot-member table:name="get-008-1048576-none.csv.zst" table:display="true" table:show-details="true"/>
                <table:data-pilot-member table:name="get-016-1048576-bfq.csv.zst" table:display="true" table:show-details="true"/>
                <table:data-pilot-member table:name="get-016-1048576-kyber.csv.zst" table:display="true" table:show-details="true"/>
                <table:data-pilot-member table:name="get-016-1048576-mq-deadline.csv.zst" table:display="true" table:show-details="true"/>
                <table:data-pilot-member table:name="get-016-1048576-none.csv.zst" table:display="true" table:show-details="true"/>
                <table:data-pilot-member table:name="get-024-1048576-bfq.csv.zst" table:display="true" table:show-details="true"/>
                <table:data-pilot-member table:name="get-024-1048576-kyber.csv.zst" table:display="true" table:show-details="true"/>
                <table:data-pilot-member table:name="get-024-1048576-mq-deadline.csv.zst" table:display="true" table:show-details="true"/>
                <table:data-pilot-member table:name="get-024-1048576-none.csv.zst" table:display="true" table:show-details="true"/>
                <table:data-pilot-member table:name="get-048-1048576-bfq.csv.zst" table:display="true" table:show-details="true"/>
                <table:data-pilot-member table:name="get-048-1048576-kyber.csv.zst" table:display="true" table:show-details="true"/>
                <table:data-pilot-member table:name="get-048-1048576-mq-deadline.csv.zst" table:display="true" table:show-details="true"/>
                <table:data-pilot-member table:name="get-048-1048576-none.csv.zst" table:display="true" table:show-details="true"/>
                <table:data-pilot-member table:name="get-064-1048576-bfq.csv.zst" table:display="true" table:show-details="true"/>
                <table:data-pilot-member table:name="get-064-1048576-kyber.csv.zst" table:display="true" table:show-details="true"/>
                <table:data-pilot-member table:name="get-064-1048576-mq-deadline.csv.zst" table:display="true" table:show-details="true"/>
                <table:data-pilot-member table:name="get-064-1048576-none.csv.zst" table:display="true" table:show-details="true"/>
                <table:data-pilot-member table:name="get-096-1048576-bfq.csv.zst" table:display="true" table:show-details="true"/>
                <table:data-pilot-member table:name="get-096-1048576-kyber.csv.zst" table:display="true" table:show-details="true"/>
                <table:data-pilot-member table:name="get-096-1048576-mq-deadline.csv.zst" table:display="true" table:show-details="true"/>
                <table:data-pilot-member table:name="get-096-1048576-none.csv.zst" table:display="true" table:show-details="true"/>
                <table:data-pilot-member table:name="get-128-1048576-bfq.csv.zst" table:display="true" table:show-details="true"/>
                <table:data-pilot-member table:name="get-128-1048576-kyber.csv.zst" table:display="true" table:show-details="true"/>
                <table:data-pilot-member table:name="get-128-1048576-mq-deadline.csv.zst" table:display="true" table:show-details="true"/>
                <table:data-pilot-member table:name="get-128-1048576-none.csv.zst" table:display="true" table:show-details="true"/>
                <table:data-pilot-member table:name="get-008-4194304-bfq.csv.zst" table:display="true" table:show-details="true"/>
                <table:data-pilot-member table:name="get-008-4194304-kyber.csv.zst" table:display="true" table:show-details="true"/>
                <table:data-pilot-member table:name="get-008-4194304-mq-deadline.csv.zst" table:display="true" table:show-details="true"/>
                <table:data-pilot-member table:name="get-008-4194304-none.csv.zst" table:display="true" table:show-details="true"/>
                <table:data-pilot-member table:name="get-016-4194304-bfq.csv.zst" table:display="true" table:show-details="true"/>
                <table:data-pilot-member table:name="get-016-4194304-kyber.csv.zst" table:display="true" table:show-details="true"/>
                <table:data-pilot-member table:name="get-016-4194304-mq-deadline.csv.zst" table:display="true" table:show-details="true"/>
                <table:data-pilot-member table:name="get-016-4194304-none.csv.zst" table:display="true" table:show-details="true"/>
                <table:data-pilot-member table:name="get-024-4194304-bfq.csv.zst" table:display="true" table:show-details="true"/>
                <table:data-pilot-member table:name="get-024-4194304-kyber.csv.zst" table:display="true" table:show-details="true"/>
                <table:data-pilot-member table:name="get-024-4194304-mq-deadline.csv.zst" table:display="true" table:show-details="true"/>
                <table:data-pilot-member table:name="get-024-4194304-none.csv.zst" table:display="true" table:show-details="true"/>
                <table:data-pilot-member table:name="get-048-4194304-bfq.csv.zst" table:display="true" table:show-details="true"/>
                <table:data-pilot-member table:name="get-048-4194304-kyber.csv.zst" table:display="true" table:show-details="true"/>
                <table:data-pilot-member table:name="get-048-4194304-mq-deadline.csv.zst" table:display="true" table:show-details="true"/>
                <table:data-pilot-member table:name="get-048-4194304-none.csv.zst" table:display="true" table:show-details="true"/>
                <table:data-pilot-member table:name="get-064-4194304-bfq.csv.zst" table:display="true" table:show-details="true"/>
                <table:data-pilot-member table:name="get-064-4194304-kyber.csv.zst" table:display="true" table:show-details="true"/>
                <table:data-pilot-member table:name="get-064-4194304-mq-deadline.csv.zst" table:display="true" table:show-details="true"/>
                <table:data-pilot-member table:name="get-064-4194304-none.csv.zst" table:display="true" table:show-details="true"/>
                <table:data-pilot-member table:name="get-096-4194304-bfq.csv.zst" table:display="true" table:show-details="true"/>
                <table:data-pilot-member table:name="get-096-4194304-kyber.csv.zst" table:display="true" table:show-details="true"/>
                <table:data-pilot-member table:name="get-096-4194304-mq-deadline.csv.zst" table:display="true" table:show-details="true"/>
                <table:data-pilot-member table:name="get-096-4194304-none.csv.zst" table:display="true" table:show-details="true"/>
                <table:data-pilot-member table:name="get-128-4194304-bfq.csv.zst" table:display="true" table:show-details="true"/>
                <table:data-pilot-member table:name="get-128-4194304-kyber.csv.zst" table:display="true" table:show-details="true"/>
                <table:data-pilot-member table:name="get-128-4194304-mq-deadline.csv.zst" table:display="true" table:show-details="true"/>
                <table:data-pilot-member table:name="get-128-4194304-none.csv.zst" table:display="true" table:show-details="true"/>
                <table:data-pilot-member table:name="get-008-16777216-bfq.csv.zst" table:display="true" table:show-details="true"/>
                <table:data-pilot-member table:name="get-008-16777216-kyber.csv.zst" table:display="true" table:show-details="true"/>
                <table:data-pilot-member table:name="get-008-16777216-mq-deadline.csv.zst" table:display="true" table:show-details="true"/>
                <table:data-pilot-member table:name="get-008-16777216-none.csv.zst" table:display="true" table:show-details="true"/>
                <table:data-pilot-member table:name="get-016-16777216-bfq.csv.zst" table:display="true" table:show-details="true"/>
                <table:data-pilot-member table:name="get-016-16777216-kyber.csv.zst" table:display="true" table:show-details="true"/>
                <table:data-pilot-member table:name="get-016-16777216-mq-deadline.csv.zst" table:display="true" table:show-details="true"/>
                <table:data-pilot-member table:name="get-016-16777216-none.csv.zst" table:display="true" table:show-details="true"/>
                <table:data-pilot-member table:name="get-024-16777216-bfq.csv.zst" table:display="true" table:show-details="true"/>
                <table:data-pilot-member table:name="get-024-16777216-kyber.csv.zst" table:display="true" table:show-details="true"/>
                <table:data-pilot-member table:name="get-024-16777216-mq-deadline.csv.zst" table:display="true" table:show-details="true"/>
                <table:data-pilot-member table:name="get-024-16777216-none.csv.zst" table:display="true" table:show-details="true"/>
                <table:data-pilot-member table:name="get-048-16777216-bfq.csv.zst" table:display="true" table:show-details="true"/>
                <table:data-pilot-member table:name="get-048-16777216-kyber.csv.zst" table:display="true" table:show-details="true"/>
                <table:data-pilot-member table:name="get-048-16777216-mq-deadline.csv.zst" table:display="true" table:show-details="true"/>
                <table:data-pilot-member table:name="get-048-16777216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880.26" table:display="true" table:show-details="true"/>
                <table:data-pilot-member table:name="2946.34" table:display="true" table:show-details="true"/>
                <table:data-pilot-member table:name="2948" table:display="true" table:show-details="true"/>
                <table:data-pilot-member table:name="2949.77" table:display="true" table:show-details="true"/>
                <table:data-pilot-member table:name="3841.8" table:display="true" table:show-details="true"/>
                <table:data-pilot-member table:name="3843.41" table:display="true" table:show-details="true"/>
                <table:data-pilot-member table:name="3868.46" table:display="true" table:show-details="true"/>
                <table:data-pilot-member table:name="3814.24" table:display="true" table:show-details="true"/>
                <table:data-pilot-member table:name="3999.21" table:display="true" table:show-details="true"/>
                <table:data-pilot-member table:name="4027.3" table:display="true" table:show-details="true"/>
                <table:data-pilot-member table:name="4026.1" table:display="true" table:show-details="true"/>
                <table:data-pilot-member table:name="4006.61" table:display="true" table:show-details="true"/>
                <table:data-pilot-member table:name="4162.81" table:display="true" table:show-details="true"/>
                <table:data-pilot-member table:name="4162.83" table:display="true" table:show-details="true"/>
                <table:data-pilot-member table:name="4156.93" table:display="true" table:show-details="true"/>
                <table:data-pilot-member table:name="4145.28" table:display="true" table:show-details="true"/>
                <table:data-pilot-member table:name="4148.67" table:display="true" table:show-details="true"/>
                <table:data-pilot-member table:name="4157.9" table:display="true" table:show-details="true"/>
                <table:data-pilot-member table:name="4152.48" table:display="true" table:show-details="true"/>
                <table:data-pilot-member table:name="4115.73" table:display="true" table:show-details="true"/>
                <table:data-pilot-member table:name="4133.42" table:display="true" table:show-details="true"/>
                <table:data-pilot-member table:name="4138" table:display="true" table:show-details="true"/>
                <table:data-pilot-member table:name="4116.31" table:display="true" table:show-details="true"/>
                <table:data-pilot-member table:name="4111.86" table:display="true" table:show-details="true"/>
                <table:data-pilot-member table:name="4107.64" table:display="true" table:show-details="true"/>
                <table:data-pilot-member table:name="4096.43" table:display="true" table:show-details="true"/>
                <table:data-pilot-member table:name="4097.09" table:display="true" table:show-details="true"/>
                <table:data-pilot-member table:name="2766.07" table:display="true" table:show-details="true"/>
                <table:data-pilot-member table:name="2762.86" table:display="true" table:show-details="true"/>
                <table:data-pilot-member table:name="2760.86" table:display="true" table:show-details="true"/>
                <table:data-pilot-member table:name="2756.57" table:display="true" table:show-details="true"/>
                <table:data-pilot-member table:name="3604.47" table:display="true" table:show-details="true"/>
                <table:data-pilot-member table:name="3588.63" table:display="true" table:show-details="true"/>
                <table:data-pilot-member table:name="3608.4" table:display="true" table:show-details="true"/>
                <table:data-pilot-member table:name="3603.84" table:display="true" table:show-details="true"/>
                <table:data-pilot-member table:name="3744.09" table:display="true" table:show-details="true"/>
                <table:data-pilot-member table:name="3773.73" table:display="true" table:show-details="true"/>
                <table:data-pilot-member table:name="3789.34" table:display="true" table:show-details="true"/>
                <table:data-pilot-member table:name="3761.36" table:display="true" table:show-details="true"/>
                <table:data-pilot-member table:name="3828.55" table:display="true" table:show-details="true"/>
                <table:data-pilot-member table:name="3837.47" table:display="true" table:show-details="true"/>
                <table:data-pilot-member table:name="3843.07" table:display="true" table:show-details="true"/>
                <table:data-pilot-member table:name="3890.39" table:display="true" table:show-details="true"/>
                <table:data-pilot-member table:name="3845.22" table:display="true" table:show-details="true"/>
                <table:data-pilot-member table:name="3803.13" table:display="true" table:show-details="true"/>
                <table:data-pilot-member table:name="3823.14" table:display="true" table:show-details="true"/>
                <table:data-pilot-member table:name="3878.96" table:display="true" table:show-details="true"/>
                <table:data-pilot-member table:name="3849.84" table:display="true" table:show-details="true"/>
                <table:data-pilot-member table:name="3831.44" table:display="true" table:show-details="true"/>
                <table:data-pilot-member table:name="3883.26" table:display="true" table:show-details="true"/>
                <table:data-pilot-member table:name="3883.55" table:display="true" table:show-details="true"/>
                <table:data-pilot-member table:name="3924.48" table:display="true" table:show-details="true"/>
                <table:data-pilot-member table:name="3798.38" table:display="true" table:show-details="true"/>
                <table:data-pilot-member table:name="3897.02" table:display="true" table:show-details="true"/>
                <table:data-pilot-member table:name="3811.96" table:display="true" table:show-details="true"/>
                <table:data-pilot-member table:name="2519.78" table:display="true" table:show-details="true"/>
                <table:data-pilot-member table:name="2558.48" table:display="true" table:show-details="true"/>
                <table:data-pilot-member table:name="2551.63" table:display="true" table:show-details="true"/>
                <table:data-pilot-member table:name="2532.47" table:display="true" table:show-details="true"/>
                <table:data-pilot-member table:name="3402.51" table:display="true" table:show-details="true"/>
                <table:data-pilot-member table:name="3448.01" table:display="true" table:show-details="true"/>
                <table:data-pilot-member table:name="3392.25" table:display="true" table:show-details="true"/>
                <table:data-pilot-member table:name="3481.42" table:display="true" table:show-details="true"/>
                <table:data-pilot-member table:name="3576.95" table:display="true" table:show-details="true"/>
                <table:data-pilot-member table:name="3574.42" table:display="true" table:show-details="true"/>
                <table:data-pilot-member table:name="3583.67" table:display="true" table:show-details="true"/>
                <table:data-pilot-member table:name="3659.92" table:display="true" table:show-details="true"/>
                <table:data-pilot-member table:name="3665.92" table:display="true" table:show-details="true"/>
                <table:data-pilot-member table:name="3670.64" table:display="true" table:show-details="true"/>
                <table:data-pilot-member table:name="3715.68" table:display="true" table:show-details="true"/>
                <table:data-pilot-member table:name="3682.21" table:display="true" table:show-details="true"/>
                <table:data-pilot-member table:name="3715.74" table:display="true" table:show-details="true"/>
                <table:data-pilot-member table:name="3669.97" table:display="true" table:show-details="true"/>
                <table:data-pilot-member table:name="3750.25" table:display="true" table:show-details="true"/>
                <table:data-pilot-member table:name="3670.4" table:display="true" table:show-details="true"/>
                <table:data-pilot-member table:name="3668" table:display="true" table:show-details="true"/>
                <table:data-pilot-member table:name="3667.65" table:display="true" table:show-details="true"/>
                <table:data-pilot-member table:name="3854.93" table:display="true" table:show-details="true"/>
                <table:data-pilot-member table:name="3688.37" table:display="true" table:show-details="true"/>
                <table:data-pilot-member table:name="3633.05" table:display="true" table:show-details="true"/>
                <table:data-pilot-member table:name="3794.33" table:display="true" table:show-details="true"/>
                <table:data-pilot-member table:name="3657.54" table:display="true" table:show-details="true"/>
                <table:data-pilot-member table:name="3639.22" table:display="true" table:show-details="true"/>
                <table:data-pilot-member table:name="1737.76" table:display="true" table:show-details="true"/>
                <table:data-pilot-member table:name="1733.93" table:display="true" table:show-details="true"/>
                <table:data-pilot-member table:name="1746.91" table:display="true" table:show-details="true"/>
                <table:data-pilot-member table:name="1731.92" table:display="true" table:show-details="true"/>
                <table:data-pilot-member table:name="2771.02" table:display="true" table:show-details="true"/>
                <table:data-pilot-member table:name="2737.83" table:display="true" table:show-details="true"/>
                <table:data-pilot-member table:name="2712.71" table:display="true" table:show-details="true"/>
                <table:data-pilot-member table:name="2726.96" table:display="true" table:show-details="true"/>
                <table:data-pilot-member table:name="2977.77" table:display="true" table:show-details="true"/>
                <table:data-pilot-member table:name="2953.01" table:display="true" table:show-details="true"/>
                <table:data-pilot-member table:name="2960.98" table:display="true" table:show-details="true"/>
                <table:data-pilot-member table:name="2951.92" table:display="true" table:show-details="true"/>
                <table:data-pilot-member table:name="3149" table:display="true" table:show-details="true"/>
                <table:data-pilot-member table:name="3128.26" table:display="true" table:show-details="true"/>
                <table:data-pilot-member table:name="3270.94" table:display="true" table:show-details="true"/>
                <table:data-pilot-member table:name="3227.76" table:display="true" table:show-details="true"/>
                <table:data-pilot-member table:name="3230.29" table:display="true" table:show-details="true"/>
                <table:data-pilot-member table:name="3220.09" table:display="true" table:show-details="true"/>
                <table:data-pilot-member table:name="3180.04" table:display="true" table:show-details="true"/>
                <table:data-pilot-member table:name="3276.71" table:display="true" table:show-details="true"/>
                <table:data-pilot-member table:name="3294.58" table:display="true" table:show-details="true"/>
                <table:data-pilot-member table:name="3259.83" table:display="true" table:show-details="true"/>
                <table:data-pilot-member table:name="3235.97" table:display="true" table:show-details="true"/>
                <table:data-pilot-member table:name="3320.8" table:display="true" table:show-details="true"/>
                <table:data-pilot-member table:name="3368.75" table:display="true" table:show-details="true"/>
                <table:data-pilot-member table:name="3360.64" table:display="true" table:show-details="true"/>
                <table:data-pilot-member table:name="3318.18" table:display="true" table:show-details="true"/>
                <table:data-pilot-member table:name="3314.22" table:display="true" table:show-details="true"/>
                <table:data-pilot-member table:name="621.55" table:display="true" table:show-details="true"/>
                <table:data-pilot-member table:name="614.95" table:display="true" table:show-details="true"/>
                <table:data-pilot-member table:name="614.41" table:display="true" table:show-details="true"/>
                <table:data-pilot-member table:name="637.36" table:display="true" table:show-details="true"/>
                <table:data-pilot-member table:name="952.69" table:display="true" table:show-details="true"/>
                <table:data-pilot-member table:name="950.39" table:display="true" table:show-details="true"/>
                <table:data-pilot-member table:name="973.15" table:display="true" table:show-details="true"/>
                <table:data-pilot-member table:name="980.44" table:display="true" table:show-details="true"/>
                <table:data-pilot-member table:name="1010.31" table:display="true" table:show-details="true"/>
                <table:data-pilot-member table:name="999.3" table:display="true" table:show-details="true"/>
                <table:data-pilot-member table:name="983.39" table:display="true" table:show-details="true"/>
                <table:data-pilot-member table:name="1038.93" table:display="true" table:show-details="true"/>
                <table:data-pilot-member table:name="1145.46" table:display="true" table:show-details="true"/>
                <table:data-pilot-member table:name="1128.98" table:display="true" table:show-details="true"/>
                <table:data-pilot-member table:name="1040.92" table:display="true" table:show-details="true"/>
                <table:data-pilot-member table:name="1040.7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1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false" table:show-details="true"/>
                <table:data-pilot-member table:name="0.5" table:display="false" table:show-details="true"/>
                <table:data-pilot-member table:name="1" table:display="true" table:show-details="true"/>
                <table:data-pilot-member table:name="4" table:display="false" table:show-details="true"/>
                <table:data-pilot-member table:name="16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60.03" table:display="true" table:show-details="true"/>
                <table:data-pilot-member table:name="368.29" table:display="true" table:show-details="true"/>
                <table:data-pilot-member table:name="368.5" table:display="true" table:show-details="true"/>
                <table:data-pilot-member table:name="368.72" table:display="true" table:show-details="true"/>
                <table:data-pilot-member table:name="480.22" table:display="true" table:show-details="true"/>
                <table:data-pilot-member table:name="480.43" table:display="true" table:show-details="true"/>
                <table:data-pilot-member table:name="483.56" table:display="true" table:show-details="true"/>
                <table:data-pilot-member table:name="476.78" table:display="true" table:show-details="true"/>
                <table:data-pilot-member table:name="499.9" table:display="true" table:show-details="true"/>
                <table:data-pilot-member table:name="503.41" table:display="true" table:show-details="true"/>
                <table:data-pilot-member table:name="503.26" table:display="true" table:show-details="true"/>
                <table:data-pilot-member table:name="500.83" table:display="true" table:show-details="true"/>
                <table:data-pilot-member table:name="520.35" table:display="true" table:show-details="true"/>
                <table:data-pilot-member table:name="519.62" table:display="true" table:show-details="true"/>
                <table:data-pilot-member table:name="518.16" table:display="true" table:show-details="true"/>
                <table:data-pilot-member table:name="518.58" table:display="true" table:show-details="true"/>
                <table:data-pilot-member table:name="519.74" table:display="true" table:show-details="true"/>
                <table:data-pilot-member table:name="519.06" table:display="true" table:show-details="true"/>
                <table:data-pilot-member table:name="514.47" table:display="true" table:show-details="true"/>
                <table:data-pilot-member table:name="516.68" table:display="true" table:show-details="true"/>
                <table:data-pilot-member table:name="517.25" table:display="true" table:show-details="true"/>
                <table:data-pilot-member table:name="514.54" table:display="true" table:show-details="true"/>
                <table:data-pilot-member table:name="513.98" table:display="true" table:show-details="true"/>
                <table:data-pilot-member table:name="513.46" table:display="true" table:show-details="true"/>
                <table:data-pilot-member table:name="512.05" table:display="true" table:show-details="true"/>
                <table:data-pilot-member table:name="512.14" table:display="true" table:show-details="true"/>
                <table:data-pilot-member table:name="1383.04" table:display="true" table:show-details="true"/>
                <table:data-pilot-member table:name="1381.43" table:display="true" table:show-details="true"/>
                <table:data-pilot-member table:name="1380.43" table:display="true" table:show-details="true"/>
                <table:data-pilot-member table:name="1378.29" table:display="true" table:show-details="true"/>
                <table:data-pilot-member table:name="1802.23" table:display="true" table:show-details="true"/>
                <table:data-pilot-member table:name="1794.32" table:display="true" table:show-details="true"/>
                <table:data-pilot-member table:name="1804.2" table:display="true" table:show-details="true"/>
                <table:data-pilot-member table:name="1801.92" table:display="true" table:show-details="true"/>
                <table:data-pilot-member table:name="1872.04" table:display="true" table:show-details="true"/>
                <table:data-pilot-member table:name="1886.86" table:display="true" table:show-details="true"/>
                <table:data-pilot-member table:name="1894.67" table:display="true" table:show-details="true"/>
                <table:data-pilot-member table:name="1880.68" table:display="true" table:show-details="true"/>
                <table:data-pilot-member table:name="1914.27" table:display="true" table:show-details="true"/>
                <table:data-pilot-member table:name="1918.73" table:display="true" table:show-details="true"/>
                <table:data-pilot-member table:name="1921.53" table:display="true" table:show-details="true"/>
                <table:data-pilot-member table:name="1945.19" table:display="true" table:show-details="true"/>
                <table:data-pilot-member table:name="1922.61" table:display="true" table:show-details="true"/>
                <table:data-pilot-member table:name="1901.56" table:display="true" table:show-details="true"/>
                <table:data-pilot-member table:name="1911.57" table:display="true" table:show-details="true"/>
                <table:data-pilot-member table:name="1939.48" table:display="true" table:show-details="true"/>
                <table:data-pilot-member table:name="1924.92" table:display="true" table:show-details="true"/>
                <table:data-pilot-member table:name="1915.72" table:display="true" table:show-details="true"/>
                <table:data-pilot-member table:name="1941.63" table:display="true" table:show-details="true"/>
                <table:data-pilot-member table:name="1941.78" table:display="true" table:show-details="true"/>
                <table:data-pilot-member table:name="1962.24" table:display="true" table:show-details="true"/>
                <table:data-pilot-member table:name="1899.19" table:display="true" table:show-details="true"/>
                <table:data-pilot-member table:name="1948.51" table:display="true" table:show-details="true"/>
                <table:data-pilot-member table:name="1905.98" table:display="true" table:show-details="true"/>
                <table:data-pilot-member table:name="2519.78" table:display="true" table:show-details="true"/>
                <table:data-pilot-member table:name="2558.48" table:display="true" table:show-details="true"/>
                <table:data-pilot-member table:name="2551.63" table:display="true" table:show-details="true"/>
                <table:data-pilot-member table:name="2532.47" table:display="true" table:show-details="true"/>
                <table:data-pilot-member table:name="3402.51" table:display="true" table:show-details="true"/>
                <table:data-pilot-member table:name="3448.01" table:display="true" table:show-details="true"/>
                <table:data-pilot-member table:name="3392.25" table:display="true" table:show-details="true"/>
                <table:data-pilot-member table:name="3481.42" table:display="true" table:show-details="true"/>
                <table:data-pilot-member table:name="3576.95" table:display="true" table:show-details="true"/>
                <table:data-pilot-member table:name="3574.42" table:display="true" table:show-details="true"/>
                <table:data-pilot-member table:name="3583.67" table:display="true" table:show-details="true"/>
                <table:data-pilot-member table:name="3659.92" table:display="true" table:show-details="true"/>
                <table:data-pilot-member table:name="3665.92" table:display="true" table:show-details="true"/>
                <table:data-pilot-member table:name="3670.64" table:display="true" table:show-details="true"/>
                <table:data-pilot-member table:name="3715.68" table:display="true" table:show-details="true"/>
                <table:data-pilot-member table:name="3682.21" table:display="true" table:show-details="true"/>
                <table:data-pilot-member table:name="3715.74" table:display="true" table:show-details="true"/>
                <table:data-pilot-member table:name="3669.97" table:display="true" table:show-details="true"/>
                <table:data-pilot-member table:name="3750.25" table:display="true" table:show-details="true"/>
                <table:data-pilot-member table:name="3670.4" table:display="true" table:show-details="true"/>
                <table:data-pilot-member table:name="3668" table:display="true" table:show-details="true"/>
                <table:data-pilot-member table:name="3667.65" table:display="true" table:show-details="true"/>
                <table:data-pilot-member table:name="3854.93" table:display="true" table:show-details="true"/>
                <table:data-pilot-member table:name="3688.37" table:display="true" table:show-details="true"/>
                <table:data-pilot-member table:name="3633.05" table:display="true" table:show-details="true"/>
                <table:data-pilot-member table:name="3794.33" table:display="true" table:show-details="true"/>
                <table:data-pilot-member table:name="3657.54" table:display="true" table:show-details="true"/>
                <table:data-pilot-member table:name="3639.22" table:display="true" table:show-details="true"/>
                <table:data-pilot-member table:name="6951.05" table:display="true" table:show-details="true"/>
                <table:data-pilot-member table:name="6935.73" table:display="true" table:show-details="true"/>
                <table:data-pilot-member table:name="6987.62" table:display="true" table:show-details="true"/>
                <table:data-pilot-member table:name="6927.69" table:display="true" table:show-details="true"/>
                <table:data-pilot-member table:name="11084.07" table:display="true" table:show-details="true"/>
                <table:data-pilot-member table:name="10951.31" table:display="true" table:show-details="true"/>
                <table:data-pilot-member table:name="10850.86" table:display="true" table:show-details="true"/>
                <table:data-pilot-member table:name="10907.83" table:display="true" table:show-details="true"/>
                <table:data-pilot-member table:name="11911.08" table:display="true" table:show-details="true"/>
                <table:data-pilot-member table:name="11812.02" table:display="true" table:show-details="true"/>
                <table:data-pilot-member table:name="11843.94" table:display="true" table:show-details="true"/>
                <table:data-pilot-member table:name="11807.67" table:display="true" table:show-details="true"/>
                <table:data-pilot-member table:name="12596.01" table:display="true" table:show-details="true"/>
                <table:data-pilot-member table:name="12513.02" table:display="true" table:show-details="true"/>
                <table:data-pilot-member table:name="13083.76" table:display="true" table:show-details="true"/>
                <table:data-pilot-member table:name="12911.04" table:display="true" table:show-details="true"/>
                <table:data-pilot-member table:name="12921.18" table:display="true" table:show-details="true"/>
                <table:data-pilot-member table:name="12880.37" table:display="true" table:show-details="true"/>
                <table:data-pilot-member table:name="12720.14" table:display="true" table:show-details="true"/>
                <table:data-pilot-member table:name="13106.86" table:display="true" table:show-details="true"/>
                <table:data-pilot-member table:name="13178.32" table:display="true" table:show-details="true"/>
                <table:data-pilot-member table:name="13039.3" table:display="true" table:show-details="true"/>
                <table:data-pilot-member table:name="12943.88" table:display="true" table:show-details="true"/>
                <table:data-pilot-member table:name="13283.19" table:display="true" table:show-details="true"/>
                <table:data-pilot-member table:name="13474.99" table:display="true" table:show-details="true"/>
                <table:data-pilot-member table:name="13442.54" table:display="true" table:show-details="true"/>
                <table:data-pilot-member table:name="13272.71" table:display="true" table:show-details="true"/>
                <table:data-pilot-member table:name="13256.9" table:display="true" table:show-details="true"/>
                <table:data-pilot-member table:name="9944.76" table:display="true" table:show-details="true"/>
                <table:data-pilot-member table:name="9839.16" table:display="true" table:show-details="true"/>
                <table:data-pilot-member table:name="9830.55" table:display="true" table:show-details="true"/>
                <table:data-pilot-member table:name="10197.71" table:display="true" table:show-details="true"/>
                <table:data-pilot-member table:name="15242.99" table:display="true" table:show-details="true"/>
                <table:data-pilot-member table:name="15206.27" table:display="true" table:show-details="true"/>
                <table:data-pilot-member table:name="15570.39" table:display="true" table:show-details="true"/>
                <table:data-pilot-member table:name="15687.06" table:display="true" table:show-details="true"/>
                <table:data-pilot-member table:name="16164.92" table:display="true" table:show-details="true"/>
                <table:data-pilot-member table:name="15988.79" table:display="true" table:show-details="true"/>
                <table:data-pilot-member table:name="15734.24" table:display="true" table:show-details="true"/>
                <table:data-pilot-member table:name="16622.87" table:display="true" table:show-details="true"/>
                <table:data-pilot-member table:name="18327.37" table:display="true" table:show-details="true"/>
                <table:data-pilot-member table:name="18063.68" table:display="true" table:show-details="true"/>
                <table:data-pilot-member table:name="16654.74" table:display="true" table:show-details="true"/>
                <table:data-pilot-member table:name="16651.9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6" table:application-data="" table:target-range-address="PivotTables.K58:PivotTables.R62" table:buttons="PivotTables.K58 PivotTables.K61 PivotTables.L60" table:grand-total="none" table:show-filter-button="false">
          <table:source-cell-range table:cell-range-address="'minio.data.2021-02-06.disk.scheduler.test'.L1:'minio.data.2021-02-06.disk.scheduler.test'.U129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08-131072-bfq.csv.zst" table:display="true" table:show-details="true"/>
                <table:data-pilot-member table:name="put-008-131072-kyber.csv.zst" table:display="true" table:show-details="true"/>
                <table:data-pilot-member table:name="put-008-131072-mq-deadline.csv.zst" table:display="true" table:show-details="true"/>
                <table:data-pilot-member table:name="put-008-131072-none.csv.zst" table:display="true" table:show-details="true"/>
                <table:data-pilot-member table:name="put-016-131072-bfq.csv.zst" table:display="true" table:show-details="true"/>
                <table:data-pilot-member table:name="put-016-131072-kyber.csv.zst" table:display="true" table:show-details="true"/>
                <table:data-pilot-member table:name="put-016-131072-mq-deadline.csv.zst" table:display="true" table:show-details="true"/>
                <table:data-pilot-member table:name="put-016-131072-none.csv.zst" table:display="true" table:show-details="true"/>
                <table:data-pilot-member table:name="put-024-131072-bfq.csv.zst" table:display="true" table:show-details="true"/>
                <table:data-pilot-member table:name="put-024-131072-kyber.csv.zst" table:display="true" table:show-details="true"/>
                <table:data-pilot-member table:name="put-024-131072-mq-deadline.csv.zst" table:display="true" table:show-details="true"/>
                <table:data-pilot-member table:name="put-024-131072-none.csv.zst" table:display="true" table:show-details="true"/>
                <table:data-pilot-member table:name="put-048-131072-bfq.csv.zst" table:display="true" table:show-details="true"/>
                <table:data-pilot-member table:name="put-048-131072-kyber.csv.zst" table:display="true" table:show-details="true"/>
                <table:data-pilot-member table:name="put-048-131072-mq-deadline.csv.zst" table:display="true" table:show-details="true"/>
                <table:data-pilot-member table:name="put-048-131072-none.csv.zst" table:display="true" table:show-details="true"/>
                <table:data-pilot-member table:name="put-064-131072-bfq.csv.zst" table:display="true" table:show-details="true"/>
                <table:data-pilot-member table:name="put-064-131072-kyber.csv.zst" table:display="true" table:show-details="true"/>
                <table:data-pilot-member table:name="put-064-131072-mq-deadline.csv.zst" table:display="true" table:show-details="true"/>
                <table:data-pilot-member table:name="put-064-131072-none.csv.zst" table:display="true" table:show-details="true"/>
                <table:data-pilot-member table:name="put-096-131072-bfq.csv.zst" table:display="true" table:show-details="true"/>
                <table:data-pilot-member table:name="put-096-131072-kyber.csv.zst" table:display="true" table:show-details="true"/>
                <table:data-pilot-member table:name="put-096-131072-mq-deadline.csv.zst" table:display="true" table:show-details="true"/>
                <table:data-pilot-member table:name="put-096-131072-none.csv.zst" table:display="true" table:show-details="true"/>
                <table:data-pilot-member table:name="put-128-131072-bfq.csv.zst" table:display="true" table:show-details="true"/>
                <table:data-pilot-member table:name="put-128-131072-kyber.csv.zst" table:display="true" table:show-details="true"/>
                <table:data-pilot-member table:name="put-128-131072-mq-deadline.csv.zst" table:display="true" table:show-details="true"/>
                <table:data-pilot-member table:name="put-128-131072-none.csv.zst" table:display="true" table:show-details="true"/>
                <table:data-pilot-member table:name="put-008-524288-bfq.csv.zst" table:display="true" table:show-details="true"/>
                <table:data-pilot-member table:name="put-008-524288-kyber.csv.zst" table:display="true" table:show-details="true"/>
                <table:data-pilot-member table:name="put-008-524288-mq-deadline.csv.zst" table:display="true" table:show-details="true"/>
                <table:data-pilot-member table:name="put-008-524288-none.csv.zst" table:display="true" table:show-details="true"/>
                <table:data-pilot-member table:name="put-016-524288-bfq.csv.zst" table:display="true" table:show-details="true"/>
                <table:data-pilot-member table:name="put-016-524288-kyber.csv.zst" table:display="true" table:show-details="true"/>
                <table:data-pilot-member table:name="put-016-524288-mq-deadline.csv.zst" table:display="true" table:show-details="true"/>
                <table:data-pilot-member table:name="put-016-524288-none.csv.zst" table:display="true" table:show-details="true"/>
                <table:data-pilot-member table:name="put-024-524288-bfq.csv.zst" table:display="true" table:show-details="true"/>
                <table:data-pilot-member table:name="put-024-524288-kyber.csv.zst" table:display="true" table:show-details="true"/>
                <table:data-pilot-member table:name="put-024-524288-mq-deadline.csv.zst" table:display="true" table:show-details="true"/>
                <table:data-pilot-member table:name="put-024-524288-none.csv.zst" table:display="true" table:show-details="true"/>
                <table:data-pilot-member table:name="put-048-524288-bfq.csv.zst" table:display="true" table:show-details="true"/>
                <table:data-pilot-member table:name="put-048-524288-kyber.csv.zst" table:display="true" table:show-details="true"/>
                <table:data-pilot-member table:name="put-048-524288-mq-deadline.csv.zst" table:display="true" table:show-details="true"/>
                <table:data-pilot-member table:name="put-048-524288-none.csv.zst" table:display="true" table:show-details="true"/>
                <table:data-pilot-member table:name="put-064-524288-bfq.csv.zst" table:display="true" table:show-details="true"/>
                <table:data-pilot-member table:name="put-064-524288-kyber.csv.zst" table:display="true" table:show-details="true"/>
                <table:data-pilot-member table:name="put-064-524288-mq-deadline.csv.zst" table:display="true" table:show-details="true"/>
                <table:data-pilot-member table:name="put-064-524288-none.csv.zst" table:display="true" table:show-details="true"/>
                <table:data-pilot-member table:name="put-096-524288-bfq.csv.zst" table:display="true" table:show-details="true"/>
                <table:data-pilot-member table:name="put-096-524288-kyber.csv.zst" table:display="true" table:show-details="true"/>
                <table:data-pilot-member table:name="put-096-524288-mq-deadline.csv.zst" table:display="true" table:show-details="true"/>
                <table:data-pilot-member table:name="put-096-524288-none.csv.zst" table:display="true" table:show-details="true"/>
                <table:data-pilot-member table:name="put-128-524288-bfq.csv.zst" table:display="true" table:show-details="true"/>
                <table:data-pilot-member table:name="put-128-524288-kyber.csv.zst" table:display="true" table:show-details="true"/>
                <table:data-pilot-member table:name="put-128-524288-mq-deadline.csv.zst" table:display="true" table:show-details="true"/>
                <table:data-pilot-member table:name="put-128-524288-none.csv.zst" table:display="true" table:show-details="true"/>
                <table:data-pilot-member table:name="put-008-1048576-bfq.csv.zst" table:display="true" table:show-details="true"/>
                <table:data-pilot-member table:name="put-008-1048576-kyber.csv.zst" table:display="true" table:show-details="true"/>
                <table:data-pilot-member table:name="put-008-1048576-mq-deadline.csv.zst" table:display="true" table:show-details="true"/>
                <table:data-pilot-member table:name="put-008-1048576-none.csv.zst" table:display="true" table:show-details="true"/>
                <table:data-pilot-member table:name="put-016-1048576-bfq.csv.zst" table:display="true" table:show-details="true"/>
                <table:data-pilot-member table:name="put-016-1048576-kyber.csv.zst" table:display="true" table:show-details="true"/>
                <table:data-pilot-member table:name="put-016-1048576-mq-deadline.csv.zst" table:display="true" table:show-details="true"/>
                <table:data-pilot-member table:name="put-016-1048576-none.csv.zst" table:display="true" table:show-details="true"/>
                <table:data-pilot-member table:name="put-024-1048576-bfq.csv.zst" table:display="true" table:show-details="true"/>
                <table:data-pilot-member table:name="put-024-1048576-kyber.csv.zst" table:display="true" table:show-details="true"/>
                <table:data-pilot-member table:name="put-024-1048576-mq-deadline.csv.zst" table:display="true" table:show-details="true"/>
                <table:data-pilot-member table:name="put-024-1048576-none.csv.zst" table:display="true" table:show-details="true"/>
                <table:data-pilot-member table:name="put-048-1048576-bfq.csv.zst" table:display="true" table:show-details="true"/>
                <table:data-pilot-member table:name="put-048-1048576-kyber.csv.zst" table:display="true" table:show-details="true"/>
                <table:data-pilot-member table:name="put-048-1048576-mq-deadline.csv.zst" table:display="true" table:show-details="true"/>
                <table:data-pilot-member table:name="put-048-1048576-none.csv.zst" table:display="true" table:show-details="true"/>
                <table:data-pilot-member table:name="put-064-1048576-bfq.csv.zst" table:display="true" table:show-details="true"/>
                <table:data-pilot-member table:name="put-064-1048576-kyber.csv.zst" table:display="true" table:show-details="true"/>
                <table:data-pilot-member table:name="put-064-1048576-mq-deadline.csv.zst" table:display="true" table:show-details="true"/>
                <table:data-pilot-member table:name="put-064-1048576-none.csv.zst" table:display="true" table:show-details="true"/>
                <table:data-pilot-member table:name="put-096-1048576-bfq.csv.zst" table:display="true" table:show-details="true"/>
                <table:data-pilot-member table:name="put-096-1048576-kyber.csv.zst" table:display="true" table:show-details="true"/>
                <table:data-pilot-member table:name="put-096-1048576-mq-deadline.csv.zst" table:display="true" table:show-details="true"/>
                <table:data-pilot-member table:name="put-096-1048576-none.csv.zst" table:display="true" table:show-details="true"/>
                <table:data-pilot-member table:name="put-128-1048576-bfq.csv.zst" table:display="true" table:show-details="true"/>
                <table:data-pilot-member table:name="put-128-1048576-kyber.csv.zst" table:display="true" table:show-details="true"/>
                <table:data-pilot-member table:name="put-128-1048576-mq-deadline.csv.zst" table:display="true" table:show-details="true"/>
                <table:data-pilot-member table:name="put-128-1048576-none.csv.zst" table:display="true" table:show-details="true"/>
                <table:data-pilot-member table:name="put-008-4194304-bfq.csv.zst" table:display="true" table:show-details="true"/>
                <table:data-pilot-member table:name="put-008-4194304-kyber.csv.zst" table:display="true" table:show-details="true"/>
                <table:data-pilot-member table:name="put-008-4194304-mq-deadline.csv.zst" table:display="true" table:show-details="true"/>
                <table:data-pilot-member table:name="put-008-4194304-none.csv.zst" table:display="true" table:show-details="true"/>
                <table:data-pilot-member table:name="put-016-4194304-bfq.csv.zst" table:display="true" table:show-details="true"/>
                <table:data-pilot-member table:name="put-016-4194304-kyber.csv.zst" table:display="true" table:show-details="true"/>
                <table:data-pilot-member table:name="put-016-4194304-mq-deadline.csv.zst" table:display="true" table:show-details="true"/>
                <table:data-pilot-member table:name="put-016-4194304-none.csv.zst" table:display="true" table:show-details="true"/>
                <table:data-pilot-member table:name="put-024-4194304-bfq.csv.zst" table:display="true" table:show-details="true"/>
                <table:data-pilot-member table:name="put-024-4194304-kyber.csv.zst" table:display="true" table:show-details="true"/>
                <table:data-pilot-member table:name="put-024-4194304-mq-deadline.csv.zst" table:display="true" table:show-details="true"/>
                <table:data-pilot-member table:name="put-024-4194304-none.csv.zst" table:display="true" table:show-details="true"/>
                <table:data-pilot-member table:name="put-048-4194304-bfq.csv.zst" table:display="true" table:show-details="true"/>
                <table:data-pilot-member table:name="put-048-4194304-kyber.csv.zst" table:display="true" table:show-details="true"/>
                <table:data-pilot-member table:name="put-048-4194304-mq-deadline.csv.zst" table:display="true" table:show-details="true"/>
                <table:data-pilot-member table:name="put-048-4194304-none.csv.zst" table:display="true" table:show-details="true"/>
                <table:data-pilot-member table:name="put-064-4194304-bfq.csv.zst" table:display="true" table:show-details="true"/>
                <table:data-pilot-member table:name="put-064-4194304-kyber.csv.zst" table:display="true" table:show-details="true"/>
                <table:data-pilot-member table:name="put-064-4194304-mq-deadline.csv.zst" table:display="true" table:show-details="true"/>
                <table:data-pilot-member table:name="put-064-4194304-none.csv.zst" table:display="true" table:show-details="true"/>
                <table:data-pilot-member table:name="put-096-4194304-bfq.csv.zst" table:display="true" table:show-details="true"/>
                <table:data-pilot-member table:name="put-096-4194304-kyber.csv.zst" table:display="true" table:show-details="true"/>
                <table:data-pilot-member table:name="put-096-4194304-mq-deadline.csv.zst" table:display="true" table:show-details="true"/>
                <table:data-pilot-member table:name="put-096-4194304-none.csv.zst" table:display="true" table:show-details="true"/>
                <table:data-pilot-member table:name="put-128-4194304-bfq.csv.zst" table:display="true" table:show-details="true"/>
                <table:data-pilot-member table:name="put-128-4194304-kyber.csv.zst" table:display="true" table:show-details="true"/>
                <table:data-pilot-member table:name="put-128-4194304-mq-deadline.csv.zst" table:display="true" table:show-details="true"/>
                <table:data-pilot-member table:name="put-128-4194304-none.csv.zst" table:display="true" table:show-details="true"/>
                <table:data-pilot-member table:name="put-008-16777216-bfq.csv.zst" table:display="true" table:show-details="true"/>
                <table:data-pilot-member table:name="put-008-16777216-kyber.csv.zst" table:display="true" table:show-details="true"/>
                <table:data-pilot-member table:name="put-008-16777216-mq-deadline.csv.zst" table:display="true" table:show-details="true"/>
                <table:data-pilot-member table:name="put-008-16777216-none.csv.zst" table:display="true" table:show-details="true"/>
                <table:data-pilot-member table:name="put-016-16777216-bfq.csv.zst" table:display="true" table:show-details="true"/>
                <table:data-pilot-member table:name="put-016-16777216-kyber.csv.zst" table:display="true" table:show-details="true"/>
                <table:data-pilot-member table:name="put-016-16777216-mq-deadline.csv.zst" table:display="true" table:show-details="true"/>
                <table:data-pilot-member table:name="put-016-16777216-none.csv.zst" table:display="true" table:show-details="true"/>
                <table:data-pilot-member table:name="put-024-16777216-bfq.csv.zst" table:display="true" table:show-details="true"/>
                <table:data-pilot-member table:name="put-024-16777216-kyber.csv.zst" table:display="true" table:show-details="true"/>
                <table:data-pilot-member table:name="put-024-16777216-mq-deadline.csv.zst" table:display="true" table:show-details="true"/>
                <table:data-pilot-member table:name="put-024-16777216-none.csv.zst" table:display="true" table:show-details="true"/>
                <table:data-pilot-member table:name="put-048-16777216-bfq.csv.zst" table:display="true" table:show-details="true"/>
                <table:data-pilot-member table:name="put-048-16777216-kyber.csv.zst" table:display="true" table:show-details="true"/>
                <table:data-pilot-member table:name="put-048-16777216-mq-deadline.csv.zst" table:display="true" table:show-details="true"/>
                <table:data-pilot-member table:name="put-048-16777216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06.61" table:display="true" table:show-details="true"/>
                <table:data-pilot-member table:name="107.9" table:display="true" table:show-details="true"/>
                <table:data-pilot-member table:name="108.22" table:display="true" table:show-details="true"/>
                <table:data-pilot-member table:name="109.01" table:display="true" table:show-details="true"/>
                <table:data-pilot-member table:name="144.64" table:display="true" table:show-details="true"/>
                <table:data-pilot-member table:name="146.71" table:display="true" table:show-details="true"/>
                <table:data-pilot-member table:name="149.62" table:display="true" table:show-details="true"/>
                <table:data-pilot-member table:name="141.66" table:display="true" table:show-details="true"/>
                <table:data-pilot-member table:name="170.38" table:display="true" table:show-details="true"/>
                <table:data-pilot-member table:name="167.75" table:display="true" table:show-details="true"/>
                <table:data-pilot-member table:name="171.08" table:display="true" table:show-details="true"/>
                <table:data-pilot-member table:name="169.4" table:display="true" table:show-details="true"/>
                <table:data-pilot-member table:name="186.34" table:display="true" table:show-details="true"/>
                <table:data-pilot-member table:name="196.79" table:display="true" table:show-details="true"/>
                <table:data-pilot-member table:name="214.22" table:display="true" table:show-details="true"/>
                <table:data-pilot-member table:name="203.69" table:display="true" table:show-details="true"/>
                <table:data-pilot-member table:name="224.88" table:display="true" table:show-details="true"/>
                <table:data-pilot-member table:name="211.96" table:display="true" table:show-details="true"/>
                <table:data-pilot-member table:name="220.59" table:display="true" table:show-details="true"/>
                <table:data-pilot-member table:name="194.59" table:display="true" table:show-details="true"/>
                <table:data-pilot-member table:name="241.33" table:display="true" table:show-details="true"/>
                <table:data-pilot-member table:name="234.31" table:display="true" table:show-details="true"/>
                <table:data-pilot-member table:name="236.07" table:display="true" table:show-details="true"/>
                <table:data-pilot-member table:name="228.37" table:display="true" table:show-details="true"/>
                <table:data-pilot-member table:name="254.01" table:display="true" table:show-details="true"/>
                <table:data-pilot-member table:name="227.6" table:display="true" table:show-details="true"/>
                <table:data-pilot-member table:name="235.39" table:display="true" table:show-details="true"/>
                <table:data-pilot-member table:name="242.18" table:display="true" table:show-details="true"/>
                <table:data-pilot-member table:name="88.28" table:display="true" table:show-details="true"/>
                <table:data-pilot-member table:name="82.66" table:display="true" table:show-details="true"/>
                <table:data-pilot-member table:name="90.4" table:display="true" table:show-details="true"/>
                <table:data-pilot-member table:name="90.46" table:display="true" table:show-details="true"/>
                <table:data-pilot-member table:name="108.69" table:display="true" table:show-details="true"/>
                <table:data-pilot-member table:name="108.27" table:display="true" table:show-details="true"/>
                <table:data-pilot-member table:name="107.55" table:display="true" table:show-details="true"/>
                <table:data-pilot-member table:name="103.59" table:display="true" table:show-details="true"/>
                <table:data-pilot-member table:name="115.71" table:display="true" table:show-details="true"/>
                <table:data-pilot-member table:name="119.31" table:display="true" table:show-details="true"/>
                <table:data-pilot-member table:name="130.38" table:display="true" table:show-details="true"/>
                <table:data-pilot-member table:name="132.23" table:display="true" table:show-details="true"/>
                <table:data-pilot-member table:name="141.85" table:display="true" table:show-details="true"/>
                <table:data-pilot-member table:name="159.86" table:display="true" table:show-details="true"/>
                <table:data-pilot-member table:name="153.15" table:display="true" table:show-details="true"/>
                <table:data-pilot-member table:name="160.51" table:display="true" table:show-details="true"/>
                <table:data-pilot-member table:name="155.94" table:display="true" table:show-details="true"/>
                <table:data-pilot-member table:name="176.54" table:display="true" table:show-details="true"/>
                <table:data-pilot-member table:name="169.49" table:display="true" table:show-details="true"/>
                <table:data-pilot-member table:name="173.53" table:display="true" table:show-details="true"/>
                <table:data-pilot-member table:name="192.16" table:display="true" table:show-details="true"/>
                <table:data-pilot-member table:name="195.55" table:display="true" table:show-details="true"/>
                <table:data-pilot-member table:name="203.31" table:display="true" table:show-details="true"/>
                <table:data-pilot-member table:name="189.73" table:display="true" table:show-details="true"/>
                <table:data-pilot-member table:name="227.4" table:display="true" table:show-details="true"/>
                <table:data-pilot-member table:name="212.14" table:display="true" table:show-details="true"/>
                <table:data-pilot-member table:name="225.44" table:display="true" table:show-details="true"/>
                <table:data-pilot-member table:name="211.63" table:display="true" table:show-details="true"/>
                <table:data-pilot-member table:name="86" table:display="true" table:show-details="true"/>
                <table:data-pilot-member table:name="82.99" table:display="true" table:show-details="true"/>
                <table:data-pilot-member table:name="84.79" table:display="true" table:show-details="true"/>
                <table:data-pilot-member table:name="86.54" table:display="true" table:show-details="true"/>
                <table:data-pilot-member table:name="97.48" table:display="true" table:show-details="true"/>
                <table:data-pilot-member table:name="117.22" table:display="true" table:show-details="true"/>
                <table:data-pilot-member table:name="117.53" table:display="true" table:show-details="true"/>
                <table:data-pilot-member table:name="103.97" table:display="true" table:show-details="true"/>
                <table:data-pilot-member table:name="128.7" table:display="true" table:show-details="true"/>
                <table:data-pilot-member table:name="123.59" table:display="true" table:show-details="true"/>
                <table:data-pilot-member table:name="124.2" table:display="true" table:show-details="true"/>
                <table:data-pilot-member table:name="136.85" table:display="true" table:show-details="true"/>
                <table:data-pilot-member table:name="165.18" table:display="true" table:show-details="true"/>
                <table:data-pilot-member table:name="155.02" table:display="true" table:show-details="true"/>
                <table:data-pilot-member table:name="155.82" table:display="true" table:show-details="true"/>
                <table:data-pilot-member table:name="158.46" table:display="true" table:show-details="true"/>
                <table:data-pilot-member table:name="179.06" table:display="true" table:show-details="true"/>
                <table:data-pilot-member table:name="180.09" table:display="true" table:show-details="true"/>
                <table:data-pilot-member table:name="171.38" table:display="true" table:show-details="true"/>
                <table:data-pilot-member table:name="161.87" table:display="true" table:show-details="true"/>
                <table:data-pilot-member table:name="198.59" table:display="true" table:show-details="true"/>
                <table:data-pilot-member table:name="209.81" table:display="true" table:show-details="true"/>
                <table:data-pilot-member table:name="216.84" table:display="true" table:show-details="true"/>
                <table:data-pilot-member table:name="177.03" table:display="true" table:show-details="true"/>
                <table:data-pilot-member table:name="222.19" table:display="true" table:show-details="true"/>
                <table:data-pilot-member table:name="210.86" table:display="true" table:show-details="true"/>
                <table:data-pilot-member table:name="238.23" table:display="true" table:show-details="true"/>
                <table:data-pilot-member table:name="198.93" table:display="true" table:show-details="true"/>
                <table:data-pilot-member table:name="68.46" table:display="true" table:show-details="true"/>
                <table:data-pilot-member table:name="73.89" table:display="true" table:show-details="true"/>
                <table:data-pilot-member table:name="76.81" table:display="true" table:show-details="true"/>
                <table:data-pilot-member table:name="72.94" table:display="true" table:show-details="true"/>
                <table:data-pilot-member table:name="119.92" table:display="true" table:show-details="true"/>
                <table:data-pilot-member table:name="122.9" table:display="true" table:show-details="true"/>
                <table:data-pilot-member table:name="123.5" table:display="true" table:show-details="true"/>
                <table:data-pilot-member table:name="117.24" table:display="true" table:show-details="true"/>
                <table:data-pilot-member table:name="134.62" table:display="true" table:show-details="true"/>
                <table:data-pilot-member table:name="142.5" table:display="true" table:show-details="true"/>
                <table:data-pilot-member table:name="145.32" table:display="true" table:show-details="true"/>
                <table:data-pilot-member table:name="139.96" table:display="true" table:show-details="true"/>
                <table:data-pilot-member table:name="157.9" table:display="true" table:show-details="true"/>
                <table:data-pilot-member table:name="178.63" table:display="true" table:show-details="true"/>
                <table:data-pilot-member table:name="187.68" table:display="true" table:show-details="true"/>
                <table:data-pilot-member table:name="165.93" table:display="true" table:show-details="true"/>
                <table:data-pilot-member table:name="157.01" table:display="true" table:show-details="true"/>
                <table:data-pilot-member table:name="188.02" table:display="true" table:show-details="true"/>
                <table:data-pilot-member table:name="197.81" table:display="true" table:show-details="true"/>
                <table:data-pilot-member table:name="178.01" table:display="true" table:show-details="true"/>
                <table:data-pilot-member table:name="190.34" table:display="true" table:show-details="true"/>
                <table:data-pilot-member table:name="217.46" table:display="true" table:show-details="true"/>
                <table:data-pilot-member table:name="227.11" table:display="true" table:show-details="true"/>
                <table:data-pilot-member table:name="195.28" table:display="true" table:show-details="true"/>
                <table:data-pilot-member table:name="192.42" table:display="true" table:show-details="true"/>
                <table:data-pilot-member table:name="236.37" table:display="true" table:show-details="true"/>
                <table:data-pilot-member table:name="250.82" table:display="true" table:show-details="true"/>
                <table:data-pilot-member table:name="213.11" table:display="true" table:show-details="true"/>
                <table:data-pilot-member table:name="58.27" table:display="true" table:show-details="true"/>
                <table:data-pilot-member table:name="62.68" table:display="true" table:show-details="true"/>
                <table:data-pilot-member table:name="63.53" table:display="true" table:show-details="true"/>
                <table:data-pilot-member table:name="61.68" table:display="true" table:show-details="true"/>
                <table:data-pilot-member table:name="90.37" table:display="true" table:show-details="true"/>
                <table:data-pilot-member table:name="92.41" table:display="true" table:show-details="true"/>
                <table:data-pilot-member table:name="96.63" table:display="true" table:show-details="true"/>
                <table:data-pilot-member table:name="95.07" table:display="true" table:show-details="true"/>
                <table:data-pilot-member table:name="97.79" table:display="true" table:show-details="true"/>
                <table:data-pilot-member table:name="103.2" table:display="true" table:show-details="true"/>
                <table:data-pilot-member table:name="107.95" table:display="true" table:show-details="true"/>
                <table:data-pilot-member table:name="89.74" table:display="true" table:show-details="true"/>
                <table:data-pilot-member table:name="93.55" table:display="true" table:show-details="true"/>
                <table:data-pilot-member table:name="120.84" table:display="true" table:show-details="true"/>
                <table:data-pilot-member table:name="129.76" table:display="true" table:show-details="true"/>
                <table:data-pilot-member table:name="117.2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1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false" table:show-details="true"/>
                <table:data-pilot-member table:name="0.5" table:display="false" table:show-details="true"/>
                <table:data-pilot-member table:name="1" table:display="true" table:show-details="true"/>
                <table:data-pilot-member table:name="4" table:display="false" table:show-details="true"/>
                <table:data-pilot-member table:name="16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33" table:display="true" table:show-details="true"/>
                <table:data-pilot-member table:name="13.49" table:display="true" table:show-details="true"/>
                <table:data-pilot-member table:name="13.53" table:display="true" table:show-details="true"/>
                <table:data-pilot-member table:name="13.63" table:display="true" table:show-details="true"/>
                <table:data-pilot-member table:name="18.08" table:display="true" table:show-details="true"/>
                <table:data-pilot-member table:name="18.34" table:display="true" table:show-details="true"/>
                <table:data-pilot-member table:name="18.7" table:display="true" table:show-details="true"/>
                <table:data-pilot-member table:name="17.71" table:display="true" table:show-details="true"/>
                <table:data-pilot-member table:name="21.3" table:display="true" table:show-details="true"/>
                <table:data-pilot-member table:name="20.97" table:display="true" table:show-details="true"/>
                <table:data-pilot-member table:name="21.39" table:display="true" table:show-details="true"/>
                <table:data-pilot-member table:name="21.17" table:display="true" table:show-details="true"/>
                <table:data-pilot-member table:name="23.29" table:display="true" table:show-details="true"/>
                <table:data-pilot-member table:name="24.6" table:display="true" table:show-details="true"/>
                <table:data-pilot-member table:name="26.78" table:display="true" table:show-details="true"/>
                <table:data-pilot-member table:name="25.46" table:display="true" table:show-details="true"/>
                <table:data-pilot-member table:name="28.11" table:display="true" table:show-details="true"/>
                <table:data-pilot-member table:name="26.49" table:display="true" table:show-details="true"/>
                <table:data-pilot-member table:name="27.57" table:display="true" table:show-details="true"/>
                <table:data-pilot-member table:name="24.32" table:display="true" table:show-details="true"/>
                <table:data-pilot-member table:name="30.17" table:display="true" table:show-details="true"/>
                <table:data-pilot-member table:name="29.29" table:display="true" table:show-details="true"/>
                <table:data-pilot-member table:name="29.51" table:display="true" table:show-details="true"/>
                <table:data-pilot-member table:name="28.55" table:display="true" table:show-details="true"/>
                <table:data-pilot-member table:name="31.75" table:display="true" table:show-details="true"/>
                <table:data-pilot-member table:name="28.45" table:display="true" table:show-details="true"/>
                <table:data-pilot-member table:name="29.42" table:display="true" table:show-details="true"/>
                <table:data-pilot-member table:name="30.27" table:display="true" table:show-details="true"/>
                <table:data-pilot-member table:name="44.14" table:display="true" table:show-details="true"/>
                <table:data-pilot-member table:name="41.33" table:display="true" table:show-details="true"/>
                <table:data-pilot-member table:name="45.2" table:display="true" table:show-details="true"/>
                <table:data-pilot-member table:name="45.23" table:display="true" table:show-details="true"/>
                <table:data-pilot-member table:name="54.34" table:display="true" table:show-details="true"/>
                <table:data-pilot-member table:name="54.13" table:display="true" table:show-details="true"/>
                <table:data-pilot-member table:name="53.77" table:display="true" table:show-details="true"/>
                <table:data-pilot-member table:name="51.79" table:display="true" table:show-details="true"/>
                <table:data-pilot-member table:name="57.85" table:display="true" table:show-details="true"/>
                <table:data-pilot-member table:name="59.65" table:display="true" table:show-details="true"/>
                <table:data-pilot-member table:name="65.19" table:display="true" table:show-details="true"/>
                <table:data-pilot-member table:name="66.12" table:display="true" table:show-details="true"/>
                <table:data-pilot-member table:name="70.93" table:display="true" table:show-details="true"/>
                <table:data-pilot-member table:name="79.93" table:display="true" table:show-details="true"/>
                <table:data-pilot-member table:name="76.57" table:display="true" table:show-details="true"/>
                <table:data-pilot-member table:name="80.26" table:display="true" table:show-details="true"/>
                <table:data-pilot-member table:name="77.97" table:display="true" table:show-details="true"/>
                <table:data-pilot-member table:name="88.27" table:display="true" table:show-details="true"/>
                <table:data-pilot-member table:name="84.75" table:display="true" table:show-details="true"/>
                <table:data-pilot-member table:name="86.76" table:display="true" table:show-details="true"/>
                <table:data-pilot-member table:name="96.08" table:display="true" table:show-details="true"/>
                <table:data-pilot-member table:name="97.78" table:display="true" table:show-details="true"/>
                <table:data-pilot-member table:name="101.66" table:display="true" table:show-details="true"/>
                <table:data-pilot-member table:name="94.87" table:display="true" table:show-details="true"/>
                <table:data-pilot-member table:name="113.7" table:display="true" table:show-details="true"/>
                <table:data-pilot-member table:name="106.07" table:display="true" table:show-details="true"/>
                <table:data-pilot-member table:name="112.72" table:display="true" table:show-details="true"/>
                <table:data-pilot-member table:name="105.82" table:display="true" table:show-details="true"/>
                <table:data-pilot-member table:name="86" table:display="true" table:show-details="true"/>
                <table:data-pilot-member table:name="82.99" table:display="true" table:show-details="true"/>
                <table:data-pilot-member table:name="84.79" table:display="true" table:show-details="true"/>
                <table:data-pilot-member table:name="86.54" table:display="true" table:show-details="true"/>
                <table:data-pilot-member table:name="97.48" table:display="true" table:show-details="true"/>
                <table:data-pilot-member table:name="117.22" table:display="true" table:show-details="true"/>
                <table:data-pilot-member table:name="117.53" table:display="true" table:show-details="true"/>
                <table:data-pilot-member table:name="103.97" table:display="true" table:show-details="true"/>
                <table:data-pilot-member table:name="128.7" table:display="true" table:show-details="true"/>
                <table:data-pilot-member table:name="123.59" table:display="true" table:show-details="true"/>
                <table:data-pilot-member table:name="124.2" table:display="true" table:show-details="true"/>
                <table:data-pilot-member table:name="136.85" table:display="true" table:show-details="true"/>
                <table:data-pilot-member table:name="165.18" table:display="true" table:show-details="true"/>
                <table:data-pilot-member table:name="155.02" table:display="true" table:show-details="true"/>
                <table:data-pilot-member table:name="155.82" table:display="true" table:show-details="true"/>
                <table:data-pilot-member table:name="158.46" table:display="true" table:show-details="true"/>
                <table:data-pilot-member table:name="179.06" table:display="true" table:show-details="true"/>
                <table:data-pilot-member table:name="180.09" table:display="true" table:show-details="true"/>
                <table:data-pilot-member table:name="171.38" table:display="true" table:show-details="true"/>
                <table:data-pilot-member table:name="161.87" table:display="true" table:show-details="true"/>
                <table:data-pilot-member table:name="198.59" table:display="true" table:show-details="true"/>
                <table:data-pilot-member table:name="209.81" table:display="true" table:show-details="true"/>
                <table:data-pilot-member table:name="216.84" table:display="true" table:show-details="true"/>
                <table:data-pilot-member table:name="177.03" table:display="true" table:show-details="true"/>
                <table:data-pilot-member table:name="222.19" table:display="true" table:show-details="true"/>
                <table:data-pilot-member table:name="210.86" table:display="true" table:show-details="true"/>
                <table:data-pilot-member table:name="238.23" table:display="true" table:show-details="true"/>
                <table:data-pilot-member table:name="198.93" table:display="true" table:show-details="true"/>
                <table:data-pilot-member table:name="273.83" table:display="true" table:show-details="true"/>
                <table:data-pilot-member table:name="295.58" table:display="true" table:show-details="true"/>
                <table:data-pilot-member table:name="307.25" table:display="true" table:show-details="true"/>
                <table:data-pilot-member table:name="291.75" table:display="true" table:show-details="true"/>
                <table:data-pilot-member table:name="479.68" table:display="true" table:show-details="true"/>
                <table:data-pilot-member table:name="491.62" table:display="true" table:show-details="true"/>
                <table:data-pilot-member table:name="493.99" table:display="true" table:show-details="true"/>
                <table:data-pilot-member table:name="468.97" table:display="true" table:show-details="true"/>
                <table:data-pilot-member table:name="538.47" table:display="true" table:show-details="true"/>
                <table:data-pilot-member table:name="569.99" table:display="true" table:show-details="true"/>
                <table:data-pilot-member table:name="581.29" table:display="true" table:show-details="true"/>
                <table:data-pilot-member table:name="559.86" table:display="true" table:show-details="true"/>
                <table:data-pilot-member table:name="631.58" table:display="true" table:show-details="true"/>
                <table:data-pilot-member table:name="714.51" table:display="true" table:show-details="true"/>
                <table:data-pilot-member table:name="750.74" table:display="true" table:show-details="true"/>
                <table:data-pilot-member table:name="663.74" table:display="true" table:show-details="true"/>
                <table:data-pilot-member table:name="628.03" table:display="true" table:show-details="true"/>
                <table:data-pilot-member table:name="752.07" table:display="true" table:show-details="true"/>
                <table:data-pilot-member table:name="791.23" table:display="true" table:show-details="true"/>
                <table:data-pilot-member table:name="712.06" table:display="true" table:show-details="true"/>
                <table:data-pilot-member table:name="761.35" table:display="true" table:show-details="true"/>
                <table:data-pilot-member table:name="869.85" table:display="true" table:show-details="true"/>
                <table:data-pilot-member table:name="908.46" table:display="true" table:show-details="true"/>
                <table:data-pilot-member table:name="781.11" table:display="true" table:show-details="true"/>
                <table:data-pilot-member table:name="769.68" table:display="true" table:show-details="true"/>
                <table:data-pilot-member table:name="945.48" table:display="true" table:show-details="true"/>
                <table:data-pilot-member table:name="1003.28" table:display="true" table:show-details="true"/>
                <table:data-pilot-member table:name="852.43" table:display="true" table:show-details="true"/>
                <table:data-pilot-member table:name="932.31" table:display="true" table:show-details="true"/>
                <table:data-pilot-member table:name="1002.94" table:display="true" table:show-details="true"/>
                <table:data-pilot-member table:name="1016.48" table:display="true" table:show-details="true"/>
                <table:data-pilot-member table:name="986.81" table:display="true" table:show-details="true"/>
                <table:data-pilot-member table:name="1445.9" table:display="true" table:show-details="true"/>
                <table:data-pilot-member table:name="1478.59" table:display="true" table:show-details="true"/>
                <table:data-pilot-member table:name="1546.05" table:display="true" table:show-details="true"/>
                <table:data-pilot-member table:name="1521.06" table:display="true" table:show-details="true"/>
                <table:data-pilot-member table:name="1564.61" table:display="true" table:show-details="true"/>
                <table:data-pilot-member table:name="1651.22" table:display="true" table:show-details="true"/>
                <table:data-pilot-member table:name="1727.22" table:display="true" table:show-details="true"/>
                <table:data-pilot-member table:name="1435.89" table:display="true" table:show-details="true"/>
                <table:data-pilot-member table:name="1496.8" table:display="true" table:show-details="true"/>
                <table:data-pilot-member table:name="1933.51" table:display="true" table:show-details="true"/>
                <table:data-pilot-member table:name="2076.12" table:display="true" table:show-details="true"/>
                <table:data-pilot-member table:name="1875.3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7" table:application-data="" table:target-range-address="PivotTables.A88:PivotTables.H92" table:buttons="PivotTables.A88 PivotTables.A91 PivotTables.B90" table:grand-total="none" table:show-filter-button="false">
          <table:source-cell-range table:cell-range-address="'minio.data.2021-02-06.disk.scheduler.test'.A1:'minio.data.2021-02-06.disk.scheduler.test'.J128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-bfq.csv.zst" table:display="true" table:show-details="true"/>
                <table:data-pilot-member table:name="get-008-131072-kyber.csv.zst" table:display="true" table:show-details="true"/>
                <table:data-pilot-member table:name="get-008-131072-mq-deadline.csv.zst" table:display="true" table:show-details="true"/>
                <table:data-pilot-member table:name="get-008-131072-none.csv.zst" table:display="true" table:show-details="true"/>
                <table:data-pilot-member table:name="get-016-131072-bfq.csv.zst" table:display="true" table:show-details="true"/>
                <table:data-pilot-member table:name="get-016-131072-kyber.csv.zst" table:display="true" table:show-details="true"/>
                <table:data-pilot-member table:name="get-016-131072-mq-deadline.csv.zst" table:display="true" table:show-details="true"/>
                <table:data-pilot-member table:name="get-016-131072-none.csv.zst" table:display="true" table:show-details="true"/>
                <table:data-pilot-member table:name="get-024-131072-bfq.csv.zst" table:display="true" table:show-details="true"/>
                <table:data-pilot-member table:name="get-024-131072-kyber.csv.zst" table:display="true" table:show-details="true"/>
                <table:data-pilot-member table:name="get-024-131072-mq-deadline.csv.zst" table:display="true" table:show-details="true"/>
                <table:data-pilot-member table:name="get-024-131072-none.csv.zst" table:display="true" table:show-details="true"/>
                <table:data-pilot-member table:name="get-048-131072-bfq.csv.zst" table:display="true" table:show-details="true"/>
                <table:data-pilot-member table:name="get-048-131072-kyber.csv.zst" table:display="true" table:show-details="true"/>
                <table:data-pilot-member table:name="get-048-131072-mq-deadline.csv.zst" table:display="true" table:show-details="true"/>
                <table:data-pilot-member table:name="get-048-131072-none.csv.zst" table:display="true" table:show-details="true"/>
                <table:data-pilot-member table:name="get-064-131072-bfq.csv.zst" table:display="true" table:show-details="true"/>
                <table:data-pilot-member table:name="get-064-131072-kyber.csv.zst" table:display="true" table:show-details="true"/>
                <table:data-pilot-member table:name="get-064-131072-mq-deadline.csv.zst" table:display="true" table:show-details="true"/>
                <table:data-pilot-member table:name="get-064-131072-none.csv.zst" table:display="true" table:show-details="true"/>
                <table:data-pilot-member table:name="get-096-131072-bfq.csv.zst" table:display="true" table:show-details="true"/>
                <table:data-pilot-member table:name="get-096-131072-kyber.csv.zst" table:display="true" table:show-details="true"/>
                <table:data-pilot-member table:name="get-096-131072-mq-deadline.csv.zst" table:display="true" table:show-details="true"/>
                <table:data-pilot-member table:name="get-096-131072-none.csv.zst" table:display="true" table:show-details="true"/>
                <table:data-pilot-member table:name="get-128-131072-kyber.csv.zst" table:display="true" table:show-details="true"/>
                <table:data-pilot-member table:name="get-128-131072-mq-deadline.csv.zst" table:display="true" table:show-details="true"/>
                <table:data-pilot-member table:name="get-128-131072-none.csv.zst" table:display="true" table:show-details="true"/>
                <table:data-pilot-member table:name="get-008-524288-bfq.csv.zst" table:display="true" table:show-details="true"/>
                <table:data-pilot-member table:name="get-008-524288-kyber.csv.zst" table:display="true" table:show-details="true"/>
                <table:data-pilot-member table:name="get-008-524288-mq-deadline.csv.zst" table:display="true" table:show-details="true"/>
                <table:data-pilot-member table:name="get-008-524288-none.csv.zst" table:display="true" table:show-details="true"/>
                <table:data-pilot-member table:name="get-016-524288-bfq.csv.zst" table:display="true" table:show-details="true"/>
                <table:data-pilot-member table:name="get-016-524288-kyber.csv.zst" table:display="true" table:show-details="true"/>
                <table:data-pilot-member table:name="get-016-524288-mq-deadline.csv.zst" table:display="true" table:show-details="true"/>
                <table:data-pilot-member table:name="get-016-524288-none.csv.zst" table:display="true" table:show-details="true"/>
                <table:data-pilot-member table:name="get-024-524288-bfq.csv.zst" table:display="true" table:show-details="true"/>
                <table:data-pilot-member table:name="get-024-524288-kyber.csv.zst" table:display="true" table:show-details="true"/>
                <table:data-pilot-member table:name="get-024-524288-mq-deadline.csv.zst" table:display="true" table:show-details="true"/>
                <table:data-pilot-member table:name="get-024-524288-none.csv.zst" table:display="true" table:show-details="true"/>
                <table:data-pilot-member table:name="get-048-524288-bfq.csv.zst" table:display="true" table:show-details="true"/>
                <table:data-pilot-member table:name="get-048-524288-kyber.csv.zst" table:display="true" table:show-details="true"/>
                <table:data-pilot-member table:name="get-048-524288-mq-deadline.csv.zst" table:display="true" table:show-details="true"/>
                <table:data-pilot-member table:name="get-048-524288-none.csv.zst" table:display="true" table:show-details="true"/>
                <table:data-pilot-member table:name="get-064-524288-bfq.csv.zst" table:display="true" table:show-details="true"/>
                <table:data-pilot-member table:name="get-064-524288-kyber.csv.zst" table:display="true" table:show-details="true"/>
                <table:data-pilot-member table:name="get-064-524288-mq-deadline.csv.zst" table:display="true" table:show-details="true"/>
                <table:data-pilot-member table:name="get-064-524288-none.csv.zst" table:display="true" table:show-details="true"/>
                <table:data-pilot-member table:name="get-096-524288-bfq.csv.zst" table:display="true" table:show-details="true"/>
                <table:data-pilot-member table:name="get-096-524288-kyber.csv.zst" table:display="true" table:show-details="true"/>
                <table:data-pilot-member table:name="get-096-524288-mq-deadline.csv.zst" table:display="true" table:show-details="true"/>
                <table:data-pilot-member table:name="get-096-524288-none.csv.zst" table:display="true" table:show-details="true"/>
                <table:data-pilot-member table:name="get-128-524288-bfq.csv.zst" table:display="true" table:show-details="true"/>
                <table:data-pilot-member table:name="get-128-524288-kyber.csv.zst" table:display="true" table:show-details="true"/>
                <table:data-pilot-member table:name="get-128-524288-mq-deadline.csv.zst" table:display="true" table:show-details="true"/>
                <table:data-pilot-member table:name="get-128-524288-none.csv.zst" table:display="true" table:show-details="true"/>
                <table:data-pilot-member table:name="get-008-1048576-bfq.csv.zst" table:display="true" table:show-details="true"/>
                <table:data-pilot-member table:name="get-008-1048576-kyber.csv.zst" table:display="true" table:show-details="true"/>
                <table:data-pilot-member table:name="get-008-1048576-mq-deadline.csv.zst" table:display="true" table:show-details="true"/>
                <table:data-pilot-member table:name="get-008-1048576-none.csv.zst" table:display="true" table:show-details="true"/>
                <table:data-pilot-member table:name="get-016-1048576-bfq.csv.zst" table:display="true" table:show-details="true"/>
                <table:data-pilot-member table:name="get-016-1048576-kyber.csv.zst" table:display="true" table:show-details="true"/>
                <table:data-pilot-member table:name="get-016-1048576-mq-deadline.csv.zst" table:display="true" table:show-details="true"/>
                <table:data-pilot-member table:name="get-016-1048576-none.csv.zst" table:display="true" table:show-details="true"/>
                <table:data-pilot-member table:name="get-024-1048576-bfq.csv.zst" table:display="true" table:show-details="true"/>
                <table:data-pilot-member table:name="get-024-1048576-kyber.csv.zst" table:display="true" table:show-details="true"/>
                <table:data-pilot-member table:name="get-024-1048576-mq-deadline.csv.zst" table:display="true" table:show-details="true"/>
                <table:data-pilot-member table:name="get-024-1048576-none.csv.zst" table:display="true" table:show-details="true"/>
                <table:data-pilot-member table:name="get-048-1048576-bfq.csv.zst" table:display="true" table:show-details="true"/>
                <table:data-pilot-member table:name="get-048-1048576-kyber.csv.zst" table:display="true" table:show-details="true"/>
                <table:data-pilot-member table:name="get-048-1048576-mq-deadline.csv.zst" table:display="true" table:show-details="true"/>
                <table:data-pilot-member table:name="get-048-1048576-none.csv.zst" table:display="true" table:show-details="true"/>
                <table:data-pilot-member table:name="get-064-1048576-bfq.csv.zst" table:display="true" table:show-details="true"/>
                <table:data-pilot-member table:name="get-064-1048576-kyber.csv.zst" table:display="true" table:show-details="true"/>
                <table:data-pilot-member table:name="get-064-1048576-mq-deadline.csv.zst" table:display="true" table:show-details="true"/>
                <table:data-pilot-member table:name="get-064-1048576-none.csv.zst" table:display="true" table:show-details="true"/>
                <table:data-pilot-member table:name="get-096-1048576-bfq.csv.zst" table:display="true" table:show-details="true"/>
                <table:data-pilot-member table:name="get-096-1048576-kyber.csv.zst" table:display="true" table:show-details="true"/>
                <table:data-pilot-member table:name="get-096-1048576-mq-deadline.csv.zst" table:display="true" table:show-details="true"/>
                <table:data-pilot-member table:name="get-096-1048576-none.csv.zst" table:display="true" table:show-details="true"/>
                <table:data-pilot-member table:name="get-128-1048576-bfq.csv.zst" table:display="true" table:show-details="true"/>
                <table:data-pilot-member table:name="get-128-1048576-kyber.csv.zst" table:display="true" table:show-details="true"/>
                <table:data-pilot-member table:name="get-128-1048576-mq-deadline.csv.zst" table:display="true" table:show-details="true"/>
                <table:data-pilot-member table:name="get-128-1048576-none.csv.zst" table:display="true" table:show-details="true"/>
                <table:data-pilot-member table:name="get-008-4194304-bfq.csv.zst" table:display="true" table:show-details="true"/>
                <table:data-pilot-member table:name="get-008-4194304-kyber.csv.zst" table:display="true" table:show-details="true"/>
                <table:data-pilot-member table:name="get-008-4194304-mq-deadline.csv.zst" table:display="true" table:show-details="true"/>
                <table:data-pilot-member table:name="get-008-4194304-none.csv.zst" table:display="true" table:show-details="true"/>
                <table:data-pilot-member table:name="get-016-4194304-bfq.csv.zst" table:display="true" table:show-details="true"/>
                <table:data-pilot-member table:name="get-016-4194304-kyber.csv.zst" table:display="true" table:show-details="true"/>
                <table:data-pilot-member table:name="get-016-4194304-mq-deadline.csv.zst" table:display="true" table:show-details="true"/>
                <table:data-pilot-member table:name="get-016-4194304-none.csv.zst" table:display="true" table:show-details="true"/>
                <table:data-pilot-member table:name="get-024-4194304-bfq.csv.zst" table:display="true" table:show-details="true"/>
                <table:data-pilot-member table:name="get-024-4194304-kyber.csv.zst" table:display="true" table:show-details="true"/>
                <table:data-pilot-member table:name="get-024-4194304-mq-deadline.csv.zst" table:display="true" table:show-details="true"/>
                <table:data-pilot-member table:name="get-024-4194304-none.csv.zst" table:display="true" table:show-details="true"/>
                <table:data-pilot-member table:name="get-048-4194304-bfq.csv.zst" table:display="true" table:show-details="true"/>
                <table:data-pilot-member table:name="get-048-4194304-kyber.csv.zst" table:display="true" table:show-details="true"/>
                <table:data-pilot-member table:name="get-048-4194304-mq-deadline.csv.zst" table:display="true" table:show-details="true"/>
                <table:data-pilot-member table:name="get-048-4194304-none.csv.zst" table:display="true" table:show-details="true"/>
                <table:data-pilot-member table:name="get-064-4194304-bfq.csv.zst" table:display="true" table:show-details="true"/>
                <table:data-pilot-member table:name="get-064-4194304-kyber.csv.zst" table:display="true" table:show-details="true"/>
                <table:data-pilot-member table:name="get-064-4194304-mq-deadline.csv.zst" table:display="true" table:show-details="true"/>
                <table:data-pilot-member table:name="get-064-4194304-none.csv.zst" table:display="true" table:show-details="true"/>
                <table:data-pilot-member table:name="get-096-4194304-bfq.csv.zst" table:display="true" table:show-details="true"/>
                <table:data-pilot-member table:name="get-096-4194304-kyber.csv.zst" table:display="true" table:show-details="true"/>
                <table:data-pilot-member table:name="get-096-4194304-mq-deadline.csv.zst" table:display="true" table:show-details="true"/>
                <table:data-pilot-member table:name="get-096-4194304-none.csv.zst" table:display="true" table:show-details="true"/>
                <table:data-pilot-member table:name="get-128-4194304-bfq.csv.zst" table:display="true" table:show-details="true"/>
                <table:data-pilot-member table:name="get-128-4194304-kyber.csv.zst" table:display="true" table:show-details="true"/>
                <table:data-pilot-member table:name="get-128-4194304-mq-deadline.csv.zst" table:display="true" table:show-details="true"/>
                <table:data-pilot-member table:name="get-128-4194304-none.csv.zst" table:display="true" table:show-details="true"/>
                <table:data-pilot-member table:name="get-008-16777216-bfq.csv.zst" table:display="true" table:show-details="true"/>
                <table:data-pilot-member table:name="get-008-16777216-kyber.csv.zst" table:display="true" table:show-details="true"/>
                <table:data-pilot-member table:name="get-008-16777216-mq-deadline.csv.zst" table:display="true" table:show-details="true"/>
                <table:data-pilot-member table:name="get-008-16777216-none.csv.zst" table:display="true" table:show-details="true"/>
                <table:data-pilot-member table:name="get-016-16777216-bfq.csv.zst" table:display="true" table:show-details="true"/>
                <table:data-pilot-member table:name="get-016-16777216-kyber.csv.zst" table:display="true" table:show-details="true"/>
                <table:data-pilot-member table:name="get-016-16777216-mq-deadline.csv.zst" table:display="true" table:show-details="true"/>
                <table:data-pilot-member table:name="get-016-16777216-none.csv.zst" table:display="true" table:show-details="true"/>
                <table:data-pilot-member table:name="get-024-16777216-bfq.csv.zst" table:display="true" table:show-details="true"/>
                <table:data-pilot-member table:name="get-024-16777216-kyber.csv.zst" table:display="true" table:show-details="true"/>
                <table:data-pilot-member table:name="get-024-16777216-mq-deadline.csv.zst" table:display="true" table:show-details="true"/>
                <table:data-pilot-member table:name="get-024-16777216-none.csv.zst" table:display="true" table:show-details="true"/>
                <table:data-pilot-member table:name="get-048-16777216-bfq.csv.zst" table:display="true" table:show-details="true"/>
                <table:data-pilot-member table:name="get-048-16777216-kyber.csv.zst" table:display="true" table:show-details="true"/>
                <table:data-pilot-member table:name="get-048-16777216-mq-deadline.csv.zst" table:display="true" table:show-details="true"/>
                <table:data-pilot-member table:name="get-048-16777216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880.26" table:display="true" table:show-details="true"/>
                <table:data-pilot-member table:name="2946.34" table:display="true" table:show-details="true"/>
                <table:data-pilot-member table:name="2948" table:display="true" table:show-details="true"/>
                <table:data-pilot-member table:name="2949.77" table:display="true" table:show-details="true"/>
                <table:data-pilot-member table:name="3841.8" table:display="true" table:show-details="true"/>
                <table:data-pilot-member table:name="3843.41" table:display="true" table:show-details="true"/>
                <table:data-pilot-member table:name="3868.46" table:display="true" table:show-details="true"/>
                <table:data-pilot-member table:name="3814.24" table:display="true" table:show-details="true"/>
                <table:data-pilot-member table:name="3999.21" table:display="true" table:show-details="true"/>
                <table:data-pilot-member table:name="4027.3" table:display="true" table:show-details="true"/>
                <table:data-pilot-member table:name="4026.1" table:display="true" table:show-details="true"/>
                <table:data-pilot-member table:name="4006.61" table:display="true" table:show-details="true"/>
                <table:data-pilot-member table:name="4162.81" table:display="true" table:show-details="true"/>
                <table:data-pilot-member table:name="4162.83" table:display="true" table:show-details="true"/>
                <table:data-pilot-member table:name="4156.93" table:display="true" table:show-details="true"/>
                <table:data-pilot-member table:name="4145.28" table:display="true" table:show-details="true"/>
                <table:data-pilot-member table:name="4148.67" table:display="true" table:show-details="true"/>
                <table:data-pilot-member table:name="4157.9" table:display="true" table:show-details="true"/>
                <table:data-pilot-member table:name="4152.48" table:display="true" table:show-details="true"/>
                <table:data-pilot-member table:name="4115.73" table:display="true" table:show-details="true"/>
                <table:data-pilot-member table:name="4133.42" table:display="true" table:show-details="true"/>
                <table:data-pilot-member table:name="4138" table:display="true" table:show-details="true"/>
                <table:data-pilot-member table:name="4116.31" table:display="true" table:show-details="true"/>
                <table:data-pilot-member table:name="4111.86" table:display="true" table:show-details="true"/>
                <table:data-pilot-member table:name="4107.64" table:display="true" table:show-details="true"/>
                <table:data-pilot-member table:name="4096.43" table:display="true" table:show-details="true"/>
                <table:data-pilot-member table:name="4097.09" table:display="true" table:show-details="true"/>
                <table:data-pilot-member table:name="2766.07" table:display="true" table:show-details="true"/>
                <table:data-pilot-member table:name="2762.86" table:display="true" table:show-details="true"/>
                <table:data-pilot-member table:name="2760.86" table:display="true" table:show-details="true"/>
                <table:data-pilot-member table:name="2756.57" table:display="true" table:show-details="true"/>
                <table:data-pilot-member table:name="3604.47" table:display="true" table:show-details="true"/>
                <table:data-pilot-member table:name="3588.63" table:display="true" table:show-details="true"/>
                <table:data-pilot-member table:name="3608.4" table:display="true" table:show-details="true"/>
                <table:data-pilot-member table:name="3603.84" table:display="true" table:show-details="true"/>
                <table:data-pilot-member table:name="3744.09" table:display="true" table:show-details="true"/>
                <table:data-pilot-member table:name="3773.73" table:display="true" table:show-details="true"/>
                <table:data-pilot-member table:name="3789.34" table:display="true" table:show-details="true"/>
                <table:data-pilot-member table:name="3761.36" table:display="true" table:show-details="true"/>
                <table:data-pilot-member table:name="3828.55" table:display="true" table:show-details="true"/>
                <table:data-pilot-member table:name="3837.47" table:display="true" table:show-details="true"/>
                <table:data-pilot-member table:name="3843.07" table:display="true" table:show-details="true"/>
                <table:data-pilot-member table:name="3890.39" table:display="true" table:show-details="true"/>
                <table:data-pilot-member table:name="3845.22" table:display="true" table:show-details="true"/>
                <table:data-pilot-member table:name="3803.13" table:display="true" table:show-details="true"/>
                <table:data-pilot-member table:name="3823.14" table:display="true" table:show-details="true"/>
                <table:data-pilot-member table:name="3878.96" table:display="true" table:show-details="true"/>
                <table:data-pilot-member table:name="3849.84" table:display="true" table:show-details="true"/>
                <table:data-pilot-member table:name="3831.44" table:display="true" table:show-details="true"/>
                <table:data-pilot-member table:name="3883.26" table:display="true" table:show-details="true"/>
                <table:data-pilot-member table:name="3883.55" table:display="true" table:show-details="true"/>
                <table:data-pilot-member table:name="3924.48" table:display="true" table:show-details="true"/>
                <table:data-pilot-member table:name="3798.38" table:display="true" table:show-details="true"/>
                <table:data-pilot-member table:name="3897.02" table:display="true" table:show-details="true"/>
                <table:data-pilot-member table:name="3811.96" table:display="true" table:show-details="true"/>
                <table:data-pilot-member table:name="2519.78" table:display="true" table:show-details="true"/>
                <table:data-pilot-member table:name="2558.48" table:display="true" table:show-details="true"/>
                <table:data-pilot-member table:name="2551.63" table:display="true" table:show-details="true"/>
                <table:data-pilot-member table:name="2532.47" table:display="true" table:show-details="true"/>
                <table:data-pilot-member table:name="3402.51" table:display="true" table:show-details="true"/>
                <table:data-pilot-member table:name="3448.01" table:display="true" table:show-details="true"/>
                <table:data-pilot-member table:name="3392.25" table:display="true" table:show-details="true"/>
                <table:data-pilot-member table:name="3481.42" table:display="true" table:show-details="true"/>
                <table:data-pilot-member table:name="3576.95" table:display="true" table:show-details="true"/>
                <table:data-pilot-member table:name="3574.42" table:display="true" table:show-details="true"/>
                <table:data-pilot-member table:name="3583.67" table:display="true" table:show-details="true"/>
                <table:data-pilot-member table:name="3659.92" table:display="true" table:show-details="true"/>
                <table:data-pilot-member table:name="3665.92" table:display="true" table:show-details="true"/>
                <table:data-pilot-member table:name="3670.64" table:display="true" table:show-details="true"/>
                <table:data-pilot-member table:name="3715.68" table:display="true" table:show-details="true"/>
                <table:data-pilot-member table:name="3682.21" table:display="true" table:show-details="true"/>
                <table:data-pilot-member table:name="3715.74" table:display="true" table:show-details="true"/>
                <table:data-pilot-member table:name="3669.97" table:display="true" table:show-details="true"/>
                <table:data-pilot-member table:name="3750.25" table:display="true" table:show-details="true"/>
                <table:data-pilot-member table:name="3670.4" table:display="true" table:show-details="true"/>
                <table:data-pilot-member table:name="3668" table:display="true" table:show-details="true"/>
                <table:data-pilot-member table:name="3667.65" table:display="true" table:show-details="true"/>
                <table:data-pilot-member table:name="3854.93" table:display="true" table:show-details="true"/>
                <table:data-pilot-member table:name="3688.37" table:display="true" table:show-details="true"/>
                <table:data-pilot-member table:name="3633.05" table:display="true" table:show-details="true"/>
                <table:data-pilot-member table:name="3794.33" table:display="true" table:show-details="true"/>
                <table:data-pilot-member table:name="3657.54" table:display="true" table:show-details="true"/>
                <table:data-pilot-member table:name="3639.22" table:display="true" table:show-details="true"/>
                <table:data-pilot-member table:name="1737.76" table:display="true" table:show-details="true"/>
                <table:data-pilot-member table:name="1733.93" table:display="true" table:show-details="true"/>
                <table:data-pilot-member table:name="1746.91" table:display="true" table:show-details="true"/>
                <table:data-pilot-member table:name="1731.92" table:display="true" table:show-details="true"/>
                <table:data-pilot-member table:name="2771.02" table:display="true" table:show-details="true"/>
                <table:data-pilot-member table:name="2737.83" table:display="true" table:show-details="true"/>
                <table:data-pilot-member table:name="2712.71" table:display="true" table:show-details="true"/>
                <table:data-pilot-member table:name="2726.96" table:display="true" table:show-details="true"/>
                <table:data-pilot-member table:name="2977.77" table:display="true" table:show-details="true"/>
                <table:data-pilot-member table:name="2953.01" table:display="true" table:show-details="true"/>
                <table:data-pilot-member table:name="2960.98" table:display="true" table:show-details="true"/>
                <table:data-pilot-member table:name="2951.92" table:display="true" table:show-details="true"/>
                <table:data-pilot-member table:name="3149" table:display="true" table:show-details="true"/>
                <table:data-pilot-member table:name="3128.26" table:display="true" table:show-details="true"/>
                <table:data-pilot-member table:name="3270.94" table:display="true" table:show-details="true"/>
                <table:data-pilot-member table:name="3227.76" table:display="true" table:show-details="true"/>
                <table:data-pilot-member table:name="3230.29" table:display="true" table:show-details="true"/>
                <table:data-pilot-member table:name="3220.09" table:display="true" table:show-details="true"/>
                <table:data-pilot-member table:name="3180.04" table:display="true" table:show-details="true"/>
                <table:data-pilot-member table:name="3276.71" table:display="true" table:show-details="true"/>
                <table:data-pilot-member table:name="3294.58" table:display="true" table:show-details="true"/>
                <table:data-pilot-member table:name="3259.83" table:display="true" table:show-details="true"/>
                <table:data-pilot-member table:name="3235.97" table:display="true" table:show-details="true"/>
                <table:data-pilot-member table:name="3320.8" table:display="true" table:show-details="true"/>
                <table:data-pilot-member table:name="3368.75" table:display="true" table:show-details="true"/>
                <table:data-pilot-member table:name="3360.64" table:display="true" table:show-details="true"/>
                <table:data-pilot-member table:name="3318.18" table:display="true" table:show-details="true"/>
                <table:data-pilot-member table:name="3314.22" table:display="true" table:show-details="true"/>
                <table:data-pilot-member table:name="621.55" table:display="true" table:show-details="true"/>
                <table:data-pilot-member table:name="614.95" table:display="true" table:show-details="true"/>
                <table:data-pilot-member table:name="614.41" table:display="true" table:show-details="true"/>
                <table:data-pilot-member table:name="637.36" table:display="true" table:show-details="true"/>
                <table:data-pilot-member table:name="952.69" table:display="true" table:show-details="true"/>
                <table:data-pilot-member table:name="950.39" table:display="true" table:show-details="true"/>
                <table:data-pilot-member table:name="973.15" table:display="true" table:show-details="true"/>
                <table:data-pilot-member table:name="980.44" table:display="true" table:show-details="true"/>
                <table:data-pilot-member table:name="1010.31" table:display="true" table:show-details="true"/>
                <table:data-pilot-member table:name="999.3" table:display="true" table:show-details="true"/>
                <table:data-pilot-member table:name="983.39" table:display="true" table:show-details="true"/>
                <table:data-pilot-member table:name="1038.93" table:display="true" table:show-details="true"/>
                <table:data-pilot-member table:name="1145.46" table:display="true" table:show-details="true"/>
                <table:data-pilot-member table:name="1128.98" table:display="true" table:show-details="true"/>
                <table:data-pilot-member table:name="1040.92" table:display="true" table:show-details="true"/>
                <table:data-pilot-member table:name="1040.7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4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false" table:show-details="true"/>
                <table:data-pilot-member table:name="0.5" table:display="false" table:show-details="true"/>
                <table:data-pilot-member table:name="1" table:display="false" table:show-details="true"/>
                <table:data-pilot-member table:name="4" table:display="true" table:show-details="true"/>
                <table:data-pilot-member table:name="16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60.03" table:display="true" table:show-details="true"/>
                <table:data-pilot-member table:name="368.29" table:display="true" table:show-details="true"/>
                <table:data-pilot-member table:name="368.5" table:display="true" table:show-details="true"/>
                <table:data-pilot-member table:name="368.72" table:display="true" table:show-details="true"/>
                <table:data-pilot-member table:name="480.22" table:display="true" table:show-details="true"/>
                <table:data-pilot-member table:name="480.43" table:display="true" table:show-details="true"/>
                <table:data-pilot-member table:name="483.56" table:display="true" table:show-details="true"/>
                <table:data-pilot-member table:name="476.78" table:display="true" table:show-details="true"/>
                <table:data-pilot-member table:name="499.9" table:display="true" table:show-details="true"/>
                <table:data-pilot-member table:name="503.41" table:display="true" table:show-details="true"/>
                <table:data-pilot-member table:name="503.26" table:display="true" table:show-details="true"/>
                <table:data-pilot-member table:name="500.83" table:display="true" table:show-details="true"/>
                <table:data-pilot-member table:name="520.35" table:display="true" table:show-details="true"/>
                <table:data-pilot-member table:name="519.62" table:display="true" table:show-details="true"/>
                <table:data-pilot-member table:name="518.16" table:display="true" table:show-details="true"/>
                <table:data-pilot-member table:name="518.58" table:display="true" table:show-details="true"/>
                <table:data-pilot-member table:name="519.74" table:display="true" table:show-details="true"/>
                <table:data-pilot-member table:name="519.06" table:display="true" table:show-details="true"/>
                <table:data-pilot-member table:name="514.47" table:display="true" table:show-details="true"/>
                <table:data-pilot-member table:name="516.68" table:display="true" table:show-details="true"/>
                <table:data-pilot-member table:name="517.25" table:display="true" table:show-details="true"/>
                <table:data-pilot-member table:name="514.54" table:display="true" table:show-details="true"/>
                <table:data-pilot-member table:name="513.98" table:display="true" table:show-details="true"/>
                <table:data-pilot-member table:name="513.46" table:display="true" table:show-details="true"/>
                <table:data-pilot-member table:name="512.05" table:display="true" table:show-details="true"/>
                <table:data-pilot-member table:name="512.14" table:display="true" table:show-details="true"/>
                <table:data-pilot-member table:name="1383.04" table:display="true" table:show-details="true"/>
                <table:data-pilot-member table:name="1381.43" table:display="true" table:show-details="true"/>
                <table:data-pilot-member table:name="1380.43" table:display="true" table:show-details="true"/>
                <table:data-pilot-member table:name="1378.29" table:display="true" table:show-details="true"/>
                <table:data-pilot-member table:name="1802.23" table:display="true" table:show-details="true"/>
                <table:data-pilot-member table:name="1794.32" table:display="true" table:show-details="true"/>
                <table:data-pilot-member table:name="1804.2" table:display="true" table:show-details="true"/>
                <table:data-pilot-member table:name="1801.92" table:display="true" table:show-details="true"/>
                <table:data-pilot-member table:name="1872.04" table:display="true" table:show-details="true"/>
                <table:data-pilot-member table:name="1886.86" table:display="true" table:show-details="true"/>
                <table:data-pilot-member table:name="1894.67" table:display="true" table:show-details="true"/>
                <table:data-pilot-member table:name="1880.68" table:display="true" table:show-details="true"/>
                <table:data-pilot-member table:name="1914.27" table:display="true" table:show-details="true"/>
                <table:data-pilot-member table:name="1918.73" table:display="true" table:show-details="true"/>
                <table:data-pilot-member table:name="1921.53" table:display="true" table:show-details="true"/>
                <table:data-pilot-member table:name="1945.19" table:display="true" table:show-details="true"/>
                <table:data-pilot-member table:name="1922.61" table:display="true" table:show-details="true"/>
                <table:data-pilot-member table:name="1901.56" table:display="true" table:show-details="true"/>
                <table:data-pilot-member table:name="1911.57" table:display="true" table:show-details="true"/>
                <table:data-pilot-member table:name="1939.48" table:display="true" table:show-details="true"/>
                <table:data-pilot-member table:name="1924.92" table:display="true" table:show-details="true"/>
                <table:data-pilot-member table:name="1915.72" table:display="true" table:show-details="true"/>
                <table:data-pilot-member table:name="1941.63" table:display="true" table:show-details="true"/>
                <table:data-pilot-member table:name="1941.78" table:display="true" table:show-details="true"/>
                <table:data-pilot-member table:name="1962.24" table:display="true" table:show-details="true"/>
                <table:data-pilot-member table:name="1899.19" table:display="true" table:show-details="true"/>
                <table:data-pilot-member table:name="1948.51" table:display="true" table:show-details="true"/>
                <table:data-pilot-member table:name="1905.98" table:display="true" table:show-details="true"/>
                <table:data-pilot-member table:name="2519.78" table:display="true" table:show-details="true"/>
                <table:data-pilot-member table:name="2558.48" table:display="true" table:show-details="true"/>
                <table:data-pilot-member table:name="2551.63" table:display="true" table:show-details="true"/>
                <table:data-pilot-member table:name="2532.47" table:display="true" table:show-details="true"/>
                <table:data-pilot-member table:name="3402.51" table:display="true" table:show-details="true"/>
                <table:data-pilot-member table:name="3448.01" table:display="true" table:show-details="true"/>
                <table:data-pilot-member table:name="3392.25" table:display="true" table:show-details="true"/>
                <table:data-pilot-member table:name="3481.42" table:display="true" table:show-details="true"/>
                <table:data-pilot-member table:name="3576.95" table:display="true" table:show-details="true"/>
                <table:data-pilot-member table:name="3574.42" table:display="true" table:show-details="true"/>
                <table:data-pilot-member table:name="3583.67" table:display="true" table:show-details="true"/>
                <table:data-pilot-member table:name="3659.92" table:display="true" table:show-details="true"/>
                <table:data-pilot-member table:name="3665.92" table:display="true" table:show-details="true"/>
                <table:data-pilot-member table:name="3670.64" table:display="true" table:show-details="true"/>
                <table:data-pilot-member table:name="3715.68" table:display="true" table:show-details="true"/>
                <table:data-pilot-member table:name="3682.21" table:display="true" table:show-details="true"/>
                <table:data-pilot-member table:name="3715.74" table:display="true" table:show-details="true"/>
                <table:data-pilot-member table:name="3669.97" table:display="true" table:show-details="true"/>
                <table:data-pilot-member table:name="3750.25" table:display="true" table:show-details="true"/>
                <table:data-pilot-member table:name="3670.4" table:display="true" table:show-details="true"/>
                <table:data-pilot-member table:name="3668" table:display="true" table:show-details="true"/>
                <table:data-pilot-member table:name="3667.65" table:display="true" table:show-details="true"/>
                <table:data-pilot-member table:name="3854.93" table:display="true" table:show-details="true"/>
                <table:data-pilot-member table:name="3688.37" table:display="true" table:show-details="true"/>
                <table:data-pilot-member table:name="3633.05" table:display="true" table:show-details="true"/>
                <table:data-pilot-member table:name="3794.33" table:display="true" table:show-details="true"/>
                <table:data-pilot-member table:name="3657.54" table:display="true" table:show-details="true"/>
                <table:data-pilot-member table:name="3639.22" table:display="true" table:show-details="true"/>
                <table:data-pilot-member table:name="6951.05" table:display="true" table:show-details="true"/>
                <table:data-pilot-member table:name="6935.73" table:display="true" table:show-details="true"/>
                <table:data-pilot-member table:name="6987.62" table:display="true" table:show-details="true"/>
                <table:data-pilot-member table:name="6927.69" table:display="true" table:show-details="true"/>
                <table:data-pilot-member table:name="11084.07" table:display="true" table:show-details="true"/>
                <table:data-pilot-member table:name="10951.31" table:display="true" table:show-details="true"/>
                <table:data-pilot-member table:name="10850.86" table:display="true" table:show-details="true"/>
                <table:data-pilot-member table:name="10907.83" table:display="true" table:show-details="true"/>
                <table:data-pilot-member table:name="11911.08" table:display="true" table:show-details="true"/>
                <table:data-pilot-member table:name="11812.02" table:display="true" table:show-details="true"/>
                <table:data-pilot-member table:name="11843.94" table:display="true" table:show-details="true"/>
                <table:data-pilot-member table:name="11807.67" table:display="true" table:show-details="true"/>
                <table:data-pilot-member table:name="12596.01" table:display="true" table:show-details="true"/>
                <table:data-pilot-member table:name="12513.02" table:display="true" table:show-details="true"/>
                <table:data-pilot-member table:name="13083.76" table:display="true" table:show-details="true"/>
                <table:data-pilot-member table:name="12911.04" table:display="true" table:show-details="true"/>
                <table:data-pilot-member table:name="12921.18" table:display="true" table:show-details="true"/>
                <table:data-pilot-member table:name="12880.37" table:display="true" table:show-details="true"/>
                <table:data-pilot-member table:name="12720.14" table:display="true" table:show-details="true"/>
                <table:data-pilot-member table:name="13106.86" table:display="true" table:show-details="true"/>
                <table:data-pilot-member table:name="13178.32" table:display="true" table:show-details="true"/>
                <table:data-pilot-member table:name="13039.3" table:display="true" table:show-details="true"/>
                <table:data-pilot-member table:name="12943.88" table:display="true" table:show-details="true"/>
                <table:data-pilot-member table:name="13283.19" table:display="true" table:show-details="true"/>
                <table:data-pilot-member table:name="13474.99" table:display="true" table:show-details="true"/>
                <table:data-pilot-member table:name="13442.54" table:display="true" table:show-details="true"/>
                <table:data-pilot-member table:name="13272.71" table:display="true" table:show-details="true"/>
                <table:data-pilot-member table:name="13256.9" table:display="true" table:show-details="true"/>
                <table:data-pilot-member table:name="9944.76" table:display="true" table:show-details="true"/>
                <table:data-pilot-member table:name="9839.16" table:display="true" table:show-details="true"/>
                <table:data-pilot-member table:name="9830.55" table:display="true" table:show-details="true"/>
                <table:data-pilot-member table:name="10197.71" table:display="true" table:show-details="true"/>
                <table:data-pilot-member table:name="15242.99" table:display="true" table:show-details="true"/>
                <table:data-pilot-member table:name="15206.27" table:display="true" table:show-details="true"/>
                <table:data-pilot-member table:name="15570.39" table:display="true" table:show-details="true"/>
                <table:data-pilot-member table:name="15687.06" table:display="true" table:show-details="true"/>
                <table:data-pilot-member table:name="16164.92" table:display="true" table:show-details="true"/>
                <table:data-pilot-member table:name="15988.79" table:display="true" table:show-details="true"/>
                <table:data-pilot-member table:name="15734.24" table:display="true" table:show-details="true"/>
                <table:data-pilot-member table:name="16622.87" table:display="true" table:show-details="true"/>
                <table:data-pilot-member table:name="18327.37" table:display="true" table:show-details="true"/>
                <table:data-pilot-member table:name="18063.68" table:display="true" table:show-details="true"/>
                <table:data-pilot-member table:name="16654.74" table:display="true" table:show-details="true"/>
                <table:data-pilot-member table:name="16651.9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8" table:application-data="" table:target-range-address="PivotTables.K88:PivotTables.R92" table:buttons="PivotTables.K88 PivotTables.K91 PivotTables.L90" table:grand-total="none" table:show-filter-button="false">
          <table:source-cell-range table:cell-range-address="'minio.data.2021-02-06.disk.scheduler.test'.L1:'minio.data.2021-02-06.disk.scheduler.test'.U129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08-131072-bfq.csv.zst" table:display="true" table:show-details="true"/>
                <table:data-pilot-member table:name="put-008-131072-kyber.csv.zst" table:display="true" table:show-details="true"/>
                <table:data-pilot-member table:name="put-008-131072-mq-deadline.csv.zst" table:display="true" table:show-details="true"/>
                <table:data-pilot-member table:name="put-008-131072-none.csv.zst" table:display="true" table:show-details="true"/>
                <table:data-pilot-member table:name="put-016-131072-bfq.csv.zst" table:display="true" table:show-details="true"/>
                <table:data-pilot-member table:name="put-016-131072-kyber.csv.zst" table:display="true" table:show-details="true"/>
                <table:data-pilot-member table:name="put-016-131072-mq-deadline.csv.zst" table:display="true" table:show-details="true"/>
                <table:data-pilot-member table:name="put-016-131072-none.csv.zst" table:display="true" table:show-details="true"/>
                <table:data-pilot-member table:name="put-024-131072-bfq.csv.zst" table:display="true" table:show-details="true"/>
                <table:data-pilot-member table:name="put-024-131072-kyber.csv.zst" table:display="true" table:show-details="true"/>
                <table:data-pilot-member table:name="put-024-131072-mq-deadline.csv.zst" table:display="true" table:show-details="true"/>
                <table:data-pilot-member table:name="put-024-131072-none.csv.zst" table:display="true" table:show-details="true"/>
                <table:data-pilot-member table:name="put-048-131072-bfq.csv.zst" table:display="true" table:show-details="true"/>
                <table:data-pilot-member table:name="put-048-131072-kyber.csv.zst" table:display="true" table:show-details="true"/>
                <table:data-pilot-member table:name="put-048-131072-mq-deadline.csv.zst" table:display="true" table:show-details="true"/>
                <table:data-pilot-member table:name="put-048-131072-none.csv.zst" table:display="true" table:show-details="true"/>
                <table:data-pilot-member table:name="put-064-131072-bfq.csv.zst" table:display="true" table:show-details="true"/>
                <table:data-pilot-member table:name="put-064-131072-kyber.csv.zst" table:display="true" table:show-details="true"/>
                <table:data-pilot-member table:name="put-064-131072-mq-deadline.csv.zst" table:display="true" table:show-details="true"/>
                <table:data-pilot-member table:name="put-064-131072-none.csv.zst" table:display="true" table:show-details="true"/>
                <table:data-pilot-member table:name="put-096-131072-bfq.csv.zst" table:display="true" table:show-details="true"/>
                <table:data-pilot-member table:name="put-096-131072-kyber.csv.zst" table:display="true" table:show-details="true"/>
                <table:data-pilot-member table:name="put-096-131072-mq-deadline.csv.zst" table:display="true" table:show-details="true"/>
                <table:data-pilot-member table:name="put-096-131072-none.csv.zst" table:display="true" table:show-details="true"/>
                <table:data-pilot-member table:name="put-128-131072-bfq.csv.zst" table:display="true" table:show-details="true"/>
                <table:data-pilot-member table:name="put-128-131072-kyber.csv.zst" table:display="true" table:show-details="true"/>
                <table:data-pilot-member table:name="put-128-131072-mq-deadline.csv.zst" table:display="true" table:show-details="true"/>
                <table:data-pilot-member table:name="put-128-131072-none.csv.zst" table:display="true" table:show-details="true"/>
                <table:data-pilot-member table:name="put-008-524288-bfq.csv.zst" table:display="true" table:show-details="true"/>
                <table:data-pilot-member table:name="put-008-524288-kyber.csv.zst" table:display="true" table:show-details="true"/>
                <table:data-pilot-member table:name="put-008-524288-mq-deadline.csv.zst" table:display="true" table:show-details="true"/>
                <table:data-pilot-member table:name="put-008-524288-none.csv.zst" table:display="true" table:show-details="true"/>
                <table:data-pilot-member table:name="put-016-524288-bfq.csv.zst" table:display="true" table:show-details="true"/>
                <table:data-pilot-member table:name="put-016-524288-kyber.csv.zst" table:display="true" table:show-details="true"/>
                <table:data-pilot-member table:name="put-016-524288-mq-deadline.csv.zst" table:display="true" table:show-details="true"/>
                <table:data-pilot-member table:name="put-016-524288-none.csv.zst" table:display="true" table:show-details="true"/>
                <table:data-pilot-member table:name="put-024-524288-bfq.csv.zst" table:display="true" table:show-details="true"/>
                <table:data-pilot-member table:name="put-024-524288-kyber.csv.zst" table:display="true" table:show-details="true"/>
                <table:data-pilot-member table:name="put-024-524288-mq-deadline.csv.zst" table:display="true" table:show-details="true"/>
                <table:data-pilot-member table:name="put-024-524288-none.csv.zst" table:display="true" table:show-details="true"/>
                <table:data-pilot-member table:name="put-048-524288-bfq.csv.zst" table:display="true" table:show-details="true"/>
                <table:data-pilot-member table:name="put-048-524288-kyber.csv.zst" table:display="true" table:show-details="true"/>
                <table:data-pilot-member table:name="put-048-524288-mq-deadline.csv.zst" table:display="true" table:show-details="true"/>
                <table:data-pilot-member table:name="put-048-524288-none.csv.zst" table:display="true" table:show-details="true"/>
                <table:data-pilot-member table:name="put-064-524288-bfq.csv.zst" table:display="true" table:show-details="true"/>
                <table:data-pilot-member table:name="put-064-524288-kyber.csv.zst" table:display="true" table:show-details="true"/>
                <table:data-pilot-member table:name="put-064-524288-mq-deadline.csv.zst" table:display="true" table:show-details="true"/>
                <table:data-pilot-member table:name="put-064-524288-none.csv.zst" table:display="true" table:show-details="true"/>
                <table:data-pilot-member table:name="put-096-524288-bfq.csv.zst" table:display="true" table:show-details="true"/>
                <table:data-pilot-member table:name="put-096-524288-kyber.csv.zst" table:display="true" table:show-details="true"/>
                <table:data-pilot-member table:name="put-096-524288-mq-deadline.csv.zst" table:display="true" table:show-details="true"/>
                <table:data-pilot-member table:name="put-096-524288-none.csv.zst" table:display="true" table:show-details="true"/>
                <table:data-pilot-member table:name="put-128-524288-bfq.csv.zst" table:display="true" table:show-details="true"/>
                <table:data-pilot-member table:name="put-128-524288-kyber.csv.zst" table:display="true" table:show-details="true"/>
                <table:data-pilot-member table:name="put-128-524288-mq-deadline.csv.zst" table:display="true" table:show-details="true"/>
                <table:data-pilot-member table:name="put-128-524288-none.csv.zst" table:display="true" table:show-details="true"/>
                <table:data-pilot-member table:name="put-008-1048576-bfq.csv.zst" table:display="true" table:show-details="true"/>
                <table:data-pilot-member table:name="put-008-1048576-kyber.csv.zst" table:display="true" table:show-details="true"/>
                <table:data-pilot-member table:name="put-008-1048576-mq-deadline.csv.zst" table:display="true" table:show-details="true"/>
                <table:data-pilot-member table:name="put-008-1048576-none.csv.zst" table:display="true" table:show-details="true"/>
                <table:data-pilot-member table:name="put-016-1048576-bfq.csv.zst" table:display="true" table:show-details="true"/>
                <table:data-pilot-member table:name="put-016-1048576-kyber.csv.zst" table:display="true" table:show-details="true"/>
                <table:data-pilot-member table:name="put-016-1048576-mq-deadline.csv.zst" table:display="true" table:show-details="true"/>
                <table:data-pilot-member table:name="put-016-1048576-none.csv.zst" table:display="true" table:show-details="true"/>
                <table:data-pilot-member table:name="put-024-1048576-bfq.csv.zst" table:display="true" table:show-details="true"/>
                <table:data-pilot-member table:name="put-024-1048576-kyber.csv.zst" table:display="true" table:show-details="true"/>
                <table:data-pilot-member table:name="put-024-1048576-mq-deadline.csv.zst" table:display="true" table:show-details="true"/>
                <table:data-pilot-member table:name="put-024-1048576-none.csv.zst" table:display="true" table:show-details="true"/>
                <table:data-pilot-member table:name="put-048-1048576-bfq.csv.zst" table:display="true" table:show-details="true"/>
                <table:data-pilot-member table:name="put-048-1048576-kyber.csv.zst" table:display="true" table:show-details="true"/>
                <table:data-pilot-member table:name="put-048-1048576-mq-deadline.csv.zst" table:display="true" table:show-details="true"/>
                <table:data-pilot-member table:name="put-048-1048576-none.csv.zst" table:display="true" table:show-details="true"/>
                <table:data-pilot-member table:name="put-064-1048576-bfq.csv.zst" table:display="true" table:show-details="true"/>
                <table:data-pilot-member table:name="put-064-1048576-kyber.csv.zst" table:display="true" table:show-details="true"/>
                <table:data-pilot-member table:name="put-064-1048576-mq-deadline.csv.zst" table:display="true" table:show-details="true"/>
                <table:data-pilot-member table:name="put-064-1048576-none.csv.zst" table:display="true" table:show-details="true"/>
                <table:data-pilot-member table:name="put-096-1048576-bfq.csv.zst" table:display="true" table:show-details="true"/>
                <table:data-pilot-member table:name="put-096-1048576-kyber.csv.zst" table:display="true" table:show-details="true"/>
                <table:data-pilot-member table:name="put-096-1048576-mq-deadline.csv.zst" table:display="true" table:show-details="true"/>
                <table:data-pilot-member table:name="put-096-1048576-none.csv.zst" table:display="true" table:show-details="true"/>
                <table:data-pilot-member table:name="put-128-1048576-bfq.csv.zst" table:display="true" table:show-details="true"/>
                <table:data-pilot-member table:name="put-128-1048576-kyber.csv.zst" table:display="true" table:show-details="true"/>
                <table:data-pilot-member table:name="put-128-1048576-mq-deadline.csv.zst" table:display="true" table:show-details="true"/>
                <table:data-pilot-member table:name="put-128-1048576-none.csv.zst" table:display="true" table:show-details="true"/>
                <table:data-pilot-member table:name="put-008-4194304-bfq.csv.zst" table:display="true" table:show-details="true"/>
                <table:data-pilot-member table:name="put-008-4194304-kyber.csv.zst" table:display="true" table:show-details="true"/>
                <table:data-pilot-member table:name="put-008-4194304-mq-deadline.csv.zst" table:display="true" table:show-details="true"/>
                <table:data-pilot-member table:name="put-008-4194304-none.csv.zst" table:display="true" table:show-details="true"/>
                <table:data-pilot-member table:name="put-016-4194304-bfq.csv.zst" table:display="true" table:show-details="true"/>
                <table:data-pilot-member table:name="put-016-4194304-kyber.csv.zst" table:display="true" table:show-details="true"/>
                <table:data-pilot-member table:name="put-016-4194304-mq-deadline.csv.zst" table:display="true" table:show-details="true"/>
                <table:data-pilot-member table:name="put-016-4194304-none.csv.zst" table:display="true" table:show-details="true"/>
                <table:data-pilot-member table:name="put-024-4194304-bfq.csv.zst" table:display="true" table:show-details="true"/>
                <table:data-pilot-member table:name="put-024-4194304-kyber.csv.zst" table:display="true" table:show-details="true"/>
                <table:data-pilot-member table:name="put-024-4194304-mq-deadline.csv.zst" table:display="true" table:show-details="true"/>
                <table:data-pilot-member table:name="put-024-4194304-none.csv.zst" table:display="true" table:show-details="true"/>
                <table:data-pilot-member table:name="put-048-4194304-bfq.csv.zst" table:display="true" table:show-details="true"/>
                <table:data-pilot-member table:name="put-048-4194304-kyber.csv.zst" table:display="true" table:show-details="true"/>
                <table:data-pilot-member table:name="put-048-4194304-mq-deadline.csv.zst" table:display="true" table:show-details="true"/>
                <table:data-pilot-member table:name="put-048-4194304-none.csv.zst" table:display="true" table:show-details="true"/>
                <table:data-pilot-member table:name="put-064-4194304-bfq.csv.zst" table:display="true" table:show-details="true"/>
                <table:data-pilot-member table:name="put-064-4194304-kyber.csv.zst" table:display="true" table:show-details="true"/>
                <table:data-pilot-member table:name="put-064-4194304-mq-deadline.csv.zst" table:display="true" table:show-details="true"/>
                <table:data-pilot-member table:name="put-064-4194304-none.csv.zst" table:display="true" table:show-details="true"/>
                <table:data-pilot-member table:name="put-096-4194304-bfq.csv.zst" table:display="true" table:show-details="true"/>
                <table:data-pilot-member table:name="put-096-4194304-kyber.csv.zst" table:display="true" table:show-details="true"/>
                <table:data-pilot-member table:name="put-096-4194304-mq-deadline.csv.zst" table:display="true" table:show-details="true"/>
                <table:data-pilot-member table:name="put-096-4194304-none.csv.zst" table:display="true" table:show-details="true"/>
                <table:data-pilot-member table:name="put-128-4194304-bfq.csv.zst" table:display="true" table:show-details="true"/>
                <table:data-pilot-member table:name="put-128-4194304-kyber.csv.zst" table:display="true" table:show-details="true"/>
                <table:data-pilot-member table:name="put-128-4194304-mq-deadline.csv.zst" table:display="true" table:show-details="true"/>
                <table:data-pilot-member table:name="put-128-4194304-none.csv.zst" table:display="true" table:show-details="true"/>
                <table:data-pilot-member table:name="put-008-16777216-bfq.csv.zst" table:display="true" table:show-details="true"/>
                <table:data-pilot-member table:name="put-008-16777216-kyber.csv.zst" table:display="true" table:show-details="true"/>
                <table:data-pilot-member table:name="put-008-16777216-mq-deadline.csv.zst" table:display="true" table:show-details="true"/>
                <table:data-pilot-member table:name="put-008-16777216-none.csv.zst" table:display="true" table:show-details="true"/>
                <table:data-pilot-member table:name="put-016-16777216-bfq.csv.zst" table:display="true" table:show-details="true"/>
                <table:data-pilot-member table:name="put-016-16777216-kyber.csv.zst" table:display="true" table:show-details="true"/>
                <table:data-pilot-member table:name="put-016-16777216-mq-deadline.csv.zst" table:display="true" table:show-details="true"/>
                <table:data-pilot-member table:name="put-016-16777216-none.csv.zst" table:display="true" table:show-details="true"/>
                <table:data-pilot-member table:name="put-024-16777216-bfq.csv.zst" table:display="true" table:show-details="true"/>
                <table:data-pilot-member table:name="put-024-16777216-kyber.csv.zst" table:display="true" table:show-details="true"/>
                <table:data-pilot-member table:name="put-024-16777216-mq-deadline.csv.zst" table:display="true" table:show-details="true"/>
                <table:data-pilot-member table:name="put-024-16777216-none.csv.zst" table:display="true" table:show-details="true"/>
                <table:data-pilot-member table:name="put-048-16777216-bfq.csv.zst" table:display="true" table:show-details="true"/>
                <table:data-pilot-member table:name="put-048-16777216-kyber.csv.zst" table:display="true" table:show-details="true"/>
                <table:data-pilot-member table:name="put-048-16777216-mq-deadline.csv.zst" table:display="true" table:show-details="true"/>
                <table:data-pilot-member table:name="put-048-16777216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06.61" table:display="true" table:show-details="true"/>
                <table:data-pilot-member table:name="107.9" table:display="true" table:show-details="true"/>
                <table:data-pilot-member table:name="108.22" table:display="true" table:show-details="true"/>
                <table:data-pilot-member table:name="109.01" table:display="true" table:show-details="true"/>
                <table:data-pilot-member table:name="144.64" table:display="true" table:show-details="true"/>
                <table:data-pilot-member table:name="146.71" table:display="true" table:show-details="true"/>
                <table:data-pilot-member table:name="149.62" table:display="true" table:show-details="true"/>
                <table:data-pilot-member table:name="141.66" table:display="true" table:show-details="true"/>
                <table:data-pilot-member table:name="170.38" table:display="true" table:show-details="true"/>
                <table:data-pilot-member table:name="167.75" table:display="true" table:show-details="true"/>
                <table:data-pilot-member table:name="171.08" table:display="true" table:show-details="true"/>
                <table:data-pilot-member table:name="169.4" table:display="true" table:show-details="true"/>
                <table:data-pilot-member table:name="186.34" table:display="true" table:show-details="true"/>
                <table:data-pilot-member table:name="196.79" table:display="true" table:show-details="true"/>
                <table:data-pilot-member table:name="214.22" table:display="true" table:show-details="true"/>
                <table:data-pilot-member table:name="203.69" table:display="true" table:show-details="true"/>
                <table:data-pilot-member table:name="224.88" table:display="true" table:show-details="true"/>
                <table:data-pilot-member table:name="211.96" table:display="true" table:show-details="true"/>
                <table:data-pilot-member table:name="220.59" table:display="true" table:show-details="true"/>
                <table:data-pilot-member table:name="194.59" table:display="true" table:show-details="true"/>
                <table:data-pilot-member table:name="241.33" table:display="true" table:show-details="true"/>
                <table:data-pilot-member table:name="234.31" table:display="true" table:show-details="true"/>
                <table:data-pilot-member table:name="236.07" table:display="true" table:show-details="true"/>
                <table:data-pilot-member table:name="228.37" table:display="true" table:show-details="true"/>
                <table:data-pilot-member table:name="254.01" table:display="true" table:show-details="true"/>
                <table:data-pilot-member table:name="227.6" table:display="true" table:show-details="true"/>
                <table:data-pilot-member table:name="235.39" table:display="true" table:show-details="true"/>
                <table:data-pilot-member table:name="242.18" table:display="true" table:show-details="true"/>
                <table:data-pilot-member table:name="88.28" table:display="true" table:show-details="true"/>
                <table:data-pilot-member table:name="82.66" table:display="true" table:show-details="true"/>
                <table:data-pilot-member table:name="90.4" table:display="true" table:show-details="true"/>
                <table:data-pilot-member table:name="90.46" table:display="true" table:show-details="true"/>
                <table:data-pilot-member table:name="108.69" table:display="true" table:show-details="true"/>
                <table:data-pilot-member table:name="108.27" table:display="true" table:show-details="true"/>
                <table:data-pilot-member table:name="107.55" table:display="true" table:show-details="true"/>
                <table:data-pilot-member table:name="103.59" table:display="true" table:show-details="true"/>
                <table:data-pilot-member table:name="115.71" table:display="true" table:show-details="true"/>
                <table:data-pilot-member table:name="119.31" table:display="true" table:show-details="true"/>
                <table:data-pilot-member table:name="130.38" table:display="true" table:show-details="true"/>
                <table:data-pilot-member table:name="132.23" table:display="true" table:show-details="true"/>
                <table:data-pilot-member table:name="141.85" table:display="true" table:show-details="true"/>
                <table:data-pilot-member table:name="159.86" table:display="true" table:show-details="true"/>
                <table:data-pilot-member table:name="153.15" table:display="true" table:show-details="true"/>
                <table:data-pilot-member table:name="160.51" table:display="true" table:show-details="true"/>
                <table:data-pilot-member table:name="155.94" table:display="true" table:show-details="true"/>
                <table:data-pilot-member table:name="176.54" table:display="true" table:show-details="true"/>
                <table:data-pilot-member table:name="169.49" table:display="true" table:show-details="true"/>
                <table:data-pilot-member table:name="173.53" table:display="true" table:show-details="true"/>
                <table:data-pilot-member table:name="192.16" table:display="true" table:show-details="true"/>
                <table:data-pilot-member table:name="195.55" table:display="true" table:show-details="true"/>
                <table:data-pilot-member table:name="203.31" table:display="true" table:show-details="true"/>
                <table:data-pilot-member table:name="189.73" table:display="true" table:show-details="true"/>
                <table:data-pilot-member table:name="227.4" table:display="true" table:show-details="true"/>
                <table:data-pilot-member table:name="212.14" table:display="true" table:show-details="true"/>
                <table:data-pilot-member table:name="225.44" table:display="true" table:show-details="true"/>
                <table:data-pilot-member table:name="211.63" table:display="true" table:show-details="true"/>
                <table:data-pilot-member table:name="86" table:display="true" table:show-details="true"/>
                <table:data-pilot-member table:name="82.99" table:display="true" table:show-details="true"/>
                <table:data-pilot-member table:name="84.79" table:display="true" table:show-details="true"/>
                <table:data-pilot-member table:name="86.54" table:display="true" table:show-details="true"/>
                <table:data-pilot-member table:name="97.48" table:display="true" table:show-details="true"/>
                <table:data-pilot-member table:name="117.22" table:display="true" table:show-details="true"/>
                <table:data-pilot-member table:name="117.53" table:display="true" table:show-details="true"/>
                <table:data-pilot-member table:name="103.97" table:display="true" table:show-details="true"/>
                <table:data-pilot-member table:name="128.7" table:display="true" table:show-details="true"/>
                <table:data-pilot-member table:name="123.59" table:display="true" table:show-details="true"/>
                <table:data-pilot-member table:name="124.2" table:display="true" table:show-details="true"/>
                <table:data-pilot-member table:name="136.85" table:display="true" table:show-details="true"/>
                <table:data-pilot-member table:name="165.18" table:display="true" table:show-details="true"/>
                <table:data-pilot-member table:name="155.02" table:display="true" table:show-details="true"/>
                <table:data-pilot-member table:name="155.82" table:display="true" table:show-details="true"/>
                <table:data-pilot-member table:name="158.46" table:display="true" table:show-details="true"/>
                <table:data-pilot-member table:name="179.06" table:display="true" table:show-details="true"/>
                <table:data-pilot-member table:name="180.09" table:display="true" table:show-details="true"/>
                <table:data-pilot-member table:name="171.38" table:display="true" table:show-details="true"/>
                <table:data-pilot-member table:name="161.87" table:display="true" table:show-details="true"/>
                <table:data-pilot-member table:name="198.59" table:display="true" table:show-details="true"/>
                <table:data-pilot-member table:name="209.81" table:display="true" table:show-details="true"/>
                <table:data-pilot-member table:name="216.84" table:display="true" table:show-details="true"/>
                <table:data-pilot-member table:name="177.03" table:display="true" table:show-details="true"/>
                <table:data-pilot-member table:name="222.19" table:display="true" table:show-details="true"/>
                <table:data-pilot-member table:name="210.86" table:display="true" table:show-details="true"/>
                <table:data-pilot-member table:name="238.23" table:display="true" table:show-details="true"/>
                <table:data-pilot-member table:name="198.93" table:display="true" table:show-details="true"/>
                <table:data-pilot-member table:name="68.46" table:display="true" table:show-details="true"/>
                <table:data-pilot-member table:name="73.89" table:display="true" table:show-details="true"/>
                <table:data-pilot-member table:name="76.81" table:display="true" table:show-details="true"/>
                <table:data-pilot-member table:name="72.94" table:display="true" table:show-details="true"/>
                <table:data-pilot-member table:name="119.92" table:display="true" table:show-details="true"/>
                <table:data-pilot-member table:name="122.9" table:display="true" table:show-details="true"/>
                <table:data-pilot-member table:name="123.5" table:display="true" table:show-details="true"/>
                <table:data-pilot-member table:name="117.24" table:display="true" table:show-details="true"/>
                <table:data-pilot-member table:name="134.62" table:display="true" table:show-details="true"/>
                <table:data-pilot-member table:name="142.5" table:display="true" table:show-details="true"/>
                <table:data-pilot-member table:name="145.32" table:display="true" table:show-details="true"/>
                <table:data-pilot-member table:name="139.96" table:display="true" table:show-details="true"/>
                <table:data-pilot-member table:name="157.9" table:display="true" table:show-details="true"/>
                <table:data-pilot-member table:name="178.63" table:display="true" table:show-details="true"/>
                <table:data-pilot-member table:name="187.68" table:display="true" table:show-details="true"/>
                <table:data-pilot-member table:name="165.93" table:display="true" table:show-details="true"/>
                <table:data-pilot-member table:name="157.01" table:display="true" table:show-details="true"/>
                <table:data-pilot-member table:name="188.02" table:display="true" table:show-details="true"/>
                <table:data-pilot-member table:name="197.81" table:display="true" table:show-details="true"/>
                <table:data-pilot-member table:name="178.01" table:display="true" table:show-details="true"/>
                <table:data-pilot-member table:name="190.34" table:display="true" table:show-details="true"/>
                <table:data-pilot-member table:name="217.46" table:display="true" table:show-details="true"/>
                <table:data-pilot-member table:name="227.11" table:display="true" table:show-details="true"/>
                <table:data-pilot-member table:name="195.28" table:display="true" table:show-details="true"/>
                <table:data-pilot-member table:name="192.42" table:display="true" table:show-details="true"/>
                <table:data-pilot-member table:name="236.37" table:display="true" table:show-details="true"/>
                <table:data-pilot-member table:name="250.82" table:display="true" table:show-details="true"/>
                <table:data-pilot-member table:name="213.11" table:display="true" table:show-details="true"/>
                <table:data-pilot-member table:name="58.27" table:display="true" table:show-details="true"/>
                <table:data-pilot-member table:name="62.68" table:display="true" table:show-details="true"/>
                <table:data-pilot-member table:name="63.53" table:display="true" table:show-details="true"/>
                <table:data-pilot-member table:name="61.68" table:display="true" table:show-details="true"/>
                <table:data-pilot-member table:name="90.37" table:display="true" table:show-details="true"/>
                <table:data-pilot-member table:name="92.41" table:display="true" table:show-details="true"/>
                <table:data-pilot-member table:name="96.63" table:display="true" table:show-details="true"/>
                <table:data-pilot-member table:name="95.07" table:display="true" table:show-details="true"/>
                <table:data-pilot-member table:name="97.79" table:display="true" table:show-details="true"/>
                <table:data-pilot-member table:name="103.2" table:display="true" table:show-details="true"/>
                <table:data-pilot-member table:name="107.95" table:display="true" table:show-details="true"/>
                <table:data-pilot-member table:name="89.74" table:display="true" table:show-details="true"/>
                <table:data-pilot-member table:name="93.55" table:display="true" table:show-details="true"/>
                <table:data-pilot-member table:name="120.84" table:display="true" table:show-details="true"/>
                <table:data-pilot-member table:name="129.76" table:display="true" table:show-details="true"/>
                <table:data-pilot-member table:name="117.2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4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false" table:show-details="true"/>
                <table:data-pilot-member table:name="0.5" table:display="false" table:show-details="true"/>
                <table:data-pilot-member table:name="1" table:display="false" table:show-details="true"/>
                <table:data-pilot-member table:name="4" table:display="true" table:show-details="true"/>
                <table:data-pilot-member table:name="16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33" table:display="true" table:show-details="true"/>
                <table:data-pilot-member table:name="13.49" table:display="true" table:show-details="true"/>
                <table:data-pilot-member table:name="13.53" table:display="true" table:show-details="true"/>
                <table:data-pilot-member table:name="13.63" table:display="true" table:show-details="true"/>
                <table:data-pilot-member table:name="18.08" table:display="true" table:show-details="true"/>
                <table:data-pilot-member table:name="18.34" table:display="true" table:show-details="true"/>
                <table:data-pilot-member table:name="18.7" table:display="true" table:show-details="true"/>
                <table:data-pilot-member table:name="17.71" table:display="true" table:show-details="true"/>
                <table:data-pilot-member table:name="21.3" table:display="true" table:show-details="true"/>
                <table:data-pilot-member table:name="20.97" table:display="true" table:show-details="true"/>
                <table:data-pilot-member table:name="21.39" table:display="true" table:show-details="true"/>
                <table:data-pilot-member table:name="21.17" table:display="true" table:show-details="true"/>
                <table:data-pilot-member table:name="23.29" table:display="true" table:show-details="true"/>
                <table:data-pilot-member table:name="24.6" table:display="true" table:show-details="true"/>
                <table:data-pilot-member table:name="26.78" table:display="true" table:show-details="true"/>
                <table:data-pilot-member table:name="25.46" table:display="true" table:show-details="true"/>
                <table:data-pilot-member table:name="28.11" table:display="true" table:show-details="true"/>
                <table:data-pilot-member table:name="26.49" table:display="true" table:show-details="true"/>
                <table:data-pilot-member table:name="27.57" table:display="true" table:show-details="true"/>
                <table:data-pilot-member table:name="24.32" table:display="true" table:show-details="true"/>
                <table:data-pilot-member table:name="30.17" table:display="true" table:show-details="true"/>
                <table:data-pilot-member table:name="29.29" table:display="true" table:show-details="true"/>
                <table:data-pilot-member table:name="29.51" table:display="true" table:show-details="true"/>
                <table:data-pilot-member table:name="28.55" table:display="true" table:show-details="true"/>
                <table:data-pilot-member table:name="31.75" table:display="true" table:show-details="true"/>
                <table:data-pilot-member table:name="28.45" table:display="true" table:show-details="true"/>
                <table:data-pilot-member table:name="29.42" table:display="true" table:show-details="true"/>
                <table:data-pilot-member table:name="30.27" table:display="true" table:show-details="true"/>
                <table:data-pilot-member table:name="44.14" table:display="true" table:show-details="true"/>
                <table:data-pilot-member table:name="41.33" table:display="true" table:show-details="true"/>
                <table:data-pilot-member table:name="45.2" table:display="true" table:show-details="true"/>
                <table:data-pilot-member table:name="45.23" table:display="true" table:show-details="true"/>
                <table:data-pilot-member table:name="54.34" table:display="true" table:show-details="true"/>
                <table:data-pilot-member table:name="54.13" table:display="true" table:show-details="true"/>
                <table:data-pilot-member table:name="53.77" table:display="true" table:show-details="true"/>
                <table:data-pilot-member table:name="51.79" table:display="true" table:show-details="true"/>
                <table:data-pilot-member table:name="57.85" table:display="true" table:show-details="true"/>
                <table:data-pilot-member table:name="59.65" table:display="true" table:show-details="true"/>
                <table:data-pilot-member table:name="65.19" table:display="true" table:show-details="true"/>
                <table:data-pilot-member table:name="66.12" table:display="true" table:show-details="true"/>
                <table:data-pilot-member table:name="70.93" table:display="true" table:show-details="true"/>
                <table:data-pilot-member table:name="79.93" table:display="true" table:show-details="true"/>
                <table:data-pilot-member table:name="76.57" table:display="true" table:show-details="true"/>
                <table:data-pilot-member table:name="80.26" table:display="true" table:show-details="true"/>
                <table:data-pilot-member table:name="77.97" table:display="true" table:show-details="true"/>
                <table:data-pilot-member table:name="88.27" table:display="true" table:show-details="true"/>
                <table:data-pilot-member table:name="84.75" table:display="true" table:show-details="true"/>
                <table:data-pilot-member table:name="86.76" table:display="true" table:show-details="true"/>
                <table:data-pilot-member table:name="96.08" table:display="true" table:show-details="true"/>
                <table:data-pilot-member table:name="97.78" table:display="true" table:show-details="true"/>
                <table:data-pilot-member table:name="101.66" table:display="true" table:show-details="true"/>
                <table:data-pilot-member table:name="94.87" table:display="true" table:show-details="true"/>
                <table:data-pilot-member table:name="113.7" table:display="true" table:show-details="true"/>
                <table:data-pilot-member table:name="106.07" table:display="true" table:show-details="true"/>
                <table:data-pilot-member table:name="112.72" table:display="true" table:show-details="true"/>
                <table:data-pilot-member table:name="105.82" table:display="true" table:show-details="true"/>
                <table:data-pilot-member table:name="86" table:display="true" table:show-details="true"/>
                <table:data-pilot-member table:name="82.99" table:display="true" table:show-details="true"/>
                <table:data-pilot-member table:name="84.79" table:display="true" table:show-details="true"/>
                <table:data-pilot-member table:name="86.54" table:display="true" table:show-details="true"/>
                <table:data-pilot-member table:name="97.48" table:display="true" table:show-details="true"/>
                <table:data-pilot-member table:name="117.22" table:display="true" table:show-details="true"/>
                <table:data-pilot-member table:name="117.53" table:display="true" table:show-details="true"/>
                <table:data-pilot-member table:name="103.97" table:display="true" table:show-details="true"/>
                <table:data-pilot-member table:name="128.7" table:display="true" table:show-details="true"/>
                <table:data-pilot-member table:name="123.59" table:display="true" table:show-details="true"/>
                <table:data-pilot-member table:name="124.2" table:display="true" table:show-details="true"/>
                <table:data-pilot-member table:name="136.85" table:display="true" table:show-details="true"/>
                <table:data-pilot-member table:name="165.18" table:display="true" table:show-details="true"/>
                <table:data-pilot-member table:name="155.02" table:display="true" table:show-details="true"/>
                <table:data-pilot-member table:name="155.82" table:display="true" table:show-details="true"/>
                <table:data-pilot-member table:name="158.46" table:display="true" table:show-details="true"/>
                <table:data-pilot-member table:name="179.06" table:display="true" table:show-details="true"/>
                <table:data-pilot-member table:name="180.09" table:display="true" table:show-details="true"/>
                <table:data-pilot-member table:name="171.38" table:display="true" table:show-details="true"/>
                <table:data-pilot-member table:name="161.87" table:display="true" table:show-details="true"/>
                <table:data-pilot-member table:name="198.59" table:display="true" table:show-details="true"/>
                <table:data-pilot-member table:name="209.81" table:display="true" table:show-details="true"/>
                <table:data-pilot-member table:name="216.84" table:display="true" table:show-details="true"/>
                <table:data-pilot-member table:name="177.03" table:display="true" table:show-details="true"/>
                <table:data-pilot-member table:name="222.19" table:display="true" table:show-details="true"/>
                <table:data-pilot-member table:name="210.86" table:display="true" table:show-details="true"/>
                <table:data-pilot-member table:name="238.23" table:display="true" table:show-details="true"/>
                <table:data-pilot-member table:name="198.93" table:display="true" table:show-details="true"/>
                <table:data-pilot-member table:name="273.83" table:display="true" table:show-details="true"/>
                <table:data-pilot-member table:name="295.58" table:display="true" table:show-details="true"/>
                <table:data-pilot-member table:name="307.25" table:display="true" table:show-details="true"/>
                <table:data-pilot-member table:name="291.75" table:display="true" table:show-details="true"/>
                <table:data-pilot-member table:name="479.68" table:display="true" table:show-details="true"/>
                <table:data-pilot-member table:name="491.62" table:display="true" table:show-details="true"/>
                <table:data-pilot-member table:name="493.99" table:display="true" table:show-details="true"/>
                <table:data-pilot-member table:name="468.97" table:display="true" table:show-details="true"/>
                <table:data-pilot-member table:name="538.47" table:display="true" table:show-details="true"/>
                <table:data-pilot-member table:name="569.99" table:display="true" table:show-details="true"/>
                <table:data-pilot-member table:name="581.29" table:display="true" table:show-details="true"/>
                <table:data-pilot-member table:name="559.86" table:display="true" table:show-details="true"/>
                <table:data-pilot-member table:name="631.58" table:display="true" table:show-details="true"/>
                <table:data-pilot-member table:name="714.51" table:display="true" table:show-details="true"/>
                <table:data-pilot-member table:name="750.74" table:display="true" table:show-details="true"/>
                <table:data-pilot-member table:name="663.74" table:display="true" table:show-details="true"/>
                <table:data-pilot-member table:name="628.03" table:display="true" table:show-details="true"/>
                <table:data-pilot-member table:name="752.07" table:display="true" table:show-details="true"/>
                <table:data-pilot-member table:name="791.23" table:display="true" table:show-details="true"/>
                <table:data-pilot-member table:name="712.06" table:display="true" table:show-details="true"/>
                <table:data-pilot-member table:name="761.35" table:display="true" table:show-details="true"/>
                <table:data-pilot-member table:name="869.85" table:display="true" table:show-details="true"/>
                <table:data-pilot-member table:name="908.46" table:display="true" table:show-details="true"/>
                <table:data-pilot-member table:name="781.11" table:display="true" table:show-details="true"/>
                <table:data-pilot-member table:name="769.68" table:display="true" table:show-details="true"/>
                <table:data-pilot-member table:name="945.48" table:display="true" table:show-details="true"/>
                <table:data-pilot-member table:name="1003.28" table:display="true" table:show-details="true"/>
                <table:data-pilot-member table:name="852.43" table:display="true" table:show-details="true"/>
                <table:data-pilot-member table:name="932.31" table:display="true" table:show-details="true"/>
                <table:data-pilot-member table:name="1002.94" table:display="true" table:show-details="true"/>
                <table:data-pilot-member table:name="1016.48" table:display="true" table:show-details="true"/>
                <table:data-pilot-member table:name="986.81" table:display="true" table:show-details="true"/>
                <table:data-pilot-member table:name="1445.9" table:display="true" table:show-details="true"/>
                <table:data-pilot-member table:name="1478.59" table:display="true" table:show-details="true"/>
                <table:data-pilot-member table:name="1546.05" table:display="true" table:show-details="true"/>
                <table:data-pilot-member table:name="1521.06" table:display="true" table:show-details="true"/>
                <table:data-pilot-member table:name="1564.61" table:display="true" table:show-details="true"/>
                <table:data-pilot-member table:name="1651.22" table:display="true" table:show-details="true"/>
                <table:data-pilot-member table:name="1727.22" table:display="true" table:show-details="true"/>
                <table:data-pilot-member table:name="1435.89" table:display="true" table:show-details="true"/>
                <table:data-pilot-member table:name="1496.8" table:display="true" table:show-details="true"/>
                <table:data-pilot-member table:name="1933.51" table:display="true" table:show-details="true"/>
                <table:data-pilot-member table:name="2076.12" table:display="true" table:show-details="true"/>
                <table:data-pilot-member table:name="1875.3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sualization" style:display-name="PageStyle_Visualiz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o.data.2021-02-06.disk.scheduler.test" style:display-name="PageStyle_minio.data.2021-02-06.disk.scheduler.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Tables" style:display-name="PageStyle_PivotTab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730" meta:object-count="1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199cm" svg:height="12.303cm" xlink:href=".." xlink:type="simple" chart:class="chart:bar" chart:style-name="ch1">
        <chart:legend chart:legend-position="end" svg:x="18.825cm" svg:y="5.105cm" style:legend-expansion="high" chart:style-name="ch2"/>
        <chart:plot-area chart:style-name="ch3" table:cell-range-address="PivotTables.K2:PivotTables.R6" chart:data-source-has-labels="both" svg:x="1.503cm" svg:y="0.246cm" svg:width="16.879cm" svg:height="10.781cm">
          <chartooo:coordinate-region svg:x="2.239cm" svg:y="0.445cm" svg:width="16.143cm" svg:height="10.383cm"/>
          <chart:axis chart:dimension="x" chart:name="primary-x" chart:style-name="ch4" chartooo:axis-type="text">
            <chart:title svg:x="8.515cm" svg:y="11.274cm" chart:style-name="ch5">
              <text:p>Total Thread Count</text:p>
            </chart:title>
            <chart:categories table:cell-range-address="PivotTables.L2:PivotTables.R2"/>
          </chart:axis>
          <chart:axis chart:dimension="y" chart:name="primary-y" chart:style-name="ch6">
            <chart:title svg:x="0.451cm" svg:y="6.243cm" chart:style-name="ch7">
              <text:p>MB/Sec</text:p>
            </chart:title>
            <chart:grid chart:style-name="ch8" chart:class="major"/>
          </chart:axis>
          <chart:series chart:style-name="ch9" chart:values-cell-range-address="PivotTables.L3:PivotTables.R3" chart:label-cell-address="PivotTables.K3:PivotTables.K3" chart:class="chart:bar">
            <chart:data-point chart:repeated="7"/>
          </chart:series>
          <chart:series chart:style-name="ch10" chart:values-cell-range-address="PivotTables.L4:PivotTables.R4" chart:label-cell-address="PivotTables.K4:PivotTables.K4" chart:class="chart:bar">
            <chart:data-point chart:repeated="7"/>
          </chart:series>
          <chart:series chart:style-name="ch11" chart:values-cell-range-address="PivotTables.L5:PivotTables.R5" chart:label-cell-address="PivotTables.K5:PivotTables.K5" chart:class="chart:bar">
            <chart:data-point chart:repeated="7"/>
          </chart:series>
          <chart:series chart:style-name="ch12" chart:values-cell-range-address="PivotTables.L6:PivotTables.R6" chart:label-cell-address="PivotTables.K6:PivotTables.K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.L2:PivotTables.R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.K3:PivotTables.K3</svg:desc>
                </draw:g>
              </table:table-cell>
              <table:table-cell office:value-type="float" office:value="NaN">
                <text:p>NaN</text:p>
                <draw:g>
                  <svg:desc>PivotTables.L3:PivotTables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hedulerTest</text:p>
                <draw:g>
                  <svg:desc>PivotTables.K4:PivotTables.K4</svg:desc>
                </draw:g>
              </table:table-cell>
              <table:table-cell office:value-type="float" office:value="32">
                <text:p>32</text:p>
                <draw:g>
                  <svg:desc>PivotTables.L4:PivotTables.R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#NAME?</text:p>
                <draw:g>
                  <svg:desc>PivotTables.K5:PivotTables.K5</svg:desc>
                </draw:g>
              </table:table-cell>
              <table:table-cell office:value-type="float" office:value="13.495">
                <text:p>13.495</text:p>
                <draw:g>
                  <svg:desc>PivotTables.L5:PivotTables.R5</svg:desc>
                </draw:g>
              </table:table-cell>
              <table:table-cell office:value-type="float" office:value="18.2075">
                <text:p>18.2075</text:p>
              </table:table-cell>
              <table:table-cell office:value-type="float" office:value="21.2075">
                <text:p>21.2075</text:p>
              </table:table-cell>
              <table:table-cell office:value-type="float" office:value="25.0325">
                <text:p>25.0325</text:p>
              </table:table-cell>
              <table:table-cell office:value-type="float" office:value="26.6225">
                <text:p>26.6225</text:p>
              </table:table-cell>
              <table:table-cell office:value-type="float" office:value="29.38">
                <text:p>29.38</text:p>
              </table:table-cell>
              <table:table-cell office:value-type="float" office:value="29.9725">
                <text:p>29.9725</text:p>
              </table:table-cell>
            </table:table-row>
            <table:table-row>
              <table:table-cell office:value-type="string">
                <text:p/>
                <draw:g>
                  <svg:desc>PivotTables.K6:PivotTables.K6</svg:desc>
                </draw:g>
              </table:table-cell>
              <table:table-cell office:value-type="float" office:value="NaN">
                <text:p>NaN</text:p>
                <draw:g>
                  <svg:desc>PivotTables.L6:PivotTable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3.971cm" svg:height="13.07cm" xlink:href=".." xlink:type="simple" chart:class="chart:bar" chart:style-name="ch1">
        <chart:legend chart:legend-position="end" svg:x="21.946cm" svg:y="5.489cm" style:legend-expansion="high" chart:style-name="ch2"/>
        <chart:plot-area chart:style-name="ch3" table:cell-range-address="PivotTables.K61:PivotTables.R65" chart:data-source-has-labels="both" svg:x="1.539cm" svg:y="0.261cm" svg:width="19.928cm" svg:height="11.518cm">
          <chartooo:coordinate-region svg:x="2.275cm" svg:y="0.46cm" svg:width="19.192cm" svg:height="10.822cm"/>
          <chart:axis chart:dimension="x" chart:name="primary-x" chart:style-name="ch4" chartooo:axis-type="text">
            <chart:title svg:x="10.076cm" svg:y="12.041cm" chart:style-name="ch5">
              <text:p>Total Thread Count</text:p>
            </chart:title>
            <chart:categories table:cell-range-address="PivotTables.L61:PivotTables.R61"/>
          </chart:axis>
          <chart:axis chart:dimension="y" chart:name="primary-y" chart:style-name="ch6">
            <chart:title svg:x="0.451cm" svg:y="6.627cm" chart:style-name="ch7">
              <text:p>MB/Sec</text:p>
            </chart:title>
            <chart:grid chart:style-name="ch8" chart:class="major"/>
          </chart:axis>
          <chart:series chart:style-name="ch9" chart:values-cell-range-address="PivotTables.L62:PivotTables.R62" chart:label-cell-address="PivotTables.K62:PivotTables.K62" chart:class="chart:bar">
            <chart:data-point chart:repeated="7"/>
          </chart:series>
          <chart:series chart:style-name="ch10" chart:values-cell-range-address="PivotTables.L63:PivotTables.R63" chart:label-cell-address="PivotTables.K63:PivotTables.K63" chart:class="chart:bar">
            <chart:data-point chart:repeated="7"/>
          </chart:series>
          <chart:series chart:style-name="ch11" chart:values-cell-range-address="PivotTables.L64:PivotTables.R64" chart:label-cell-address="PivotTables.K64:PivotTables.K64" chart:class="chart:bar">
            <chart:data-point chart:repeated="7"/>
          </chart:series>
          <chart:series chart:style-name="ch12" chart:values-cell-range-address="PivotTables.L65:PivotTables.R65" chart:label-cell-address="PivotTables.K65:PivotTables.K6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L61:PivotTables.R6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K62:PivotTables.K62</svg:desc>
                </draw:g>
              </table:table-cell>
              <table:table-cell office:value-type="float" office:value="85.08">
                <text:p>85.08</text:p>
                <draw:g>
                  <svg:desc>PivotTables.L62:PivotTables.R62</svg:desc>
                </draw:g>
              </table:table-cell>
              <table:table-cell office:value-type="float" office:value="109.05">
                <text:p>109.05</text:p>
              </table:table-cell>
              <table:table-cell office:value-type="float" office:value="128.335">
                <text:p>128.335</text:p>
              </table:table-cell>
              <table:table-cell office:value-type="float" office:value="158.62">
                <text:p>158.62</text:p>
              </table:table-cell>
              <table:table-cell office:value-type="float" office:value="173.1">
                <text:p>173.1</text:p>
              </table:table-cell>
              <table:table-cell office:value-type="float" office:value="200.5675">
                <text:p>200.5675</text:p>
              </table:table-cell>
              <table:table-cell office:value-type="float" office:value="217.5525">
                <text:p>217.5525</text:p>
              </table:table-cell>
            </table:table-row>
            <table:table-row>
              <table:table-cell office:value-type="string">
                <text:p/>
                <draw:g>
                  <svg:desc>PivotTables.K63:PivotTables.K63</svg:desc>
                </draw:g>
              </table:table-cell>
              <table:table-cell office:value-type="float" office:value="NaN">
                <text:p>NaN</text:p>
                <draw:g>
                  <svg:desc>PivotTables.L63:PivotTables.R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64:PivotTables.K64</svg:desc>
                </draw:g>
              </table:table-cell>
              <table:table-cell office:value-type="float" office:value="NaN">
                <text:p>NaN</text:p>
                <draw:g>
                  <svg:desc>PivotTables.L64:PivotTables.R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65:PivotTables.K65</svg:desc>
                </draw:g>
              </table:table-cell>
              <table:table-cell office:value-type="float" office:value="NaN">
                <text:p>NaN</text:p>
                <draw:g>
                  <svg:desc>PivotTables.L65:PivotTables.R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104cm" svg:height="13.282cm" xlink:href=".." xlink:type="simple" chart:class="chart:bar" chart:style-name="ch1">
        <chart:legend chart:legend-position="end" svg:x="22.079cm" svg:y="5.595cm" style:legend-expansion="high" chart:style-name="ch2"/>
        <chart:plot-area chart:style-name="ch3" table:cell-range-address="PivotTables.K31:PivotTables.R35" chart:data-source-has-labels="both" svg:x="1.542cm" svg:y="0.265cm" svg:width="20.055cm" svg:height="11.722cm">
          <chartooo:coordinate-region svg:x="2.278cm" svg:y="0.465cm" svg:width="19.319cm" svg:height="11.025cm"/>
          <chart:axis chart:dimension="x" chart:name="primary-x" chart:style-name="ch4" chartooo:axis-type="text">
            <chart:title svg:x="10.142cm" svg:y="12.253cm" chart:style-name="ch5">
              <text:p>Total Thread Count</text:p>
            </chart:title>
            <chart:categories table:cell-range-address="PivotTables.L31:PivotTables.R31"/>
          </chart:axis>
          <chart:axis chart:dimension="y" chart:name="primary-y" chart:style-name="ch6">
            <chart:title svg:x="0.451cm" svg:y="6.733cm" chart:style-name="ch7">
              <text:p>MB/Sec</text:p>
            </chart:title>
            <chart:grid chart:style-name="ch8" chart:class="major"/>
          </chart:axis>
          <chart:series chart:style-name="ch9" chart:values-cell-range-address="PivotTables.L32:PivotTables.R32" chart:label-cell-address="PivotTables.K32:PivotTables.K32" chart:class="chart:bar">
            <chart:data-point chart:repeated="7"/>
          </chart:series>
          <chart:series chart:style-name="ch10" chart:values-cell-range-address="PivotTables.L33:PivotTables.R33" chart:label-cell-address="PivotTables.K33:PivotTables.K33" chart:class="chart:bar">
            <chart:data-point chart:repeated="7"/>
          </chart:series>
          <chart:series chart:style-name="ch11" chart:values-cell-range-address="PivotTables.L34:PivotTables.R34" chart:label-cell-address="PivotTables.K34:PivotTables.K34" chart:class="chart:bar">
            <chart:data-point chart:repeated="7"/>
          </chart:series>
          <chart:series chart:style-name="ch12" chart:values-cell-range-address="PivotTables.L35:PivotTables.R35" chart:label-cell-address="PivotTables.K35:PivotTables.K3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L31:PivotTables.R3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K32:PivotTables.K32</svg:desc>
                </draw:g>
              </table:table-cell>
              <table:table-cell office:value-type="float" office:value="43.975">
                <text:p>43.975</text:p>
                <draw:g>
                  <svg:desc>PivotTables.L32:PivotTables.R32</svg:desc>
                </draw:g>
              </table:table-cell>
              <table:table-cell office:value-type="float" office:value="53.5075">
                <text:p>53.5075</text:p>
              </table:table-cell>
              <table:table-cell office:value-type="float" office:value="62.2025">
                <text:p>62.2025</text:p>
              </table:table-cell>
              <table:table-cell office:value-type="float" office:value="76.9225">
                <text:p>76.9225</text:p>
              </table:table-cell>
              <table:table-cell office:value-type="float" office:value="84.4375">
                <text:p>84.4375</text:p>
              </table:table-cell>
              <table:table-cell office:value-type="float" office:value="97.5975">
                <text:p>97.5975</text:p>
              </table:table-cell>
              <table:table-cell office:value-type="float" office:value="109.5775">
                <text:p>109.5775</text:p>
              </table:table-cell>
            </table:table-row>
            <table:table-row>
              <table:table-cell office:value-type="string">
                <text:p/>
                <draw:g>
                  <svg:desc>PivotTables.K33:PivotTables.K33</svg:desc>
                </draw:g>
              </table:table-cell>
              <table:table-cell office:value-type="float" office:value="NaN">
                <text:p>NaN</text:p>
                <draw:g>
                  <svg:desc>PivotTables.L33:PivotTables.R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34:PivotTables.K34</svg:desc>
                </draw:g>
              </table:table-cell>
              <table:table-cell office:value-type="float" office:value="NaN">
                <text:p>NaN</text:p>
                <draw:g>
                  <svg:desc>PivotTables.L34:PivotTables.R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35:PivotTables.K35</svg:desc>
                </draw:g>
              </table:table-cell>
              <table:table-cell office:value-type="float" office:value="NaN">
                <text:p>NaN</text:p>
                <draw:g>
                  <svg:desc>PivotTables.L35:PivotTables.R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104cm" svg:height="12.832cm" xlink:href=".." xlink:type="simple" chart:class="chart:bar" chart:style-name="ch1">
        <chart:legend chart:legend-position="end" svg:x="20.73cm" svg:y="5.37cm" style:legend-expansion="high" chart:style-name="ch2"/>
        <chart:plot-area chart:style-name="ch3" table:cell-range-address="PivotTables.K2:PivotTables.R6" chart:data-source-has-labels="both" svg:x="1.542cm" svg:y="0.256cm" svg:width="18.706cm" svg:height="11.29cm">
          <chartooo:coordinate-region svg:x="2.278cm" svg:y="0.455cm" svg:width="17.97cm" svg:height="10.892cm"/>
          <chart:axis chart:dimension="x" chart:name="primary-x" chart:style-name="ch4" chartooo:axis-type="text">
            <chart:title svg:x="9.468cm" svg:y="11.803cm" chart:style-name="ch5">
              <text:p>Total Thread Count</text:p>
            </chart:title>
            <chart:categories table:cell-range-address="PivotTables.L2:PivotTables.R2"/>
          </chart:axis>
          <chart:axis chart:dimension="y" chart:name="primary-y" chart:style-name="ch6">
            <chart:title svg:x="0.451cm" svg:y="6.508cm" chart:style-name="ch7">
              <text:p>MB/Sec</text:p>
            </chart:title>
            <chart:grid chart:style-name="ch8" chart:class="major"/>
          </chart:axis>
          <chart:series chart:style-name="ch9" chart:values-cell-range-address="PivotTables.L3:PivotTables.R3" chart:label-cell-address="PivotTables.K3:PivotTables.K3" chart:class="chart:bar">
            <chart:data-point chart:repeated="7"/>
          </chart:series>
          <chart:series chart:style-name="ch10" chart:values-cell-range-address="PivotTables.L4:PivotTables.R4" chart:label-cell-address="PivotTables.K4:PivotTables.K4" chart:class="chart:bar">
            <chart:data-point chart:repeated="7"/>
          </chart:series>
          <chart:series chart:style-name="ch11" chart:values-cell-range-address="PivotTables.L5:PivotTables.R5" chart:label-cell-address="PivotTables.K5:PivotTables.K5" chart:class="chart:bar">
            <chart:data-point chart:repeated="7"/>
          </chart:series>
          <chart:series chart:style-name="ch12" chart:values-cell-range-address="PivotTables.L6:PivotTables.R6" chart:label-cell-address="PivotTables.K6:PivotTables.K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.L2:PivotTables.R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.K3:PivotTables.K3</svg:desc>
                </draw:g>
              </table:table-cell>
              <table:table-cell office:value-type="float" office:value="NaN">
                <text:p>NaN</text:p>
                <draw:g>
                  <svg:desc>PivotTables.L3:PivotTables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hedulerTest</text:p>
                <draw:g>
                  <svg:desc>PivotTables.K4:PivotTables.K4</svg:desc>
                </draw:g>
              </table:table-cell>
              <table:table-cell office:value-type="float" office:value="32">
                <text:p>32</text:p>
                <draw:g>
                  <svg:desc>PivotTables.L4:PivotTables.R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#NAME?</text:p>
                <draw:g>
                  <svg:desc>PivotTables.K5:PivotTables.K5</svg:desc>
                </draw:g>
              </table:table-cell>
              <table:table-cell office:value-type="float" office:value="13.495">
                <text:p>13.495</text:p>
                <draw:g>
                  <svg:desc>PivotTables.L5:PivotTables.R5</svg:desc>
                </draw:g>
              </table:table-cell>
              <table:table-cell office:value-type="float" office:value="18.2075">
                <text:p>18.2075</text:p>
              </table:table-cell>
              <table:table-cell office:value-type="float" office:value="21.2075">
                <text:p>21.2075</text:p>
              </table:table-cell>
              <table:table-cell office:value-type="float" office:value="25.0325">
                <text:p>25.0325</text:p>
              </table:table-cell>
              <table:table-cell office:value-type="float" office:value="26.6225">
                <text:p>26.6225</text:p>
              </table:table-cell>
              <table:table-cell office:value-type="float" office:value="29.38">
                <text:p>29.38</text:p>
              </table:table-cell>
              <table:table-cell office:value-type="float" office:value="29.9725">
                <text:p>29.9725</text:p>
              </table:table-cell>
            </table:table-row>
            <table:table-row>
              <table:table-cell office:value-type="string">
                <text:p/>
                <draw:g>
                  <svg:desc>PivotTables.K6:PivotTables.K6</svg:desc>
                </draw:g>
              </table:table-cell>
              <table:table-cell office:value-type="float" office:value="NaN">
                <text:p>NaN</text:p>
                <draw:g>
                  <svg:desc>PivotTables.L6:PivotTable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3.971cm" svg:height="13.07cm" xlink:href=".." xlink:type="simple" chart:class="chart:bar" chart:style-name="ch1">
        <chart:legend chart:legend-position="end" svg:x="21.946cm" svg:y="5.489cm" style:legend-expansion="high" chart:style-name="ch2"/>
        <chart:plot-area chart:style-name="ch3" table:cell-range-address="PivotTables.K91:PivotTables.R95" chart:data-source-has-labels="both" svg:x="1.539cm" svg:y="0.261cm" svg:width="19.928cm" svg:height="11.518cm">
          <chartooo:coordinate-region svg:x="2.275cm" svg:y="0.46cm" svg:width="19.192cm" svg:height="10.822cm"/>
          <chart:axis chart:dimension="x" chart:name="primary-x" chart:style-name="ch4" chartooo:axis-type="text">
            <chart:title svg:x="10.076cm" svg:y="12.041cm" chart:style-name="ch5">
              <text:p>Total Thread Count</text:p>
            </chart:title>
            <chart:categories table:cell-range-address="PivotTables.L91:PivotTables.R91"/>
          </chart:axis>
          <chart:axis chart:dimension="y" chart:name="primary-y" chart:style-name="ch6">
            <chart:title svg:x="0.451cm" svg:y="6.574cm" chart:style-name="ch7">
              <text:p>MBSec</text:p>
            </chart:title>
            <chart:grid chart:style-name="ch8" chart:class="major"/>
          </chart:axis>
          <chart:series chart:style-name="ch9" chart:values-cell-range-address="PivotTables.L92:PivotTables.R92" chart:label-cell-address="PivotTables.K92:PivotTables.K92" chart:class="chart:bar">
            <chart:data-point chart:repeated="7"/>
          </chart:series>
          <chart:series chart:style-name="ch10" chart:values-cell-range-address="PivotTables.L93:PivotTables.R93" chart:label-cell-address="PivotTables.K93:PivotTables.K93" chart:class="chart:bar">
            <chart:data-point chart:repeated="7"/>
          </chart:series>
          <chart:series chart:style-name="ch11" chart:values-cell-range-address="PivotTables.L94:PivotTables.R94" chart:label-cell-address="PivotTables.K94:PivotTables.K94" chart:class="chart:bar">
            <chart:data-point chart:repeated="7"/>
          </chart:series>
          <chart:series chart:style-name="ch12" chart:values-cell-range-address="PivotTables.L95:PivotTables.R95" chart:label-cell-address="PivotTables.K95:PivotTables.K9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L91:PivotTables.R9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K92:PivotTables.K92</svg:desc>
                </draw:g>
              </table:table-cell>
              <table:table-cell office:value-type="float" office:value="292.1025">
                <text:p>292.1025</text:p>
                <draw:g>
                  <svg:desc>PivotTables.L92:PivotTables.R92</svg:desc>
                </draw:g>
              </table:table-cell>
              <table:table-cell office:value-type="float" office:value="483.565">
                <text:p>483.565</text:p>
              </table:table-cell>
              <table:table-cell office:value-type="float" office:value="562.4025">
                <text:p>562.4025</text:p>
              </table:table-cell>
              <table:table-cell office:value-type="float" office:value="690.1425">
                <text:p>690.1425</text:p>
              </table:table-cell>
              <table:table-cell office:value-type="float" office:value="720.8475">
                <text:p>720.8475</text:p>
              </table:table-cell>
              <table:table-cell office:value-type="float" office:value="830.1925">
                <text:p>830.1925</text:p>
              </table:table-cell>
              <table:table-cell office:value-type="float" office:value="892.7175">
                <text:p>892.7175</text:p>
              </table:table-cell>
            </table:table-row>
            <table:table-row>
              <table:table-cell office:value-type="string">
                <text:p/>
                <draw:g>
                  <svg:desc>PivotTables.K93:PivotTables.K93</svg:desc>
                </draw:g>
              </table:table-cell>
              <table:table-cell office:value-type="float" office:value="NaN">
                <text:p>NaN</text:p>
                <draw:g>
                  <svg:desc>PivotTables.L93:PivotTables.R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94:PivotTables.K94</svg:desc>
                </draw:g>
              </table:table-cell>
              <table:table-cell office:value-type="float" office:value="NaN">
                <text:p>NaN</text:p>
                <draw:g>
                  <svg:desc>PivotTables.L94:PivotTables.R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95:PivotTables.K95</svg:desc>
                </draw:g>
              </table:table-cell>
              <table:table-cell office:value-type="float" office:value="NaN">
                <text:p>NaN</text:p>
                <draw:g>
                  <svg:desc>PivotTables.L95:PivotTables.R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5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209cm" svg:height="13.07cm" xlink:href=".." xlink:type="simple" chart:class="chart:bar" chart:style-name="ch1">
        <chart:legend chart:legend-position="end" svg:x="22.184cm" svg:y="5.489cm" style:legend-expansion="high" chart:style-name="ch2"/>
        <chart:plot-area chart:style-name="ch3" table:cell-range-address="PivotTables.A91:PivotTables.H95" chart:data-source-has-labels="both" svg:x="1.544cm" svg:y="0.261cm" svg:width="20.156cm" svg:height="11.518cm">
          <chartooo:coordinate-region svg:x="2.492cm" svg:y="0.403cm" svg:width="19.208cm" svg:height="11.119cm"/>
          <chart:axis chart:dimension="x" chart:name="primary-x" chart:style-name="ch4" chartooo:axis-type="text">
            <chart:title svg:x="10.142cm" svg:y="12.041cm" chart:style-name="ch5">
              <text:p>Total Client Threads</text:p>
            </chart:title>
            <chart:categories table:cell-range-address="PivotTables.B91:PivotTables.H91"/>
          </chart:axis>
          <chart:axis chart:dimension="y" chart:name="primary-y" chart:style-name="ch6">
            <chart:title svg:x="0.451cm" svg:y="6.627cm" chart:style-name="ch7">
              <text:p>MB/Sec</text:p>
            </chart:title>
            <chart:grid chart:style-name="ch8" chart:class="major"/>
          </chart:axis>
          <chart:series chart:style-name="ch9" chart:values-cell-range-address="PivotTables.B92:PivotTables.H92" chart:label-cell-address="PivotTables.A92:PivotTables.A92" chart:class="chart:bar">
            <chart:data-point chart:repeated="7"/>
          </chart:series>
          <chart:series chart:style-name="ch10" chart:values-cell-range-address="PivotTables.B93:PivotTables.H93" chart:label-cell-address="PivotTables.A93:PivotTables.A93" chart:class="chart:bar">
            <chart:data-point chart:repeated="7"/>
          </chart:series>
          <chart:series chart:style-name="ch11" chart:values-cell-range-address="PivotTables.B94:PivotTables.H94" chart:label-cell-address="PivotTables.A94:PivotTables.A94" chart:class="chart:bar">
            <chart:data-point chart:repeated="7"/>
          </chart:series>
          <chart:series chart:style-name="ch12" chart:values-cell-range-address="PivotTables.B95:PivotTables.H95" chart:label-cell-address="PivotTables.A95:PivotTables.A9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91:PivotTables.H9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A92:PivotTables.A92</svg:desc>
                </draw:g>
              </table:table-cell>
              <table:table-cell office:value-type="float" office:value="6950.5225">
                <text:p>6950.5225</text:p>
                <draw:g>
                  <svg:desc>PivotTables.B92:PivotTables.H92</svg:desc>
                </draw:g>
              </table:table-cell>
              <table:table-cell office:value-type="float" office:value="10948.5175">
                <text:p>10948.5175</text:p>
              </table:table-cell>
              <table:table-cell office:value-type="float" office:value="11843.6775">
                <text:p>11843.6775</text:p>
              </table:table-cell>
              <table:table-cell office:value-type="float" office:value="12775.9575">
                <text:p>12775.9575</text:p>
              </table:table-cell>
              <table:table-cell office:value-type="float" office:value="12907.1375">
                <text:p>12907.1375</text:p>
              </table:table-cell>
              <table:table-cell office:value-type="float" office:value="13111.1725">
                <text:p>13111.1725</text:p>
              </table:table-cell>
              <table:table-cell office:value-type="float" office:value="13361.785">
                <text:p>13361.785</text:p>
              </table:table-cell>
            </table:table-row>
            <table:table-row>
              <table:table-cell office:value-type="string">
                <text:p/>
                <draw:g>
                  <svg:desc>PivotTables.A93:PivotTables.A93</svg:desc>
                </draw:g>
              </table:table-cell>
              <table:table-cell office:value-type="float" office:value="NaN">
                <text:p>NaN</text:p>
                <draw:g>
                  <svg:desc>PivotTables.B93:PivotTables.H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94:PivotTables.A94</svg:desc>
                </draw:g>
              </table:table-cell>
              <table:table-cell office:value-type="float" office:value="NaN">
                <text:p>NaN</text:p>
                <draw:g>
                  <svg:desc>PivotTables.B94:PivotTables.H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95:PivotTables.A95</svg:desc>
                </draw:g>
              </table:table-cell>
              <table:table-cell office:value-type="float" office:value="NaN">
                <text:p>NaN</text:p>
                <draw:g>
                  <svg:desc>PivotTables.B95:PivotTables.H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251cm" svg:height="13.282cm" xlink:href=".." xlink:type="simple" chart:class="chart:bar" chart:style-name="ch1">
        <chart:legend chart:legend-position="end" svg:x="20.226cm" svg:y="5.595cm" style:legend-expansion="high" chart:style-name="ch2"/>
        <chart:plot-area chart:style-name="ch3" table:cell-range-address="PivotTables.A31:PivotTables.H35" chart:data-source-has-labels="both" svg:x="1.505cm" svg:y="0.265cm" svg:width="18.276cm" svg:height="11.722cm">
          <chartooo:coordinate-region svg:x="2.453cm" svg:y="0.464cm" svg:width="17.328cm" svg:height="11.026cm"/>
          <chart:axis chart:dimension="x" chart:name="primary-x" chart:style-name="ch4" chartooo:axis-type="text">
            <chart:title svg:x="9.216cm" svg:y="12.253cm" chart:style-name="ch5">
              <text:p>Total Thread Count</text:p>
            </chart:title>
            <chart:categories table:cell-range-address="PivotTables.B31:PivotTables.H31"/>
          </chart:axis>
          <chart:axis chart:dimension="y" chart:name="primary-y" chart:style-name="ch6">
            <chart:title svg:x="0.451cm" svg:y="6.733cm" chart:style-name="ch7">
              <text:p>MB/Sec</text:p>
            </chart:title>
            <chart:grid chart:style-name="ch8" chart:class="major"/>
          </chart:axis>
          <chart:series chart:style-name="ch9" chart:values-cell-range-address="PivotTables.B32:PivotTables.H32" chart:label-cell-address="PivotTables.A32:PivotTables.A32" chart:class="chart:bar">
            <chart:data-point chart:repeated="7"/>
          </chart:series>
          <chart:series chart:style-name="ch10" chart:values-cell-range-address="PivotTables.B33:PivotTables.H33" chart:label-cell-address="PivotTables.A33:PivotTables.A33" chart:class="chart:bar">
            <chart:data-point chart:repeated="7"/>
          </chart:series>
          <chart:series chart:style-name="ch11" chart:values-cell-range-address="PivotTables.B34:PivotTables.H34" chart:label-cell-address="PivotTables.A34:PivotTables.A34" chart:class="chart:bar">
            <chart:data-point chart:repeated="7"/>
          </chart:series>
          <chart:series chart:style-name="ch12" chart:values-cell-range-address="PivotTables.B35:PivotTables.H35" chart:label-cell-address="PivotTables.A35:PivotTables.A3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31:PivotTables.H3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A32:PivotTables.A32</svg:desc>
                </draw:g>
              </table:table-cell>
              <table:table-cell office:value-type="float" office:value="1380.7975">
                <text:p>1380.7975</text:p>
                <draw:g>
                  <svg:desc>PivotTables.B32:PivotTables.H32</svg:desc>
                </draw:g>
              </table:table-cell>
              <table:table-cell office:value-type="float" office:value="1800.6675">
                <text:p>1800.6675</text:p>
              </table:table-cell>
              <table:table-cell office:value-type="float" office:value="1883.5625">
                <text:p>1883.5625</text:p>
              </table:table-cell>
              <table:table-cell office:value-type="float" office:value="1924.93">
                <text:p>1924.93</text:p>
              </table:table-cell>
              <table:table-cell office:value-type="float" office:value="1918.805">
                <text:p>1918.805</text:p>
              </table:table-cell>
              <table:table-cell office:value-type="float" office:value="1931.0125">
                <text:p>1931.0125</text:p>
              </table:table-cell>
              <table:table-cell office:value-type="float" office:value="1928.98">
                <text:p>1928.98</text:p>
              </table:table-cell>
            </table:table-row>
            <table:table-row>
              <table:table-cell office:value-type="string">
                <text:p/>
                <draw:g>
                  <svg:desc>PivotTables.A33:PivotTables.A33</svg:desc>
                </draw:g>
              </table:table-cell>
              <table:table-cell office:value-type="float" office:value="NaN">
                <text:p>NaN</text:p>
                <draw:g>
                  <svg:desc>PivotTables.B33:PivotTables.H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34:PivotTables.A34</svg:desc>
                </draw:g>
              </table:table-cell>
              <table:table-cell office:value-type="float" office:value="NaN">
                <text:p>NaN</text:p>
                <draw:g>
                  <svg:desc>PivotTables.B34:PivotTables.H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35:PivotTables.A35</svg:desc>
                </draw:g>
              </table:table-cell>
              <table:table-cell office:value-type="float" office:value="NaN">
                <text:p>NaN</text:p>
                <draw:g>
                  <svg:desc>PivotTables.B35:PivotTables.H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251cm" svg:height="13.282cm" xlink:href=".." xlink:type="simple" chart:class="chart:bar" chart:style-name="ch1">
        <chart:legend chart:legend-position="end" svg:x="20.226cm" svg:y="5.595cm" style:legend-expansion="high" chart:style-name="ch2"/>
        <chart:plot-area chart:style-name="ch3" table:cell-range-address="PivotTables.K31:PivotTables.R35" chart:data-source-has-labels="both" svg:x="1.505cm" svg:y="0.265cm" svg:width="18.276cm" svg:height="11.722cm">
          <chartooo:coordinate-region svg:x="2.241cm" svg:y="0.465cm" svg:width="17.54cm" svg:height="11.025cm"/>
          <chart:axis chart:dimension="x" chart:name="primary-x" chart:style-name="ch4" chartooo:axis-type="text">
            <chart:title svg:x="9.216cm" svg:y="12.253cm" chart:style-name="ch5">
              <text:p>Total Thread Count</text:p>
            </chart:title>
            <chart:categories table:cell-range-address="PivotTables.L31:PivotTables.R31"/>
          </chart:axis>
          <chart:axis chart:dimension="y" chart:name="primary-y" chart:style-name="ch6">
            <chart:title svg:x="0.451cm" svg:y="6.733cm" chart:style-name="ch7">
              <text:p>MB/Sec</text:p>
            </chart:title>
            <chart:grid chart:style-name="ch8" chart:class="major"/>
          </chart:axis>
          <chart:series chart:style-name="ch9" chart:values-cell-range-address="PivotTables.L32:PivotTables.R32" chart:label-cell-address="PivotTables.K32:PivotTables.K32" chart:class="chart:bar">
            <chart:data-point chart:repeated="7"/>
          </chart:series>
          <chart:series chart:style-name="ch10" chart:values-cell-range-address="PivotTables.L33:PivotTables.R33" chart:label-cell-address="PivotTables.K33:PivotTables.K33" chart:class="chart:bar">
            <chart:data-point chart:repeated="7"/>
          </chart:series>
          <chart:series chart:style-name="ch11" chart:values-cell-range-address="PivotTables.L34:PivotTables.R34" chart:label-cell-address="PivotTables.K34:PivotTables.K34" chart:class="chart:bar">
            <chart:data-point chart:repeated="7"/>
          </chart:series>
          <chart:series chart:style-name="ch12" chart:values-cell-range-address="PivotTables.L35:PivotTables.R35" chart:label-cell-address="PivotTables.K35:PivotTables.K3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L31:PivotTables.R3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K32:PivotTables.K32</svg:desc>
                </draw:g>
              </table:table-cell>
              <table:table-cell office:value-type="float" office:value="43.975">
                <text:p>43.975</text:p>
                <draw:g>
                  <svg:desc>PivotTables.L32:PivotTables.R32</svg:desc>
                </draw:g>
              </table:table-cell>
              <table:table-cell office:value-type="float" office:value="53.5075">
                <text:p>53.5075</text:p>
              </table:table-cell>
              <table:table-cell office:value-type="float" office:value="62.2025">
                <text:p>62.2025</text:p>
              </table:table-cell>
              <table:table-cell office:value-type="float" office:value="76.9225">
                <text:p>76.9225</text:p>
              </table:table-cell>
              <table:table-cell office:value-type="float" office:value="84.4375">
                <text:p>84.4375</text:p>
              </table:table-cell>
              <table:table-cell office:value-type="float" office:value="97.5975">
                <text:p>97.5975</text:p>
              </table:table-cell>
              <table:table-cell office:value-type="float" office:value="109.5775">
                <text:p>109.5775</text:p>
              </table:table-cell>
            </table:table-row>
            <table:table-row>
              <table:table-cell office:value-type="string">
                <text:p/>
                <draw:g>
                  <svg:desc>PivotTables.K33:PivotTables.K33</svg:desc>
                </draw:g>
              </table:table-cell>
              <table:table-cell office:value-type="float" office:value="NaN">
                <text:p>NaN</text:p>
                <draw:g>
                  <svg:desc>PivotTables.L33:PivotTables.R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34:PivotTables.K34</svg:desc>
                </draw:g>
              </table:table-cell>
              <table:table-cell office:value-type="float" office:value="NaN">
                <text:p>NaN</text:p>
                <draw:g>
                  <svg:desc>PivotTables.L34:PivotTables.R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35:PivotTables.K35</svg:desc>
                </draw:g>
              </table:table-cell>
              <table:table-cell office:value-type="float" office:value="NaN">
                <text:p>NaN</text:p>
                <draw:g>
                  <svg:desc>PivotTables.L35:PivotTables.R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251cm" svg:height="13.282cm" xlink:href=".." xlink:type="simple" chart:class="chart:bar" chart:style-name="ch1">
        <chart:legend chart:legend-position="end" svg:x="20.226cm" svg:y="5.595cm" style:legend-expansion="high" chart:style-name="ch2"/>
        <chart:plot-area chart:style-name="ch3" table:cell-range-address="PivotTables.A61:PivotTables.H65" chart:data-source-has-labels="both" svg:x="1.505cm" svg:y="0.265cm" svg:width="18.276cm" svg:height="11.722cm">
          <chartooo:coordinate-region svg:x="2.453cm" svg:y="0.464cm" svg:width="17.328cm" svg:height="11.026cm"/>
          <chart:axis chart:dimension="x" chart:name="primary-x" chart:style-name="ch4" chartooo:axis-type="text">
            <chart:title svg:x="9.216cm" svg:y="12.253cm" chart:style-name="ch5">
              <text:p>Total Thread Count</text:p>
            </chart:title>
            <chart:categories table:cell-range-address="PivotTables.B61:PivotTables.H61"/>
          </chart:axis>
          <chart:axis chart:dimension="y" chart:name="primary-y" chart:style-name="ch6">
            <chart:title svg:x="0.451cm" svg:y="6.733cm" chart:style-name="ch7">
              <text:p>MB/Sec</text:p>
            </chart:title>
            <chart:grid chart:style-name="ch8" chart:class="major"/>
          </chart:axis>
          <chart:series chart:style-name="ch9" chart:values-cell-range-address="PivotTables.B62:PivotTables.H62" chart:label-cell-address="PivotTables.A62:PivotTables.A62" chart:class="chart:bar">
            <chart:data-point chart:repeated="7"/>
          </chart:series>
          <chart:series chart:style-name="ch10" chart:values-cell-range-address="PivotTables.B63:PivotTables.H63" chart:label-cell-address="PivotTables.A63:PivotTables.A63" chart:class="chart:bar">
            <chart:data-point chart:repeated="7"/>
          </chart:series>
          <chart:series chart:style-name="ch11" chart:values-cell-range-address="PivotTables.B64:PivotTables.H64" chart:label-cell-address="PivotTables.A64:PivotTables.A64" chart:class="chart:bar">
            <chart:data-point chart:repeated="7"/>
          </chart:series>
          <chart:series chart:style-name="ch12" chart:values-cell-range-address="PivotTables.B65:PivotTables.H65" chart:label-cell-address="PivotTables.A65:PivotTables.A6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61:PivotTables.H6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A62:PivotTables.A62</svg:desc>
                </draw:g>
              </table:table-cell>
              <table:table-cell office:value-type="float" office:value="2540.59">
                <text:p>2540.59</text:p>
                <draw:g>
                  <svg:desc>PivotTables.B62:PivotTables.H62</svg:desc>
                </draw:g>
              </table:table-cell>
              <table:table-cell office:value-type="float" office:value="3431.0475">
                <text:p>3431.0475</text:p>
              </table:table-cell>
              <table:table-cell office:value-type="float" office:value="3598.74">
                <text:p>3598.74</text:p>
              </table:table-cell>
              <table:table-cell office:value-type="float" office:value="3683.6125">
                <text:p>3683.6125</text:p>
              </table:table-cell>
              <table:table-cell office:value-type="float" office:value="3701.59">
                <text:p>3701.59</text:p>
              </table:table-cell>
              <table:table-cell office:value-type="float" office:value="3719.7375">
                <text:p>3719.7375</text:p>
              </table:table-cell>
              <table:table-cell office:value-type="float" office:value="3681.035">
                <text:p>3681.035</text:p>
              </table:table-cell>
            </table:table-row>
            <table:table-row>
              <table:table-cell office:value-type="string">
                <text:p/>
                <draw:g>
                  <svg:desc>PivotTables.A63:PivotTables.A63</svg:desc>
                </draw:g>
              </table:table-cell>
              <table:table-cell office:value-type="float" office:value="NaN">
                <text:p>NaN</text:p>
                <draw:g>
                  <svg:desc>PivotTables.B63:PivotTables.H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64:PivotTables.A64</svg:desc>
                </draw:g>
              </table:table-cell>
              <table:table-cell office:value-type="float" office:value="NaN">
                <text:p>NaN</text:p>
                <draw:g>
                  <svg:desc>PivotTables.B64:PivotTables.H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65:PivotTables.A65</svg:desc>
                </draw:g>
              </table:table-cell>
              <table:table-cell office:value-type="float" office:value="NaN">
                <text:p>NaN</text:p>
                <draw:g>
                  <svg:desc>PivotTables.B65:PivotTables.H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251cm" svg:height="13.282cm" xlink:href=".." xlink:type="simple" chart:class="chart:bar" chart:style-name="ch1">
        <chart:legend chart:legend-position="end" svg:x="20.226cm" svg:y="5.595cm" style:legend-expansion="high" chart:style-name="ch2"/>
        <chart:plot-area chart:style-name="ch3" table:cell-range-address="PivotTables.K61:PivotTables.R65" chart:data-source-has-labels="both" svg:x="1.505cm" svg:y="0.265cm" svg:width="18.276cm" svg:height="11.722cm">
          <chartooo:coordinate-region svg:x="2.241cm" svg:y="0.465cm" svg:width="17.54cm" svg:height="11.025cm"/>
          <chart:axis chart:dimension="x" chart:name="primary-x" chart:style-name="ch4" chartooo:axis-type="text">
            <chart:title svg:x="9.216cm" svg:y="12.253cm" chart:style-name="ch5">
              <text:p>Total Thread Count</text:p>
            </chart:title>
            <chart:categories table:cell-range-address="PivotTables.L61:PivotTables.R61"/>
          </chart:axis>
          <chart:axis chart:dimension="y" chart:name="primary-y" chart:style-name="ch6">
            <chart:title svg:x="0.451cm" svg:y="6.733cm" chart:style-name="ch7">
              <text:p>MB/Sec</text:p>
            </chart:title>
            <chart:grid chart:style-name="ch8" chart:class="major"/>
          </chart:axis>
          <chart:series chart:style-name="ch9" chart:values-cell-range-address="PivotTables.L62:PivotTables.R62" chart:label-cell-address="PivotTables.K62:PivotTables.K62" chart:class="chart:bar">
            <chart:data-point chart:repeated="7"/>
          </chart:series>
          <chart:series chart:style-name="ch10" chart:values-cell-range-address="PivotTables.L63:PivotTables.R63" chart:label-cell-address="PivotTables.K63:PivotTables.K63" chart:class="chart:bar">
            <chart:data-point chart:repeated="7"/>
          </chart:series>
          <chart:series chart:style-name="ch11" chart:values-cell-range-address="PivotTables.L64:PivotTables.R64" chart:label-cell-address="PivotTables.K64:PivotTables.K64" chart:class="chart:bar">
            <chart:data-point chart:repeated="7"/>
          </chart:series>
          <chart:series chart:style-name="ch12" chart:values-cell-range-address="PivotTables.L65:PivotTables.R65" chart:label-cell-address="PivotTables.K65:PivotTables.K6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L61:PivotTables.R6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K62:PivotTables.K62</svg:desc>
                </draw:g>
              </table:table-cell>
              <table:table-cell office:value-type="float" office:value="85.08">
                <text:p>85.08</text:p>
                <draw:g>
                  <svg:desc>PivotTables.L62:PivotTables.R62</svg:desc>
                </draw:g>
              </table:table-cell>
              <table:table-cell office:value-type="float" office:value="109.05">
                <text:p>109.05</text:p>
              </table:table-cell>
              <table:table-cell office:value-type="float" office:value="128.335">
                <text:p>128.335</text:p>
              </table:table-cell>
              <table:table-cell office:value-type="float" office:value="158.62">
                <text:p>158.62</text:p>
              </table:table-cell>
              <table:table-cell office:value-type="float" office:value="173.1">
                <text:p>173.1</text:p>
              </table:table-cell>
              <table:table-cell office:value-type="float" office:value="200.5675">
                <text:p>200.5675</text:p>
              </table:table-cell>
              <table:table-cell office:value-type="float" office:value="217.5525">
                <text:p>217.5525</text:p>
              </table:table-cell>
            </table:table-row>
            <table:table-row>
              <table:table-cell office:value-type="string">
                <text:p/>
                <draw:g>
                  <svg:desc>PivotTables.K63:PivotTables.K63</svg:desc>
                </draw:g>
              </table:table-cell>
              <table:table-cell office:value-type="float" office:value="NaN">
                <text:p>NaN</text:p>
                <draw:g>
                  <svg:desc>PivotTables.L63:PivotTables.R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64:PivotTables.K64</svg:desc>
                </draw:g>
              </table:table-cell>
              <table:table-cell office:value-type="float" office:value="NaN">
                <text:p>NaN</text:p>
                <draw:g>
                  <svg:desc>PivotTables.L64:PivotTables.R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65:PivotTables.K65</svg:desc>
                </draw:g>
              </table:table-cell>
              <table:table-cell office:value-type="float" office:value="NaN">
                <text:p>NaN</text:p>
                <draw:g>
                  <svg:desc>PivotTables.L65:PivotTables.R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5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199cm" svg:height="13.07cm" xlink:href=".." xlink:type="simple" chart:class="chart:bar" chart:style-name="ch1">
        <chart:legend chart:legend-position="end" svg:x="20.174cm" svg:y="5.489cm" style:legend-expansion="high" chart:style-name="ch2"/>
        <chart:plot-area chart:style-name="ch3" table:cell-range-address="PivotTables.A91:PivotTables.H95" chart:data-source-has-labels="both" svg:x="1.503cm" svg:y="0.261cm" svg:width="18.228cm" svg:height="11.518cm">
          <chartooo:coordinate-region svg:x="2.451cm" svg:y="0.403cm" svg:width="17.28cm" svg:height="11.119cm"/>
          <chart:axis chart:dimension="x" chart:name="primary-x" chart:style-name="ch4" chartooo:axis-type="text">
            <chart:title svg:x="9.137cm" svg:y="12.041cm" chart:style-name="ch5">
              <text:p>Total Client Threads</text:p>
            </chart:title>
            <chart:categories table:cell-range-address="PivotTables.B91:PivotTables.H91"/>
          </chart:axis>
          <chart:axis chart:dimension="y" chart:name="primary-y" chart:style-name="ch6">
            <chart:title svg:x="0.451cm" svg:y="6.627cm" chart:style-name="ch7">
              <text:p>MB/Sec</text:p>
            </chart:title>
            <chart:grid chart:style-name="ch8" chart:class="major"/>
          </chart:axis>
          <chart:series chart:style-name="ch9" chart:values-cell-range-address="PivotTables.B92:PivotTables.H92" chart:label-cell-address="PivotTables.A92:PivotTables.A92" chart:class="chart:bar">
            <chart:data-point chart:repeated="7"/>
          </chart:series>
          <chart:series chart:style-name="ch10" chart:values-cell-range-address="PivotTables.B93:PivotTables.H93" chart:label-cell-address="PivotTables.A93:PivotTables.A93" chart:class="chart:bar">
            <chart:data-point chart:repeated="7"/>
          </chart:series>
          <chart:series chart:style-name="ch11" chart:values-cell-range-address="PivotTables.B94:PivotTables.H94" chart:label-cell-address="PivotTables.A94:PivotTables.A94" chart:class="chart:bar">
            <chart:data-point chart:repeated="7"/>
          </chart:series>
          <chart:series chart:style-name="ch12" chart:values-cell-range-address="PivotTables.B95:PivotTables.H95" chart:label-cell-address="PivotTables.A95:PivotTables.A9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91:PivotTables.H9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A92:PivotTables.A92</svg:desc>
                </draw:g>
              </table:table-cell>
              <table:table-cell office:value-type="float" office:value="6950.5225">
                <text:p>6950.5225</text:p>
                <draw:g>
                  <svg:desc>PivotTables.B92:PivotTables.H92</svg:desc>
                </draw:g>
              </table:table-cell>
              <table:table-cell office:value-type="float" office:value="10948.5175">
                <text:p>10948.5175</text:p>
              </table:table-cell>
              <table:table-cell office:value-type="float" office:value="11843.6775">
                <text:p>11843.6775</text:p>
              </table:table-cell>
              <table:table-cell office:value-type="float" office:value="12775.9575">
                <text:p>12775.9575</text:p>
              </table:table-cell>
              <table:table-cell office:value-type="float" office:value="12907.1375">
                <text:p>12907.1375</text:p>
              </table:table-cell>
              <table:table-cell office:value-type="float" office:value="13111.1725">
                <text:p>13111.1725</text:p>
              </table:table-cell>
              <table:table-cell office:value-type="float" office:value="13361.785">
                <text:p>13361.785</text:p>
              </table:table-cell>
            </table:table-row>
            <table:table-row>
              <table:table-cell office:value-type="string">
                <text:p/>
                <draw:g>
                  <svg:desc>PivotTables.A93:PivotTables.A93</svg:desc>
                </draw:g>
              </table:table-cell>
              <table:table-cell office:value-type="float" office:value="NaN">
                <text:p>NaN</text:p>
                <draw:g>
                  <svg:desc>PivotTables.B93:PivotTables.H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94:PivotTables.A94</svg:desc>
                </draw:g>
              </table:table-cell>
              <table:table-cell office:value-type="float" office:value="NaN">
                <text:p>NaN</text:p>
                <draw:g>
                  <svg:desc>PivotTables.B94:PivotTables.H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95:PivotTables.A95</svg:desc>
                </draw:g>
              </table:table-cell>
              <table:table-cell office:value-type="float" office:value="NaN">
                <text:p>NaN</text:p>
                <draw:g>
                  <svg:desc>PivotTables.B95:PivotTables.H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199cm" svg:height="13.07cm" xlink:href=".." xlink:type="simple" chart:class="chart:bar" chart:style-name="ch1">
        <chart:legend chart:legend-position="end" svg:x="20.174cm" svg:y="5.489cm" style:legend-expansion="high" chart:style-name="ch2"/>
        <chart:plot-area chart:style-name="ch3" table:cell-range-address="PivotTables.K91:PivotTables.R95" chart:data-source-has-labels="both" svg:x="1.503cm" svg:y="0.261cm" svg:width="18.228cm" svg:height="11.518cm">
          <chartooo:coordinate-region svg:x="2.239cm" svg:y="0.46cm" svg:width="17.492cm" svg:height="10.822cm"/>
          <chart:axis chart:dimension="x" chart:name="primary-x" chart:style-name="ch4" chartooo:axis-type="text">
            <chart:title svg:x="9.19cm" svg:y="12.041cm" chart:style-name="ch5">
              <text:p>Total Thread Count</text:p>
            </chart:title>
            <chart:categories table:cell-range-address="PivotTables.L91:PivotTables.R91"/>
          </chart:axis>
          <chart:axis chart:dimension="y" chart:name="primary-y" chart:style-name="ch6">
            <chart:title svg:x="0.451cm" svg:y="6.574cm" chart:style-name="ch7">
              <text:p>MBSec</text:p>
            </chart:title>
            <chart:grid chart:style-name="ch8" chart:class="major"/>
          </chart:axis>
          <chart:series chart:style-name="ch9" chart:values-cell-range-address="PivotTables.L92:PivotTables.R92" chart:label-cell-address="PivotTables.K92:PivotTables.K92" chart:class="chart:bar">
            <chart:data-point chart:repeated="7"/>
          </chart:series>
          <chart:series chart:style-name="ch10" chart:values-cell-range-address="PivotTables.L93:PivotTables.R93" chart:label-cell-address="PivotTables.K93:PivotTables.K93" chart:class="chart:bar">
            <chart:data-point chart:repeated="7"/>
          </chart:series>
          <chart:series chart:style-name="ch11" chart:values-cell-range-address="PivotTables.L94:PivotTables.R94" chart:label-cell-address="PivotTables.K94:PivotTables.K94" chart:class="chart:bar">
            <chart:data-point chart:repeated="7"/>
          </chart:series>
          <chart:series chart:style-name="ch12" chart:values-cell-range-address="PivotTables.L95:PivotTables.R95" chart:label-cell-address="PivotTables.K95:PivotTables.K9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L91:PivotTables.R9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K92:PivotTables.K92</svg:desc>
                </draw:g>
              </table:table-cell>
              <table:table-cell office:value-type="float" office:value="292.1025">
                <text:p>292.1025</text:p>
                <draw:g>
                  <svg:desc>PivotTables.L92:PivotTables.R92</svg:desc>
                </draw:g>
              </table:table-cell>
              <table:table-cell office:value-type="float" office:value="483.565">
                <text:p>483.565</text:p>
              </table:table-cell>
              <table:table-cell office:value-type="float" office:value="562.4025">
                <text:p>562.4025</text:p>
              </table:table-cell>
              <table:table-cell office:value-type="float" office:value="690.1425">
                <text:p>690.1425</text:p>
              </table:table-cell>
              <table:table-cell office:value-type="float" office:value="720.8475">
                <text:p>720.8475</text:p>
              </table:table-cell>
              <table:table-cell office:value-type="float" office:value="830.1925">
                <text:p>830.1925</text:p>
              </table:table-cell>
              <table:table-cell office:value-type="float" office:value="892.7175">
                <text:p>892.7175</text:p>
              </table:table-cell>
            </table:table-row>
            <table:table-row>
              <table:table-cell office:value-type="string">
                <text:p/>
                <draw:g>
                  <svg:desc>PivotTables.K93:PivotTables.K93</svg:desc>
                </draw:g>
              </table:table-cell>
              <table:table-cell office:value-type="float" office:value="NaN">
                <text:p>NaN</text:p>
                <draw:g>
                  <svg:desc>PivotTables.L93:PivotTables.R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94:PivotTables.K94</svg:desc>
                </draw:g>
              </table:table-cell>
              <table:table-cell office:value-type="float" office:value="NaN">
                <text:p>NaN</text:p>
                <draw:g>
                  <svg:desc>PivotTables.L94:PivotTables.R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95:PivotTables.K95</svg:desc>
                </draw:g>
              </table:table-cell>
              <table:table-cell office:value-type="float" office:value="NaN">
                <text:p>NaN</text:p>
                <draw:g>
                  <svg:desc>PivotTables.L95:PivotTables.R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209cm" svg:height="13.282cm" xlink:href=".." xlink:type="simple" chart:class="chart:bar" chart:style-name="ch1">
        <chart:legend chart:legend-position="end" svg:x="22.184cm" svg:y="5.595cm" style:legend-expansion="high" chart:style-name="ch2"/>
        <chart:plot-area chart:style-name="ch3" table:cell-range-address="PivotTables.A31:PivotTables.H35" chart:data-source-has-labels="both" svg:x="1.544cm" svg:y="0.265cm" svg:width="20.156cm" svg:height="11.722cm">
          <chartooo:coordinate-region svg:x="2.492cm" svg:y="0.464cm" svg:width="19.208cm" svg:height="11.026cm"/>
          <chart:axis chart:dimension="x" chart:name="primary-x" chart:style-name="ch4" chartooo:axis-type="text">
            <chart:title svg:x="10.195cm" svg:y="12.253cm" chart:style-name="ch5">
              <text:p>Total Thread Count</text:p>
            </chart:title>
            <chart:categories table:cell-range-address="PivotTables.B31:PivotTables.H31"/>
          </chart:axis>
          <chart:axis chart:dimension="y" chart:name="primary-y" chart:style-name="ch6">
            <chart:title svg:x="0.451cm" svg:y="6.733cm" chart:style-name="ch7">
              <text:p>MB/Sec</text:p>
            </chart:title>
            <chart:grid chart:style-name="ch8" chart:class="major"/>
          </chart:axis>
          <chart:series chart:style-name="ch9" chart:values-cell-range-address="PivotTables.B32:PivotTables.H32" chart:label-cell-address="PivotTables.A32:PivotTables.A32" chart:class="chart:bar">
            <chart:data-point chart:repeated="7"/>
          </chart:series>
          <chart:series chart:style-name="ch10" chart:values-cell-range-address="PivotTables.B33:PivotTables.H33" chart:label-cell-address="PivotTables.A33:PivotTables.A33" chart:class="chart:bar">
            <chart:data-point chart:repeated="7"/>
          </chart:series>
          <chart:series chart:style-name="ch11" chart:values-cell-range-address="PivotTables.B34:PivotTables.H34" chart:label-cell-address="PivotTables.A34:PivotTables.A34" chart:class="chart:bar">
            <chart:data-point chart:repeated="7"/>
          </chart:series>
          <chart:series chart:style-name="ch12" chart:values-cell-range-address="PivotTables.B35:PivotTables.H35" chart:label-cell-address="PivotTables.A35:PivotTables.A3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31:PivotTables.H3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A32:PivotTables.A32</svg:desc>
                </draw:g>
              </table:table-cell>
              <table:table-cell office:value-type="float" office:value="1380.7975">
                <text:p>1380.7975</text:p>
                <draw:g>
                  <svg:desc>PivotTables.B32:PivotTables.H32</svg:desc>
                </draw:g>
              </table:table-cell>
              <table:table-cell office:value-type="float" office:value="1800.6675">
                <text:p>1800.6675</text:p>
              </table:table-cell>
              <table:table-cell office:value-type="float" office:value="1883.5625">
                <text:p>1883.5625</text:p>
              </table:table-cell>
              <table:table-cell office:value-type="float" office:value="1924.93">
                <text:p>1924.93</text:p>
              </table:table-cell>
              <table:table-cell office:value-type="float" office:value="1918.805">
                <text:p>1918.805</text:p>
              </table:table-cell>
              <table:table-cell office:value-type="float" office:value="1931.0125">
                <text:p>1931.0125</text:p>
              </table:table-cell>
              <table:table-cell office:value-type="float" office:value="1928.98">
                <text:p>1928.98</text:p>
              </table:table-cell>
            </table:table-row>
            <table:table-row>
              <table:table-cell office:value-type="string">
                <text:p/>
                <draw:g>
                  <svg:desc>PivotTables.A33:PivotTables.A33</svg:desc>
                </draw:g>
              </table:table-cell>
              <table:table-cell office:value-type="float" office:value="NaN">
                <text:p>NaN</text:p>
                <draw:g>
                  <svg:desc>PivotTables.B33:PivotTables.H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34:PivotTables.A34</svg:desc>
                </draw:g>
              </table:table-cell>
              <table:table-cell office:value-type="float" office:value="NaN">
                <text:p>NaN</text:p>
                <draw:g>
                  <svg:desc>PivotTables.B34:PivotTables.H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35:PivotTables.A35</svg:desc>
                </draw:g>
              </table:table-cell>
              <table:table-cell office:value-type="float" office:value="NaN">
                <text:p>NaN</text:p>
                <draw:g>
                  <svg:desc>PivotTables.B35:PivotTables.H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209cm" svg:height="13.282cm" xlink:href=".." xlink:type="simple" chart:class="chart:bar" chart:style-name="ch1">
        <chart:legend chart:legend-position="end" svg:x="22.184cm" svg:y="5.595cm" style:legend-expansion="high" chart:style-name="ch2"/>
        <chart:plot-area chart:style-name="ch3" table:cell-range-address="PivotTables.A61:PivotTables.H65" chart:data-source-has-labels="both" svg:x="1.544cm" svg:y="0.265cm" svg:width="20.156cm" svg:height="11.722cm">
          <chartooo:coordinate-region svg:x="2.492cm" svg:y="0.464cm" svg:width="19.208cm" svg:height="11.026cm"/>
          <chart:axis chart:dimension="x" chart:name="primary-x" chart:style-name="ch4" chartooo:axis-type="text">
            <chart:title svg:x="10.195cm" svg:y="12.253cm" chart:style-name="ch5">
              <text:p>Total Thread Count</text:p>
            </chart:title>
            <chart:categories table:cell-range-address="PivotTables.B61:PivotTables.H61"/>
          </chart:axis>
          <chart:axis chart:dimension="y" chart:name="primary-y" chart:style-name="ch6">
            <chart:title svg:x="0.451cm" svg:y="6.733cm" chart:style-name="ch7">
              <text:p>MB/Sec</text:p>
            </chart:title>
            <chart:grid chart:style-name="ch8" chart:class="major"/>
          </chart:axis>
          <chart:series chart:style-name="ch9" chart:values-cell-range-address="PivotTables.B62:PivotTables.H62" chart:label-cell-address="PivotTables.A62:PivotTables.A62" chart:class="chart:bar">
            <chart:data-point chart:repeated="7"/>
          </chart:series>
          <chart:series chart:style-name="ch10" chart:values-cell-range-address="PivotTables.B63:PivotTables.H63" chart:label-cell-address="PivotTables.A63:PivotTables.A63" chart:class="chart:bar">
            <chart:data-point chart:repeated="7"/>
          </chart:series>
          <chart:series chart:style-name="ch11" chart:values-cell-range-address="PivotTables.B64:PivotTables.H64" chart:label-cell-address="PivotTables.A64:PivotTables.A64" chart:class="chart:bar">
            <chart:data-point chart:repeated="7"/>
          </chart:series>
          <chart:series chart:style-name="ch12" chart:values-cell-range-address="PivotTables.B65:PivotTables.H65" chart:label-cell-address="PivotTables.A65:PivotTables.A6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61:PivotTables.H6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A62:PivotTables.A62</svg:desc>
                </draw:g>
              </table:table-cell>
              <table:table-cell office:value-type="float" office:value="2540.59">
                <text:p>2540.59</text:p>
                <draw:g>
                  <svg:desc>PivotTables.B62:PivotTables.H62</svg:desc>
                </draw:g>
              </table:table-cell>
              <table:table-cell office:value-type="float" office:value="3431.0475">
                <text:p>3431.0475</text:p>
              </table:table-cell>
              <table:table-cell office:value-type="float" office:value="3598.74">
                <text:p>3598.74</text:p>
              </table:table-cell>
              <table:table-cell office:value-type="float" office:value="3683.6125">
                <text:p>3683.6125</text:p>
              </table:table-cell>
              <table:table-cell office:value-type="float" office:value="3701.59">
                <text:p>3701.59</text:p>
              </table:table-cell>
              <table:table-cell office:value-type="float" office:value="3719.7375">
                <text:p>3719.7375</text:p>
              </table:table-cell>
              <table:table-cell office:value-type="float" office:value="3681.035">
                <text:p>3681.035</text:p>
              </table:table-cell>
            </table:table-row>
            <table:table-row>
              <table:table-cell office:value-type="string">
                <text:p/>
                <draw:g>
                  <svg:desc>PivotTables.A63:PivotTables.A63</svg:desc>
                </draw:g>
              </table:table-cell>
              <table:table-cell office:value-type="float" office:value="NaN">
                <text:p>NaN</text:p>
                <draw:g>
                  <svg:desc>PivotTables.B63:PivotTables.H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64:PivotTables.A64</svg:desc>
                </draw:g>
              </table:table-cell>
              <table:table-cell office:value-type="float" office:value="NaN">
                <text:p>NaN</text:p>
                <draw:g>
                  <svg:desc>PivotTables.B64:PivotTables.H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65:PivotTables.A65</svg:desc>
                </draw:g>
              </table:table-cell>
              <table:table-cell office:value-type="float" office:value="NaN">
                <text:p>NaN</text:p>
                <draw:g>
                  <svg:desc>PivotTables.B65:PivotTables.H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